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modern" style:font-pitch="fixed"/>
    <style:font-face style:name="Monospace1" svg:font-family="Monospace"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Helvetica Neue', apple-system, BlinkMacSystemFont, 'Segoe UI', Arial, sans-serif, 'Apple Color Emoji', 'Segoe UI Emoji', 'Segoe UI Symbol'"/>
    <style:font-face style:name="monospace" svg:font-family="monospace" style:font-pitch="fixed"/>
  </office:font-face-decls>
  <office:automatic-styles>
    <style:style style:name="Table1" style:family="table">
      <style:table-properties style:width="6.5868in" fo:margin-left="0.0632in" fo:margin-top="0in" fo:margin-bottom="0in" table:align="left" style:may-break-between-rows="true" table:border-model="collapsing"/>
    </style:style>
    <style:style style:name="Table1.A" style:family="table-column">
      <style:table-column-properties style:column-width="0.1854in"/>
    </style:style>
    <style:style style:name="Table1.B" style:family="table-column">
      <style:table-column-properties style:column-width="0.1271in"/>
    </style:style>
    <style:style style:name="Table1.D" style:family="table-column">
      <style:table-column-properties style:column-width="2.0604in"/>
    </style:style>
    <style:style style:name="Table1.E" style:family="table-column">
      <style:table-column-properties style:column-width="1.0646in"/>
    </style:style>
    <style:style style:name="Table1.F" style:family="table-column">
      <style:table-column-properties style:column-width="3.0222in"/>
    </style:style>
    <style:style style:name="Table1.1" style:family="table-row">
      <style:table-row-properties style:min-row-height="0.1778in" fo:keep-together="auto"/>
    </style:style>
    <style:style style:name="Table1.A1" style:family="table-cell">
      <style:table-cell-properties style:vertical-align="bottom" fo:background-color="transparent" fo:padding="0in" fo:border-left="none" fo:border-right="none" fo:border-top="2pt solid #000000" fo:border-bottom="2pt solid #000000" style:writing-mode="page">
        <style:background-image/>
      </style:table-cell-properties>
    </style:style>
    <style:style style:name="Table1.A2" style:family="table-cell">
      <style:table-cell-properties style:vertical-align="bottom" fo:padding-left="0.0208in" fo:padding-right="0.0208in" fo:padding-top="0in" fo:padding-bottom="0in" fo:border="none"/>
    </style:style>
    <style:style style:name="Table1.B2" style:family="table-cell">
      <style:table-cell-properties style:vertical-align="bottom" fo:padding-left="0.0208in" fo:padding-right="0.0208in" fo:padding-top="0in" fo:padding-bottom="0in" fo:border="none"/>
    </style:style>
    <style:style style:name="Table1.C2" style:family="table-cell">
      <style:table-cell-properties style:vertical-align="bottom" fo:padding-left="0.0208in" fo:padding-right="0.0208in" fo:padding-top="0in" fo:padding-bottom="0in" fo:border="none"/>
    </style:style>
    <style:style style:name="Table1.D2" style:family="table-cell">
      <style:table-cell-properties style:vertical-align="bottom" fo:padding-left="0.0208in" fo:padding-right="0.0208in" fo:padding-top="0in" fo:padding-bottom="0in" fo:border="none"/>
    </style:style>
    <style:style style:name="Table1.E2" style:family="table-cell">
      <style:table-cell-properties style:vertical-align="bottom" fo:padding-left="0.0208in" fo:padding-right="0.0208in" fo:padding-top="0in" fo:padding-bottom="0in" fo:border="none"/>
    </style:style>
    <style:style style:name="Table1.F2" style:family="table-cell">
      <style:table-cell-properties style:vertical-align="bottom" fo:padding-left="0.0208in" fo:padding-right="0.0208in" fo:padding-top="0in" fo:padding-bottom="0in" fo:border="none"/>
    </style:style>
    <style:style style:name="Table1.A3" style:family="table-cell">
      <style:table-cell-properties style:vertical-align="bottom" fo:padding-left="0.0208in" fo:padding-right="0.0208in" fo:padding-top="0in" fo:padding-bottom="0in" fo:border="none"/>
    </style:style>
    <style:style style:name="Table1.B3" style:family="table-cell">
      <style:table-cell-properties style:vertical-align="bottom" fo:padding-left="0.0208in" fo:padding-right="0.0208in" fo:padding-top="0in" fo:padding-bottom="0in" fo:border="none"/>
    </style:style>
    <style:style style:name="Table1.C3" style:family="table-cell">
      <style:table-cell-properties style:vertical-align="bottom" fo:padding-left="0.0208in" fo:padding-right="0.0208in" fo:padding-top="0in" fo:padding-bottom="0in" fo:border="none"/>
    </style:style>
    <style:style style:name="Table1.D3" style:family="table-cell">
      <style:table-cell-properties style:vertical-align="bottom" fo:padding-left="0.0208in" fo:padding-right="0.0208in" fo:padding-top="0in" fo:padding-bottom="0in" fo:border="none"/>
    </style:style>
    <style:style style:name="Table1.E3" style:family="table-cell">
      <style:table-cell-properties style:vertical-align="bottom" fo:padding-left="0.0208in" fo:padding-right="0.0208in" fo:padding-top="0in" fo:padding-bottom="0in" fo:border="none"/>
    </style:style>
    <style:style style:name="Table1.F3" style:family="table-cell">
      <style:table-cell-properties style:vertical-align="bottom" fo:padding-left="0.0208in" fo:padding-right="0.0208in" fo:padding-top="0in" fo:padding-bottom="0in" fo:border="none"/>
    </style:style>
    <style:style style:name="Table1.A4" style:family="table-cell">
      <style:table-cell-properties style:vertical-align="bottom" fo:padding-left="0.0208in" fo:padding-right="0.0208in" fo:padding-top="0in" fo:padding-bottom="0in" fo:border="none"/>
    </style:style>
    <style:style style:name="Table1.B4" style:family="table-cell">
      <style:table-cell-properties style:vertical-align="bottom" fo:padding-left="0.0208in" fo:padding-right="0.0208in" fo:padding-top="0in" fo:padding-bottom="0in" fo:border="none"/>
    </style:style>
    <style:style style:name="Table1.C4" style:family="table-cell">
      <style:table-cell-properties style:vertical-align="bottom" fo:padding-left="0.0208in" fo:padding-right="0.0208in" fo:padding-top="0in" fo:padding-bottom="0in" fo:border="none"/>
    </style:style>
    <style:style style:name="Table1.D4" style:family="table-cell">
      <style:table-cell-properties style:vertical-align="bottom" fo:padding-left="0.0208in" fo:padding-right="0.0208in" fo:padding-top="0in" fo:padding-bottom="0in" fo:border="none"/>
    </style:style>
    <style:style style:name="Table1.E4" style:family="table-cell">
      <style:table-cell-properties style:vertical-align="bottom" fo:padding-left="0.0208in" fo:padding-right="0.0208in" fo:padding-top="0in" fo:padding-bottom="0in" fo:border="none"/>
    </style:style>
    <style:style style:name="Table1.F4" style:family="table-cell">
      <style:table-cell-properties style:vertical-align="bottom" fo:padding-left="0.0208in" fo:padding-right="0.0208in" fo:padding-top="0in" fo:padding-bottom="0in" fo:border="none"/>
    </style:style>
    <style:style style:name="Table1.A5" style:family="table-cell">
      <style:table-cell-properties style:vertical-align="bottom" fo:padding-left="0.0208in" fo:padding-right="0.0208in" fo:padding-top="0in" fo:padding-bottom="0in" fo:border="none"/>
    </style:style>
    <style:style style:name="Table1.B5" style:family="table-cell">
      <style:table-cell-properties style:vertical-align="bottom" fo:padding-left="0.0208in" fo:padding-right="0.0208in" fo:padding-top="0in" fo:padding-bottom="0in" fo:border="none"/>
    </style:style>
    <style:style style:name="Table1.C5" style:family="table-cell">
      <style:table-cell-properties style:vertical-align="bottom" fo:padding-left="0.0208in" fo:padding-right="0.0208in" fo:padding-top="0in" fo:padding-bottom="0in" fo:border="none"/>
    </style:style>
    <style:style style:name="Table1.D5" style:family="table-cell">
      <style:table-cell-properties style:vertical-align="bottom" fo:padding-left="0.0208in" fo:padding-right="0.0208in" fo:padding-top="0in" fo:padding-bottom="0in" fo:border="none"/>
    </style:style>
    <style:style style:name="Table1.E5" style:family="table-cell">
      <style:table-cell-properties style:vertical-align="bottom" fo:padding-left="0.0208in" fo:padding-right="0.0208in" fo:padding-top="0in" fo:padding-bottom="0in" fo:border="none"/>
    </style:style>
    <style:style style:name="Table1.F5" style:family="table-cell">
      <style:table-cell-properties style:vertical-align="bottom" fo:padding-left="0.0208in" fo:padding-right="0.0208in" fo:padding-top="0in" fo:padding-bottom="0in" fo:border="none"/>
    </style:style>
    <style:style style:name="Table1.A6" style:family="table-cell">
      <style:table-cell-properties style:vertical-align="bottom" fo:padding-left="0.0208in" fo:padding-right="0.0208in" fo:padding-top="0in" fo:padding-bottom="0in" fo:border="none"/>
    </style:style>
    <style:style style:name="Table1.B6" style:family="table-cell">
      <style:table-cell-properties style:vertical-align="bottom" fo:padding-left="0.0208in" fo:padding-right="0.0208in" fo:padding-top="0in" fo:padding-bottom="0in" fo:border="none"/>
    </style:style>
    <style:style style:name="Table1.C6" style:family="table-cell">
      <style:table-cell-properties style:vertical-align="bottom" fo:padding-left="0.0208in" fo:padding-right="0.0208in" fo:padding-top="0in" fo:padding-bottom="0in" fo:border="none"/>
    </style:style>
    <style:style style:name="Table1.D6" style:family="table-cell">
      <style:table-cell-properties style:vertical-align="bottom" fo:padding-left="0.0208in" fo:padding-right="0.0208in" fo:padding-top="0in" fo:padding-bottom="0in" fo:border="none"/>
    </style:style>
    <style:style style:name="Table1.E6" style:family="table-cell">
      <style:table-cell-properties style:vertical-align="bottom" fo:padding-left="0.0208in" fo:padding-right="0.0208in" fo:padding-top="0in" fo:padding-bottom="0in" fo:border="none"/>
    </style:style>
    <style:style style:name="Table1.F6" style:family="table-cell">
      <style:table-cell-properties style:vertical-align="bottom" fo:padding-left="0.0208in" fo:padding-right="0.0208in" fo:padding-top="0in" fo:padding-bottom="0in" fo:border="none"/>
    </style:style>
    <style:style style:name="Table1.A7" style:family="table-cell">
      <style:table-cell-properties style:vertical-align="bottom" fo:padding-left="0.0208in" fo:padding-right="0.0208in" fo:padding-top="0in" fo:padding-bottom="0in" fo:border="none"/>
    </style:style>
    <style:style style:name="Table1.B7" style:family="table-cell">
      <style:table-cell-properties style:vertical-align="bottom" fo:padding-left="0.0208in" fo:padding-right="0.0208in" fo:padding-top="0in" fo:padding-bottom="0in" fo:border="none"/>
    </style:style>
    <style:style style:name="Table1.C7" style:family="table-cell">
      <style:table-cell-properties style:vertical-align="bottom" fo:padding-left="0.0208in" fo:padding-right="0.0208in" fo:padding-top="0in" fo:padding-bottom="0in" fo:border="none"/>
    </style:style>
    <style:style style:name="Table1.D7" style:family="table-cell">
      <style:table-cell-properties style:vertical-align="bottom" fo:padding-left="0.0208in" fo:padding-right="0.0208in" fo:padding-top="0in" fo:padding-bottom="0in" fo:border="none"/>
    </style:style>
    <style:style style:name="Table1.E7" style:family="table-cell">
      <style:table-cell-properties style:vertical-align="bottom" fo:padding-left="0.0208in" fo:padding-right="0.0208in" fo:padding-top="0in" fo:padding-bottom="0in" fo:border="none"/>
    </style:style>
    <style:style style:name="Table1.F7" style:family="table-cell">
      <style:table-cell-properties style:vertical-align="bottom" fo:padding-left="0.0208in" fo:padding-right="0.0208in" fo:padding-top="0in" fo:padding-bottom="0in" fo:border="none"/>
    </style:style>
    <style:style style:name="Table1.A8" style:family="table-cell">
      <style:table-cell-properties style:vertical-align="bottom" fo:padding-left="0.0208in" fo:padding-right="0.0208in" fo:padding-top="0in" fo:padding-bottom="0in" fo:border="none"/>
    </style:style>
    <style:style style:name="Table1.B8" style:family="table-cell">
      <style:table-cell-properties style:vertical-align="bottom" fo:padding-left="0.0208in" fo:padding-right="0.0208in" fo:padding-top="0in" fo:padding-bottom="0in" fo:border="none"/>
    </style:style>
    <style:style style:name="Table1.C8" style:family="table-cell">
      <style:table-cell-properties style:vertical-align="bottom" fo:padding-left="0.0208in" fo:padding-right="0.0208in" fo:padding-top="0in" fo:padding-bottom="0in" fo:border="none"/>
    </style:style>
    <style:style style:name="Table1.D8" style:family="table-cell">
      <style:table-cell-properties style:vertical-align="bottom" fo:padding-left="0.0208in" fo:padding-right="0.0208in" fo:padding-top="0in" fo:padding-bottom="0in" fo:border="none"/>
    </style:style>
    <style:style style:name="Table1.E8" style:family="table-cell">
      <style:table-cell-properties style:vertical-align="bottom" fo:padding-left="0.0208in" fo:padding-right="0.0208in" fo:padding-top="0in" fo:padding-bottom="0in" fo:border="none"/>
    </style:style>
    <style:style style:name="Table1.F8" style:family="table-cell">
      <style:table-cell-properties style:vertical-align="bottom" fo:padding-left="0.0208in" fo:padding-right="0.0208in" fo:padding-top="0in" fo:padding-bottom="0in" fo:border="none"/>
    </style:style>
    <style:style style:name="Table1.A9" style:family="table-cell">
      <style:table-cell-properties style:vertical-align="bottom" fo:padding-left="0.0208in" fo:padding-right="0.0208in" fo:padding-top="0in" fo:padding-bottom="0in" fo:border="none"/>
    </style:style>
    <style:style style:name="Table1.B9" style:family="table-cell">
      <style:table-cell-properties style:vertical-align="bottom" fo:padding-left="0.0208in" fo:padding-right="0.0208in" fo:padding-top="0in" fo:padding-bottom="0in" fo:border="none"/>
    </style:style>
    <style:style style:name="Table1.C9" style:family="table-cell">
      <style:table-cell-properties style:vertical-align="bottom" fo:padding-left="0.0208in" fo:padding-right="0.0208in" fo:padding-top="0in" fo:padding-bottom="0in" fo:border="none"/>
    </style:style>
    <style:style style:name="Table1.D9" style:family="table-cell">
      <style:table-cell-properties style:vertical-align="bottom" fo:padding-left="0.0208in" fo:padding-right="0.0208in" fo:padding-top="0in" fo:padding-bottom="0in" fo:border="none"/>
    </style:style>
    <style:style style:name="Table1.E9" style:family="table-cell">
      <style:table-cell-properties style:vertical-align="bottom" fo:padding-left="0.0208in" fo:padding-right="0.0208in" fo:padding-top="0in" fo:padding-bottom="0in" fo:border="none"/>
    </style:style>
    <style:style style:name="Table1.F9" style:family="table-cell">
      <style:table-cell-properties style:vertical-align="bottom" fo:padding-left="0.0208in" fo:padding-right="0.0208in" fo:padding-top="0in" fo:padding-bottom="0in" fo:border="none"/>
    </style:style>
    <style:style style:name="Table1.A10" style:family="table-cell">
      <style:table-cell-properties style:vertical-align="bottom" fo:padding-left="0.0208in" fo:padding-right="0.0208in" fo:padding-top="0in" fo:padding-bottom="0in" fo:border="none"/>
    </style:style>
    <style:style style:name="Table1.B10" style:family="table-cell">
      <style:table-cell-properties style:vertical-align="bottom" fo:padding-left="0.0208in" fo:padding-right="0.0208in" fo:padding-top="0in" fo:padding-bottom="0in" fo:border="none"/>
    </style:style>
    <style:style style:name="Table1.C10" style:family="table-cell">
      <style:table-cell-properties style:vertical-align="bottom" fo:padding-left="0.0208in" fo:padding-right="0.0208in" fo:padding-top="0in" fo:padding-bottom="0in" fo:border="none"/>
    </style:style>
    <style:style style:name="Table1.D10" style:family="table-cell">
      <style:table-cell-properties style:vertical-align="bottom" fo:padding-left="0.0208in" fo:padding-right="0.0208in" fo:padding-top="0in" fo:padding-bottom="0in" fo:border="none"/>
    </style:style>
    <style:style style:name="Table1.E10" style:family="table-cell">
      <style:table-cell-properties style:vertical-align="bottom" fo:padding-left="0.0208in" fo:padding-right="0.0208in" fo:padding-top="0in" fo:padding-bottom="0in" fo:border="none"/>
    </style:style>
    <style:style style:name="Table1.F10" style:family="table-cell">
      <style:table-cell-properties style:vertical-align="bottom" fo:padding-left="0.0208in" fo:padding-right="0.0208in" fo:padding-top="0in" fo:padding-bottom="0in" fo:border="none"/>
    </style:style>
    <style:style style:name="Table1.A11" style:family="table-cell">
      <style:table-cell-properties style:vertical-align="bottom" fo:padding-left="0.0208in" fo:padding-right="0.0208in" fo:padding-top="0in" fo:padding-bottom="0in" fo:border="none"/>
    </style:style>
    <style:style style:name="Table1.B11" style:family="table-cell">
      <style:table-cell-properties style:vertical-align="bottom" fo:padding-left="0.0208in" fo:padding-right="0.0208in" fo:padding-top="0in" fo:padding-bottom="0in" fo:border="none"/>
    </style:style>
    <style:style style:name="Table1.C11" style:family="table-cell">
      <style:table-cell-properties style:vertical-align="bottom" fo:padding-left="0.0208in" fo:padding-right="0.0208in" fo:padding-top="0in" fo:padding-bottom="0in" fo:border="none"/>
    </style:style>
    <style:style style:name="Table1.D11" style:family="table-cell">
      <style:table-cell-properties style:vertical-align="bottom" fo:padding-left="0.0208in" fo:padding-right="0.0208in" fo:padding-top="0in" fo:padding-bottom="0in" fo:border="none"/>
    </style:style>
    <style:style style:name="Table1.E11" style:family="table-cell">
      <style:table-cell-properties style:vertical-align="bottom" fo:padding-left="0.0208in" fo:padding-right="0.0208in" fo:padding-top="0in" fo:padding-bottom="0in" fo:border="none"/>
    </style:style>
    <style:style style:name="Table1.F11" style:family="table-cell">
      <style:table-cell-properties style:vertical-align="bottom" fo:padding-left="0.0208in" fo:padding-right="0.0208in" fo:padding-top="0in" fo:padding-bottom="0in" fo:border="none"/>
    </style:style>
    <style:style style:name="Table1.A12" style:family="table-cell">
      <style:table-cell-properties style:vertical-align="bottom" fo:padding-left="0.0208in" fo:padding-right="0.0208in" fo:padding-top="0in" fo:padding-bottom="0in" fo:border="none"/>
    </style:style>
    <style:style style:name="Table1.B12" style:family="table-cell">
      <style:table-cell-properties style:vertical-align="bottom" fo:padding-left="0.0208in" fo:padding-right="0.0208in" fo:padding-top="0in" fo:padding-bottom="0in" fo:border="none"/>
    </style:style>
    <style:style style:name="Table1.C12" style:family="table-cell">
      <style:table-cell-properties style:vertical-align="bottom" fo:padding-left="0.0208in" fo:padding-right="0.0208in" fo:padding-top="0in" fo:padding-bottom="0in" fo:border="none"/>
    </style:style>
    <style:style style:name="Table1.D12" style:family="table-cell">
      <style:table-cell-properties style:vertical-align="bottom" fo:padding-left="0.0208in" fo:padding-right="0.0208in" fo:padding-top="0in" fo:padding-bottom="0in" fo:border="none"/>
    </style:style>
    <style:style style:name="Table1.E12" style:family="table-cell">
      <style:table-cell-properties style:vertical-align="bottom" fo:padding-left="0.0208in" fo:padding-right="0.0208in" fo:padding-top="0in" fo:padding-bottom="0in" fo:border="none"/>
    </style:style>
    <style:style style:name="Table1.F12" style:family="table-cell">
      <style:table-cell-properties style:vertical-align="bottom" fo:padding-left="0.0208in" fo:padding-right="0.0208in" fo:padding-top="0in" fo:padding-bottom="0in" fo:border="none"/>
    </style:style>
    <style:style style:name="Table1.A13" style:family="table-cell">
      <style:table-cell-properties style:vertical-align="bottom" fo:padding-left="0.0208in" fo:padding-right="0.0208in" fo:padding-top="0in" fo:padding-bottom="0in" fo:border="none"/>
    </style:style>
    <style:style style:name="Table1.B13" style:family="table-cell">
      <style:table-cell-properties style:vertical-align="bottom" fo:padding-left="0.0208in" fo:padding-right="0.0208in" fo:padding-top="0in" fo:padding-bottom="0in" fo:border="none"/>
    </style:style>
    <style:style style:name="Table1.C13" style:family="table-cell">
      <style:table-cell-properties style:vertical-align="bottom" fo:padding-left="0.0208in" fo:padding-right="0.0208in" fo:padding-top="0in" fo:padding-bottom="0in" fo:border="none"/>
    </style:style>
    <style:style style:name="Table1.D13" style:family="table-cell">
      <style:table-cell-properties style:vertical-align="bottom" fo:padding-left="0.0208in" fo:padding-right="0.0208in" fo:padding-top="0in" fo:padding-bottom="0in" fo:border="none"/>
    </style:style>
    <style:style style:name="Table1.E13" style:family="table-cell">
      <style:table-cell-properties style:vertical-align="bottom" fo:padding-left="0.0208in" fo:padding-right="0.0208in" fo:padding-top="0in" fo:padding-bottom="0in" fo:border="none"/>
    </style:style>
    <style:style style:name="Table1.F13" style:family="table-cell">
      <style:table-cell-properties style:vertical-align="bottom" fo:padding-left="0.0208in" fo:padding-right="0.0208in" fo:padding-top="0in" fo:padding-bottom="0in" fo:border="none"/>
    </style:style>
    <style:style style:name="Table1.A14" style:family="table-cell">
      <style:table-cell-properties style:vertical-align="bottom" fo:padding-left="0.0208in" fo:padding-right="0.0208in" fo:padding-top="0in" fo:padding-bottom="0in" fo:border="none"/>
    </style:style>
    <style:style style:name="Table1.B14" style:family="table-cell">
      <style:table-cell-properties style:vertical-align="bottom" fo:padding-left="0.0208in" fo:padding-right="0.0208in" fo:padding-top="0in" fo:padding-bottom="0in" fo:border="none"/>
    </style:style>
    <style:style style:name="Table1.C14" style:family="table-cell">
      <style:table-cell-properties style:vertical-align="bottom" fo:padding-left="0.0208in" fo:padding-right="0.0208in" fo:padding-top="0in" fo:padding-bottom="0in" fo:border="none"/>
    </style:style>
    <style:style style:name="Table1.D14" style:family="table-cell">
      <style:table-cell-properties style:vertical-align="bottom" fo:padding-left="0.0208in" fo:padding-right="0.0208in" fo:padding-top="0in" fo:padding-bottom="0in" fo:border="none"/>
    </style:style>
    <style:style style:name="Table1.E14" style:family="table-cell">
      <style:table-cell-properties style:vertical-align="bottom" fo:padding-left="0.0208in" fo:padding-right="0.0208in" fo:padding-top="0in" fo:padding-bottom="0in" fo:border="none"/>
    </style:style>
    <style:style style:name="Table1.F14" style:family="table-cell">
      <style:table-cell-properties style:vertical-align="bottom" fo:padding-left="0.0208in" fo:padding-right="0.0208in" fo:padding-top="0in" fo:padding-bottom="0in" fo:border="none"/>
    </style:style>
    <style:style style:name="Table1.A15" style:family="table-cell">
      <style:table-cell-properties style:vertical-align="bottom" fo:padding-left="0.0208in" fo:padding-right="0.0208in" fo:padding-top="0in" fo:padding-bottom="0in" fo:border="none"/>
    </style:style>
    <style:style style:name="Table1.B15" style:family="table-cell">
      <style:table-cell-properties style:vertical-align="bottom" fo:padding-left="0.0208in" fo:padding-right="0.0208in" fo:padding-top="0in" fo:padding-bottom="0in" fo:border="none"/>
    </style:style>
    <style:style style:name="Table1.C15" style:family="table-cell">
      <style:table-cell-properties style:vertical-align="bottom" fo:padding-left="0.0208in" fo:padding-right="0.0208in" fo:padding-top="0in" fo:padding-bottom="0in" fo:border="none"/>
    </style:style>
    <style:style style:name="Table1.D15" style:family="table-cell">
      <style:table-cell-properties style:vertical-align="bottom" fo:padding-left="0.0208in" fo:padding-right="0.0208in" fo:padding-top="0in" fo:padding-bottom="0in" fo:border="none"/>
    </style:style>
    <style:style style:name="Table1.E15" style:family="table-cell">
      <style:table-cell-properties style:vertical-align="bottom" fo:padding-left="0.0208in" fo:padding-right="0.0208in" fo:padding-top="0in" fo:padding-bottom="0in" fo:border="none"/>
    </style:style>
    <style:style style:name="Table1.F15" style:family="table-cell">
      <style:table-cell-properties style:vertical-align="bottom" fo:padding-left="0.0208in" fo:padding-right="0.0208in" fo:padding-top="0in" fo:padding-bottom="0in" fo:border="none"/>
    </style:style>
    <style:style style:name="Table1.A16" style:family="table-cell">
      <style:table-cell-properties style:vertical-align="bottom" fo:padding-left="0.0208in" fo:padding-right="0.0208in" fo:padding-top="0in" fo:padding-bottom="0in" fo:border="none"/>
    </style:style>
    <style:style style:name="Table1.B16" style:family="table-cell">
      <style:table-cell-properties style:vertical-align="bottom" fo:padding-left="0.0208in" fo:padding-right="0.0208in" fo:padding-top="0in" fo:padding-bottom="0in" fo:border="none"/>
    </style:style>
    <style:style style:name="Table1.C16" style:family="table-cell">
      <style:table-cell-properties style:vertical-align="bottom" fo:padding-left="0.0208in" fo:padding-right="0.0208in" fo:padding-top="0in" fo:padding-bottom="0in" fo:border="none"/>
    </style:style>
    <style:style style:name="Table1.D16" style:family="table-cell">
      <style:table-cell-properties style:vertical-align="bottom" fo:padding-left="0.0208in" fo:padding-right="0.0208in" fo:padding-top="0in" fo:padding-bottom="0in" fo:border="none"/>
    </style:style>
    <style:style style:name="Table1.E16" style:family="table-cell">
      <style:table-cell-properties style:vertical-align="bottom" fo:padding-left="0.0208in" fo:padding-right="0.0208in" fo:padding-top="0in" fo:padding-bottom="0in" fo:border="none"/>
    </style:style>
    <style:style style:name="Table1.F16" style:family="table-cell">
      <style:table-cell-properties style:vertical-align="bottom" fo:padding-left="0.0208in" fo:padding-right="0.0208in" fo:padding-top="0in" fo:padding-bottom="0in" fo:border="none"/>
    </style:style>
    <style:style style:name="Table1.A17" style:family="table-cell">
      <style:table-cell-properties style:vertical-align="bottom" fo:padding-left="0.0208in" fo:padding-right="0.0208in" fo:padding-top="0in" fo:padding-bottom="0in" fo:border="none"/>
    </style:style>
    <style:style style:name="Table1.B17" style:family="table-cell">
      <style:table-cell-properties style:vertical-align="bottom" fo:padding-left="0.0208in" fo:padding-right="0.0208in" fo:padding-top="0in" fo:padding-bottom="0in" fo:border="none"/>
    </style:style>
    <style:style style:name="Table1.C17" style:family="table-cell">
      <style:table-cell-properties style:vertical-align="bottom" fo:padding-left="0.0208in" fo:padding-right="0.0208in" fo:padding-top="0in" fo:padding-bottom="0in" fo:border="none"/>
    </style:style>
    <style:style style:name="Table1.D17" style:family="table-cell">
      <style:table-cell-properties style:vertical-align="bottom" fo:padding-left="0.0208in" fo:padding-right="0.0208in" fo:padding-top="0in" fo:padding-bottom="0in" fo:border="none"/>
    </style:style>
    <style:style style:name="Table1.E17" style:family="table-cell">
      <style:table-cell-properties style:vertical-align="bottom" fo:padding-left="0.0208in" fo:padding-right="0.0208in" fo:padding-top="0in" fo:padding-bottom="0in" fo:border="none"/>
    </style:style>
    <style:style style:name="Table1.F17" style:family="table-cell">
      <style:table-cell-properties style:vertical-align="bottom" fo:padding-left="0.0208in" fo:padding-right="0.0208in" fo:padding-top="0in" fo:padding-bottom="0in" fo:border="none"/>
    </style:style>
    <style:style style:name="Table1.A18" style:family="table-cell">
      <style:table-cell-properties style:vertical-align="bottom" fo:padding-left="0.0208in" fo:padding-right="0.0208in" fo:padding-top="0in" fo:padding-bottom="0in" fo:border="none"/>
    </style:style>
    <style:style style:name="Table1.B18" style:family="table-cell">
      <style:table-cell-properties style:vertical-align="bottom" fo:padding-left="0.0208in" fo:padding-right="0.0208in" fo:padding-top="0in" fo:padding-bottom="0in" fo:border="none"/>
    </style:style>
    <style:style style:name="Table1.C18" style:family="table-cell">
      <style:table-cell-properties style:vertical-align="bottom" fo:padding-left="0.0208in" fo:padding-right="0.0208in" fo:padding-top="0in" fo:padding-bottom="0in" fo:border="none"/>
    </style:style>
    <style:style style:name="Table1.D18" style:family="table-cell">
      <style:table-cell-properties style:vertical-align="bottom" fo:padding-left="0.0208in" fo:padding-right="0.0208in" fo:padding-top="0in" fo:padding-bottom="0in" fo:border="none"/>
    </style:style>
    <style:style style:name="Table1.E18" style:family="table-cell">
      <style:table-cell-properties style:vertical-align="bottom" fo:padding-left="0.0208in" fo:padding-right="0.0208in" fo:padding-top="0in" fo:padding-bottom="0in" fo:border="none"/>
    </style:style>
    <style:style style:name="Table1.F18" style:family="table-cell">
      <style:table-cell-properties style:vertical-align="bottom" fo:padding-left="0.0208in" fo:padding-right="0.0208in" fo:padding-top="0in" fo:padding-bottom="0in" fo:border="none"/>
    </style:style>
    <style:style style:name="Table1.A19" style:family="table-cell">
      <style:table-cell-properties style:vertical-align="bottom" fo:padding-left="0.0208in" fo:padding-right="0.0208in" fo:padding-top="0in" fo:padding-bottom="0in" fo:border="none"/>
    </style:style>
    <style:style style:name="Table1.B19" style:family="table-cell">
      <style:table-cell-properties style:vertical-align="bottom" fo:padding-left="0.0208in" fo:padding-right="0.0208in" fo:padding-top="0in" fo:padding-bottom="0in" fo:border="none"/>
    </style:style>
    <style:style style:name="Table1.C19" style:family="table-cell">
      <style:table-cell-properties style:vertical-align="bottom" fo:padding-left="0.0208in" fo:padding-right="0.0208in" fo:padding-top="0in" fo:padding-bottom="0in" fo:border="none"/>
    </style:style>
    <style:style style:name="Table1.D19" style:family="table-cell">
      <style:table-cell-properties style:vertical-align="bottom" fo:padding-left="0.0208in" fo:padding-right="0.0208in" fo:padding-top="0in" fo:padding-bottom="0in" fo:border="none"/>
    </style:style>
    <style:style style:name="Table1.E19" style:family="table-cell">
      <style:table-cell-properties style:vertical-align="bottom" fo:padding-left="0.0208in" fo:padding-right="0.0208in" fo:padding-top="0in" fo:padding-bottom="0in" fo:border="none"/>
    </style:style>
    <style:style style:name="Table1.F19" style:family="table-cell">
      <style:table-cell-properties style:vertical-align="bottom" fo:padding-left="0.0208in" fo:padding-right="0.0208in" fo:padding-top="0in" fo:padding-bottom="0in" fo:border="none"/>
    </style:style>
    <style:style style:name="Table1.A20" style:family="table-cell">
      <style:table-cell-properties style:vertical-align="bottom" fo:padding-left="0.0208in" fo:padding-right="0.0208in" fo:padding-top="0in" fo:padding-bottom="0in" fo:border="none"/>
    </style:style>
    <style:style style:name="Table1.B20" style:family="table-cell">
      <style:table-cell-properties style:vertical-align="bottom" fo:padding-left="0.0208in" fo:padding-right="0.0208in" fo:padding-top="0in" fo:padding-bottom="0in" fo:border="none"/>
    </style:style>
    <style:style style:name="Table1.C20" style:family="table-cell">
      <style:table-cell-properties style:vertical-align="bottom" fo:padding-left="0.0208in" fo:padding-right="0.0208in" fo:padding-top="0in" fo:padding-bottom="0in" fo:border="none"/>
    </style:style>
    <style:style style:name="Table1.D20" style:family="table-cell">
      <style:table-cell-properties style:vertical-align="bottom" fo:padding-left="0.0208in" fo:padding-right="0.0208in" fo:padding-top="0in" fo:padding-bottom="0in" fo:border="none"/>
    </style:style>
    <style:style style:name="Table1.E20" style:family="table-cell">
      <style:table-cell-properties style:vertical-align="bottom" fo:padding-left="0.0208in" fo:padding-right="0.0208in" fo:padding-top="0in" fo:padding-bottom="0in" fo:border="none"/>
    </style:style>
    <style:style style:name="Table1.F20" style:family="table-cell">
      <style:table-cell-properties style:vertical-align="bottom" fo:padding-left="0.0208in" fo:padding-right="0.0208in" fo:padding-top="0in" fo:padding-bottom="0in" fo:border="none"/>
    </style:style>
    <style:style style:name="Table1.A21" style:family="table-cell">
      <style:table-cell-properties style:vertical-align="bottom" fo:padding-left="0.0208in" fo:padding-right="0.0208in" fo:padding-top="0in" fo:padding-bottom="0in" fo:border="none"/>
    </style:style>
    <style:style style:name="Table1.B21" style:family="table-cell">
      <style:table-cell-properties style:vertical-align="bottom" fo:padding-left="0.0208in" fo:padding-right="0.0208in" fo:padding-top="0in" fo:padding-bottom="0in" fo:border="none"/>
    </style:style>
    <style:style style:name="Table1.C21" style:family="table-cell">
      <style:table-cell-properties style:vertical-align="bottom" fo:padding-left="0.0208in" fo:padding-right="0.0208in" fo:padding-top="0in" fo:padding-bottom="0in" fo:border="none"/>
    </style:style>
    <style:style style:name="Table1.D21" style:family="table-cell">
      <style:table-cell-properties style:vertical-align="bottom" fo:padding-left="0.0208in" fo:padding-right="0.0208in" fo:padding-top="0in" fo:padding-bottom="0in" fo:border="none"/>
    </style:style>
    <style:style style:name="Table1.E21" style:family="table-cell">
      <style:table-cell-properties style:vertical-align="bottom" fo:padding-left="0.0208in" fo:padding-right="0.0208in" fo:padding-top="0in" fo:padding-bottom="0in" fo:border="none"/>
    </style:style>
    <style:style style:name="Table1.F21" style:family="table-cell">
      <style:table-cell-properties style:vertical-align="bottom" fo:padding-left="0.0208in" fo:padding-right="0.0208in" fo:padding-top="0in" fo:padding-bottom="0in" fo:border="none"/>
    </style:style>
    <style:style style:name="Table1.A22" style:family="table-cell">
      <style:table-cell-properties style:vertical-align="bottom" fo:padding-left="0.0208in" fo:padding-right="0.0208in" fo:padding-top="0in" fo:padding-bottom="0in" fo:border="none"/>
    </style:style>
    <style:style style:name="Table1.B22" style:family="table-cell">
      <style:table-cell-properties style:vertical-align="bottom" fo:padding-left="0.0208in" fo:padding-right="0.0208in" fo:padding-top="0in" fo:padding-bottom="0in" fo:border="none"/>
    </style:style>
    <style:style style:name="Table1.C22" style:family="table-cell">
      <style:table-cell-properties style:vertical-align="bottom" fo:padding-left="0.0208in" fo:padding-right="0.0208in" fo:padding-top="0in" fo:padding-bottom="0in" fo:border="none"/>
    </style:style>
    <style:style style:name="Table1.D22" style:family="table-cell">
      <style:table-cell-properties style:vertical-align="bottom" fo:padding-left="0.0208in" fo:padding-right="0.0208in" fo:padding-top="0in" fo:padding-bottom="0in" fo:border="none"/>
    </style:style>
    <style:style style:name="Table1.E22" style:family="table-cell">
      <style:table-cell-properties style:vertical-align="bottom" fo:padding-left="0.0208in" fo:padding-right="0.0208in" fo:padding-top="0in" fo:padding-bottom="0in" fo:border="none"/>
    </style:style>
    <style:style style:name="Table1.F22" style:family="table-cell">
      <style:table-cell-properties style:vertical-align="bottom" fo:padding-left="0.0208in" fo:padding-right="0.0208in" fo:padding-top="0in" fo:padding-bottom="0in" fo:border="none"/>
    </style:style>
    <style:style style:name="Table1.A23" style:family="table-cell">
      <style:table-cell-properties style:vertical-align="bottom" fo:padding-left="0.0208in" fo:padding-right="0.0208in" fo:padding-top="0in" fo:padding-bottom="0in" fo:border="none"/>
    </style:style>
    <style:style style:name="Table1.B23" style:family="table-cell">
      <style:table-cell-properties style:vertical-align="bottom" fo:padding-left="0.0208in" fo:padding-right="0.0208in" fo:padding-top="0in" fo:padding-bottom="0in" fo:border="none"/>
    </style:style>
    <style:style style:name="Table1.C23" style:family="table-cell">
      <style:table-cell-properties style:vertical-align="bottom" fo:padding-left="0.0208in" fo:padding-right="0.0208in" fo:padding-top="0in" fo:padding-bottom="0in" fo:border="none"/>
    </style:style>
    <style:style style:name="Table1.D23" style:family="table-cell">
      <style:table-cell-properties style:vertical-align="bottom" fo:padding-left="0.0208in" fo:padding-right="0.0208in" fo:padding-top="0in" fo:padding-bottom="0in" fo:border="none"/>
    </style:style>
    <style:style style:name="Table1.E23" style:family="table-cell">
      <style:table-cell-properties style:vertical-align="bottom" fo:padding-left="0.0208in" fo:padding-right="0.0208in" fo:padding-top="0in" fo:padding-bottom="0in" fo:border="none"/>
    </style:style>
    <style:style style:name="Table1.F23" style:family="table-cell">
      <style:table-cell-properties style:vertical-align="bottom" fo:padding-left="0.0208in" fo:padding-right="0.0208in" fo:padding-top="0in" fo:padding-bottom="0in" fo:border="none"/>
    </style:style>
    <style:style style:name="Table1.A24" style:family="table-cell">
      <style:table-cell-properties style:vertical-align="bottom" fo:padding-left="0.0208in" fo:padding-right="0.0208in" fo:padding-top="0in" fo:padding-bottom="0in" fo:border="none"/>
    </style:style>
    <style:style style:name="Table1.B24" style:family="table-cell">
      <style:table-cell-properties style:vertical-align="bottom" fo:padding-left="0.0208in" fo:padding-right="0.0208in" fo:padding-top="0in" fo:padding-bottom="0in" fo:border="none"/>
    </style:style>
    <style:style style:name="Table1.C24" style:family="table-cell">
      <style:table-cell-properties style:vertical-align="bottom" fo:padding-left="0.0208in" fo:padding-right="0.0208in" fo:padding-top="0in" fo:padding-bottom="0in" fo:border="none"/>
    </style:style>
    <style:style style:name="Table1.D24" style:family="table-cell">
      <style:table-cell-properties style:vertical-align="bottom" fo:padding-left="0.0208in" fo:padding-right="0.0208in" fo:padding-top="0in" fo:padding-bottom="0in" fo:border="none"/>
    </style:style>
    <style:style style:name="Table1.E24" style:family="table-cell">
      <style:table-cell-properties style:vertical-align="bottom" fo:padding-left="0.0208in" fo:padding-right="0.0208in" fo:padding-top="0in" fo:padding-bottom="0in" fo:border="none"/>
    </style:style>
    <style:style style:name="Table1.F24" style:family="table-cell">
      <style:table-cell-properties style:vertical-align="bottom" fo:padding-left="0.0208in" fo:padding-right="0.0208in" fo:padding-top="0in" fo:padding-bottom="0in" fo:border="none"/>
    </style:style>
    <style:style style:name="Table1.A25" style:family="table-cell">
      <style:table-cell-properties style:vertical-align="bottom" fo:padding-left="0.0208in" fo:padding-right="0.0208in" fo:padding-top="0in" fo:padding-bottom="0in" fo:border="none"/>
    </style:style>
    <style:style style:name="Table1.B25" style:family="table-cell">
      <style:table-cell-properties style:vertical-align="bottom" fo:padding-left="0.0208in" fo:padding-right="0.0208in" fo:padding-top="0in" fo:padding-bottom="0in" fo:border="none"/>
    </style:style>
    <style:style style:name="Table1.C25" style:family="table-cell">
      <style:table-cell-properties style:vertical-align="bottom" fo:padding-left="0.0208in" fo:padding-right="0.0208in" fo:padding-top="0in" fo:padding-bottom="0in" fo:border="none"/>
    </style:style>
    <style:style style:name="Table1.D25" style:family="table-cell">
      <style:table-cell-properties style:vertical-align="bottom" fo:padding-left="0.0208in" fo:padding-right="0.0208in" fo:padding-top="0in" fo:padding-bottom="0in" fo:border="none"/>
    </style:style>
    <style:style style:name="Table1.E25" style:family="table-cell">
      <style:table-cell-properties style:vertical-align="bottom" fo:padding-left="0.0208in" fo:padding-right="0.0208in" fo:padding-top="0in" fo:padding-bottom="0in" fo:border="none"/>
    </style:style>
    <style:style style:name="Table1.F25" style:family="table-cell">
      <style:table-cell-properties style:vertical-align="bottom" fo:padding-left="0.0208in" fo:padding-right="0.0208in" fo:padding-top="0in" fo:padding-bottom="0in" fo:border="none"/>
    </style:style>
    <style:style style:name="Table1.A26" style:family="table-cell">
      <style:table-cell-properties style:vertical-align="bottom" fo:padding-left="0.0208in" fo:padding-right="0.0208in" fo:padding-top="0in" fo:padding-bottom="0in" fo:border="none"/>
    </style:style>
    <style:style style:name="Table1.B26" style:family="table-cell">
      <style:table-cell-properties style:vertical-align="bottom" fo:padding-left="0.0208in" fo:padding-right="0.0208in" fo:padding-top="0in" fo:padding-bottom="0in" fo:border="none"/>
    </style:style>
    <style:style style:name="Table1.C26" style:family="table-cell">
      <style:table-cell-properties style:vertical-align="bottom" fo:padding-left="0.0208in" fo:padding-right="0.0208in" fo:padding-top="0in" fo:padding-bottom="0in" fo:border="none"/>
    </style:style>
    <style:style style:name="Table1.D26" style:family="table-cell">
      <style:table-cell-properties style:vertical-align="bottom" fo:padding-left="0.0208in" fo:padding-right="0.0208in" fo:padding-top="0in" fo:padding-bottom="0in" fo:border="none"/>
    </style:style>
    <style:style style:name="Table1.E26" style:family="table-cell">
      <style:table-cell-properties style:vertical-align="bottom" fo:padding-left="0.0208in" fo:padding-right="0.0208in" fo:padding-top="0in" fo:padding-bottom="0in" fo:border="none"/>
    </style:style>
    <style:style style:name="Table1.F26" style:family="table-cell">
      <style:table-cell-properties style:vertical-align="bottom" fo:padding-left="0.0208in" fo:padding-right="0.0208in" fo:padding-top="0in" fo:padding-bottom="0in" fo:border="none"/>
    </style:style>
    <style:style style:name="Table1.A27" style:family="table-cell">
      <style:table-cell-properties style:vertical-align="bottom" fo:padding-left="0.0208in" fo:padding-right="0.0208in" fo:padding-top="0in" fo:padding-bottom="0in" fo:border="none"/>
    </style:style>
    <style:style style:name="Table1.B27" style:family="table-cell">
      <style:table-cell-properties style:vertical-align="bottom" fo:padding-left="0.0208in" fo:padding-right="0.0208in" fo:padding-top="0in" fo:padding-bottom="0in" fo:border="none"/>
    </style:style>
    <style:style style:name="Table1.C27" style:family="table-cell">
      <style:table-cell-properties style:vertical-align="bottom" fo:padding-left="0.0208in" fo:padding-right="0.0208in" fo:padding-top="0in" fo:padding-bottom="0in" fo:border="none"/>
    </style:style>
    <style:style style:name="Table1.D27" style:family="table-cell">
      <style:table-cell-properties style:vertical-align="bottom" fo:padding-left="0.0208in" fo:padding-right="0.0208in" fo:padding-top="0in" fo:padding-bottom="0in" fo:border="none"/>
    </style:style>
    <style:style style:name="Table1.E27" style:family="table-cell">
      <style:table-cell-properties style:vertical-align="bottom" fo:padding-left="0.0208in" fo:padding-right="0.0208in" fo:padding-top="0in" fo:padding-bottom="0in" fo:border="none"/>
    </style:style>
    <style:style style:name="Table1.F27" style:family="table-cell">
      <style:table-cell-properties style:vertical-align="bottom" fo:padding-left="0.0208in" fo:padding-right="0.0208in" fo:padding-top="0in" fo:padding-bottom="0in" fo:border="none"/>
    </style:style>
    <style:style style:name="Table1.A28" style:family="table-cell">
      <style:table-cell-properties style:vertical-align="bottom" fo:padding-left="0.0208in" fo:padding-right="0.0208in" fo:padding-top="0in" fo:padding-bottom="0in" fo:border="none"/>
    </style:style>
    <style:style style:name="Table1.B28" style:family="table-cell">
      <style:table-cell-properties style:vertical-align="bottom" fo:padding-left="0.0208in" fo:padding-right="0.0208in" fo:padding-top="0in" fo:padding-bottom="0in" fo:border="none"/>
    </style:style>
    <style:style style:name="Table1.C28" style:family="table-cell">
      <style:table-cell-properties style:vertical-align="bottom" fo:padding-left="0.0208in" fo:padding-right="0.0208in" fo:padding-top="0in" fo:padding-bottom="0in" fo:border="none"/>
    </style:style>
    <style:style style:name="Table1.D28" style:family="table-cell">
      <style:table-cell-properties style:vertical-align="bottom" fo:padding-left="0.0208in" fo:padding-right="0.0208in" fo:padding-top="0in" fo:padding-bottom="0in" fo:border="none"/>
    </style:style>
    <style:style style:name="Table1.E28" style:family="table-cell">
      <style:table-cell-properties style:vertical-align="bottom" fo:padding-left="0.0208in" fo:padding-right="0.0208in" fo:padding-top="0in" fo:padding-bottom="0in" fo:border="none"/>
    </style:style>
    <style:style style:name="Table1.F28" style:family="table-cell">
      <style:table-cell-properties style:vertical-align="bottom" fo:padding-left="0.0208in" fo:padding-right="0.0208in" fo:padding-top="0in" fo:padding-bottom="0in" fo:border="none"/>
    </style:style>
    <style:style style:name="Table1.A29" style:family="table-cell">
      <style:table-cell-properties style:vertical-align="bottom" fo:padding-left="0.0208in" fo:padding-right="0.0208in" fo:padding-top="0in" fo:padding-bottom="0in" fo:border="none"/>
    </style:style>
    <style:style style:name="Table1.B29" style:family="table-cell">
      <style:table-cell-properties style:vertical-align="bottom" fo:padding-left="0.0208in" fo:padding-right="0.0208in" fo:padding-top="0in" fo:padding-bottom="0in" fo:border="none"/>
    </style:style>
    <style:style style:name="Table1.C29" style:family="table-cell">
      <style:table-cell-properties style:vertical-align="bottom" fo:padding-left="0.0208in" fo:padding-right="0.0208in" fo:padding-top="0in" fo:padding-bottom="0in" fo:border="none"/>
    </style:style>
    <style:style style:name="Table1.D29" style:family="table-cell">
      <style:table-cell-properties style:vertical-align="bottom" fo:padding-left="0.0208in" fo:padding-right="0.0208in" fo:padding-top="0in" fo:padding-bottom="0in" fo:border="none"/>
    </style:style>
    <style:style style:name="Table1.E29" style:family="table-cell">
      <style:table-cell-properties style:vertical-align="bottom" fo:padding-left="0.0208in" fo:padding-right="0.0208in" fo:padding-top="0in" fo:padding-bottom="0in" fo:border="none"/>
    </style:style>
    <style:style style:name="Table1.F29" style:family="table-cell">
      <style:table-cell-properties style:vertical-align="bottom" fo:padding-left="0.0208in" fo:padding-right="0.0208in" fo:padding-top="0in" fo:padding-bottom="0in" fo:border="none"/>
    </style:style>
    <style:style style:name="Table1.A30" style:family="table-cell">
      <style:table-cell-properties style:vertical-align="bottom" fo:padding-left="0.0208in" fo:padding-right="0.0208in" fo:padding-top="0in" fo:padding-bottom="0in" fo:border="none"/>
    </style:style>
    <style:style style:name="Table1.B30" style:family="table-cell">
      <style:table-cell-properties style:vertical-align="bottom" fo:padding-left="0.0208in" fo:padding-right="0.0208in" fo:padding-top="0in" fo:padding-bottom="0in" fo:border="none"/>
    </style:style>
    <style:style style:name="Table1.C30" style:family="table-cell">
      <style:table-cell-properties style:vertical-align="bottom" fo:padding-left="0.0208in" fo:padding-right="0.0208in" fo:padding-top="0in" fo:padding-bottom="0in" fo:border="none"/>
    </style:style>
    <style:style style:name="Table1.D30" style:family="table-cell">
      <style:table-cell-properties style:vertical-align="bottom" fo:padding-left="0.0208in" fo:padding-right="0.0208in" fo:padding-top="0in" fo:padding-bottom="0in" fo:border="none"/>
    </style:style>
    <style:style style:name="Table1.E30" style:family="table-cell">
      <style:table-cell-properties style:vertical-align="bottom" fo:padding-left="0.0208in" fo:padding-right="0.0208in" fo:padding-top="0in" fo:padding-bottom="0in" fo:border="none"/>
    </style:style>
    <style:style style:name="Table1.F30" style:family="table-cell">
      <style:table-cell-properties style:vertical-align="bottom" fo:padding-left="0.0208in" fo:padding-right="0.0208in" fo:padding-top="0in" fo:padding-bottom="0in" fo:border="none"/>
    </style:style>
    <style:style style:name="Table1.A31" style:family="table-cell">
      <style:table-cell-properties style:vertical-align="bottom" fo:padding-left="0.0208in" fo:padding-right="0.0208in" fo:padding-top="0in" fo:padding-bottom="0in" fo:border="none"/>
    </style:style>
    <style:style style:name="Table1.B31" style:family="table-cell">
      <style:table-cell-properties style:vertical-align="bottom" fo:padding-left="0.0208in" fo:padding-right="0.0208in" fo:padding-top="0in" fo:padding-bottom="0in" fo:border="none"/>
    </style:style>
    <style:style style:name="Table1.C31" style:family="table-cell">
      <style:table-cell-properties style:vertical-align="bottom" fo:padding-left="0.0208in" fo:padding-right="0.0208in" fo:padding-top="0in" fo:padding-bottom="0in" fo:border="none"/>
    </style:style>
    <style:style style:name="Table1.D31" style:family="table-cell">
      <style:table-cell-properties style:vertical-align="bottom" fo:padding-left="0.0208in" fo:padding-right="0.0208in" fo:padding-top="0in" fo:padding-bottom="0in" fo:border="none"/>
    </style:style>
    <style:style style:name="Table1.E31" style:family="table-cell">
      <style:table-cell-properties style:vertical-align="bottom" fo:padding-left="0.0208in" fo:padding-right="0.0208in" fo:padding-top="0in" fo:padding-bottom="0in" fo:border="none"/>
    </style:style>
    <style:style style:name="Table1.F31" style:family="table-cell">
      <style:table-cell-properties style:vertical-align="bottom" fo:padding-left="0.0208in" fo:padding-right="0.0208in" fo:padding-top="0in" fo:padding-bottom="0in" fo:border="none"/>
    </style:style>
    <style:style style:name="Table1.A32" style:family="table-cell">
      <style:table-cell-properties style:vertical-align="bottom" fo:padding-left="0.0208in" fo:padding-right="0.0208in" fo:padding-top="0in" fo:padding-bottom="0in" fo:border="none"/>
    </style:style>
    <style:style style:name="Table1.B32" style:family="table-cell">
      <style:table-cell-properties style:vertical-align="bottom" fo:padding-left="0.0208in" fo:padding-right="0.0208in" fo:padding-top="0in" fo:padding-bottom="0in" fo:border="none"/>
    </style:style>
    <style:style style:name="Table1.C32" style:family="table-cell">
      <style:table-cell-properties style:vertical-align="bottom" fo:padding-left="0.0208in" fo:padding-right="0.0208in" fo:padding-top="0in" fo:padding-bottom="0in" fo:border="none"/>
    </style:style>
    <style:style style:name="Table1.D32" style:family="table-cell">
      <style:table-cell-properties style:vertical-align="bottom" fo:padding-left="0.0208in" fo:padding-right="0.0208in" fo:padding-top="0in" fo:padding-bottom="0in" fo:border="none"/>
    </style:style>
    <style:style style:name="Table1.E32" style:family="table-cell">
      <style:table-cell-properties style:vertical-align="bottom" fo:padding-left="0.0208in" fo:padding-right="0.0208in" fo:padding-top="0in" fo:padding-bottom="0in" fo:border="none"/>
    </style:style>
    <style:style style:name="Table1.F32" style:family="table-cell">
      <style:table-cell-properties style:vertical-align="bottom" fo:padding-left="0.0208in" fo:padding-right="0.0208in" fo:padding-top="0in" fo:padding-bottom="0in" fo:border="none"/>
    </style:style>
    <style:style style:name="Table1.A33" style:family="table-cell">
      <style:table-cell-properties style:vertical-align="bottom" fo:padding-left="0.0208in" fo:padding-right="0.0208in" fo:padding-top="0in" fo:padding-bottom="0in" fo:border="none"/>
    </style:style>
    <style:style style:name="Table1.B33" style:family="table-cell">
      <style:table-cell-properties style:vertical-align="bottom" fo:padding-left="0.0208in" fo:padding-right="0.0208in" fo:padding-top="0in" fo:padding-bottom="0in" fo:border="none"/>
    </style:style>
    <style:style style:name="Table1.C33" style:family="table-cell">
      <style:table-cell-properties style:vertical-align="bottom" fo:padding-left="0.0208in" fo:padding-right="0.0208in" fo:padding-top="0in" fo:padding-bottom="0in" fo:border="none"/>
    </style:style>
    <style:style style:name="Table1.D33" style:family="table-cell">
      <style:table-cell-properties style:vertical-align="bottom" fo:padding-left="0.0208in" fo:padding-right="0.0208in" fo:padding-top="0in" fo:padding-bottom="0in" fo:border="none"/>
    </style:style>
    <style:style style:name="Table1.E33" style:family="table-cell">
      <style:table-cell-properties style:vertical-align="bottom" fo:padding-left="0.0208in" fo:padding-right="0.0208in" fo:padding-top="0in" fo:padding-bottom="0in" fo:border="none"/>
    </style:style>
    <style:style style:name="Table1.F33" style:family="table-cell">
      <style:table-cell-properties style:vertical-align="bottom" fo:padding-left="0.0208in" fo:padding-right="0.0208in" fo:padding-top="0in" fo:padding-bottom="0in" fo:border="none"/>
    </style:style>
    <style:style style:name="Table1.A34" style:family="table-cell">
      <style:table-cell-properties style:vertical-align="bottom" fo:padding-left="0.0208in" fo:padding-right="0.0208in" fo:padding-top="0in" fo:padding-bottom="0in" fo:border="none"/>
    </style:style>
    <style:style style:name="Table1.B34" style:family="table-cell">
      <style:table-cell-properties style:vertical-align="bottom" fo:padding-left="0.0208in" fo:padding-right="0.0208in" fo:padding-top="0in" fo:padding-bottom="0in" fo:border="none"/>
    </style:style>
    <style:style style:name="Table1.C34" style:family="table-cell">
      <style:table-cell-properties style:vertical-align="bottom" fo:padding-left="0.0208in" fo:padding-right="0.0208in" fo:padding-top="0in" fo:padding-bottom="0in" fo:border="none"/>
    </style:style>
    <style:style style:name="Table1.D34" style:family="table-cell">
      <style:table-cell-properties style:vertical-align="bottom" fo:padding-left="0.0208in" fo:padding-right="0.0208in" fo:padding-top="0in" fo:padding-bottom="0in" fo:border="none"/>
    </style:style>
    <style:style style:name="Table1.E34" style:family="table-cell">
      <style:table-cell-properties style:vertical-align="bottom" fo:padding-left="0.0208in" fo:padding-right="0.0208in" fo:padding-top="0in" fo:padding-bottom="0in" fo:border="none"/>
    </style:style>
    <style:style style:name="Table1.F34" style:family="table-cell">
      <style:table-cell-properties style:vertical-align="bottom" fo:padding-left="0.0208in" fo:padding-right="0.0208in" fo:padding-top="0in" fo:padding-bottom="0in" fo:border="none"/>
    </style:style>
    <style:style style:name="Table1.A35" style:family="table-cell">
      <style:table-cell-properties style:vertical-align="bottom" fo:padding-left="0.0208in" fo:padding-right="0.0208in" fo:padding-top="0in" fo:padding-bottom="0in" fo:border="none"/>
    </style:style>
    <style:style style:name="Table1.B35" style:family="table-cell">
      <style:table-cell-properties style:vertical-align="bottom" fo:padding-left="0.0208in" fo:padding-right="0.0208in" fo:padding-top="0in" fo:padding-bottom="0in" fo:border="none"/>
    </style:style>
    <style:style style:name="Table1.C35" style:family="table-cell">
      <style:table-cell-properties style:vertical-align="bottom" fo:padding-left="0.0208in" fo:padding-right="0.0208in" fo:padding-top="0in" fo:padding-bottom="0in" fo:border="none"/>
    </style:style>
    <style:style style:name="Table1.D35" style:family="table-cell">
      <style:table-cell-properties style:vertical-align="bottom" fo:padding-left="0.0208in" fo:padding-right="0.0208in" fo:padding-top="0in" fo:padding-bottom="0in" fo:border="none"/>
    </style:style>
    <style:style style:name="Table1.E35" style:family="table-cell">
      <style:table-cell-properties style:vertical-align="bottom" fo:padding-left="0.0208in" fo:padding-right="0.0208in" fo:padding-top="0in" fo:padding-bottom="0in" fo:border="none"/>
    </style:style>
    <style:style style:name="Table1.F35" style:family="table-cell">
      <style:table-cell-properties style:vertical-align="bottom" fo:padding-left="0.0208in" fo:padding-right="0.0208in" fo:padding-top="0in" fo:padding-bottom="0in" fo:border="none"/>
    </style:style>
    <style:style style:name="Table1.A36" style:family="table-cell">
      <style:table-cell-properties style:vertical-align="bottom" fo:padding-left="0.0208in" fo:padding-right="0.0208in" fo:padding-top="0in" fo:padding-bottom="0in" fo:border="none"/>
    </style:style>
    <style:style style:name="Table1.B36" style:family="table-cell">
      <style:table-cell-properties style:vertical-align="bottom" fo:padding-left="0.0208in" fo:padding-right="0.0208in" fo:padding-top="0in" fo:padding-bottom="0in" fo:border="none"/>
    </style:style>
    <style:style style:name="Table1.C36" style:family="table-cell">
      <style:table-cell-properties style:vertical-align="bottom" fo:padding-left="0.0208in" fo:padding-right="0.0208in" fo:padding-top="0in" fo:padding-bottom="0in" fo:border="none"/>
    </style:style>
    <style:style style:name="Table1.D36" style:family="table-cell">
      <style:table-cell-properties style:vertical-align="bottom" fo:padding-left="0.0208in" fo:padding-right="0.0208in" fo:padding-top="0in" fo:padding-bottom="0in" fo:border="none"/>
    </style:style>
    <style:style style:name="Table1.E36" style:family="table-cell">
      <style:table-cell-properties style:vertical-align="bottom" fo:padding-left="0.0208in" fo:padding-right="0.0208in" fo:padding-top="0in" fo:padding-bottom="0in" fo:border="none"/>
    </style:style>
    <style:style style:name="Table1.F36" style:family="table-cell">
      <style:table-cell-properties style:vertical-align="bottom" fo:padding-left="0.0208in" fo:padding-right="0.0208in" fo:padding-top="0in" fo:padding-bottom="0in" fo:border="none"/>
    </style:style>
    <style:style style:name="Table1.A37" style:family="table-cell">
      <style:table-cell-properties style:vertical-align="bottom" fo:padding-left="0.0208in" fo:padding-right="0.0208in" fo:padding-top="0in" fo:padding-bottom="0in" fo:border="none"/>
    </style:style>
    <style:style style:name="Table1.B37" style:family="table-cell">
      <style:table-cell-properties style:vertical-align="bottom" fo:padding-left="0.0208in" fo:padding-right="0.0208in" fo:padding-top="0in" fo:padding-bottom="0in" fo:border="none"/>
    </style:style>
    <style:style style:name="Table1.C37" style:family="table-cell">
      <style:table-cell-properties style:vertical-align="bottom" fo:padding-left="0.0208in" fo:padding-right="0.0208in" fo:padding-top="0in" fo:padding-bottom="0in" fo:border="none"/>
    </style:style>
    <style:style style:name="Table1.D37" style:family="table-cell">
      <style:table-cell-properties style:vertical-align="bottom" fo:padding-left="0.0208in" fo:padding-right="0.0208in" fo:padding-top="0in" fo:padding-bottom="0in" fo:border="none"/>
    </style:style>
    <style:style style:name="Table1.E37" style:family="table-cell">
      <style:table-cell-properties style:vertical-align="bottom" fo:padding-left="0.0208in" fo:padding-right="0.0208in" fo:padding-top="0in" fo:padding-bottom="0in" fo:border="none"/>
    </style:style>
    <style:style style:name="Table1.F37" style:family="table-cell">
      <style:table-cell-properties style:vertical-align="bottom" fo:padding-left="0.0208in" fo:padding-right="0.0208in" fo:padding-top="0in" fo:padding-bottom="0in" fo:border="none"/>
    </style:style>
    <style:style style:name="Table1.A38" style:family="table-cell">
      <style:table-cell-properties style:vertical-align="bottom" fo:padding-left="0.0208in" fo:padding-right="0.0208in" fo:padding-top="0in" fo:padding-bottom="0in" fo:border="none"/>
    </style:style>
    <style:style style:name="Table1.B38" style:family="table-cell">
      <style:table-cell-properties style:vertical-align="bottom" fo:padding-left="0.0208in" fo:padding-right="0.0208in" fo:padding-top="0in" fo:padding-bottom="0in" fo:border="none"/>
    </style:style>
    <style:style style:name="Table1.C38" style:family="table-cell">
      <style:table-cell-properties style:vertical-align="bottom" fo:padding-left="0.0208in" fo:padding-right="0.0208in" fo:padding-top="0in" fo:padding-bottom="0in" fo:border="none"/>
    </style:style>
    <style:style style:name="Table1.D38" style:family="table-cell">
      <style:table-cell-properties style:vertical-align="bottom" fo:padding-left="0.0208in" fo:padding-right="0.0208in" fo:padding-top="0in" fo:padding-bottom="0in" fo:border="none"/>
    </style:style>
    <style:style style:name="Table1.E38" style:family="table-cell">
      <style:table-cell-properties style:vertical-align="bottom" fo:padding-left="0.0208in" fo:padding-right="0.0208in" fo:padding-top="0in" fo:padding-bottom="0in" fo:border="none"/>
    </style:style>
    <style:style style:name="Table1.F38" style:family="table-cell">
      <style:table-cell-properties style:vertical-align="bottom" fo:padding-left="0.0208in" fo:padding-right="0.0208in" fo:padding-top="0in" fo:padding-bottom="0in" fo:border="none"/>
    </style:style>
    <style:style style:name="Table1.A39" style:family="table-cell">
      <style:table-cell-properties style:vertical-align="bottom" fo:padding-left="0.0208in" fo:padding-right="0.0208in" fo:padding-top="0in" fo:padding-bottom="0in" fo:border="none"/>
    </style:style>
    <style:style style:name="Table1.B39" style:family="table-cell">
      <style:table-cell-properties style:vertical-align="bottom" fo:padding-left="0.0208in" fo:padding-right="0.0208in" fo:padding-top="0in" fo:padding-bottom="0in" fo:border="none"/>
    </style:style>
    <style:style style:name="Table1.C39" style:family="table-cell">
      <style:table-cell-properties style:vertical-align="bottom" fo:padding-left="0.0208in" fo:padding-right="0.0208in" fo:padding-top="0in" fo:padding-bottom="0in" fo:border="none"/>
    </style:style>
    <style:style style:name="Table1.D39" style:family="table-cell">
      <style:table-cell-properties style:vertical-align="bottom" fo:padding-left="0.0208in" fo:padding-right="0.0208in" fo:padding-top="0in" fo:padding-bottom="0in" fo:border="none"/>
    </style:style>
    <style:style style:name="Table1.E39" style:family="table-cell">
      <style:table-cell-properties style:vertical-align="bottom" fo:padding-left="0.0208in" fo:padding-right="0.0208in" fo:padding-top="0in" fo:padding-bottom="0in" fo:border="none"/>
    </style:style>
    <style:style style:name="Table1.F39" style:family="table-cell">
      <style:table-cell-properties style:vertical-align="bottom" fo:padding-left="0.0208in" fo:padding-right="0.0208in" fo:padding-top="0in" fo:padding-bottom="0in" fo:border="none"/>
    </style:style>
    <style:style style:name="Table1.A40" style:family="table-cell">
      <style:table-cell-properties style:vertical-align="bottom" fo:padding-left="0.0208in" fo:padding-right="0.0208in" fo:padding-top="0in" fo:padding-bottom="0in" fo:border="none"/>
    </style:style>
    <style:style style:name="Table1.B40" style:family="table-cell">
      <style:table-cell-properties style:vertical-align="bottom" fo:padding-left="0.0208in" fo:padding-right="0.0208in" fo:padding-top="0in" fo:padding-bottom="0in" fo:border="none"/>
    </style:style>
    <style:style style:name="Table1.C40" style:family="table-cell">
      <style:table-cell-properties style:vertical-align="bottom" fo:padding-left="0.0208in" fo:padding-right="0.0208in" fo:padding-top="0in" fo:padding-bottom="0in" fo:border="none"/>
    </style:style>
    <style:style style:name="Table1.D40" style:family="table-cell">
      <style:table-cell-properties style:vertical-align="bottom" fo:padding-left="0.0208in" fo:padding-right="0.0208in" fo:padding-top="0in" fo:padding-bottom="0in" fo:border="none"/>
    </style:style>
    <style:style style:name="Table1.E40" style:family="table-cell">
      <style:table-cell-properties style:vertical-align="bottom" fo:padding-left="0.0208in" fo:padding-right="0.0208in" fo:padding-top="0in" fo:padding-bottom="0in" fo:border="none"/>
    </style:style>
    <style:style style:name="Table1.F40" style:family="table-cell">
      <style:table-cell-properties style:vertical-align="bottom" fo:padding-left="0.0208in" fo:padding-right="0.0208in" fo:padding-top="0in" fo:padding-bottom="0in" fo:border="none"/>
    </style:style>
    <style:style style:name="Table1.A41" style:family="table-cell">
      <style:table-cell-properties style:vertical-align="bottom" fo:padding-left="0.0208in" fo:padding-right="0.0208in" fo:padding-top="0in" fo:padding-bottom="0in" fo:border="none"/>
    </style:style>
    <style:style style:name="Table1.B41" style:family="table-cell">
      <style:table-cell-properties style:vertical-align="bottom" fo:padding-left="0.0208in" fo:padding-right="0.0208in" fo:padding-top="0in" fo:padding-bottom="0in" fo:border="none"/>
    </style:style>
    <style:style style:name="Table1.C41" style:family="table-cell">
      <style:table-cell-properties style:vertical-align="bottom" fo:padding-left="0.0208in" fo:padding-right="0.0208in" fo:padding-top="0in" fo:padding-bottom="0in" fo:border="none"/>
    </style:style>
    <style:style style:name="Table1.D41" style:family="table-cell">
      <style:table-cell-properties style:vertical-align="bottom" fo:padding-left="0.0208in" fo:padding-right="0.0208in" fo:padding-top="0in" fo:padding-bottom="0in" fo:border="none"/>
    </style:style>
    <style:style style:name="Table1.E41" style:family="table-cell">
      <style:table-cell-properties style:vertical-align="bottom" fo:padding-left="0.0208in" fo:padding-right="0.0208in" fo:padding-top="0in" fo:padding-bottom="0in" fo:border="none"/>
    </style:style>
    <style:style style:name="Table1.F41" style:family="table-cell">
      <style:table-cell-properties style:vertical-align="bottom" fo:padding-left="0.0208in" fo:padding-right="0.0208in" fo:padding-top="0in" fo:padding-bottom="0in" fo:border="none"/>
    </style:style>
    <style:style style:name="Table1.A42" style:family="table-cell">
      <style:table-cell-properties style:vertical-align="bottom" fo:padding-left="0.0208in" fo:padding-right="0.0208in" fo:padding-top="0in" fo:padding-bottom="0in" fo:border="none"/>
    </style:style>
    <style:style style:name="Table1.B42" style:family="table-cell">
      <style:table-cell-properties style:vertical-align="bottom" fo:padding-left="0.0208in" fo:padding-right="0.0208in" fo:padding-top="0in" fo:padding-bottom="0in" fo:border="none"/>
    </style:style>
    <style:style style:name="Table1.C42" style:family="table-cell">
      <style:table-cell-properties style:vertical-align="bottom" fo:padding-left="0.0208in" fo:padding-right="0.0208in" fo:padding-top="0in" fo:padding-bottom="0in" fo:border="none"/>
    </style:style>
    <style:style style:name="Table1.D42" style:family="table-cell">
      <style:table-cell-properties style:vertical-align="bottom" fo:padding-left="0.0208in" fo:padding-right="0.0208in" fo:padding-top="0in" fo:padding-bottom="0in" fo:border="none"/>
    </style:style>
    <style:style style:name="Table1.E42" style:family="table-cell">
      <style:table-cell-properties style:vertical-align="bottom" fo:padding-left="0.0208in" fo:padding-right="0.0208in" fo:padding-top="0in" fo:padding-bottom="0in" fo:border="none"/>
    </style:style>
    <style:style style:name="Table1.F42" style:family="table-cell">
      <style:table-cell-properties style:vertical-align="bottom" fo:padding-left="0.0208in" fo:padding-right="0.0208in" fo:padding-top="0in" fo:padding-bottom="0in" fo:border="none"/>
    </style:style>
    <style:style style:name="Table1.A43" style:family="table-cell">
      <style:table-cell-properties style:vertical-align="bottom" fo:padding-left="0.0208in" fo:padding-right="0.0208in" fo:padding-top="0in" fo:padding-bottom="0in" fo:border="none"/>
    </style:style>
    <style:style style:name="Table1.B43" style:family="table-cell">
      <style:table-cell-properties style:vertical-align="bottom" fo:padding-left="0.0208in" fo:padding-right="0.0208in" fo:padding-top="0in" fo:padding-bottom="0in" fo:border="none"/>
    </style:style>
    <style:style style:name="Table1.C43" style:family="table-cell">
      <style:table-cell-properties style:vertical-align="bottom" fo:padding-left="0.0208in" fo:padding-right="0.0208in" fo:padding-top="0in" fo:padding-bottom="0in" fo:border="none"/>
    </style:style>
    <style:style style:name="Table1.D43" style:family="table-cell">
      <style:table-cell-properties style:vertical-align="bottom" fo:padding-left="0.0208in" fo:padding-right="0.0208in" fo:padding-top="0in" fo:padding-bottom="0in" fo:border="none"/>
    </style:style>
    <style:style style:name="Table1.E43" style:family="table-cell">
      <style:table-cell-properties style:vertical-align="bottom" fo:padding-left="0.0208in" fo:padding-right="0.0208in" fo:padding-top="0in" fo:padding-bottom="0in" fo:border="none"/>
    </style:style>
    <style:style style:name="Table1.F43" style:family="table-cell">
      <style:table-cell-properties style:vertical-align="bottom" fo:padding-left="0.0208in" fo:padding-right="0.0208in" fo:padding-top="0in" fo:padding-bottom="0in" fo:border="none"/>
    </style:style>
    <style:style style:name="Table1.A44" style:family="table-cell">
      <style:table-cell-properties style:vertical-align="bottom" fo:padding-left="0.0208in" fo:padding-right="0.0208in" fo:padding-top="0in" fo:padding-bottom="0in" fo:border="none"/>
    </style:style>
    <style:style style:name="Table1.B44" style:family="table-cell">
      <style:table-cell-properties style:vertical-align="bottom" fo:padding-left="0.0208in" fo:padding-right="0.0208in" fo:padding-top="0in" fo:padding-bottom="0in" fo:border="none"/>
    </style:style>
    <style:style style:name="Table1.C44" style:family="table-cell">
      <style:table-cell-properties style:vertical-align="bottom" fo:padding-left="0.0208in" fo:padding-right="0.0208in" fo:padding-top="0in" fo:padding-bottom="0in" fo:border="none"/>
    </style:style>
    <style:style style:name="Table1.D44" style:family="table-cell">
      <style:table-cell-properties style:vertical-align="bottom" fo:padding-left="0.0208in" fo:padding-right="0.0208in" fo:padding-top="0in" fo:padding-bottom="0in" fo:border="none"/>
    </style:style>
    <style:style style:name="Table1.E44" style:family="table-cell">
      <style:table-cell-properties style:vertical-align="bottom" fo:padding-left="0.0208in" fo:padding-right="0.0208in" fo:padding-top="0in" fo:padding-bottom="0in" fo:border="none"/>
    </style:style>
    <style:style style:name="Table1.F44" style:family="table-cell">
      <style:table-cell-properties style:vertical-align="bottom" fo:padding-left="0.0208in" fo:padding-right="0.0208in" fo:padding-top="0in" fo:padding-bottom="0in" fo:border="none"/>
    </style:style>
    <style:style style:name="Table1.45" style:family="table-row">
      <style:table-row-properties style:min-row-height="0.2139in" fo:keep-together="auto"/>
    </style:style>
    <style:style style:name="Table1.A45" style:family="table-cell">
      <style:table-cell-properties style:vertical-align="bottom" fo:padding-left="0.0208in" fo:padding-right="0.0208in" fo:padding-top="0in" fo:padding-bottom="0in" fo:border="none"/>
    </style:style>
    <style:style style:name="Table1.B45" style:family="table-cell">
      <style:table-cell-properties style:vertical-align="bottom" fo:padding-left="0.0208in" fo:padding-right="0.0208in" fo:padding-top="0in" fo:padding-bottom="0in" fo:border="none"/>
    </style:style>
    <style:style style:name="Table1.C45" style:family="table-cell">
      <style:table-cell-properties style:vertical-align="bottom" fo:padding-left="0.0208in" fo:padding-right="0.0208in" fo:padding-top="0in" fo:padding-bottom="0in" fo:border="none"/>
    </style:style>
    <style:style style:name="Table1.D45" style:family="table-cell">
      <style:table-cell-properties style:vertical-align="bottom" fo:padding-left="0.0208in" fo:padding-right="0.0208in" fo:padding-top="0in" fo:padding-bottom="0in" fo:border="none"/>
    </style:style>
    <style:style style:name="Table1.E45" style:family="table-cell">
      <style:table-cell-properties style:vertical-align="bottom" fo:padding-left="0.0208in" fo:padding-right="0.0208in" fo:padding-top="0in" fo:padding-bottom="0in" fo:border="none"/>
    </style:style>
    <style:style style:name="Table1.F45" style:family="table-cell">
      <style:table-cell-properties style:vertical-align="bottom" fo:padding-left="0.0208in" fo:padding-right="0.0208in" fo:padding-top="0in" fo:padding-bottom="0in" fo:border="none"/>
    </style:style>
    <style:style style:name="Table5" style:family="table">
      <style:table-properties style:width="7.4153in" fo:margin-left="-0.0417in" fo:margin-top="0in" fo:margin-bottom="0in" table:align="left"/>
    </style:style>
    <style:style style:name="Table5.A" style:family="table-column">
      <style:table-column-properties style:column-width="7.4153in"/>
    </style:style>
    <style:style style:name="Table5.1" style:family="table-row">
      <style:table-row-properties style:min-row-height="0.1778in" fo:keep-together="auto"/>
    </style:style>
    <style:style style:name="Table5.A1" style:family="table-cell">
      <style:table-cell-properties style:vertical-align="bottom" fo:padding-left="0.0208in" fo:padding-right="0.0208in" fo:padding-top="0in" fo:padding-bottom="0in" fo:border="none"/>
    </style:style>
    <style:style style:name="Table4" style:family="table">
      <style:table-properties style:width="3.75in" fo:margin-left="-0.0417in" fo:margin-top="0in" fo:margin-bottom="0in" table:align="left"/>
    </style:style>
    <style:style style:name="Table4.A" style:family="table-column">
      <style:table-column-properties style:column-width="0.6667in"/>
    </style:style>
    <style:style style:name="Table4.B" style:family="table-column">
      <style:table-column-properties style:column-width="1.2083in"/>
    </style:style>
    <style:style style:name="Table4.C" style:family="table-column">
      <style:table-column-properties style:column-width="0.75in"/>
    </style:style>
    <style:style style:name="Table4.D" style:family="table-column">
      <style:table-column-properties style:column-width="1.125in"/>
    </style:style>
    <style:style style:name="Table4.1" style:family="table-row">
      <style:table-row-properties style:min-row-height="0.1778in" fo:keep-together="auto"/>
    </style:style>
    <style:style style:name="Table4.A1" style:family="table-cell">
      <style:table-cell-properties style:vertical-align="bottom" fo:padding-left="0.0208in" fo:padding-right="0.0208in" fo:padding-top="0in" fo:padding-bottom="0in" fo:border="none"/>
    </style:style>
    <style:style style:name="Table2" style:family="table">
      <style:table-properties style:width="6.6979in" fo:margin-left="0in" table:align="left"/>
    </style:style>
    <style:style style:name="Table2.A" style:family="table-column">
      <style:table-column-properties style:column-width="0.5in"/>
    </style:style>
    <style:style style:name="Table2.B" style:family="table-column">
      <style:table-column-properties style:column-width="0.75in"/>
    </style:style>
    <style:style style:name="Table2.C" style:family="table-column">
      <style:table-column-properties style:column-width="2.375in"/>
    </style:style>
    <style:style style:name="Table2.D" style:family="table-column">
      <style:table-column-properties style:column-width="0.6875in"/>
    </style:style>
    <style:style style:name="Table2.E" style:family="table-column">
      <style:table-column-properties style:column-width="2.3854in"/>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data-style-name="N0">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Table2.E3" style:family="table-cell">
      <style:table-cell-properties fo:padding="0.0382in" fo:border-left="0.5pt solid #000000" fo:border-right="0.5pt solid #000000" fo:border-top="none" fo:border-bottom="0.5pt solid #000000"/>
    </style:style>
    <style:style style:name="Table2.E4" style:family="table-cell">
      <style:table-cell-properties fo:padding="0.0382in" fo:border-left="0.5pt solid #000000" fo:border-right="0.5pt solid #000000" fo:border-top="none" fo:border-bottom="0.5pt solid #000000"/>
    </style:style>
    <style:style style:name="Table2.E5" style:family="table-cell">
      <style:table-cell-properties fo:padding="0.0382in" fo:border-left="0.5pt solid #000000" fo:border-right="0.5pt solid #000000" fo:border-top="none" fo:border-bottom="0.5pt solid #000000"/>
    </style:style>
    <style:style style:name="Table2.E6" style:family="table-cell">
      <style:table-cell-properties fo:padding="0.0382in" fo:border-left="0.5pt solid #000000" fo:border-right="0.5pt solid #000000" fo:border-top="none" fo:border-bottom="0.5pt solid #000000"/>
    </style:style>
    <style:style style:name="Table2.E7" style:family="table-cell">
      <style:table-cell-properties fo:padding="0.0382in" fo:border-left="0.5pt solid #000000" fo:border-right="0.5pt solid #000000" fo:border-top="none" fo:border-bottom="0.5pt solid #000000"/>
    </style:style>
    <style:style style:name="Table2.E8" style:family="table-cell">
      <style:table-cell-properties fo:padding="0.0382in" fo:border-left="0.5pt solid #000000" fo:border-right="0.5pt solid #000000" fo:border-top="none" fo:border-bottom="0.5pt solid #000000"/>
    </style:style>
    <style:style style:name="Table2.E9" style:family="table-cell">
      <style:table-cell-properties fo:padding="0.0382in" fo:border-left="0.5pt solid #000000" fo:border-right="0.5pt solid #000000" fo:border-top="none" fo:border-bottom="0.5pt solid #000000"/>
    </style:style>
    <style:style style:name="Table2.E10" style:family="table-cell">
      <style:table-cell-properties fo:padding="0.0382in" fo:border-left="0.5pt solid #000000" fo:border-right="0.5pt solid #000000" fo:border-top="none" fo:border-bottom="0.5pt solid #000000"/>
    </style:style>
    <style:style style:name="Table2.E11" style:family="table-cell">
      <style:table-cell-properties fo:padding="0.0382in" fo:border-left="0.5pt solid #000000" fo:border-right="0.5pt solid #000000" fo:border-top="none" fo:border-bottom="0.5pt solid #000000"/>
    </style:style>
    <style:style style:name="Table2.E12" style:family="table-cell">
      <style:table-cell-properties fo:padding="0.0382in" fo:border-left="0.5pt solid #000000" fo:border-right="0.5pt solid #000000" fo:border-top="none" fo:border-bottom="0.5pt solid #000000"/>
    </style:style>
    <style:style style:name="Table2.E13" style:family="table-cell">
      <style:table-cell-properties fo:padding="0.0382in" fo:border-left="0.5pt solid #000000" fo:border-right="0.5pt solid #000000" fo:border-top="none" fo:border-bottom="0.5pt solid #000000"/>
    </style:style>
    <style:style style:name="Table2.E14" style:family="table-cell">
      <style:table-cell-properties fo:padding="0.0382in" fo:border-left="0.5pt solid #000000" fo:border-right="0.5pt solid #000000" fo:border-top="none" fo:border-bottom="0.5pt solid #000000"/>
    </style:style>
    <style:style style:name="Table2.E15" style:family="table-cell">
      <style:table-cell-properties fo:padding="0.0382in" fo:border-left="0.5pt solid #000000" fo:border-right="0.5pt solid #000000" fo:border-top="none" fo:border-bottom="0.5pt solid #000000"/>
    </style:style>
    <style:style style:name="Table2.E16" style:family="table-cell">
      <style:table-cell-properties fo:padding="0.0382in" fo:border-left="0.5pt solid #000000" fo:border-right="0.5pt solid #000000" fo:border-top="none" fo:border-bottom="0.5pt solid #000000"/>
    </style:style>
    <style:style style:name="Table2.E17" style:family="table-cell">
      <style:table-cell-properties fo:padding="0.0382in" fo:border-left="0.5pt solid #000000" fo:border-right="0.5pt solid #000000" fo:border-top="none" fo:border-bottom="0.5pt solid #000000"/>
    </style:style>
    <style:style style:name="Table2.E18" style:family="table-cell">
      <style:table-cell-properties fo:padding="0.0382in" fo:border-left="0.5pt solid #000000" fo:border-right="0.5pt solid #000000" fo:border-top="none" fo:border-bottom="0.5pt solid #000000"/>
    </style:style>
    <style:style style:name="Table2.E19" style:family="table-cell">
      <style:table-cell-properties fo:padding="0.0382in" fo:border-left="0.5pt solid #000000" fo:border-right="0.5pt solid #000000" fo:border-top="none" fo:border-bottom="0.5pt solid #000000"/>
    </style:style>
    <style:style style:name="Table2.E20" style:family="table-cell">
      <style:table-cell-properties fo:padding="0.0382in" fo:border-left="0.5pt solid #000000" fo:border-right="0.5pt solid #000000" fo:border-top="none" fo:border-bottom="0.5pt solid #000000"/>
    </style:style>
    <style:style style:name="Table2.E21" style:family="table-cell">
      <style:table-cell-properties fo:padding="0.0382in" fo:border-left="0.5pt solid #000000" fo:border-right="0.5pt solid #000000" fo:border-top="none" fo:border-bottom="0.5pt solid #000000"/>
    </style:style>
    <style:style style:name="Table2.E22" style:family="table-cell">
      <style:table-cell-properties fo:padding="0.0382in" fo:border-left="0.5pt solid #000000" fo:border-right="0.5pt solid #000000" fo:border-top="none" fo:border-bottom="0.5pt solid #000000"/>
    </style:style>
    <style:style style:name="Table2.E23" style:family="table-cell">
      <style:table-cell-properties fo:padding="0.0382in" fo:border-left="0.5pt solid #000000" fo:border-right="0.5pt solid #000000" fo:border-top="none" fo:border-bottom="0.5pt solid #000000"/>
    </style:style>
    <style:style style:name="Table2.E24" style:family="table-cell">
      <style:table-cell-properties fo:padding="0.0382in" fo:border-left="0.5pt solid #000000" fo:border-right="0.5pt solid #000000" fo:border-top="none" fo:border-bottom="0.5pt solid #000000"/>
    </style:style>
    <style:style style:name="Table2.E25" style:family="table-cell">
      <style:table-cell-properties fo:padding="0.0382in" fo:border-left="0.5pt solid #000000" fo:border-right="0.5pt solid #000000" fo:border-top="none" fo:border-bottom="0.5pt solid #000000"/>
    </style:style>
    <style:style style:name="Table2.E26" style:family="table-cell">
      <style:table-cell-properties fo:padding="0.0382in" fo:border-left="0.5pt solid #000000" fo:border-right="0.5pt solid #000000" fo:border-top="none" fo:border-bottom="0.5pt solid #000000"/>
    </style:style>
    <style:style style:name="Table2.E27" style:family="table-cell">
      <style:table-cell-properties fo:padding="0.0382in" fo:border-left="0.5pt solid #000000" fo:border-right="0.5pt solid #000000" fo:border-top="none" fo:border-bottom="0.5pt solid #000000"/>
    </style:style>
    <style:style style:name="Table2.E28" style:family="table-cell">
      <style:table-cell-properties fo:padding="0.0382in" fo:border-left="0.5pt solid #000000" fo:border-right="0.5pt solid #000000" fo:border-top="none" fo:border-bottom="0.5pt solid #000000"/>
    </style:style>
    <style:style style:name="Table2.E29" style:family="table-cell">
      <style:table-cell-properties fo:padding="0.0382in" fo:border-left="0.5pt solid #000000" fo:border-right="0.5pt solid #000000" fo:border-top="none" fo:border-bottom="0.5pt solid #000000"/>
    </style:style>
    <style:style style:name="Table2.E30" style:family="table-cell">
      <style:table-cell-properties fo:padding="0.0382in" fo:border-left="0.5pt solid #000000" fo:border-right="0.5pt solid #000000" fo:border-top="none" fo:border-bottom="0.5pt solid #000000"/>
    </style:style>
    <style:style style:name="Table2.E31" style:family="table-cell">
      <style:table-cell-properties fo:padding="0.0382in" fo:border-left="0.5pt solid #000000" fo:border-right="0.5pt solid #000000" fo:border-top="none" fo:border-bottom="0.5pt solid #000000"/>
    </style:style>
    <style:style style:name="Table2.E32" style:family="table-cell">
      <style:table-cell-properties fo:padding="0.0382in" fo:border-left="0.5pt solid #000000" fo:border-right="0.5pt solid #000000" fo:border-top="none" fo:border-bottom="0.5pt solid #000000"/>
    </style:style>
    <style:style style:name="Table2.E33" style:family="table-cell">
      <style:table-cell-properties fo:padding="0.0382in" fo:border-left="0.5pt solid #000000" fo:border-right="0.5pt solid #000000" fo:border-top="none" fo:border-bottom="0.5pt solid #000000"/>
    </style:style>
    <style:style style:name="Table2.E34" style:family="table-cell">
      <style:table-cell-properties fo:padding="0.0382in" fo:border-left="0.5pt solid #000000" fo:border-right="0.5pt solid #000000" fo:border-top="none" fo:border-bottom="0.5pt solid #000000"/>
    </style:style>
    <style:style style:name="Table2.E35" style:family="table-cell">
      <style:table-cell-properties fo:padding="0.0382in" fo:border-left="0.5pt solid #000000" fo:border-right="0.5pt solid #000000" fo:border-top="none" fo:border-bottom="0.5pt solid #000000"/>
    </style:style>
    <style:style style:name="Table2.E36" style:family="table-cell">
      <style:table-cell-properties fo:padding="0.0382in" fo:border-left="0.5pt solid #000000" fo:border-right="0.5pt solid #000000" fo:border-top="none" fo:border-bottom="0.5pt solid #000000"/>
    </style:style>
    <style:style style:name="Table2.E37" style:family="table-cell">
      <style:table-cell-properties fo:padding="0.0382in" fo:border-left="0.5pt solid #000000" fo:border-right="0.5pt solid #000000" fo:border-top="none" fo:border-bottom="0.5pt solid #000000"/>
    </style:style>
    <style:style style:name="Table2.E38" style:family="table-cell">
      <style:table-cell-properties fo:padding="0.0382in" fo:border-left="0.5pt solid #000000" fo:border-right="0.5pt solid #000000" fo:border-top="none" fo:border-bottom="0.5pt solid #000000"/>
    </style:style>
    <style:style style:name="Table2.E39" style:family="table-cell">
      <style:table-cell-properties fo:padding="0.0382in" fo:border-left="0.5pt solid #000000" fo:border-right="0.5pt solid #000000" fo:border-top="none" fo:border-bottom="0.5pt solid #000000"/>
    </style:style>
    <style:style style:name="Table2.E40" style:family="table-cell">
      <style:table-cell-properties fo:padding="0.0382in" fo:border-left="0.5pt solid #000000" fo:border-right="0.5pt solid #000000" fo:border-top="none" fo:border-bottom="0.5pt solid #000000"/>
    </style:style>
    <style:style style:name="Table2.E41" style:family="table-cell">
      <style:table-cell-properties fo:padding="0.0382in" fo:border-left="0.5pt solid #000000" fo:border-right="0.5pt solid #000000" fo:border-top="none" fo:border-bottom="0.5pt solid #000000"/>
    </style:style>
    <style:style style:name="Table2.E42" style:family="table-cell">
      <style:table-cell-properties fo:padding="0.0382in" fo:border-left="0.5pt solid #000000" fo:border-right="0.5pt solid #000000" fo:border-top="none" fo:border-bottom="0.5pt solid #000000"/>
    </style:style>
    <style:style style:name="Table2.E43" style:family="table-cell">
      <style:table-cell-properties fo:padding="0.0382in" fo:border-left="0.5pt solid #000000" fo:border-right="0.5pt solid #000000" fo:border-top="none" fo:border-bottom="0.5pt solid #000000"/>
    </style:style>
    <style:style style:name="Table2.E44" style:family="table-cell">
      <style:table-cell-properties fo:padding="0.0382in" fo:border-left="0.5pt solid #000000" fo:border-right="0.5pt solid #000000" fo:border-top="none" fo:border-bottom="0.5pt solid #000000"/>
    </style:style>
    <style:style style:name="Table2.E45" style:family="table-cell">
      <style:table-cell-properties fo:padding="0.0382in" fo:border-left="0.5pt solid #000000" fo:border-right="0.5pt solid #000000" fo:border-top="none" fo:border-bottom="0.5pt solid #000000"/>
    </style:style>
    <style:style style:name="Table2.E46" style:family="table-cell">
      <style:table-cell-properties fo:padding="0.0382in" fo:border-left="0.5pt solid #000000" fo:border-right="0.5pt solid #000000" fo:border-top="none" fo:border-bottom="0.5pt solid #000000"/>
    </style:style>
    <style:style style:name="Table2.E47" style:family="table-cell">
      <style:table-cell-properties fo:padding="0.0382in" fo:border-left="0.5pt solid #000000" fo:border-right="0.5pt solid #000000" fo:border-top="none" fo:border-bottom="0.5pt solid #000000"/>
    </style:style>
    <style:style style:name="Table2.E48" style:family="table-cell">
      <style:table-cell-properties fo:padding="0.0382in" fo:border-left="0.5pt solid #000000" fo:border-right="0.5pt solid #000000" fo:border-top="none" fo:border-bottom="0.5pt solid #000000"/>
    </style:style>
    <style:style style:name="Table2.E49" style:family="table-cell">
      <style:table-cell-properties fo:padding="0.0382in" fo:border-left="0.5pt solid #000000" fo:border-right="0.5pt solid #000000" fo:border-top="none" fo:border-bottom="0.5pt solid #000000"/>
    </style:style>
    <style:style style:name="Table2.E50" style:family="table-cell">
      <style:table-cell-properties fo:padding="0.0382in" fo:border-left="0.5pt solid #000000" fo:border-right="0.5pt solid #000000" fo:border-top="none" fo:border-bottom="0.5pt solid #000000"/>
    </style:style>
    <style:style style:name="Table3" style:family="table">
      <style:table-properties style:width="7.4153in" fo:margin-left="-0.0417in" fo:margin-top="0in" fo:margin-bottom="0in" table:align="left"/>
    </style:style>
    <style:style style:name="Table3.A" style:family="table-column">
      <style:table-column-properties style:column-width="0.625in"/>
    </style:style>
    <style:style style:name="Table3.B" style:family="table-column">
      <style:table-column-properties style:column-width="1.875in"/>
    </style:style>
    <style:style style:name="Table3.C" style:family="table-column">
      <style:table-column-properties style:column-width="0.5in"/>
    </style:style>
    <style:style style:name="Table3.D" style:family="table-column">
      <style:table-column-properties style:column-width="4.4153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P1" style:family="paragraph" style:parent-style-name="Preformatted_20_Text">
      <style:paragraph-properties fo:margin-top="0in" fo:margin-bottom="0.1965in" style:contextual-spacing="false"/>
      <style:text-properties officeooo:rsid="0016f088" officeooo:paragraph-rsid="0016f088"/>
    </style:style>
    <style:style style:name="P2" style:family="paragraph" style:parent-style-name="Standard">
      <style:paragraph-properties fo:margin-left="0in" fo:margin-right="0in" fo:text-align="start" style:justify-single-word="false" fo:text-indent="0in" style:auto-text-indent="false"/>
    </style:style>
    <style:style style:name="P3" style:family="paragraph" style:parent-style-name="Standard">
      <style:paragraph-properties fo:margin-left="0in" fo:margin-right="0in" fo:text-align="start" style:justify-single-word="false" fo:text-indent="0in" style:auto-text-indent="false"/>
      <style:text-properties officeooo:paragraph-rsid="0021b08f"/>
    </style:style>
    <style:style style:name="P4" style:family="paragraph" style:parent-style-name="Standard">
      <style:paragraph-properties fo:margin-left="0in" fo:margin-right="0in" fo:text-align="start" style:justify-single-word="false" fo:text-indent="0in" style:auto-text-indent="false"/>
      <style:text-properties officeooo:paragraph-rsid="004f563d"/>
    </style:style>
    <style:style style:name="P5" style:family="paragraph" style:parent-style-name="Standard">
      <style:paragraph-properties fo:margin-left="0in" fo:margin-right="0in" fo:text-align="start" style:justify-single-word="false" fo:text-indent="0in" style:auto-text-indent="false"/>
      <style:text-properties officeooo:paragraph-rsid="00578b5a"/>
    </style:style>
    <style:style style:name="P6" style:family="paragraph" style:parent-style-name="Standard">
      <style:paragraph-properties fo:margin-left="0in" fo:margin-right="0in" fo:text-align="start" style:justify-single-word="false" fo:text-indent="0in" style:auto-text-indent="false"/>
      <style:text-properties officeooo:paragraph-rsid="006551a7"/>
    </style:style>
    <style:style style:name="P7" style:family="paragraph" style:parent-style-name="Standard">
      <style:paragraph-properties fo:text-align="start" style:justify-single-word="false">
        <style:tab-stops/>
      </style:paragraph-properties>
    </style:style>
    <style:style style:name="P8" style:family="paragraph" style:parent-style-name="Standard">
      <style:paragraph-properties fo:margin-left="0in" fo:margin-right="0in" fo:text-align="start" style:justify-single-word="false" fo:text-indent="0in" style:auto-text-indent="false"/>
      <style:text-properties officeooo:paragraph-rsid="0078f773"/>
    </style:style>
    <style:style style:name="P9" style:family="paragraph" style:parent-style-name="Table_20_Contents">
      <style:paragraph-properties fo:text-align="start" style:justify-single-word="false"/>
    </style:style>
    <style:style style:name="P10" style:family="paragraph" style:parent-style-name="Standard">
      <style:paragraph-properties fo:margin-left="0in" fo:margin-right="0in" fo:text-align="start" style:justify-single-word="false" fo:text-indent="0in" style:auto-text-indent="false"/>
      <style:text-properties officeooo:paragraph-rsid="00795b5a"/>
    </style:style>
    <style:style style:name="P11" style:family="paragraph" style:parent-style-name="Standard">
      <style:paragraph-properties fo:margin-left="0in" fo:margin-right="0in" fo:text-align="start" style:justify-single-word="false" fo:text-indent="0in" style:auto-text-indent="false"/>
      <style:text-properties officeooo:paragraph-rsid="007e4415"/>
    </style:style>
    <style:style style:name="P12" style:family="paragraph" style:parent-style-name="Standard">
      <style:paragraph-properties fo:margin-left="0in" fo:margin-right="0in" fo:text-align="start" style:justify-single-word="false" fo:text-indent="0in" style:auto-text-indent="false"/>
      <style:text-properties officeooo:paragraph-rsid="007e669e"/>
    </style:style>
    <style:style style:name="P13" style:family="paragraph" style:parent-style-name="Standard">
      <style:paragraph-properties fo:margin-top="0in" fo:margin-bottom="0.1965in" style:contextual-spacing="false"/>
    </style:style>
    <style:style style:name="P14" style:family="paragraph" style:parent-style-name="Standard">
      <style:paragraph-properties fo:text-align="start" style:justify-single-word="false">
        <style:tab-stops/>
      </style:paragraph-properties>
      <style:text-properties fo:font-size="10pt" style:font-size-asian="10pt" style:font-size-complex="10pt"/>
    </style:style>
    <style:style style:name="P15" style:family="paragraph" style:parent-style-name="Standard">
      <style:paragraph-properties fo:text-align="end" style:justify-single-word="false">
        <style:tab-stops/>
      </style:paragraph-properties>
      <style:text-properties fo:font-size="10pt" style:font-size-asian="10pt" style:font-size-complex="10pt"/>
    </style:style>
    <style:style style:name="P16"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Standard">
      <style:text-properties fo:color="#000000" loext:opacity="100%" style:font-name="Monospace1" fo:font-size="10pt" officeooo:paragraph-rsid="0021b08f" style:font-size-asian="10pt"/>
    </style:style>
    <style:style style:name="P18" style:family="paragraph" style:parent-style-name="Standard">
      <style:text-properties fo:color="#000000" loext:opacity="100%" style:font-name="Monospace1" fo:font-size="10pt" officeooo:rsid="002b246d" officeooo:paragraph-rsid="002b246d" style:font-size-asian="10pt"/>
    </style:style>
    <style:style style:name="P19" style:family="paragraph" style:parent-style-name="Text_20_body">
      <style:text-properties fo:color="#000000" loext:opacity="100%" style:font-name="Monospace1" fo:font-size="10pt" officeooo:rsid="00250b70" officeooo:paragraph-rsid="00250b70" style:font-size-asian="10pt"/>
    </style:style>
    <style:style style:name="P20" style:family="paragraph" style:parent-style-name="Standard">
      <style:paragraph-properties fo:margin-left="0in" fo:margin-right="0in" fo:text-align="start" style:justify-single-word="false" fo:text-indent="0in" style:auto-text-indent="false"/>
      <style:text-properties fo:color="#000000" loext:opacity="100%" style:font-name="Monospace1" fo:font-size="10pt" officeooo:paragraph-rsid="00754a31" style:font-size-asian="10pt"/>
    </style:style>
    <style:style style:name="P21" style:family="paragraph" style:parent-style-name="Standard">
      <style:paragraph-properties fo:margin-left="0in" fo:margin-right="0in" fo:text-align="start" style:justify-single-word="false" fo:text-indent="0in" style:auto-text-indent="false"/>
      <style:text-properties fo:color="#000000" loext:opacity="100%" style:font-name="Monospace1" fo:font-size="10pt" style:font-size-asian="10pt"/>
    </style:style>
    <style:style style:name="P22" style:family="paragraph" style:parent-style-name="Text_20_body">
      <style:text-properties fo:color="#000000" loext:opacity="100%" style:font-name="Monospace1" fo:font-size="10pt" officeooo:rsid="006551a7" officeooo:paragraph-rsid="006551a7" style:font-size-asian="10pt"/>
    </style:style>
    <style:style style:name="P23" style:family="paragraph" style:parent-style-name="Text_20_body">
      <style:text-properties fo:color="#000000" loext:opacity="100%" style:font-name="Monospace1" fo:font-size="10pt" officeooo:rsid="00684076" officeooo:paragraph-rsid="00684076" style:font-size-asian="10pt"/>
    </style:style>
    <style:style style:name="P24" style:family="paragraph" style:parent-style-name="Standard">
      <style:text-properties fo:color="#000000" loext:opacity="100%" style:font-name="Monospace1" fo:font-size="10pt" officeooo:rsid="0035bc61" officeooo:paragraph-rsid="0035bc61" style:font-size-asian="10pt"/>
    </style:style>
    <style:style style:name="P25" style:family="paragraph" style:parent-style-name="Standard">
      <style:text-properties fo:color="#000000" loext:opacity="100%" style:font-name="Monospace1" fo:font-size="10pt" officeooo:rsid="0035bc61" officeooo:paragraph-rsid="00621800" style:font-size-asian="10pt"/>
    </style:style>
    <style:style style:name="P26" style:family="paragraph" style:parent-style-name="Standard">
      <style:text-properties fo:color="#000000" loext:opacity="100%" style:font-name="Monospace1" fo:font-size="10pt" officeooo:rsid="005a44ac" officeooo:paragraph-rsid="005a44ac" style:font-size-asian="10pt"/>
    </style:style>
    <style:style style:name="P27" style:family="paragraph" style:parent-style-name="Standard">
      <style:text-properties fo:color="#000000" loext:opacity="100%" style:font-name="Monospace1" fo:font-size="10pt" officeooo:rsid="00603dbe" officeooo:paragraph-rsid="0035bc61" style:font-size-asian="10pt"/>
    </style:style>
    <style:style style:name="P28" style:family="paragraph" style:parent-style-name="Standard">
      <style:text-properties fo:color="#000000" loext:opacity="100%" style:font-name="Monospace1" fo:font-size="10pt" officeooo:rsid="00723029" officeooo:paragraph-rsid="00684076" style:font-size-asian="10pt"/>
    </style:style>
    <style:style style:name="P29" style:family="paragraph" style:parent-style-name="Standard">
      <style:paragraph-properties fo:margin-left="0in" fo:margin-right="0in" fo:text-align="start" style:justify-single-word="false" fo:text-indent="0in" style:auto-text-indent="false"/>
      <style:text-properties fo:color="#000000" loext:opacity="100%" style:font-name="Monospace1" fo:font-size="10pt" officeooo:rsid="00754a31" officeooo:paragraph-rsid="00754a31" style:font-size-asian="10pt"/>
    </style:style>
    <style:style style:name="P30" style:family="paragraph" style:parent-style-name="Standard">
      <style:text-properties fo:color="#000000" loext:opacity="100%" style:font-name="Monospace1" fo:font-size="10pt" officeooo:rsid="00792f98" officeooo:paragraph-rsid="00792f98" fo:background-color="#e8f2fe" style:font-size-asian="10pt"/>
    </style:style>
    <style:style style:name="P31" style:family="paragraph" style:parent-style-name="Standard">
      <style:text-properties fo:color="#000000" loext:opacity="100%" officeooo:rsid="0035bc61" officeooo:paragraph-rsid="0035bc61"/>
    </style:style>
    <style:style style:name="P32" style:family="paragraph" style:parent-style-name="Standard">
      <style:text-properties fo:color="#000000" loext:opacity="100%" officeooo:rsid="0035bc61" officeooo:paragraph-rsid="005a44ac"/>
    </style:style>
    <style:style style:name="P33" style:family="paragraph" style:parent-style-name="Standard">
      <style:text-properties fo:color="#000000" loext:opacity="100%" officeooo:rsid="0035bc61" officeooo:paragraph-rsid="005d3b44"/>
    </style:style>
    <style:style style:name="P34" style:family="paragraph" style:parent-style-name="Standard">
      <style:text-properties fo:color="#000000" loext:opacity="100%" officeooo:rsid="0035bc61" officeooo:paragraph-rsid="005eed12"/>
    </style:style>
    <style:style style:name="P35" style:family="paragraph" style:parent-style-name="Standard">
      <style:text-properties fo:color="#000000" loext:opacity="100%" officeooo:rsid="0035bc61" officeooo:paragraph-rsid="00612d5a"/>
    </style:style>
    <style:style style:name="P36" style:family="paragraph" style:parent-style-name="Standard">
      <style:text-properties fo:color="#000000" loext:opacity="100%" officeooo:rsid="0035bc61" officeooo:paragraph-rsid="00621800"/>
    </style:style>
    <style:style style:name="P37" style:family="paragraph" style:parent-style-name="Standard">
      <style:text-properties fo:color="#000000" loext:opacity="100%" officeooo:rsid="0035bc61" officeooo:paragraph-rsid="006b57b1"/>
    </style:style>
    <style:style style:name="P38" style:family="paragraph" style:parent-style-name="Standard">
      <style:text-properties fo:color="#000000" loext:opacity="100%" officeooo:rsid="0035bc61" officeooo:paragraph-rsid="006cbd56"/>
    </style:style>
    <style:style style:name="P39" style:family="paragraph" style:parent-style-name="Standard">
      <style:paragraph-properties fo:margin-left="0in" fo:margin-right="0in" fo:text-align="start" style:justify-single-word="false" fo:text-indent="0in" style:auto-text-indent="false"/>
      <style:text-properties fo:color="#000000" loext:opacity="100%" officeooo:rsid="0035bc61" officeooo:paragraph-rsid="00621800"/>
    </style:style>
    <style:style style:name="P40" style:family="paragraph" style:parent-style-name="Standard">
      <style:text-properties fo:color="#000000" loext:opacity="100%" fo:font-weight="normal" officeooo:rsid="0035bc61" officeooo:paragraph-rsid="005d3b44" style:font-weight-asian="normal" style:font-weight-complex="normal"/>
    </style:style>
    <style:style style:name="P41" style:family="paragraph" style:parent-style-name="Standard">
      <style:text-properties fo:color="#000000" loext:opacity="100%" officeooo:rsid="00636697" officeooo:paragraph-rsid="00636697"/>
    </style:style>
    <style:style style:name="P42" style:family="paragraph" style:parent-style-name="Standard">
      <style:text-properties fo:color="#000000" loext:opacity="100%" officeooo:rsid="00684076" officeooo:paragraph-rsid="00684076"/>
    </style:style>
    <style:style style:name="P43" style:family="paragraph" style:parent-style-name="Standard">
      <style:paragraph-properties fo:margin-left="0in" fo:margin-right="0in" fo:text-align="start" style:justify-single-word="false" fo:text-indent="0in" style:auto-text-indent="false"/>
      <style:text-properties fo:color="#000000" loext:opacity="100%" officeooo:rsid="00684076" officeooo:paragraph-rsid="00684076"/>
    </style:style>
    <style:style style:name="P44" style:family="paragraph" style:parent-style-name="Standard">
      <style:text-properties fo:color="#000000" loext:opacity="100%"/>
    </style:style>
    <style:style style:name="P45" style:family="paragraph" style:parent-style-name="Standard">
      <style:text-properties fo:color="#000000" loext:opacity="100%" officeooo:rsid="00792f98" officeooo:paragraph-rsid="00792f98"/>
    </style:style>
    <style:style style:name="P46" style:family="paragraph" style:parent-style-name="Text_20_body">
      <style:text-properties fo:color="#000000" loext:opacity="100%" officeooo:rsid="006551a7" officeooo:paragraph-rsid="006551a7"/>
    </style:style>
    <style:style style:name="P47" style:family="paragraph" style:parent-style-name="Standard">
      <style:text-properties officeooo:paragraph-rsid="0021b08f"/>
    </style:style>
    <style:style style:name="P48" style:family="paragraph" style:parent-style-name="Text_20_body">
      <style:text-properties officeooo:paragraph-rsid="0021b08f"/>
    </style:style>
    <style:style style:name="P49" style:family="paragraph" style:parent-style-name="Standard">
      <style:paragraph-properties fo:margin-left="0in" fo:margin-right="0in" fo:text-align="start" style:justify-single-word="false" fo:text-indent="0in" style:auto-text-indent="false"/>
      <style:text-properties style:font-name="Monospace1" fo:font-size="10pt" style:font-size-asian="10pt"/>
    </style:style>
    <style:style style:name="P50" style:family="paragraph" style:parent-style-name="Text_20_body">
      <style:text-properties officeooo:paragraph-rsid="00282e05"/>
    </style:style>
    <style:style style:name="P51" style:family="paragraph" style:parent-style-name="Standard">
      <style:text-properties officeooo:rsid="002b246d" officeooo:paragraph-rsid="002b246d"/>
    </style:style>
    <style:style style:name="P52" style:family="paragraph" style:parent-style-name="Text_20_body">
      <style:text-properties officeooo:rsid="002b246d" officeooo:paragraph-rsid="002b246d"/>
    </style:style>
    <style:style style:name="P53" style:family="paragraph" style:parent-style-name="Standard">
      <style:paragraph-properties fo:margin-left="0in" fo:margin-right="0in" fo:text-align="start" style:justify-single-word="false" fo:text-indent="0in" style:auto-text-indent="false"/>
      <style:text-properties officeooo:rsid="002b246d" officeooo:paragraph-rsid="002b246d"/>
    </style:style>
    <style:style style:name="P54" style:family="paragraph" style:parent-style-name="Standard">
      <style:text-properties officeooo:rsid="002d2e8d" officeooo:paragraph-rsid="002d2e8d"/>
    </style:style>
    <style:style style:name="P55" style:family="paragraph" style:parent-style-name="Standard">
      <style:paragraph-properties fo:margin-left="0in" fo:margin-right="0in" fo:text-align="start" style:justify-single-word="false" fo:text-indent="0in" style:auto-text-indent="false"/>
      <style:text-properties officeooo:rsid="002d2e8d" officeooo:paragraph-rsid="002d2e8d"/>
    </style:style>
    <style:style style:name="P56" style:family="paragraph" style:parent-style-name="Text_20_body">
      <style:text-properties officeooo:rsid="002d2e8d" officeooo:paragraph-rsid="00336769"/>
    </style:style>
    <style:style style:name="P57" style:family="paragraph" style:parent-style-name="Text_20_body">
      <style:text-properties officeooo:rsid="002d2e8d" officeooo:paragraph-rsid="0035bc61"/>
    </style:style>
    <style:style style:name="P58" style:family="paragraph" style:parent-style-name="Text_20_body">
      <style:text-properties officeooo:paragraph-rsid="0011f701"/>
    </style:style>
    <style:style style:name="P59" style:family="paragraph" style:parent-style-name="Text_20_body">
      <style:text-properties officeooo:rsid="001566a0" officeooo:paragraph-rsid="00282e05"/>
    </style:style>
    <style:style style:name="P60" style:family="paragraph" style:parent-style-name="Text_20_body">
      <style:text-properties officeooo:paragraph-rsid="00200f30"/>
    </style:style>
    <style:style style:name="P61" style:family="paragraph" style:parent-style-name="Text_20_body">
      <style:text-properties officeooo:paragraph-rsid="00221aa4"/>
    </style:style>
    <style:style style:name="P62" style:family="paragraph" style:parent-style-name="Text_20_body">
      <style:text-properties officeooo:paragraph-rsid="002366af"/>
    </style:style>
    <style:style style:name="P63" style:family="paragraph" style:parent-style-name="Text_20_body">
      <style:text-properties officeooo:paragraph-rsid="00250b70"/>
    </style:style>
    <style:style style:name="P64" style:family="paragraph" style:parent-style-name="Text_20_body">
      <style:text-properties officeooo:rsid="0028d74b" officeooo:paragraph-rsid="0028d74b"/>
    </style:style>
    <style:style style:name="P65" style:family="paragraph" style:parent-style-name="Text_20_body">
      <style:text-properties officeooo:paragraph-rsid="00295a0d"/>
    </style:style>
    <style:style style:name="P66" style:family="paragraph" style:parent-style-name="Standard">
      <style:text-properties fo:color="#0000ff" loext:opacity="100%" style:font-name="Monospace1" fo:font-size="10pt" style:font-size-asian="10pt"/>
    </style:style>
    <style:style style:name="P67" style:family="paragraph" style:parent-style-name="Standard">
      <style:text-properties fo:color="#0000ff" loext:opacity="100%" style:font-name="Monospace1" fo:font-size="10pt" officeooo:rsid="002b246d" officeooo:paragraph-rsid="002b246d" style:font-size-asian="10pt"/>
    </style:style>
    <style:style style:name="P68" style:family="paragraph" style:parent-style-name="Standard">
      <style:text-properties fo:color="#0000ff" loext:opacity="100%" style:font-name="Monospace1" fo:font-size="10pt" officeooo:rsid="00603dbe" officeooo:paragraph-rsid="0035bc61" style:font-size-asian="10pt"/>
    </style:style>
    <style:style style:name="P69" style:family="paragraph" style:parent-style-name="Standard">
      <style:text-properties fo:color="#0000ff" loext:opacity="100%" style:font-name="Monospace1" fo:font-size="10pt" officeooo:rsid="00603dbe" officeooo:paragraph-rsid="00621800" style:font-size-asian="10pt"/>
    </style:style>
    <style:style style:name="P70" style:family="paragraph" style:parent-style-name="Standard">
      <style:text-properties fo:color="#0000ff" loext:opacity="100%" style:font-name="Monospace1" fo:font-size="10pt" officeooo:rsid="0035bc61" officeooo:paragraph-rsid="0035bc61" style:font-size-asian="10pt"/>
    </style:style>
    <style:style style:name="P71" style:family="paragraph" style:parent-style-name="Standard">
      <style:text-properties fo:color="#0000ff" loext:opacity="100%" style:font-name="Monospace1" fo:font-size="10pt" officeooo:rsid="006ddb61" officeooo:paragraph-rsid="00621800" style:font-size-asian="10pt"/>
    </style:style>
    <style:style style:name="P72" style:family="paragraph" style:parent-style-name="Standard">
      <style:text-properties fo:color="#0000ff" loext:opacity="100%" style:font-name="Monospace1" fo:font-size="10pt" officeooo:rsid="00621b93" officeooo:paragraph-rsid="00621800" style:font-size-asian="10pt"/>
    </style:style>
    <style:style style:name="P73" style:family="paragraph" style:parent-style-name="Standard">
      <style:text-properties fo:color="#0000ff" loext:opacity="100%" style:font-name="Monospace1" fo:font-size="10pt" officeooo:rsid="00636697" officeooo:paragraph-rsid="00636697" style:font-size-asian="10pt"/>
    </style:style>
    <style:style style:name="P74" style:family="paragraph" style:parent-style-name="Standard">
      <style:text-properties fo:color="#0000ff" loext:opacity="100%" style:font-name="Monospace1" fo:font-size="10pt" officeooo:rsid="00684076" officeooo:paragraph-rsid="00684076" style:font-size-asian="10pt"/>
    </style:style>
    <style:style style:name="P75" style:family="paragraph" style:parent-style-name="Standard">
      <style:paragraph-properties fo:text-align="start" style:justify-single-word="false">
        <style:tab-stops/>
      </style:paragraph-properties>
      <style:text-properties fo:color="#0000ff" loext:opacity="100%" style:font-name="Monospace1" fo:font-size="10pt" style:font-size-asian="10pt"/>
    </style:style>
    <style:style style:name="P76" style:family="paragraph" style:parent-style-name="Standard">
      <style:text-properties fo:color="#0000ff" loext:opacity="100%" style:font-name="Monospace1" fo:font-size="10pt" officeooo:rsid="00723029" officeooo:paragraph-rsid="00684076" style:font-size-asian="10pt"/>
    </style:style>
    <style:style style:name="P77" style:family="paragraph" style:parent-style-name="Standard">
      <style:text-properties fo:color="#0000ff" loext:opacity="100%" style:font-name="Monospace1" fo:font-size="10pt" officeooo:rsid="00792f98" officeooo:paragraph-rsid="00792f98" style:font-size-asian="10pt"/>
    </style:style>
    <style:style style:name="P78" style:family="paragraph" style:parent-style-name="Standard">
      <style:text-properties fo:color="#0000ff" loext:opacity="100%" style:text-position="super 58%" style:font-name="Monospace1" fo:font-size="10pt" officeooo:rsid="006b57b1" officeooo:paragraph-rsid="006b57b1" style:font-size-asian="10pt"/>
    </style:style>
    <style:style style:name="P79" style:family="paragraph" style:parent-style-name="Standard">
      <style:paragraph-properties fo:margin-left="0in" fo:margin-right="0in" fo:text-align="start" style:justify-single-word="false" fo:text-indent="0in" style:auto-text-indent="false"/>
      <style:text-properties fo:color="#808080" loext:opacity="100%" style:font-name="Monospace1" fo:font-size="10pt" style:font-size-asian="10pt"/>
    </style:style>
    <style:style style:name="P80" style:family="paragraph" style:parent-style-name="Standard">
      <style:paragraph-properties fo:margin-left="0in" fo:margin-right="0in" fo:text-align="start" style:justify-single-word="false" fo:text-indent="0in" style:auto-text-indent="false"/>
      <style:text-properties fo:color="#808080" loext:opacity="100%" style:font-name="Monospace1" fo:font-size="10pt" officeooo:rsid="002cf94d" style:font-size-asian="10pt"/>
    </style:style>
    <style:style style:name="P81" style:family="paragraph" style:parent-style-name="Standard">
      <style:paragraph-properties fo:margin-left="0in" fo:margin-right="0in" fo:text-align="start" style:justify-single-word="false" fo:text-indent="0in" style:auto-text-indent="false"/>
      <style:text-properties fo:color="#272727" loext:opacity="100%" style:font-name="Monospace1" fo:font-size="10pt" style:font-size-asian="10pt"/>
    </style:style>
    <style:style style:name="P82" style:family="paragraph" style:parent-style-name="Standard">
      <style:text-properties fo:color="#272727" loext:opacity="100%" style:font-name="Monospace1" fo:font-size="10pt" style:font-size-asian="10pt"/>
    </style:style>
    <style:style style:name="P83" style:family="paragraph" style:parent-style-name="Standard">
      <style:text-properties fo:color="#272727" loext:opacity="100%" style:font-name="Monospace1" fo:font-size="10pt" officeooo:rsid="002cf94d" style:font-size-asian="10pt"/>
    </style:style>
    <style:style style:name="P84" style:family="paragraph" style:parent-style-name="Standard">
      <style:paragraph-properties fo:margin-left="0in" fo:margin-right="0in" fo:text-align="start" style:justify-single-word="false" fo:text-indent="0in" style:auto-text-indent="false"/>
      <style:text-properties fo:color="#ff0000" loext:opacity="100%" style:font-name="Monospace1" fo:font-size="10pt" style:font-size-asian="10pt"/>
    </style:style>
    <style:style style:name="P85" style:family="paragraph" style:parent-style-name="Standard">
      <style:text-properties fo:color="#ff0000" loext:opacity="100%" style:font-name="Monospace1" fo:font-size="10pt" style:font-size-asian="10pt"/>
    </style:style>
    <style:style style:name="P86" style:family="paragraph" style:parent-style-name="Text_20_body">
      <style:text-properties fo:color="#ff0000" loext:opacity="100%" style:font-name="Monospace1" fo:font-size="10pt" officeooo:rsid="0035bc61" officeooo:paragraph-rsid="0052b197" style:font-size-asian="10pt"/>
    </style:style>
    <style:style style:name="P87" style:family="paragraph" style:parent-style-name="Standard">
      <style:paragraph-properties fo:margin-left="0in" fo:margin-right="0in" fo:text-align="start" style:justify-single-word="false" fo:text-indent="0in" style:auto-text-indent="false"/>
      <style:text-properties fo:color="#ff0000" loext:opacity="100%" style:font-name="Monospace1" fo:font-size="10pt" officeooo:rsid="0035bc61" officeooo:paragraph-rsid="00578b5a" style:font-size-asian="10pt"/>
    </style:style>
    <style:style style:name="P88" style:family="paragraph" style:parent-style-name="Standard">
      <style:text-properties fo:color="#ff0000" loext:opacity="100%" style:font-name="Monospace1" fo:font-size="10pt" officeooo:rsid="0035bc61" officeooo:paragraph-rsid="0035bc61" style:font-size-asian="10pt"/>
    </style:style>
    <style:style style:name="P89" style:family="paragraph" style:parent-style-name="Standard">
      <style:text-properties fo:color="#ff0000" loext:opacity="100%" style:font-name="Monospace1" fo:font-size="10pt" officeooo:rsid="0035bc61" officeooo:paragraph-rsid="00621800" style:font-size-asian="10pt"/>
    </style:style>
    <style:style style:name="P90" style:family="paragraph" style:parent-style-name="Standard">
      <style:paragraph-properties fo:margin-left="0in" fo:margin-right="0in" fo:text-align="start" style:justify-single-word="false" fo:text-indent="0in" style:auto-text-indent="false"/>
      <style:text-properties fo:color="#ff0000" loext:opacity="100%" style:font-name="Monospace1" fo:font-size="10pt" officeooo:rsid="007e4415" officeooo:paragraph-rsid="00795b5a" style:font-size-asian="10pt"/>
    </style:style>
    <style:style style:name="P91" style:family="paragraph" style:parent-style-name="Standard">
      <style:paragraph-properties fo:margin-left="0in" fo:margin-right="0in" fo:text-align="start" style:justify-single-word="false" fo:text-indent="0in" style:auto-text-indent="false"/>
      <style:text-properties fo:color="#ff0000" loext:opacity="100%" style:font-name="Monospace1" fo:font-size="10pt" officeooo:rsid="007e4415" officeooo:paragraph-rsid="007e4415" style:font-size-asian="10pt"/>
    </style:style>
    <style:style style:name="P92" style:family="paragraph" style:parent-style-name="Standard">
      <style:paragraph-properties fo:margin-left="0in" fo:margin-right="0in" fo:text-align="start" style:justify-single-word="false" fo:text-indent="0in" style:auto-text-indent="false"/>
      <style:text-properties fo:color="#ff0000" loext:opacity="100%" style:font-name="Monospace1" fo:font-size="10pt" officeooo:rsid="007f2338" officeooo:paragraph-rsid="007e4415" style:font-size-asian="10pt"/>
    </style:style>
    <style:style style:name="P93" style:family="paragraph" style:parent-style-name="Standard">
      <style:text-properties officeooo:rsid="0035bc61" officeooo:paragraph-rsid="0035bc61"/>
    </style:style>
    <style:style style:name="P94" style:family="paragraph" style:parent-style-name="Text_20_body">
      <style:text-properties officeooo:rsid="0035bc61" officeooo:paragraph-rsid="0035bc61"/>
    </style:style>
    <style:style style:name="P95" style:family="paragraph" style:parent-style-name="Standard">
      <style:paragraph-properties fo:margin-left="0in" fo:margin-right="0in" fo:text-align="start" style:justify-single-word="false" fo:text-indent="0in" style:auto-text-indent="false"/>
      <style:text-properties officeooo:rsid="0035bc61" officeooo:paragraph-rsid="0035bc61"/>
    </style:style>
    <style:style style:name="P96" style:family="paragraph" style:parent-style-name="Standard">
      <style:paragraph-properties fo:margin-left="0in" fo:margin-right="0in" fo:text-align="start" style:justify-single-word="false" fo:text-indent="0in" style:auto-text-indent="false"/>
      <style:text-properties officeooo:rsid="0035bc61" officeooo:paragraph-rsid="00578b5a"/>
    </style:style>
    <style:style style:name="P97" style:family="paragraph" style:parent-style-name="Standard">
      <style:text-properties officeooo:paragraph-rsid="005a44ac"/>
    </style:style>
    <style:style style:name="P98" style:family="paragraph" style:parent-style-name="Standard">
      <style:text-properties officeooo:paragraph-rsid="005d3b44"/>
    </style:style>
    <style:style style:name="P99" style:family="paragraph" style:parent-style-name="Standard">
      <style:text-properties officeooo:paragraph-rsid="0035bc61"/>
    </style:style>
    <style:style style:name="P100" style:family="paragraph" style:parent-style-name="Text_20_body">
      <style:text-properties officeooo:paragraph-rsid="0035bc61"/>
    </style:style>
    <style:style style:name="P101" style:family="paragraph" style:parent-style-name="Standard">
      <style:text-properties officeooo:paragraph-rsid="00636697"/>
    </style:style>
    <style:style style:name="P102" style:family="paragraph" style:parent-style-name="Standard">
      <style:paragraph-properties fo:text-align="end" style:justify-single-word="false">
        <style:tab-stops/>
      </style:paragraph-properties>
    </style:style>
    <style:style style:name="P103" style:family="paragraph" style:parent-style-name="Table_20_Contents">
      <style:paragraph-properties fo:text-align="end" style:justify-single-word="false"/>
    </style:style>
    <style:style style:name="P104" style:family="paragraph" style:parent-style-name="Standard">
      <style:paragraph-properties fo:text-align="end" style:justify-single-word="false">
        <style:tab-stops/>
      </style:paragraph-properties>
      <style:text-properties style:text-line-through-style="solid" style:text-line-through-type="single"/>
    </style:style>
    <style:style style:name="P105" style:family="paragraph" style:parent-style-name="Standard">
      <style:paragraph-properties fo:text-align="start" style:justify-single-word="false">
        <style:tab-stops/>
      </style:paragraph-properties>
      <style:text-properties style:text-line-through-style="solid" style:text-line-through-type="single"/>
    </style:style>
    <style:style style:name="P106" style:family="paragraph" style:parent-style-name="Standard">
      <style:paragraph-properties fo:margin-left="0in" fo:margin-right="0in" fo:text-align="start" style:justify-single-word="false" fo:text-indent="0in" style:auto-text-indent="false"/>
      <style:text-properties fo:color="#800000" loext:opacity="100%" style:font-name="Monospace1" fo:font-size="10pt" officeooo:paragraph-rsid="00754a31" style:font-size-asian="10pt"/>
    </style:style>
    <style:style style:name="P107" style:family="paragraph" style:parent-style-name="Standard">
      <style:paragraph-properties fo:margin-left="0in" fo:margin-right="0in" fo:text-align="start" style:justify-single-word="false" fo:text-indent="0in" style:auto-text-indent="false"/>
      <style:text-properties fo:color="#800000" loext:opacity="100%" style:font-name="Monospace1" fo:font-size="10pt" fo:font-weight="bold" style:font-size-asian="10pt" style:font-weight-asian="bold"/>
    </style:style>
    <style:style style:name="P108" style:family="paragraph" style:parent-style-name="Standard">
      <style:paragraph-properties fo:margin-left="0in" fo:margin-right="0in" fo:text-align="start" style:justify-single-word="false" fo:text-indent="0in" style:auto-text-indent="false"/>
      <style:text-properties fo:color="#800000" loext:opacity="100%" style:font-name="Monospace1" fo:font-size="10pt" fo:font-weight="bold" officeooo:rsid="00792f98" officeooo:paragraph-rsid="00795b5a" style:font-size-asian="10pt" style:font-weight-asian="bold"/>
    </style:style>
    <style:style style:name="P109" style:family="paragraph" style:parent-style-name="Standard">
      <style:paragraph-properties fo:margin-left="0in" fo:margin-right="0in" fo:text-align="start" style:justify-single-word="false" fo:text-indent="0in" style:auto-text-indent="false"/>
      <style:text-properties fo:color="#800000" loext:opacity="100%" style:font-name="monospace" fo:font-size="10pt" fo:font-weight="bold" officeooo:rsid="00754a31" officeooo:paragraph-rsid="00754a31" style:font-size-asian="10pt" style:font-weight-asian="bold" style:font-size-complex="10pt"/>
    </style:style>
    <style:style style:name="P110" style:family="paragraph" style:parent-style-name="Table_20_Contents">
      <style:paragraph-properties fo:text-align="start" style:justify-single-word="false"/>
      <style:text-properties officeooo:rsid="0066f37f" officeooo:paragraph-rsid="0066f37f"/>
    </style:style>
    <style:style style:name="P111" style:family="paragraph" style:parent-style-name="Text_20_body">
      <style:text-properties officeooo:paragraph-rsid="004b2cd0"/>
    </style:style>
    <style:style style:name="P112" style:family="paragraph" style:parent-style-name="Text_20_body">
      <style:text-properties officeooo:rsid="004b2cd0" officeooo:paragraph-rsid="004b2cd0"/>
    </style:style>
    <style:style style:name="P113" style:family="paragraph" style:parent-style-name="Text_20_body">
      <style:text-properties fo:color="#c9211e" loext:opacity="100%" officeooo:rsid="0035bc61" officeooo:paragraph-rsid="0035bc61"/>
    </style:style>
    <style:style style:name="P114" style:family="paragraph" style:parent-style-name="Text_20_body">
      <style:text-properties fo:color="#c9211e" loext:opacity="100%" officeooo:rsid="00430555" officeooo:paragraph-rsid="00430555"/>
    </style:style>
    <style:style style:name="P115" style:family="paragraph" style:parent-style-name="Text_20_body">
      <style:text-properties officeooo:paragraph-rsid="00578b5a"/>
    </style:style>
    <style:style style:name="P116" style:family="paragraph" style:parent-style-name="Heading_20_1">
      <style:text-properties officeooo:rsid="0011f701" officeooo:paragraph-rsid="0011f701"/>
    </style:style>
    <style:style style:name="P117" style:family="paragraph" style:parent-style-name="Heading_20_2">
      <style:text-properties officeooo:rsid="0011f701" officeooo:paragraph-rsid="0011f701"/>
    </style:style>
    <style:style style:name="P118" style:family="paragraph" style:parent-style-name="Heading_20_3">
      <style:text-properties officeooo:rsid="0011f701" officeooo:paragraph-rsid="0011f701"/>
    </style:style>
    <style:style style:name="P119" style:family="paragraph" style:parent-style-name="Heading_20_3">
      <style:text-properties officeooo:rsid="00383162" officeooo:paragraph-rsid="00383162"/>
    </style:style>
    <style:style style:name="P120" style:family="paragraph" style:parent-style-name="Heading_20_4">
      <style:text-properties officeooo:rsid="0021b08f" officeooo:paragraph-rsid="0021b08f"/>
    </style:style>
    <style:style style:name="P121" style:family="paragraph" style:parent-style-name="Heading_20_4">
      <style:text-properties officeooo:rsid="00200f30" officeooo:paragraph-rsid="00200f30"/>
    </style:style>
    <style:style style:name="P122" style:family="paragraph" style:parent-style-name="Heading_20_4">
      <style:text-properties officeooo:rsid="0020e43c" officeooo:paragraph-rsid="0020e43c"/>
    </style:style>
    <style:style style:name="T1" style:family="text">
      <style:text-properties officeooo:rsid="0011f701"/>
    </style:style>
    <style:style style:name="T2" style:family="text">
      <style:text-properties officeooo:rsid="001275a1"/>
    </style:style>
    <style:style style:name="T3" style:family="text">
      <style:text-properties officeooo:rsid="00146e68"/>
    </style:style>
    <style:style style:name="T4" style:family="text">
      <style:text-properties officeooo:rsid="001566a0"/>
    </style:style>
    <style:style style:name="T5" style:family="text">
      <style:text-properties officeooo:rsid="00169787"/>
    </style:style>
    <style:style style:name="T6" style:family="text">
      <style:text-properties fo:font-variant="normal" fo:text-transform="none" fo:color="#222222" loext:opacity="100%" style:font-name="Roboto" fo:font-size="10.5pt" fo:letter-spacing="normal" fo:font-style="normal" fo:font-weight="normal"/>
    </style:style>
    <style:style style:name="T7" style:family="text">
      <style:text-properties officeooo:rsid="0016f088"/>
    </style:style>
    <style:style style:name="T8" style:family="text">
      <style:text-properties officeooo:rsid="0018025e"/>
    </style:style>
    <style:style style:name="T9" style:family="text">
      <style:text-properties officeooo:rsid="001bc4bc"/>
    </style:style>
    <style:style style:name="T10" style:family="text">
      <style:text-properties fo:font-weight="bold" officeooo:rsid="001bc4bc" style:font-weight-asian="bold" style:font-weight-complex="bold"/>
    </style:style>
    <style:style style:name="T11" style:family="text">
      <style:text-properties fo:font-weight="bold" officeooo:rsid="00383162" style:font-weight-asian="bold" style:font-weight-complex="bold"/>
    </style:style>
    <style:style style:name="T12" style:family="text">
      <style:text-properties fo:font-weight="bold" officeooo:rsid="00754a31" style:font-weight-asian="bold"/>
    </style:style>
    <style:style style:name="T13" style:family="text">
      <style:text-properties officeooo:rsid="0021b08f"/>
    </style:style>
    <style:style style:name="T14" style:family="text">
      <style:text-properties style:font-name="Liberation Serif" officeooo:rsid="0021b08f"/>
    </style:style>
    <style:style style:name="T15" style:family="text">
      <style:text-properties style:font-name="Liberation Serif" fo:font-size="12pt" officeooo:rsid="0021b08f" style:font-size-asian="12pt" style:font-size-complex="12pt"/>
    </style:style>
    <style:style style:name="T16" style:family="text">
      <style:text-properties style:font-name="Liberation Serif" fo:font-size="12pt" officeooo:rsid="00221aa4" style:font-size-asian="12pt" style:font-size-complex="12pt"/>
    </style:style>
    <style:style style:name="T17" style:family="text">
      <style:text-properties style:font-name="Liberation Serif" fo:font-size="12pt" officeooo:rsid="002366af" style:font-size-asian="12pt" style:font-size-complex="12pt"/>
    </style:style>
    <style:style style:name="T18" style:family="text">
      <style:text-properties style:font-name="Liberation Serif" officeooo:rsid="002366af"/>
    </style:style>
    <style:style style:name="T19" style:family="text">
      <style:text-properties officeooo:rsid="002366af"/>
    </style:style>
    <style:style style:name="T20" style:family="text">
      <style:text-properties fo:color="#800000" loext:opacity="100%" style:font-name="Monospace1" fo:font-size="10pt" fo:font-weight="bold" style:font-size-asian="10pt" style:font-weight-asian="bold"/>
    </style:style>
    <style:style style:name="T21" style:family="text">
      <style:text-properties fo:color="#800000" loext:opacity="100%" style:font-name="Monospace1" fo:font-size="10pt" fo:font-weight="bold" officeooo:rsid="005d3b44" style:font-size-asian="10pt" style:font-weight-asian="bold"/>
    </style:style>
    <style:style style:name="T22" style:family="text">
      <style:text-properties fo:color="#800000" loext:opacity="100%" style:font-name="Monospace1" fo:font-size="10pt" fo:font-weight="bold" officeooo:rsid="005eed12" style:font-size-asian="10pt" style:font-weight-asian="bold"/>
    </style:style>
    <style:style style:name="T23" style:family="text">
      <style:text-properties fo:color="#800000" loext:opacity="100%" style:font-name="Monospace1" fo:font-size="10pt" fo:font-weight="bold" officeooo:rsid="00603dbe" style:font-size-asian="10pt" style:font-weight-asian="bold"/>
    </style:style>
    <style:style style:name="T24" style:family="text">
      <style:text-properties fo:color="#800000" loext:opacity="100%" style:font-name="Monospace1" fo:font-size="10pt" fo:font-weight="bold" officeooo:rsid="006ddb61" style:font-size-asian="10pt" style:font-weight-asian="bold"/>
    </style:style>
    <style:style style:name="T25" style:family="text">
      <style:text-properties fo:color="#800000" loext:opacity="100%" style:font-name="Monospace1" fo:font-size="10pt" fo:font-weight="bold" officeooo:rsid="00723029" style:font-size-asian="10pt" style:font-weight-asian="bold"/>
    </style:style>
    <style:style style:name="T26" style:family="text">
      <style:text-properties fo:color="#800000" loext:opacity="100%" style:font-name="Monospace1" fo:font-size="10pt" fo:font-weight="bold" officeooo:rsid="007e4415" style:font-size-asian="10pt" style:font-weight-asian="bold"/>
    </style:style>
    <style:style style:name="T27" style:family="text">
      <style:text-properties fo:color="#800000" loext:opacity="100%" style:font-name="Monospace1" fo:font-size="10pt" fo:font-weight="bold" officeooo:rsid="007f2338" style:font-size-asian="10pt" style:font-weight-asian="bold"/>
    </style:style>
    <style:style style:name="T28" style:family="text">
      <style:text-properties fo:color="#800000" loext:opacity="100%" style:font-name="Monospace1" fo:font-size="10pt" fo:font-weight="bold" fo:background-color="#e8f2fe" loext:char-shading-value="0" style:font-size-asian="10pt" style:font-weight-asian="bold"/>
    </style:style>
    <style:style style:name="T29" style:family="text">
      <style:text-properties fo:color="#800000" loext:opacity="100%" style:font-name="Monospace1" fo:font-size="10pt" fo:font-weight="bold" officeooo:rsid="00795b5a" fo:background-color="#e8f2fe" loext:char-shading-value="0" style:font-size-asian="10pt" style:font-weight-asian="bold"/>
    </style:style>
    <style:style style:name="T30" style:family="text">
      <style:text-properties fo:color="#800000" loext:opacity="100%" style:font-name="Monospace" fo:font-size="10pt" fo:font-weight="bold" style:font-size-asian="10pt" style:font-weight-asian="bold"/>
    </style:style>
    <style:style style:name="T31" style:family="text">
      <style:text-properties fo:color="#800000" loext:opacity="100%" style:font-name="Monospace" fo:font-size="10pt" fo:font-weight="bold" style:font-size-asian="10pt" style:font-weight-asian="bold" style:font-size-complex="10pt"/>
    </style:style>
    <style:style style:name="T32" style:family="text">
      <style:text-properties fo:color="#800000" loext:opacity="100%" style:font-name="Monospace" fo:font-weight="bold" style:font-weight-asian="bold"/>
    </style:style>
    <style:style style:name="T33" style:family="text">
      <style:text-properties fo:color="#800000" loext:opacity="100%" fo:font-weight="bold" style:font-weight-asian="bold"/>
    </style:style>
    <style:style style:name="T34" style:family="text">
      <style:text-properties fo:color="#800000" loext:opacity="100%" fo:font-weight="bold" fo:background-color="#e8f2fe" loext:char-shading-value="0" style:font-weight-asian="bold"/>
    </style:style>
    <style:style style:name="T35" style:family="text">
      <style:text-properties fo:color="#800000" loext:opacity="100%" style:font-name="monospace" fo:font-size="10pt" fo:font-weight="bold" officeooo:rsid="00754a31" style:font-size-asian="10pt" style:font-weight-asian="bold" style:font-size-complex="10pt"/>
    </style:style>
    <style:style style:name="T36" style:family="text">
      <style:text-properties fo:color="#800000" loext:opacity="100%" style:font-name="monospace" fo:font-size="10pt" fo:font-weight="bold" officeooo:rsid="0078f773" style:font-size-asian="10pt" style:font-weight-asian="bold" style:font-size-complex="10pt"/>
    </style:style>
    <style:style style:name="T37" style:family="text">
      <style:text-properties fo:color="#272727" loext:opacity="100%"/>
    </style:style>
    <style:style style:name="T38" style:family="text">
      <style:text-properties fo:color="#272727" loext:opacity="100%" style:font-name="Monospace1" fo:font-size="10pt" style:font-size-asian="10pt"/>
    </style:style>
    <style:style style:name="T39" style:family="text">
      <style:text-properties fo:color="#272727" loext:opacity="100%" style:font-name="Monospace1" fo:font-size="10pt" officeooo:rsid="002489ab" style:font-size-asian="10pt"/>
    </style:style>
    <style:style style:name="T40" style:family="text">
      <style:text-properties fo:color="#272727" loext:opacity="100%" style:font-name="Monospace1" fo:font-size="10pt" officeooo:rsid="002cf94d" style:font-size-asian="10pt"/>
    </style:style>
    <style:style style:name="T41" style:family="text">
      <style:text-properties fo:color="#272727" loext:opacity="100%" style:font-name="Monospace1" fo:font-size="10pt" officeooo:rsid="003d7c25" style:font-size-asian="10pt"/>
    </style:style>
    <style:style style:name="T42" style:family="text">
      <style:text-properties fo:color="#272727" loext:opacity="100%" style:font-name="Monospace1" fo:font-size="10pt" officeooo:rsid="00603dbe" style:font-size-asian="10pt"/>
    </style:style>
    <style:style style:name="T43" style:family="text">
      <style:text-properties fo:color="#272727" loext:opacity="100%" style:font-name="Monospace1" fo:font-size="10pt" officeooo:rsid="00621800" style:font-size-asian="10pt"/>
    </style:style>
    <style:style style:name="T44" style:family="text">
      <style:text-properties fo:color="#272727" loext:opacity="100%" style:font-name="Monospace1" fo:font-size="10pt" fo:background-color="#e8f2fe" loext:char-shading-value="0" style:font-size-asian="10pt"/>
    </style:style>
    <style:style style:name="T45" style:family="text">
      <style:text-properties fo:color="#272727" loext:opacity="100%" style:font-name="Monospace1" fo:font-size="10pt" fo:font-weight="bold" style:font-size-asian="10pt" style:font-weight-asian="bold"/>
    </style:style>
    <style:style style:name="T46" style:family="text">
      <style:text-properties fo:color="#272727" loext:opacity="100%" fo:background-color="#e8f2fe" loext:char-shading-value="0"/>
    </style:style>
    <style:style style:name="T47" style:family="text">
      <style:text-properties fo:color="#000000" loext:opacity="100%" style:font-name="Monospace1" fo:font-size="10pt" style:font-size-asian="10pt"/>
    </style:style>
    <style:style style:name="T48" style:family="text">
      <style:text-properties fo:color="#000000" loext:opacity="100%" style:font-name="Monospace1" fo:font-size="10pt" officeooo:rsid="002489ab" style:font-size-asian="10pt"/>
    </style:style>
    <style:style style:name="T49" style:family="text">
      <style:text-properties fo:color="#000000" loext:opacity="100%" style:font-name="Monospace1" fo:font-size="10pt" officeooo:rsid="00250b70" style:font-size-asian="10pt"/>
    </style:style>
    <style:style style:name="T50" style:family="text">
      <style:text-properties fo:color="#000000" loext:opacity="100%" style:font-name="Monospace1" fo:font-size="10pt" officeooo:rsid="00295a0d" style:font-size-asian="10pt"/>
    </style:style>
    <style:style style:name="T51" style:family="text">
      <style:text-properties fo:color="#000000" loext:opacity="100%" style:font-name="Monospace1" fo:font-size="10pt" officeooo:rsid="0051022f" style:font-size-asian="10pt"/>
    </style:style>
    <style:style style:name="T52" style:family="text">
      <style:text-properties fo:color="#000000" loext:opacity="100%" style:font-name="Monospace1" fo:font-size="10pt" officeooo:rsid="005d3b44" style:font-size-asian="10pt"/>
    </style:style>
    <style:style style:name="T53" style:family="text">
      <style:text-properties fo:color="#000000" loext:opacity="100%" style:font-name="Monospace1" fo:font-size="10pt" officeooo:rsid="00603dbe" style:font-size-asian="10pt"/>
    </style:style>
    <style:style style:name="T54" style:family="text">
      <style:text-properties fo:color="#000000" loext:opacity="100%" style:font-name="Monospace1" fo:font-size="10pt" fo:background-color="#e8f2fe" loext:char-shading-value="0" style:font-size-asian="10pt"/>
    </style:style>
    <style:style style:name="T55" style:family="text">
      <style:text-properties fo:color="#000000" loext:opacity="100%" fo:background-color="#e8f2fe" loext:char-shading-value="0"/>
    </style:style>
    <style:style style:name="T56" style:family="text">
      <style:text-properties fo:color="#0000ff" loext:opacity="100%" style:font-name="Monospace1" fo:font-size="10pt" style:font-size-asian="10pt"/>
    </style:style>
    <style:style style:name="T57" style:family="text">
      <style:text-properties fo:color="#0000ff" loext:opacity="100%" style:font-name="Monospace1" fo:font-size="10pt" officeooo:rsid="0031c0ff" style:font-size-asian="10pt"/>
    </style:style>
    <style:style style:name="T58" style:family="text">
      <style:text-properties fo:color="#0000ff" loext:opacity="100%" style:font-name="Monospace1" fo:font-size="10pt" officeooo:rsid="00603dbe" style:font-size-asian="10pt"/>
    </style:style>
    <style:style style:name="T59" style:family="text">
      <style:text-properties fo:color="#0000ff" loext:opacity="100%" style:font-name="Monospace1" fo:font-size="10pt" officeooo:rsid="00621b93" style:font-size-asian="10pt"/>
    </style:style>
    <style:style style:name="T60" style:family="text">
      <style:text-properties fo:color="#0000ff" loext:opacity="100%" style:font-name="Monospace1" fo:font-size="10pt" officeooo:rsid="0035bc61" style:font-size-asian="10pt"/>
    </style:style>
    <style:style style:name="T61" style:family="text">
      <style:text-properties fo:color="#0000ff" loext:opacity="100%" style:font-name="Monospace1" fo:font-size="10pt" officeooo:rsid="00636697" style:font-size-asian="10pt"/>
    </style:style>
    <style:style style:name="T62" style:family="text">
      <style:text-properties fo:color="#0000ff" loext:opacity="100%" style:font-name="Monospace1" fo:font-size="10pt" officeooo:rsid="006b57b1" style:font-size-asian="10pt"/>
    </style:style>
    <style:style style:name="T63" style:family="text">
      <style:text-properties fo:color="#0000ff" loext:opacity="100%" style:font-name="Monospace1" fo:font-size="10pt" officeooo:rsid="006cbd56" style:font-size-asian="10pt"/>
    </style:style>
    <style:style style:name="T64" style:family="text">
      <style:text-properties fo:color="#0000ff" loext:opacity="100%" style:font-name="Monospace1" fo:font-size="10pt" officeooo:rsid="006ddb61" style:font-size-asian="10pt"/>
    </style:style>
    <style:style style:name="T65" style:family="text">
      <style:text-properties fo:color="#0000ff" loext:opacity="100%" style:font-name="Monospace1" fo:font-size="10pt" officeooo:rsid="006e5e23" style:font-size-asian="10pt"/>
    </style:style>
    <style:style style:name="T66" style:family="text">
      <style:text-properties fo:color="#0000ff" loext:opacity="100%" style:font-name="Monospace1" fo:font-size="10pt" officeooo:rsid="006fbee3" style:font-size-asian="10pt"/>
    </style:style>
    <style:style style:name="T67" style:family="text">
      <style:text-properties fo:color="#0000ff" loext:opacity="100%" style:font-name="Monospace1" fo:font-size="10pt" fo:background-color="#e8f2fe" loext:char-shading-value="0" style:font-size-asian="10pt"/>
    </style:style>
    <style:style style:name="T68" style:family="text">
      <style:text-properties fo:color="#0000ff" loext:opacity="100%" style:font-name="Monospace1" fo:font-size="10pt" fo:font-weight="bold" officeooo:rsid="00723029" style:font-size-asian="10pt" style:font-weight-asian="bold"/>
    </style:style>
    <style:style style:name="T69" style:family="text">
      <style:text-properties fo:color="#0000ff" loext:opacity="100%" style:text-position="super 58%" style:font-name="Monospace1" fo:font-size="10pt" officeooo:rsid="006b57b1" style:font-size-asian="10pt"/>
    </style:style>
    <style:style style:name="T70" style:family="text">
      <style:text-properties fo:color="#ff0000" loext:opacity="100%" style:font-name="Monospace1" fo:font-size="10pt" style:font-size-asian="10pt"/>
    </style:style>
    <style:style style:name="T71" style:family="text">
      <style:text-properties fo:color="#ff0000" loext:opacity="100%" style:font-name="Monospace1" fo:font-size="10pt" officeooo:rsid="007e4415" style:font-size-asian="10pt"/>
    </style:style>
    <style:style style:name="T72" style:family="text">
      <style:text-properties fo:color="#ff0000" loext:opacity="100%" style:font-name="Monospace1" fo:font-size="10pt" officeooo:rsid="007e669e" style:font-size-asian="10pt"/>
    </style:style>
    <style:style style:name="T73" style:family="text">
      <style:text-properties fo:color="#ff0000" loext:opacity="100%" style:font-name="Monospace1" fo:font-size="10pt" officeooo:rsid="007f2338" style:font-size-asian="10pt"/>
    </style:style>
    <style:style style:name="T74" style:family="text">
      <style:text-properties fo:color="#ff0000" loext:opacity="100%" style:font-name="Monospace1" fo:font-size="10pt" officeooo:rsid="0080ed7f" style:font-size-asian="10pt"/>
    </style:style>
    <style:style style:name="T75" style:family="text">
      <style:text-properties fo:color="#ff0000" loext:opacity="100%" fo:font-size="10pt" style:font-size-asian="10pt"/>
    </style:style>
    <style:style style:name="T76" style:family="text">
      <style:text-properties fo:color="#ff0000" loext:opacity="100%" fo:font-size="10pt" style:font-size-asian="10pt" style:font-size-complex="10pt"/>
    </style:style>
    <style:style style:name="T77" style:family="text">
      <style:text-properties officeooo:rsid="002489ab"/>
    </style:style>
    <style:style style:name="T78" style:family="text">
      <style:text-properties fo:color="#000080" loext:opacity="100%" style:font-name="Monospace1" fo:font-size="10pt" fo:font-weight="bold" style:font-size-asian="10pt" style:font-weight-asian="bold"/>
    </style:style>
    <style:style style:name="T79" style:family="text">
      <style:text-properties fo:color="#000080" loext:opacity="100%" style:font-name="Monospace1" fo:font-size="10pt" style:font-size-asian="10pt"/>
    </style:style>
    <style:style style:name="T80" style:family="text">
      <style:text-properties officeooo:rsid="00250b70"/>
    </style:style>
    <style:style style:name="T81" style:family="text">
      <style:text-properties officeooo:rsid="0026fe44"/>
    </style:style>
    <style:style style:name="T82" style:family="text">
      <style:text-properties fo:color="#008000" loext:opacity="100%" style:font-name="Monospace1" fo:font-size="10pt" fo:background-color="#e8f2fe" loext:char-shading-value="0" style:font-size-asian="10pt"/>
    </style:style>
    <style:style style:name="T83" style:family="text">
      <style:text-properties fo:color="#008000" loext:opacity="100%" style:font-name="Monospace1" fo:font-size="10pt" style:font-size-asian="10pt"/>
    </style:style>
    <style:style style:name="T84" style:family="text">
      <style:text-properties fo:color="#008000" loext:opacity="100%" style:font-name="Monospace1" fo:font-size="10pt" officeooo:rsid="00603dbe" style:font-size-asian="10pt"/>
    </style:style>
    <style:style style:name="T85" style:family="text">
      <style:text-properties fo:color="#008000" loext:opacity="100%" style:font-name="Monospace1" fo:font-size="10pt" officeooo:rsid="00621800" style:font-size-asian="10pt"/>
    </style:style>
    <style:style style:name="T86" style:family="text">
      <style:text-properties fo:color="#008000" loext:opacity="100%" style:font-name="Monospace1" fo:font-size="10pt" officeooo:rsid="00621b93" style:font-size-asian="10pt"/>
    </style:style>
    <style:style style:name="T87" style:family="text">
      <style:text-properties officeooo:rsid="0028d74b"/>
    </style:style>
    <style:style style:name="T88" style:family="text">
      <style:text-properties officeooo:rsid="00295a0d"/>
    </style:style>
    <style:style style:name="T89" style:family="text">
      <style:text-properties officeooo:rsid="002b158f"/>
    </style:style>
    <style:style style:name="T90" style:family="text">
      <style:text-properties officeooo:rsid="002b246d"/>
    </style:style>
    <style:style style:name="T91" style:family="text">
      <style:text-properties style:text-position="super 58%"/>
    </style:style>
    <style:style style:name="T92" style:family="text">
      <style:text-properties style:text-position="super 58%" style:font-name="Monospace1" fo:font-size="10pt" officeooo:rsid="00723029" style:font-size-asian="10pt"/>
    </style:style>
    <style:style style:name="T93" style:family="text">
      <style:text-properties style:text-position="0% 100%"/>
    </style:style>
    <style:style style:name="T94" style:family="text">
      <style:text-properties officeooo:rsid="0030cead"/>
    </style:style>
    <style:style style:name="T95" style:family="text">
      <style:text-properties officeooo:rsid="00336769"/>
    </style:style>
    <style:style style:name="T96" style:family="text">
      <style:text-properties officeooo:rsid="0035bc61"/>
    </style:style>
    <style:style style:name="T97" style:family="text">
      <style:text-properties officeooo:rsid="00373fdb"/>
    </style:style>
    <style:style style:name="T98" style:family="text">
      <style:text-properties officeooo:rsid="003d7c25"/>
    </style:style>
    <style:style style:name="T99" style:family="text">
      <style:text-properties officeooo:rsid="0042cabc"/>
    </style:style>
    <style:style style:name="T100" style:family="text">
      <style:text-properties officeooo:rsid="004b2cd0"/>
    </style:style>
    <style:style style:name="T101" style:family="text">
      <style:text-properties officeooo:rsid="004c6cf2"/>
    </style:style>
    <style:style style:name="T102" style:family="text">
      <style:text-properties officeooo:rsid="0052b197"/>
    </style:style>
    <style:style style:name="T103" style:family="text">
      <style:text-properties officeooo:rsid="00558526"/>
    </style:style>
    <style:style style:name="T104" style:family="text">
      <style:text-properties officeooo:rsid="0055c756"/>
    </style:style>
    <style:style style:name="T105" style:family="text">
      <style:text-properties officeooo:rsid="00578b5a"/>
    </style:style>
    <style:style style:name="T106" style:family="text">
      <style:text-properties style:font-name="Monospace1" fo:font-size="10pt" style:font-size-asian="10pt"/>
    </style:style>
    <style:style style:name="T107" style:family="text">
      <style:text-properties style:font-name="Monospace1" fo:font-size="10pt" officeooo:rsid="00578b5a" style:font-size-asian="10pt"/>
    </style:style>
    <style:style style:name="T108" style:family="text">
      <style:text-properties style:font-name="Monospace1" fo:font-size="10pt" officeooo:rsid="005a44ac" style:font-size-asian="10pt"/>
    </style:style>
    <style:style style:name="T109" style:family="text">
      <style:text-properties style:font-name="Monospace1" fo:font-size="10pt" officeooo:rsid="005b9248" style:font-size-asian="10pt"/>
    </style:style>
    <style:style style:name="T110" style:family="text">
      <style:text-properties style:font-name="Monospace1" fo:font-size="10pt" officeooo:rsid="005d3b44" style:font-size-asian="10pt"/>
    </style:style>
    <style:style style:name="T111" style:family="text">
      <style:text-properties style:font-name="Monospace1" fo:font-size="10pt" officeooo:rsid="005eed12" style:font-size-asian="10pt"/>
    </style:style>
    <style:style style:name="T112" style:family="text">
      <style:text-properties style:font-name="Monospace1" fo:font-size="10pt" officeooo:rsid="00603dbe" style:font-size-asian="10pt"/>
    </style:style>
    <style:style style:name="T113" style:family="text">
      <style:text-properties style:font-name="Monospace1" fo:font-size="10pt" officeooo:rsid="00612d5a" style:font-size-asian="10pt"/>
    </style:style>
    <style:style style:name="T114" style:family="text">
      <style:text-properties style:font-name="Monospace1" fo:font-size="10pt" officeooo:rsid="006ddb61" style:font-size-asian="10pt"/>
    </style:style>
    <style:style style:name="T115" style:family="text">
      <style:text-properties style:font-name="Monospace1" fo:font-size="10pt" officeooo:rsid="00723029" style:font-size-asian="10pt"/>
    </style:style>
    <style:style style:name="T116" style:family="text">
      <style:text-properties style:font-name="Monospace1" fo:font-size="10pt" officeooo:rsid="00754a31" style:font-size-asian="10pt"/>
    </style:style>
    <style:style style:name="T117" style:family="text">
      <style:text-properties style:font-name="Monospace1" fo:font-size="10pt" officeooo:rsid="0077f43d" style:font-size-asian="10pt"/>
    </style:style>
    <style:style style:name="T118" style:family="text">
      <style:text-properties officeooo:rsid="0066f37f"/>
    </style:style>
    <style:style style:name="T119" style:family="text">
      <style:text-properties officeooo:rsid="00754a31"/>
    </style:style>
    <style:style style:name="T120" style:family="text">
      <style:text-properties style:font-name="monospace" fo:font-weight="bold" officeooo:rsid="00754a31" style:font-weight-asian="bold" style:font-size-complex="10pt"/>
    </style:style>
    <style:style style:name="T121" style:family="text">
      <style:text-properties officeooo:rsid="00795b5a"/>
    </style:style>
    <style:style style:name="T122" style:family="text">
      <style:text-properties officeooo:rsid="007b20fd"/>
    </style:style>
    <style:style style:name="T123" style:family="text">
      <style:text-properties officeooo:rsid="007dda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6" text:outline-level="1">Database</text:h>
      <text:p text:style-name="P58"/>
      <text:p text:style-name="P58"/>
      <text:h text:style-name="P117" text:outline-level="2">Geodata</text:h>
      <text:p text:style-name="P58"/>
      <text:p text:style-name="P111"><text:span text:style-name="Strong_20_Emphasis"><text:span text:style-name="T100">Sources:</text:span></text:span></text:p>
      <text:p text:style-name="P111"><text:span text:style-name="Strong_20_Emphasis"><text:span text:style-name="T100">CLC</text:span></text:span></text:p>
      <text:p text:style-name="P111"><text:span text:style-name="Strong_20_Emphasis">DOI (vector):</text:span> <text:a xlink:type="simple" xlink:href="https://doi.org/10.2909/71c95a07-e296-44fc-b22b-415f42acfdf0" text:style-name="Internet_20_link" text:visited-style-name="Visited_20_Internet_20_Link">https://doi.org/10.2909/71c95a07-e296-44fc-b22b-415f42acfdf0</text:a></text:p>
      <text:p text:style-name="P112">Buek200</text:p>
      <text:p text:style-name="P112"/>
      <text:h text:style-name="P118" text:outline-level="3">Bük</text:h>
      <text:p text:style-name="P58">- <text:span text:style-name="T1">The buek 200 is scraped from the website of the bgr (e.g. </text:span><text:a xlink:type="simple" xlink:href="https://fisbo.bgr.de/app/FISBoBGR_Profilanzeige/getProfile.php?KARTE=BUEK200&amp;amp;LEGNR=151848" text:style-name="Internet_20_link" text:visited-style-name="Visited_20_Internet_20_Link"><text:span text:style-name="T1">https://fisbo.bgr.de/app/FISBoBGR_Profilanzeige/getProfile.php?KARTE=BUEK200&amp;amp;LEGNR=151848</text:span></text:a><text:span text:style-name="T1">) in order to obtain additional data to the profiles such as the Corine Landusage Code 18.</text:span></text:p>
      <text:p text:style-name="Text_20_body">- <text:span text:style-name="T1">The shapefile used for the bük is the one previously used with Monica. It is buffered by 3m to eliminate blank spaces. (- https://services.bgr.de/atomfeeds/dataset_154997F4-3C14-4A53-B217-8A7C7509E05F.xml)</text:span></text:p>
      <text:p text:style-name="Text_20_body"><text:span text:style-name="T1">- The CLC is obtained u2018_clc2018_v2020_20u1_geoPackage </text:span><text:span text:style-name="T2">was obtained from </text:span><text:a xlink:type="simple" xlink:href="https://land.copernicus.eu/en/products/corine-land-cover/clc2018" text:style-name="Internet_20_link" text:visited-style-name="Visited_20_Internet_20_Link"><text:span text:style-name="T2">https://land.copernicus.eu/en/products/corine-land-cover/clc2018</text:span></text:a></text:p>
      <text:p text:style-name="Text_20_body">- <text:span text:style-name="T3">An intersect of the two maps was done in QGIS </text:span><text:span text:style-name="T4">in EPSG:25832 in order to assess the sizes of the polygons. </text:span><text:span text:style-name="T5">The polygon_id (tkle_nr) from buek200 and the CLC Code (code_18, type varchar) is written into the new file. Feature count: 538543</text:span><text:span text:style-name="T6">. </text:span></text:p>
      <text:p text:style-name="Text_20_body">- <text:span text:style-name="T5">The resulting .shp file is imported into the database and a spatial index is created.</text:span></text:p>
      <text:p text:style-name="Text_20_body">- <text:span text:style-name="T5">The size is calculated:</text:span></text:p>
      <text:p text:style-name="Preformatted_20_Text"><text:span text:style-name="Source_20_Text">-- Add a new column to store the polygon sizes</text:span></text:p>
      <text:p text:style-name="P2"><text:span text:style-name="Source_20_Text"><text:span text:style-name="T30">ALTER</text:span></text:span><text:span text:style-name="T38"> </text:span><text:span text:style-name="T20">TABLE</text:span><text:span text:style-name="T38"> </text:span><text:span text:style-name="T47">clc_buek_intersection_25832</text:span></text:p>
      <text:p text:style-name="Standard"><text:span text:style-name="T20">ADD</text:span><text:span text:style-name="T38"> </text:span><text:span text:style-name="T20">COLUMN</text:span><text:span text:style-name="T38"> </text:span><text:span text:style-name="T47">polygon_area</text:span><text:span text:style-name="T38"> </text:span><text:span text:style-name="T20">double</text:span><text:span text:style-name="T38"> </text:span><text:span text:style-name="T20">precision</text:span><text:span text:style-name="T70">;</text:span></text:p>
      <text:p text:style-name="Preformatted_20_Text"/>
      <text:p text:style-name="Preformatted_20_Text"><text:span text:style-name="Source_20_Text">-- Update the new column with the calculated polygon sizes </text:span><text:span text:style-name="Source_20_Text"><text:span text:style-name="T7">in square meters</text:span></text:span></text:p>
      <text:p text:style-name="P2"><text:span text:style-name="Source_20_Text"><text:span text:style-name="T30">UPDATE</text:span></text:span><text:span text:style-name="T38"> </text:span><text:span text:style-name="T47">clc_buek_intersection_25832</text:span></text:p>
      <text:p text:style-name="Standard"><text:span text:style-name="T20">SET</text:span><text:span text:style-name="T38"> </text:span><text:span text:style-name="T47">polygon_area</text:span><text:span text:style-name="T38"> = </text:span><text:span text:style-name="T47">ST_Area</text:span><text:span text:style-name="T38">(</text:span><text:span text:style-name="T47">geom</text:span><text:span text:style-name="T38">)</text:span><text:span text:style-name="T70">;</text:span></text:p>
      <text:h text:style-name="P120" text:outline-level="4">Defining the correct CLCode</text:h>
      <text:p text:style-name="P1">The CLC Codes:</text:p>
      <table:table table:name="Table1" table:style-name="Table1" table:template-name="Elegant">
        <table:table-column table:style-name="Table1.A"/>
        <table:table-column table:style-name="Table1.B" table:number-columns-repeated="2"/>
        <table:table-column table:style-name="Table1.D"/>
        <table:table-column table:style-name="Table1.E"/>
        <table:table-column table:style-name="Table1.F"/>
        <table:table-row table:style-name="Table1.1">
          <table:table-cell table:style-name="Table1.A1" office:value-type="string">
            <text:p text:style-name="P16">cod<text:soft-page-break/>e</text:p>
          </table:table-cell>
          <table:table-cell table:style-name="Table1.A1" office:value-type="string">
            <text:p text:style-name="P16">cod<text:soft-page-break/>e</text:p>
          </table:table-cell>
          <table:table-cell table:style-name="Table1.A1" office:value-type="string">
            <text:p text:style-name="P16">cod<text:soft-page-break/>e</text:p>
          </table:table-cell>
          <table:table-cell table:style-name="Table1.A1" office:value-type="string">
            <text:p text:style-name="P16">label</text:p>
          </table:table-cell>
          <table:table-cell table:style-name="Table1.A1" office:value-type="string">
            <text:p text:style-name="P16">label</text:p>
          </table:table-cell>
          <table:table-cell table:style-name="Table1.A1" office:value-type="string">
            <text:p text:style-name="P16">label</text:p>
          </table:table-cell>
        </table:table-row>
        <table:table-row table:style-name="Table1.1">
          <table:table-cell table:style-name="Table1.A2" office:value-type="string">
            <text:p text:style-name="P15">1</text:p>
          </table:table-cell>
          <table:table-cell table:style-name="Table1.B2" office:value-type="string">
            <text:p text:style-name="P15">1</text:p>
          </table:table-cell>
          <table:table-cell table:style-name="Table1.C2" office:value-type="string">
            <text:p text:style-name="P15">1</text:p>
          </table:table-cell>
          <table:table-cell table:style-name="Table1.D2" office:value-type="string">
            <text:p text:style-name="P14">Artificial surfaces</text:p>
          </table:table-cell>
          <table:table-cell table:style-name="Table1.E2" office:value-type="string">
            <text:p text:style-name="P14">Urban fabric</text:p>
          </table:table-cell>
          <table:table-cell table:style-name="Table1.F2" office:value-type="string">
            <text:p text:style-name="P14">Continuous urban fabric</text:p>
          </table:table-cell>
        </table:table-row>
        <table:table-row table:style-name="Table1.1">
          <table:table-cell table:style-name="Table1.A3" office:value-type="string">
            <text:p text:style-name="P15">1</text:p>
          </table:table-cell>
          <table:table-cell table:style-name="Table1.B3" office:value-type="string">
            <text:p text:style-name="P15">1</text:p>
          </table:table-cell>
          <table:table-cell table:style-name="Table1.C3" office:value-type="string">
            <text:p text:style-name="P15">2</text:p>
          </table:table-cell>
          <table:table-cell table:style-name="Table1.D3" office:value-type="string">
            <text:p text:style-name="P14">Artificial surfaces</text:p>
          </table:table-cell>
          <table:table-cell table:style-name="Table1.E3" office:value-type="string">
            <text:p text:style-name="P14">Urban fabric</text:p>
          </table:table-cell>
          <table:table-cell table:style-name="Table1.F3" office:value-type="string">
            <text:p text:style-name="P14">Discontinuous urban fabric</text:p>
          </table:table-cell>
        </table:table-row>
        <table:table-row table:style-name="Table1.1">
          <table:table-cell table:style-name="Table1.A4" office:value-type="string">
            <text:p text:style-name="P15">1</text:p>
          </table:table-cell>
          <table:table-cell table:style-name="Table1.B4" office:value-type="string">
            <text:p text:style-name="P15">2</text:p>
          </table:table-cell>
          <table:table-cell table:style-name="Table1.C4" office:value-type="string">
            <text:p text:style-name="P15">1</text:p>
          </table:table-cell>
          <table:table-cell table:style-name="Table1.D4" office:value-type="string">
            <text:p text:style-name="P14">Artificial surfaces</text:p>
          </table:table-cell>
          <table:table-cell table:style-name="Table1.E4" office:value-type="string">
            <text:p text:style-name="P14">Industrial, commercial and transport units</text:p>
          </table:table-cell>
          <table:table-cell table:style-name="Table1.F4" office:value-type="string">
            <text:p text:style-name="P14">Industrial and commercial units</text:p>
          </table:table-cell>
        </table:table-row>
        <table:table-row table:style-name="Table1.1">
          <table:table-cell table:style-name="Table1.A5" office:value-type="string">
            <text:p text:style-name="P15">1</text:p>
          </table:table-cell>
          <table:table-cell table:style-name="Table1.B5" office:value-type="string">
            <text:p text:style-name="P15">2</text:p>
          </table:table-cell>
          <table:table-cell table:style-name="Table1.C5" office:value-type="string">
            <text:p text:style-name="P15">2</text:p>
          </table:table-cell>
          <table:table-cell table:style-name="Table1.D5" office:value-type="string">
            <text:p text:style-name="P14">Artificial surfaces</text:p>
          </table:table-cell>
          <table:table-cell table:style-name="Table1.E5" office:value-type="string">
            <text:p text:style-name="P14">Industrial, commercial and transport units</text:p>
          </table:table-cell>
          <table:table-cell table:style-name="Table1.F5" office:value-type="string">
            <text:p text:style-name="P14">Road and rail networks and associated land</text:p>
          </table:table-cell>
        </table:table-row>
        <table:table-row table:style-name="Table1.1">
          <table:table-cell table:style-name="Table1.A6" office:value-type="string">
            <text:p text:style-name="P15">1</text:p>
          </table:table-cell>
          <table:table-cell table:style-name="Table1.B6" office:value-type="string">
            <text:p text:style-name="P15">2</text:p>
          </table:table-cell>
          <table:table-cell table:style-name="Table1.C6" office:value-type="string">
            <text:p text:style-name="P15">3</text:p>
          </table:table-cell>
          <table:table-cell table:style-name="Table1.D6" office:value-type="string">
            <text:p text:style-name="P14">Artificial surfaces</text:p>
          </table:table-cell>
          <table:table-cell table:style-name="Table1.E6" office:value-type="string">
            <text:p text:style-name="P14">Industrial, commercial and transport units</text:p>
          </table:table-cell>
          <table:table-cell table:style-name="Table1.F6" office:value-type="string">
            <text:p text:style-name="P14">Port areas</text:p>
          </table:table-cell>
        </table:table-row>
        <table:table-row table:style-name="Table1.1">
          <table:table-cell table:style-name="Table1.A7" office:value-type="string">
            <text:p text:style-name="P15">1</text:p>
          </table:table-cell>
          <table:table-cell table:style-name="Table1.B7" office:value-type="string">
            <text:p text:style-name="P15">2</text:p>
          </table:table-cell>
          <table:table-cell table:style-name="Table1.C7" office:value-type="string">
            <text:p text:style-name="P15">4</text:p>
          </table:table-cell>
          <table:table-cell table:style-name="Table1.D7" office:value-type="string">
            <text:p text:style-name="P14">Artificial surfaces</text:p>
          </table:table-cell>
          <table:table-cell table:style-name="Table1.E7" office:value-type="string">
            <text:p text:style-name="P14">Industrial, commercial and transport units</text:p>
          </table:table-cell>
          <table:table-cell table:style-name="Table1.F7" office:value-type="string">
            <text:p text:style-name="P14">Airports</text:p>
          </table:table-cell>
        </table:table-row>
        <table:table-row table:style-name="Table1.1">
          <table:table-cell table:style-name="Table1.A8" office:value-type="string">
            <text:p text:style-name="P15">1</text:p>
          </table:table-cell>
          <table:table-cell table:style-name="Table1.B8" office:value-type="string">
            <text:p text:style-name="P15">3</text:p>
          </table:table-cell>
          <table:table-cell table:style-name="Table1.C8" office:value-type="string">
            <text:p text:style-name="P15">1</text:p>
          </table:table-cell>
          <table:table-cell table:style-name="Table1.D8" office:value-type="string">
            <text:p text:style-name="P14">Artificial surfaces</text:p>
          </table:table-cell>
          <table:table-cell table:style-name="Table1.E8" office:value-type="string">
            <text:p text:style-name="P14">Mine, dump and construction sites</text:p>
          </table:table-cell>
          <table:table-cell table:style-name="Table1.F8" office:value-type="string">
            <text:p text:style-name="P14">Mineral extraction sites</text:p>
          </table:table-cell>
        </table:table-row>
        <table:table-row table:style-name="Table1.1">
          <table:table-cell table:style-name="Table1.A9" office:value-type="string">
            <text:p text:style-name="P15">1</text:p>
          </table:table-cell>
          <table:table-cell table:style-name="Table1.B9" office:value-type="string">
            <text:p text:style-name="P15">3</text:p>
          </table:table-cell>
          <table:table-cell table:style-name="Table1.C9" office:value-type="string">
            <text:p text:style-name="P15">2</text:p>
          </table:table-cell>
          <table:table-cell table:style-name="Table1.D9" office:value-type="string">
            <text:p text:style-name="P14">Artificial surfaces</text:p>
          </table:table-cell>
          <table:table-cell table:style-name="Table1.E9" office:value-type="string">
            <text:p text:style-name="P14">Mine, dump and construction sites</text:p>
          </table:table-cell>
          <table:table-cell table:style-name="Table1.F9" office:value-type="string">
            <text:p text:style-name="P14">Dump sites</text:p>
          </table:table-cell>
        </table:table-row>
        <table:table-row table:style-name="Table1.1">
          <table:table-cell table:style-name="Table1.A10" office:value-type="string">
            <text:p text:style-name="P15">1</text:p>
          </table:table-cell>
          <table:table-cell table:style-name="Table1.B10" office:value-type="string">
            <text:p text:style-name="P15">3</text:p>
          </table:table-cell>
          <table:table-cell table:style-name="Table1.C10" office:value-type="string">
            <text:p text:style-name="P15">3</text:p>
          </table:table-cell>
          <table:table-cell table:style-name="Table1.D10" office:value-type="string">
            <text:p text:style-name="P14">Artificial surfaces</text:p>
          </table:table-cell>
          <table:table-cell table:style-name="Table1.E10" office:value-type="string">
            <text:p text:style-name="P14">Mine, dump and construction sites</text:p>
          </table:table-cell>
          <table:table-cell table:style-name="Table1.F10" office:value-type="string">
            <text:p text:style-name="P14">Construction sites</text:p>
          </table:table-cell>
        </table:table-row>
        <table:table-row table:style-name="Table1.1">
          <table:table-cell table:style-name="Table1.A11" office:value-type="string">
            <text:p text:style-name="P15">1</text:p>
          </table:table-cell>
          <table:table-cell table:style-name="Table1.B11" office:value-type="string">
            <text:p text:style-name="P15">4</text:p>
          </table:table-cell>
          <table:table-cell table:style-name="Table1.C11" office:value-type="string">
            <text:p text:style-name="P15">1</text:p>
          </table:table-cell>
          <table:table-cell table:style-name="Table1.D11" office:value-type="string">
            <text:p text:style-name="P14">Artificial surfaces</text:p>
          </table:table-cell>
          <table:table-cell table:style-name="Table1.E11" office:value-type="string">
            <text:p text:style-name="P14">Artificial non-agricultural vegetated areas</text:p>
          </table:table-cell>
          <table:table-cell table:style-name="Table1.F11" office:value-type="string">
            <text:p text:style-name="P14">Green urban areas</text:p>
          </table:table-cell>
        </table:table-row>
        <table:table-row table:style-name="Table1.1">
          <table:table-cell table:style-name="Table1.A12" office:value-type="string">
            <text:p text:style-name="P15">1</text:p>
          </table:table-cell>
          <table:table-cell table:style-name="Table1.B12" office:value-type="string">
            <text:p text:style-name="P15">4</text:p>
          </table:table-cell>
          <table:table-cell table:style-name="Table1.C12" office:value-type="string">
            <text:p text:style-name="P15">2</text:p>
          </table:table-cell>
          <table:table-cell table:style-name="Table1.D12" office:value-type="string">
            <text:p text:style-name="P14">Artificial surfaces</text:p>
          </table:table-cell>
          <table:table-cell table:style-name="Table1.E12" office:value-type="string">
            <text:p text:style-name="P14">Artificial non-agricultural vegetated areas</text:p>
          </table:table-cell>
          <table:table-cell table:style-name="Table1.F12" office:value-type="string">
            <text:p text:style-name="P14">Sport and leisure facilities</text:p>
          </table:table-cell>
        </table:table-row>
        <table:table-row table:style-name="Table1.1">
          <table:table-cell table:style-name="Table1.A13" office:value-type="string">
            <text:p text:style-name="P15">2</text:p>
          </table:table-cell>
          <table:table-cell table:style-name="Table1.B13" office:value-type="string">
            <text:p text:style-name="P15">1</text:p>
          </table:table-cell>
          <table:table-cell table:style-name="Table1.C13" office:value-type="string">
            <text:p text:style-name="P15">1</text:p>
          </table:table-cell>
          <table:table-cell table:style-name="Table1.D13" office:value-type="string">
            <text:p text:style-name="P14">Agricultural areas</text:p>
          </table:table-cell>
          <table:table-cell table:style-name="Table1.E13" office:value-type="string">
            <text:p text:style-name="P14">Arable land</text:p>
          </table:table-cell>
          <table:table-cell table:style-name="Table1.F13" office:value-type="string">
            <text:p text:style-name="P14">Non-irrigated arable land</text:p>
          </table:table-cell>
        </table:table-row>
        <table:table-row table:style-name="Table1.1">
          <table:table-cell table:style-name="Table1.A14" office:value-type="string">
            <text:p text:style-name="P15">2</text:p>
          </table:table-cell>
          <table:table-cell table:style-name="Table1.B14" office:value-type="string">
            <text:p text:style-name="P15">1</text:p>
          </table:table-cell>
          <table:table-cell table:style-name="Table1.C14" office:value-type="string">
            <text:p text:style-name="P15">2</text:p>
          </table:table-cell>
          <table:table-cell table:style-name="Table1.D14" office:value-type="string">
            <text:p text:style-name="P14">Agricultural areas</text:p>
          </table:table-cell>
          <table:table-cell table:style-name="Table1.E14" office:value-type="string">
            <text:p text:style-name="P14">Arable land</text:p>
          </table:table-cell>
          <table:table-cell table:style-name="Table1.F14" office:value-type="string">
            <text:p text:style-name="P14">Permanently irrigated land</text:p>
          </table:table-cell>
        </table:table-row>
        <table:table-row table:style-name="Table1.1">
          <table:table-cell table:style-name="Table1.A15" office:value-type="string">
            <text:p text:style-name="P15">2</text:p>
          </table:table-cell>
          <table:table-cell table:style-name="Table1.B15" office:value-type="string">
            <text:p text:style-name="P15">1</text:p>
          </table:table-cell>
          <table:table-cell table:style-name="Table1.C15" office:value-type="string">
            <text:p text:style-name="P15">3</text:p>
          </table:table-cell>
          <table:table-cell table:style-name="Table1.D15" office:value-type="string">
            <text:p text:style-name="P14">Agricultural areas</text:p>
          </table:table-cell>
          <table:table-cell table:style-name="Table1.E15" office:value-type="string">
            <text:p text:style-name="P14">Arable land</text:p>
          </table:table-cell>
          <table:table-cell table:style-name="Table1.F15" office:value-type="string">
            <text:p text:style-name="P14">Rice fields</text:p>
          </table:table-cell>
        </table:table-row>
        <table:table-row table:style-name="Table1.1">
          <table:table-cell table:style-name="Table1.A16" office:value-type="string">
            <text:p text:style-name="P15">2</text:p>
          </table:table-cell>
          <table:table-cell table:style-name="Table1.B16" office:value-type="string">
            <text:p text:style-name="P15">2</text:p>
          </table:table-cell>
          <table:table-cell table:style-name="Table1.C16" office:value-type="string">
            <text:p text:style-name="P15">1</text:p>
          </table:table-cell>
          <table:table-cell table:style-name="Table1.D16" office:value-type="string">
            <text:p text:style-name="P14">Agricultural areas</text:p>
          </table:table-cell>
          <table:table-cell table:style-name="Table1.E16" office:value-type="string">
            <text:p text:style-name="P14">Permanent crops</text:p>
          </table:table-cell>
          <table:table-cell table:style-name="Table1.F16" office:value-type="string">
            <text:p text:style-name="P14">Vineyards</text:p>
          </table:table-cell>
        </table:table-row>
        <table:table-row table:style-name="Table1.1">
          <table:table-cell table:style-name="Table1.A17" office:value-type="string">
            <text:p text:style-name="P15">2</text:p>
          </table:table-cell>
          <table:table-cell table:style-name="Table1.B17" office:value-type="string">
            <text:p text:style-name="P15">2</text:p>
          </table:table-cell>
          <table:table-cell table:style-name="Table1.C17" office:value-type="string">
            <text:p text:style-name="P15">2</text:p>
          </table:table-cell>
          <table:table-cell table:style-name="Table1.D17" office:value-type="string">
            <text:p text:style-name="P14">Agricultural areas</text:p>
          </table:table-cell>
          <table:table-cell table:style-name="Table1.E17" office:value-type="string">
            <text:p text:style-name="P14">Permanent crops</text:p>
          </table:table-cell>
          <table:table-cell table:style-name="Table1.F17" office:value-type="string">
            <text:p text:style-name="P14">Fruit trees and berry plantations</text:p>
          </table:table-cell>
        </table:table-row>
        <table:table-row table:style-name="Table1.1">
          <table:table-cell table:style-name="Table1.A18" office:value-type="string">
            <text:p text:style-name="P15">2</text:p>
          </table:table-cell>
          <table:table-cell table:style-name="Table1.B18" office:value-type="string">
            <text:p text:style-name="P15">2</text:p>
          </table:table-cell>
          <table:table-cell table:style-name="Table1.C18" office:value-type="string">
            <text:p text:style-name="P15">3</text:p>
          </table:table-cell>
          <table:table-cell table:style-name="Table1.D18" office:value-type="string">
            <text:p text:style-name="P14">Agricultural areas</text:p>
          </table:table-cell>
          <table:table-cell table:style-name="Table1.E18" office:value-type="string">
            <text:p text:style-name="P14">Permanent crops</text:p>
          </table:table-cell>
          <table:table-cell table:style-name="Table1.F18" office:value-type="string">
            <text:p text:style-name="P14">Olive groves</text:p>
          </table:table-cell>
        </table:table-row>
        <table:table-row table:style-name="Table1.1">
          <table:table-cell table:style-name="Table1.A19" office:value-type="string">
            <text:p text:style-name="P15">2</text:p>
          </table:table-cell>
          <table:table-cell table:style-name="Table1.B19" office:value-type="string">
            <text:p text:style-name="P15">3</text:p>
          </table:table-cell>
          <table:table-cell table:style-name="Table1.C19" office:value-type="string">
            <text:p text:style-name="P15">1</text:p>
          </table:table-cell>
          <table:table-cell table:style-name="Table1.D19" office:value-type="string">
            <text:p text:style-name="P14">Agricultural areas</text:p>
          </table:table-cell>
          <table:table-cell table:style-name="Table1.E19" office:value-type="string">
            <text:p text:style-name="P14">Pastures</text:p>
          </table:table-cell>
          <table:table-cell table:style-name="Table1.F19" office:value-type="string">
            <text:p text:style-name="P14">Pastures</text:p>
          </table:table-cell>
        </table:table-row>
        <table:table-row table:style-name="Table1.1">
          <table:table-cell table:style-name="Table1.A20" office:value-type="string">
            <text:p text:style-name="P15">2</text:p>
          </table:table-cell>
          <table:table-cell table:style-name="Table1.B20" office:value-type="string">
            <text:p text:style-name="P15">4</text:p>
          </table:table-cell>
          <table:table-cell table:style-name="Table1.C20" office:value-type="string">
            <text:p text:style-name="P15">1</text:p>
          </table:table-cell>
          <table:table-cell table:style-name="Table1.D20" office:value-type="string">
            <text:p text:style-name="P14">Agricultural areas</text:p>
          </table:table-cell>
          <table:table-cell table:style-name="Table1.E20" office:value-type="string">
            <text:p text:style-name="P14">Heterogeneous agricultural areas</text:p>
          </table:table-cell>
          <table:table-cell table:style-name="Table1.F20" office:value-type="string">
            <text:p text:style-name="P14">Annual crops associated with permanent crops</text:p>
          </table:table-cell>
        </table:table-row>
        <table:table-row table:style-name="Table1.1">
          <table:table-cell table:style-name="Table1.A21" office:value-type="string">
            <text:p text:style-name="P15">2</text:p>
          </table:table-cell>
          <table:table-cell table:style-name="Table1.B21" office:value-type="string">
            <text:p text:style-name="P15">4</text:p>
          </table:table-cell>
          <table:table-cell table:style-name="Table1.C21" office:value-type="string">
            <text:p text:style-name="P15">2</text:p>
          </table:table-cell>
          <table:table-cell table:style-name="Table1.D21" office:value-type="string">
            <text:p text:style-name="P14">Agricultural areas</text:p>
          </table:table-cell>
          <table:table-cell table:style-name="Table1.E21" office:value-type="string">
            <text:p text:style-name="P14">Heterogeneous agricultural areas</text:p>
          </table:table-cell>
          <table:table-cell table:style-name="Table1.F21" office:value-type="string">
            <text:p text:style-name="P14">Complex cultivation patterns</text:p>
          </table:table-cell>
        </table:table-row>
        <table:table-row table:style-name="Table1.1">
          <table:table-cell table:style-name="Table1.A22" office:value-type="string">
            <text:p text:style-name="P15">2</text:p>
          </table:table-cell>
          <table:table-cell table:style-name="Table1.B22" office:value-type="string">
            <text:p text:style-name="P15">4</text:p>
          </table:table-cell>
          <table:table-cell table:style-name="Table1.C22" office:value-type="string">
            <text:p text:style-name="P15">3</text:p>
          </table:table-cell>
          <table:table-cell table:style-name="Table1.D22" office:value-type="string">
            <text:p text:style-name="P14">Agricultural areas</text:p>
          </table:table-cell>
          <table:table-cell table:style-name="Table1.E22" office:value-type="string">
            <text:p text:style-name="P14">Heterogeneous agricultural areas</text:p>
          </table:table-cell>
          <table:table-cell table:style-name="Table1.F22" office:value-type="string">
            <text:p text:style-name="P14">Land principally occupied by agriculture, with significant areas of natural vegetation</text:p>
          </table:table-cell>
        </table:table-row>
        <table:table-row table:style-name="Table1.1">
          <table:table-cell table:style-name="Table1.A23" office:value-type="string">
            <text:p text:style-name="P15">2</text:p>
          </table:table-cell>
          <table:table-cell table:style-name="Table1.B23" office:value-type="string">
            <text:p text:style-name="P15">4</text:p>
          </table:table-cell>
          <table:table-cell table:style-name="Table1.C23" office:value-type="string">
            <text:p text:style-name="P15">4</text:p>
          </table:table-cell>
          <table:table-cell table:style-name="Table1.D23" office:value-type="string">
            <text:p text:style-name="P14">Agricultural areas</text:p>
          </table:table-cell>
          <table:table-cell table:style-name="Table1.E23" office:value-type="string">
            <text:p text:style-name="P14">Heterogeneous agricultural areas</text:p>
          </table:table-cell>
          <table:table-cell table:style-name="Table1.F23" office:value-type="string">
            <text:p text:style-name="P14">Agro-forestry areas</text:p>
          </table:table-cell>
        </table:table-row>
        <table:table-row table:style-name="Table1.1">
          <table:table-cell table:style-name="Table1.A24" office:value-type="string">
            <text:p text:style-name="P15">3</text:p>
          </table:table-cell>
          <table:table-cell table:style-name="Table1.B24" office:value-type="string">
            <text:p text:style-name="P15">1</text:p>
          </table:table-cell>
          <table:table-cell table:style-name="Table1.C24" office:value-type="string">
            <text:p text:style-name="P15">1</text:p>
          </table:table-cell>
          <table:table-cell table:style-name="Table1.D24" office:value-type="string">
            <text:p text:style-name="P14">Forests and semi-natural areas</text:p>
          </table:table-cell>
          <table:table-cell table:style-name="Table1.E24" office:value-type="string">
            <text:p text:style-name="P14">Forests</text:p>
          </table:table-cell>
          <table:table-cell table:style-name="Table1.F24" office:value-type="string">
            <text:p text:style-name="P14">Broad-leaved forest</text:p>
          </table:table-cell>
        </table:table-row>
        <table:table-row table:style-name="Table1.1">
          <table:table-cell table:style-name="Table1.A25" office:value-type="string">
            <text:p text:style-name="P15">3</text:p>
          </table:table-cell>
          <table:table-cell table:style-name="Table1.B25" office:value-type="string">
            <text:p text:style-name="P15">1</text:p>
          </table:table-cell>
          <table:table-cell table:style-name="Table1.C25" office:value-type="string">
            <text:p text:style-name="P15">2</text:p>
          </table:table-cell>
          <table:table-cell table:style-name="Table1.D25" office:value-type="string">
            <text:p text:style-name="P14">Forests and semi-natural areas</text:p>
          </table:table-cell>
          <table:table-cell table:style-name="Table1.E25" office:value-type="string">
            <text:p text:style-name="P14">Forests</text:p>
          </table:table-cell>
          <table:table-cell table:style-name="Table1.F25" office:value-type="string">
            <text:p text:style-name="P14">Coniferous forest</text:p>
          </table:table-cell>
        </table:table-row>
        <table:table-row table:style-name="Table1.1">
          <table:table-cell table:style-name="Table1.A26" office:value-type="string">
            <text:p text:style-name="P15">3</text:p>
          </table:table-cell>
          <table:table-cell table:style-name="Table1.B26" office:value-type="string">
            <text:p text:style-name="P15">1</text:p>
          </table:table-cell>
          <table:table-cell table:style-name="Table1.C26" office:value-type="string">
            <text:p text:style-name="P15">3</text:p>
          </table:table-cell>
          <table:table-cell table:style-name="Table1.D26" office:value-type="string">
            <text:p text:style-name="P14">Forests and semi-natural areas</text:p>
          </table:table-cell>
          <table:table-cell table:style-name="Table1.E26" office:value-type="string">
            <text:p text:style-name="P14">Forests</text:p>
          </table:table-cell>
          <table:table-cell table:style-name="Table1.F26" office:value-type="string">
            <text:p text:style-name="P14">Mixed forest</text:p>
          </table:table-cell>
        </table:table-row>
        <table:table-row table:style-name="Table1.1">
          <table:table-cell table:style-name="Table1.A27" office:value-type="string">
            <text:p text:style-name="P15">3</text:p>
          </table:table-cell>
          <table:table-cell table:style-name="Table1.B27" office:value-type="string">
            <text:p text:style-name="P15">2</text:p>
          </table:table-cell>
          <table:table-cell table:style-name="Table1.C27" office:value-type="string">
            <text:p text:style-name="P15">1</text:p>
          </table:table-cell>
          <table:table-cell table:style-name="Table1.D27" office:value-type="string">
            <text:p text:style-name="P14">Forests and semi-natural areas</text:p>
          </table:table-cell>
          <table:table-cell table:style-name="Table1.E27" office:value-type="string">
            <text:p text:style-name="P14">Shrub and/or herbaceous vegetation association</text:p>
          </table:table-cell>
          <table:table-cell table:style-name="Table1.F27" office:value-type="string">
            <text:p text:style-name="P14">Natural grassland</text:p>
          </table:table-cell>
        </table:table-row>
        <table:table-row table:style-name="Table1.1">
          <table:table-cell table:style-name="Table1.A28" office:value-type="string">
            <text:p text:style-name="P15">3</text:p>
          </table:table-cell>
          <table:table-cell table:style-name="Table1.B28" office:value-type="string">
            <text:p text:style-name="P15">2</text:p>
          </table:table-cell>
          <table:table-cell table:style-name="Table1.C28" office:value-type="string">
            <text:p text:style-name="P15">2</text:p>
          </table:table-cell>
          <table:table-cell table:style-name="Table1.D28" office:value-type="string">
            <text:p text:style-name="P14">Forests and semi-natural areas</text:p>
          </table:table-cell>
          <table:table-cell table:style-name="Table1.E28" office:value-type="string">
            <text:p text:style-name="P14">Shrub and/or herbaceous vegetation association</text:p>
          </table:table-cell>
          <table:table-cell table:style-name="Table1.F28" office:value-type="string">
            <text:p text:style-name="P14">Moors and heathland</text:p>
          </table:table-cell>
        </table:table-row>
        <table:table-row table:style-name="Table1.1">
          <table:table-cell table:style-name="Table1.A29" office:value-type="string">
            <text:p text:style-name="P15">3</text:p>
          </table:table-cell>
          <table:table-cell table:style-name="Table1.B29" office:value-type="string">
            <text:p text:style-name="P15">2</text:p>
          </table:table-cell>
          <table:table-cell table:style-name="Table1.C29" office:value-type="string">
            <text:p text:style-name="P15">3</text:p>
          </table:table-cell>
          <table:table-cell table:style-name="Table1.D29" office:value-type="string">
            <text:p text:style-name="P14">Forests and semi-natural areas</text:p>
          </table:table-cell>
          <table:table-cell table:style-name="Table1.E29" office:value-type="string">
            <text:p text:style-name="P14">Shrub and/or herbaceous vegetation association</text:p>
          </table:table-cell>
          <table:table-cell table:style-name="Table1.F29" office:value-type="string">
            <text:p text:style-name="P14">Sclerophyllous vegetation</text:p>
          </table:table-cell>
        </table:table-row>
        <table:table-row table:style-name="Table1.1">
          <table:table-cell table:style-name="Table1.A30" office:value-type="string">
            <text:p text:style-name="P15">3</text:p>
          </table:table-cell>
          <table:table-cell table:style-name="Table1.B30" office:value-type="string">
            <text:p text:style-name="P15">2</text:p>
          </table:table-cell>
          <table:table-cell table:style-name="Table1.C30" office:value-type="string">
            <text:p text:style-name="P15">4</text:p>
          </table:table-cell>
          <table:table-cell table:style-name="Table1.D30" office:value-type="string">
            <text:p text:style-name="P14">Forests and semi-natural areas</text:p>
          </table:table-cell>
          <table:table-cell table:style-name="Table1.E30" office:value-type="string">
            <text:p text:style-name="P14">Shrub and/or herbaceous vegetation association</text:p>
          </table:table-cell>
          <table:table-cell table:style-name="Table1.F30" office:value-type="string">
            <text:p text:style-name="P14">Transitional woodland shrub</text:p>
          </table:table-cell>
        </table:table-row>
        <text:soft-page-break/>
        <table:table-row table:style-name="Table1.1">
          <table:table-cell table:style-name="Table1.A31" office:value-type="string">
            <text:p text:style-name="P15">3</text:p>
          </table:table-cell>
          <table:table-cell table:style-name="Table1.B31" office:value-type="string">
            <text:p text:style-name="P15">3</text:p>
          </table:table-cell>
          <table:table-cell table:style-name="Table1.C31" office:value-type="string">
            <text:p text:style-name="P15">1</text:p>
          </table:table-cell>
          <table:table-cell table:style-name="Table1.D31" office:value-type="string">
            <text:p text:style-name="P14">Forests and semi-natural areas</text:p>
          </table:table-cell>
          <table:table-cell table:style-name="Table1.E31" office:value-type="string">
            <text:p text:style-name="P14">Open spaces with little or no vegetation</text:p>
          </table:table-cell>
          <table:table-cell table:style-name="Table1.F31" office:value-type="string">
            <text:p text:style-name="P14">Beaches, dunes, and sand plains</text:p>
          </table:table-cell>
        </table:table-row>
        <table:table-row table:style-name="Table1.1">
          <table:table-cell table:style-name="Table1.A32" office:value-type="string">
            <text:p text:style-name="P15">3</text:p>
          </table:table-cell>
          <table:table-cell table:style-name="Table1.B32" office:value-type="string">
            <text:p text:style-name="P15">3</text:p>
          </table:table-cell>
          <table:table-cell table:style-name="Table1.C32" office:value-type="string">
            <text:p text:style-name="P15">2</text:p>
          </table:table-cell>
          <table:table-cell table:style-name="Table1.D32" office:value-type="string">
            <text:p text:style-name="P14">Forests and semi-natural areas</text:p>
          </table:table-cell>
          <table:table-cell table:style-name="Table1.E32" office:value-type="string">
            <text:p text:style-name="P14">Open spaces with little or no vegetation</text:p>
          </table:table-cell>
          <table:table-cell table:style-name="Table1.F32" office:value-type="string">
            <text:p text:style-name="P14">Bare rock</text:p>
          </table:table-cell>
        </table:table-row>
        <table:table-row table:style-name="Table1.1">
          <table:table-cell table:style-name="Table1.A33" office:value-type="string">
            <text:p text:style-name="P15">3</text:p>
          </table:table-cell>
          <table:table-cell table:style-name="Table1.B33" office:value-type="string">
            <text:p text:style-name="P15">3</text:p>
          </table:table-cell>
          <table:table-cell table:style-name="Table1.C33" office:value-type="string">
            <text:p text:style-name="P15">3</text:p>
          </table:table-cell>
          <table:table-cell table:style-name="Table1.D33" office:value-type="string">
            <text:p text:style-name="P14">Forests and semi-natural areas</text:p>
          </table:table-cell>
          <table:table-cell table:style-name="Table1.E33" office:value-type="string">
            <text:p text:style-name="P14">Open spaces with little or no vegetation</text:p>
          </table:table-cell>
          <table:table-cell table:style-name="Table1.F33" office:value-type="string">
            <text:p text:style-name="P14">Sparsely vegetated areas</text:p>
          </table:table-cell>
        </table:table-row>
        <table:table-row table:style-name="Table1.1">
          <table:table-cell table:style-name="Table1.A34" office:value-type="string">
            <text:p text:style-name="P15">3</text:p>
          </table:table-cell>
          <table:table-cell table:style-name="Table1.B34" office:value-type="string">
            <text:p text:style-name="P15">3</text:p>
          </table:table-cell>
          <table:table-cell table:style-name="Table1.C34" office:value-type="string">
            <text:p text:style-name="P15">4</text:p>
          </table:table-cell>
          <table:table-cell table:style-name="Table1.D34" office:value-type="string">
            <text:p text:style-name="P14">Forests and semi-natural areas</text:p>
          </table:table-cell>
          <table:table-cell table:style-name="Table1.E34" office:value-type="string">
            <text:p text:style-name="P14">Open spaces with little or no vegetation</text:p>
          </table:table-cell>
          <table:table-cell table:style-name="Table1.F34" office:value-type="string">
            <text:p text:style-name="P14">Burnt areas</text:p>
          </table:table-cell>
        </table:table-row>
        <table:table-row table:style-name="Table1.1">
          <table:table-cell table:style-name="Table1.A35" office:value-type="string">
            <text:p text:style-name="P15">3</text:p>
          </table:table-cell>
          <table:table-cell table:style-name="Table1.B35" office:value-type="string">
            <text:p text:style-name="P15">3</text:p>
          </table:table-cell>
          <table:table-cell table:style-name="Table1.C35" office:value-type="string">
            <text:p text:style-name="P15">5</text:p>
          </table:table-cell>
          <table:table-cell table:style-name="Table1.D35" office:value-type="string">
            <text:p text:style-name="P14">Forests and semi-natural areas</text:p>
          </table:table-cell>
          <table:table-cell table:style-name="Table1.E35" office:value-type="string">
            <text:p text:style-name="P14">Open spaces with little or no vegetation</text:p>
          </table:table-cell>
          <table:table-cell table:style-name="Table1.F35" office:value-type="string">
            <text:p text:style-name="P14">Glaciers and perpetual snow</text:p>
          </table:table-cell>
        </table:table-row>
        <table:table-row table:style-name="Table1.1">
          <table:table-cell table:style-name="Table1.A36" office:value-type="string">
            <text:p text:style-name="P15">4</text:p>
          </table:table-cell>
          <table:table-cell table:style-name="Table1.B36" office:value-type="string">
            <text:p text:style-name="P15">1</text:p>
          </table:table-cell>
          <table:table-cell table:style-name="Table1.C36" office:value-type="string">
            <text:p text:style-name="P15">1</text:p>
          </table:table-cell>
          <table:table-cell table:style-name="Table1.D36" office:value-type="string">
            <text:p text:style-name="P14">Wetlands</text:p>
          </table:table-cell>
          <table:table-cell table:style-name="Table1.E36" office:value-type="string">
            <text:p text:style-name="P14">Inland wetlands</text:p>
          </table:table-cell>
          <table:table-cell table:style-name="Table1.F36" office:value-type="string">
            <text:p text:style-name="P14">Inland marshes</text:p>
          </table:table-cell>
        </table:table-row>
        <table:table-row table:style-name="Table1.1">
          <table:table-cell table:style-name="Table1.A37" office:value-type="string">
            <text:p text:style-name="P15">4</text:p>
          </table:table-cell>
          <table:table-cell table:style-name="Table1.B37" office:value-type="string">
            <text:p text:style-name="P15">1</text:p>
          </table:table-cell>
          <table:table-cell table:style-name="Table1.C37" office:value-type="string">
            <text:p text:style-name="P15">2</text:p>
          </table:table-cell>
          <table:table-cell table:style-name="Table1.D37" office:value-type="string">
            <text:p text:style-name="P14">Wetlands</text:p>
          </table:table-cell>
          <table:table-cell table:style-name="Table1.E37" office:value-type="string">
            <text:p text:style-name="P14">Inland wetlands</text:p>
          </table:table-cell>
          <table:table-cell table:style-name="Table1.F37" office:value-type="string">
            <text:p text:style-name="P14">Peatbogs</text:p>
          </table:table-cell>
        </table:table-row>
        <table:table-row table:style-name="Table1.1">
          <table:table-cell table:style-name="Table1.A38" office:value-type="string">
            <text:p text:style-name="P15">4</text:p>
          </table:table-cell>
          <table:table-cell table:style-name="Table1.B38" office:value-type="string">
            <text:p text:style-name="P15">2</text:p>
          </table:table-cell>
          <table:table-cell table:style-name="Table1.C38" office:value-type="string">
            <text:p text:style-name="P15">1</text:p>
          </table:table-cell>
          <table:table-cell table:style-name="Table1.D38" office:value-type="string">
            <text:p text:style-name="P14">Wetlands</text:p>
          </table:table-cell>
          <table:table-cell table:style-name="Table1.E38" office:value-type="string">
            <text:p text:style-name="P14">Coastal wetlands</text:p>
          </table:table-cell>
          <table:table-cell table:style-name="Table1.F38" office:value-type="string">
            <text:p text:style-name="P14">Salt marshes</text:p>
          </table:table-cell>
        </table:table-row>
        <table:table-row table:style-name="Table1.1">
          <table:table-cell table:style-name="Table1.A39" office:value-type="string">
            <text:p text:style-name="P15">4</text:p>
          </table:table-cell>
          <table:table-cell table:style-name="Table1.B39" office:value-type="string">
            <text:p text:style-name="P15">2</text:p>
          </table:table-cell>
          <table:table-cell table:style-name="Table1.C39" office:value-type="string">
            <text:p text:style-name="P15">2</text:p>
          </table:table-cell>
          <table:table-cell table:style-name="Table1.D39" office:value-type="string">
            <text:p text:style-name="P14">Wetlands</text:p>
          </table:table-cell>
          <table:table-cell table:style-name="Table1.E39" office:value-type="string">
            <text:p text:style-name="P14">Coastal wetlands</text:p>
          </table:table-cell>
          <table:table-cell table:style-name="Table1.F39" office:value-type="string">
            <text:p text:style-name="P14">Salines</text:p>
          </table:table-cell>
        </table:table-row>
        <table:table-row table:style-name="Table1.1">
          <table:table-cell table:style-name="Table1.A40" office:value-type="string">
            <text:p text:style-name="P15">4</text:p>
          </table:table-cell>
          <table:table-cell table:style-name="Table1.B40" office:value-type="string">
            <text:p text:style-name="P15">2</text:p>
          </table:table-cell>
          <table:table-cell table:style-name="Table1.C40" office:value-type="string">
            <text:p text:style-name="P15">3</text:p>
          </table:table-cell>
          <table:table-cell table:style-name="Table1.D40" office:value-type="string">
            <text:p text:style-name="P14">Wetlands</text:p>
          </table:table-cell>
          <table:table-cell table:style-name="Table1.E40" office:value-type="string">
            <text:p text:style-name="P14">Coastal wetlands</text:p>
          </table:table-cell>
          <table:table-cell table:style-name="Table1.F40" office:value-type="string">
            <text:p text:style-name="P14">Intertidal flats</text:p>
          </table:table-cell>
        </table:table-row>
        <table:table-row table:style-name="Table1.1">
          <table:table-cell table:style-name="Table1.A41" office:value-type="string">
            <text:p text:style-name="P15">5</text:p>
          </table:table-cell>
          <table:table-cell table:style-name="Table1.B41" office:value-type="string">
            <text:p text:style-name="P15">1</text:p>
          </table:table-cell>
          <table:table-cell table:style-name="Table1.C41" office:value-type="string">
            <text:p text:style-name="P15">1</text:p>
          </table:table-cell>
          <table:table-cell table:style-name="Table1.D41" office:value-type="string">
            <text:p text:style-name="P14">Water bodies</text:p>
          </table:table-cell>
          <table:table-cell table:style-name="Table1.E41" office:value-type="string">
            <text:p text:style-name="P14">Inland waters</text:p>
          </table:table-cell>
          <table:table-cell table:style-name="Table1.F41" office:value-type="string">
            <text:p text:style-name="P14">Water courses</text:p>
          </table:table-cell>
        </table:table-row>
        <table:table-row table:style-name="Table1.1">
          <table:table-cell table:style-name="Table1.A42" office:value-type="string">
            <text:p text:style-name="P15">5</text:p>
          </table:table-cell>
          <table:table-cell table:style-name="Table1.B42" office:value-type="string">
            <text:p text:style-name="P15">1</text:p>
          </table:table-cell>
          <table:table-cell table:style-name="Table1.C42" office:value-type="string">
            <text:p text:style-name="P15">2</text:p>
          </table:table-cell>
          <table:table-cell table:style-name="Table1.D42" office:value-type="string">
            <text:p text:style-name="P14">Water bodies</text:p>
          </table:table-cell>
          <table:table-cell table:style-name="Table1.E42" office:value-type="string">
            <text:p text:style-name="P14">Inland waters</text:p>
          </table:table-cell>
          <table:table-cell table:style-name="Table1.F42" office:value-type="string">
            <text:p text:style-name="P14">Water bodies</text:p>
          </table:table-cell>
        </table:table-row>
        <table:table-row table:style-name="Table1.1">
          <table:table-cell table:style-name="Table1.A43" office:value-type="string">
            <text:p text:style-name="P15">5</text:p>
          </table:table-cell>
          <table:table-cell table:style-name="Table1.B43" office:value-type="string">
            <text:p text:style-name="P15">2</text:p>
          </table:table-cell>
          <table:table-cell table:style-name="Table1.C43" office:value-type="string">
            <text:p text:style-name="P15">1</text:p>
          </table:table-cell>
          <table:table-cell table:style-name="Table1.D43" office:value-type="string">
            <text:p text:style-name="P14">Water bodies</text:p>
          </table:table-cell>
          <table:table-cell table:style-name="Table1.E43" office:value-type="string">
            <text:p text:style-name="P14">Marine waters</text:p>
          </table:table-cell>
          <table:table-cell table:style-name="Table1.F43" office:value-type="string">
            <text:p text:style-name="P14">Costal lagoons</text:p>
          </table:table-cell>
        </table:table-row>
        <table:table-row table:style-name="Table1.1">
          <table:table-cell table:style-name="Table1.A44" office:value-type="string">
            <text:p text:style-name="P15">5</text:p>
          </table:table-cell>
          <table:table-cell table:style-name="Table1.B44" office:value-type="string">
            <text:p text:style-name="P15">2</text:p>
          </table:table-cell>
          <table:table-cell table:style-name="Table1.C44" office:value-type="string">
            <text:p text:style-name="P15">2</text:p>
          </table:table-cell>
          <table:table-cell table:style-name="Table1.D44" office:value-type="string">
            <text:p text:style-name="P14">Water bodies</text:p>
          </table:table-cell>
          <table:table-cell table:style-name="Table1.E44" office:value-type="string">
            <text:p text:style-name="P14">Marine waters</text:p>
          </table:table-cell>
          <table:table-cell table:style-name="Table1.F44" office:value-type="string">
            <text:p text:style-name="P14">Estuaries</text:p>
          </table:table-cell>
        </table:table-row>
        <table:table-row table:style-name="Table1.45">
          <table:table-cell table:style-name="Table1.A45" office:value-type="string">
            <text:p text:style-name="P15">5</text:p>
          </table:table-cell>
          <table:table-cell table:style-name="Table1.B45" office:value-type="string">
            <text:p text:style-name="P15">2</text:p>
          </table:table-cell>
          <table:table-cell table:style-name="Table1.C45" office:value-type="string">
            <text:p text:style-name="P15">3</text:p>
          </table:table-cell>
          <table:table-cell table:style-name="Table1.D45" office:value-type="string">
            <text:p text:style-name="P14">Water bodies</text:p>
          </table:table-cell>
          <table:table-cell table:style-name="Table1.E45" office:value-type="string">
            <text:p text:style-name="P14">Marine waters</text:p>
          </table:table-cell>
          <table:table-cell table:style-name="Table1.F45" office:value-type="string">
            <text:p text:style-name="P14">Sea and ocean</text:p>
          </table:table-cell>
        </table:table-row>
      </table:table>
      <text:p text:style-name="Standard"/>
      <text:p text:style-name="P13">- <text:span text:style-name="T94">The polygon_ids (TKLE_NR) in the buek are not all unique. Therefore a new shapefile is created dissolving the polygons of the buek using TKLE_NR</text:span></text:p>
      <text:p text:style-name="Text_20_body">- <text:span text:style-name="T94">Tables for each type of landuse that occurs in the buek are created:</text:span></text:p>
      <text:p text:style-name="P2"><text:span text:style-name="T20">CREATE</text:span><text:span text:style-name="T38"> </text:span><text:span text:style-name="T20">TABLE</text:span><text:span text:style-name="T38"> </text:span><text:span text:style-name="T47">bueksoilprofile_412</text:span><text:span text:style-name="T38"> </text:span><text:span text:style-name="T20">AS</text:span></text:p>
      <text:p text:style-name="P2"><text:span text:style-name="T20">SELECT</text:span><text:span text:style-name="T38"> * </text:span></text:p>
      <text:p text:style-name="P2"><text:span text:style-name="T20">FROM</text:span><text:span text:style-name="T38"> </text:span><text:span text:style-name="T47">swn_bueksoilprofile</text:span></text:p>
      <text:p text:style-name="Standard"><text:span text:style-name="T20">WHERE</text:span><text:span text:style-name="T38"> </text:span><text:span text:style-name="T47">landusage_corine_code</text:span><text:span text:style-name="T38"> = </text:span><text:span text:style-name="T56">412</text:span></text:p>
      <text:p text:style-name="P66"/>
      <text:p text:style-name="P79">-- Add a new geom column to the bueksoilprofile_12 table</text:p>
      <text:p text:style-name="P2"><text:span text:style-name="T20">ALTER</text:span><text:span text:style-name="T38"> </text:span><text:span text:style-name="T20">TABLE</text:span><text:span text:style-name="T38"> </text:span><text:span text:style-name="T47">bueksoilprofile_12</text:span></text:p>
      <text:p text:style-name="P2"><text:span text:style-name="T20">ADD</text:span><text:span text:style-name="T38"> </text:span><text:span text:style-name="T20">COLUMN</text:span><text:span text:style-name="T38"> </text:span><text:span text:style-name="T47">geom</text:span><text:span text:style-name="T38"> </text:span><text:span text:style-name="T47">geometry</text:span><text:span text:style-name="T38">(</text:span><text:span text:style-name="T47">MultiPolygon</text:span><text:span text:style-name="T38">, </text:span><text:span text:style-name="T57">25832</text:span><text:span text:style-name="T38">)</text:span><text:span text:style-name="T70">;</text:span></text:p>
      <text:p text:style-name="P49"/>
      <text:p text:style-name="P79">-- Update the geom column with data from the buek200_buffered_no_duplicate_pol_ids table</text:p>
      <text:p text:style-name="P2"><text:span text:style-name="T20">UPDATE</text:span><text:span text:style-name="T38"> </text:span><text:span text:style-name="T47">bueksoilprofile_12</text:span><text:span text:style-name="T38"> </text:span><text:span text:style-name="T20">AS</text:span><text:span text:style-name="T38"> </text:span><text:span text:style-name="T47">b12</text:span></text:p>
      <text:p text:style-name="P2"><text:span text:style-name="T20">SET</text:span><text:span text:style-name="T38"> </text:span><text:span text:style-name="T47">geom</text:span><text:span text:style-name="T38"> = </text:span><text:span text:style-name="T47">bb</text:span><text:span text:style-name="T38">.</text:span><text:span text:style-name="T47">geom</text:span></text:p>
      <text:p text:style-name="P2"><text:span text:style-name="T20">FROM</text:span><text:span text:style-name="T38"> </text:span><text:span text:style-name="T47">buek200_buffered_no_duplicate_pol_ids</text:span><text:span text:style-name="T38"> </text:span><text:span text:style-name="T20">AS</text:span><text:span text:style-name="T38"> </text:span><text:span text:style-name="T47">bb</text:span></text:p>
      <text:p text:style-name="Standard"><text:span text:style-name="T20">WHERE</text:span><text:span text:style-name="T38"> </text:span><text:span text:style-name="T47">b12</text:span><text:span text:style-name="T38">.</text:span><text:span text:style-name="T47">polygon_id</text:span><text:span text:style-name="T38"> = </text:span><text:span text:style-name="T47">bb</text:span><text:span text:style-name="T38">.</text:span><text:span text:style-name="T47">polygon_id</text:span><text:span text:style-name="T70">;</text:span></text:p>
      <text:p text:style-name="P66"/>
      <text:h text:style-name="P120" text:outline-level="4">Finding the soil profiles for existing combinations of CLC and polygon_id</text:h>
      <text:p text:style-name="P48">- <text:span text:style-name="T77">check for existing profiles:</text:span></text:p>
      <text:p text:style-name="P3"><text:span text:style-name="T38"><text:s/></text:span><text:span text:style-name="T20">SELECT</text:span><text:span text:style-name="T38"> </text:span><text:span text:style-name="T20">distinct</text:span><text:span text:style-name="T38"> <text:s/></text:span><text:span text:style-name="T47">buek</text:span><text:span text:style-name="T38">.</text:span><text:span text:style-name="T47">tkle_nr</text:span><text:span text:style-name="T38">, </text:span><text:span text:style-name="T47">soil</text:span><text:span text:style-name="T38">.</text:span><text:span text:style-name="T47">polygon_id</text:span><text:span text:style-name="T38">, </text:span><text:span text:style-name="T47">buek</text:span><text:span text:style-name="T38">.</text:span><text:span text:style-name="T47">code_18</text:span><text:span text:style-name="T38">, </text:span><text:span text:style-name="T47">soil</text:span><text:span text:style-name="T38">.</text:span><text:span text:style-name="T47">id</text:span><text:span text:style-name="T38"> </text:span><text:span text:style-name="T20">as</text:span><text:span text:style-name="T38"> </text:span><text:span text:style-name="T47">soilid</text:span><text:span text:style-name="T38">, </text:span><text:span text:style-name="T47">soil</text:span><text:span text:style-name="T38">.</text:span><text:span text:style-name="T47">landusage_corine_code</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soil</text:span></text:p>
      <text:p text:style-name="P2"><text:span text:style-name="T38"><text:s text:c="4"/></text:span><text:span text:style-name="T20">join</text:span><text:span text:style-name="T38"> </text:span><text:span text:style-name="T47">clc_buek_intersection_25832</text:span><text:span text:style-name="T38"> </text:span><text:span text:style-name="T20">as</text:span><text:span text:style-name="T38"> </text:span><text:span text:style-name="T47">buek</text:span></text:p>
      <text:p text:style-name="P2"><text:span text:style-name="T38"><text:s text:c="4"/></text:span><text:span text:style-name="T20">on</text:span><text:span text:style-name="T38"> </text:span></text:p>
      <text:p text:style-name="P2"><text:span text:style-name="T38"><text:s text:c="4"/>(</text:span><text:span text:style-name="T47">buek</text:span><text:span text:style-name="T38">.</text:span><text:span text:style-name="T47">code_18</text:span><text:span text:style-name="T38">::</text:span><text:span text:style-name="T78">int</text:span><text:span text:style-name="T38"> = </text:span><text:span text:style-name="T47">soil</text:span><text:span text:style-name="T38">.</text:span><text:span text:style-name="T47">landusage_corine_code</text:span><text:span text:style-name="T38"> </text:span><text:span text:style-name="T20">OR</text:span></text:p>
      <text:p text:style-name="P2"><text:span text:style-name="T38"><text:s text:c="11"/></text:span><text:span text:style-name="T78">left</text:span><text:span text:style-name="T38">(</text:span><text:span text:style-name="T47">buek</text:span><text:span text:style-name="T38">.</text:span><text:span text:style-name="T47">code_18</text:span><text:span text:style-name="T38">, </text:span><text:span text:style-name="T56">2</text:span><text:span text:style-name="T38">)::</text:span><text:span text:style-name="T78">int</text:span><text:span text:style-name="T38"> = </text:span><text:span text:style-name="T47">soil</text:span><text:span text:style-name="T38">.</text:span><text:span text:style-name="T47">landusage_corine_code</text:span><text:span text:style-name="T38">) </text:span><text:span text:style-name="T20">AND</text:span></text:p>
      <text:p text:style-name="P47"><text:span text:style-name="T38"><text:s text:c="10"/></text:span><text:span text:style-name="T47">buek</text:span><text:span text:style-name="T38">.</text:span><text:span text:style-name="T47">tkle_nr</text:span><text:span text:style-name="T38"> = </text:span><text:span text:style-name="T47">soil</text:span><text:span text:style-name="T38">.</text:span><text:span text:style-name="T47">polygon_id</text:span></text:p>
      <text:p text:style-name="P17"/>
      <text:p text:style-name="P47"><text:soft-page-break/><text:span text:style-name="T47"><text:tab/>--→ </text:span><text:span text:style-name="T48">there are polygons in which there are several soil profiles for the same type of landuse, e.g. here:</text:span></text:p>
      <text:p text:style-name="P3"><text:span text:style-name="T39"><text:s/></text:span><text:span text:style-name="T20">SELECT</text:span><text:span text:style-name="T38"> *</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soil</text:span></text:p>
      <text:p text:style-name="P47"><text:span text:style-name="T38"><text:s text:c="4"/></text:span><text:span text:style-name="T20">where</text:span><text:span text:style-name="T38"> </text:span><text:span text:style-name="T47">id</text:span><text:span text:style-name="T38"> </text:span><text:span text:style-name="T20">in</text:span><text:span text:style-name="T38">(</text:span><text:span text:style-name="T56">10414</text:span><text:span text:style-name="T38">, </text:span><text:span text:style-name="T56">10417</text:span><text:span text:style-name="T38">, </text:span><text:span text:style-name="T56">10418</text:span><text:span text:style-name="T38">)</text:span></text:p>
      <text:p text:style-name="P63"><text:tab/><text:span text:style-name="T80">therefore the soilprofile_id can not be stored in <text:s/></text:span><text:span text:style-name="T49">clc_buek_intersection_25832, but the Boolean ‘profile_exists’</text:span></text:p>
      <text:p text:style-name="P19"/>
      <text:p text:style-name="Text_20_body">- <text:span text:style-name="T8">The intersect file is checked for existing profiles for the combination clc code and polygon_id with:</text:span></text:p>
      <text:p text:style-name="P2"><text:span text:style-name="T20">UPDATE</text:span><text:span text:style-name="T38"> </text:span><text:span text:style-name="T47">clc_buek_intersection_25832</text:span><text:span text:style-name="T38"> </text:span><text:span text:style-name="T20">AS</text:span><text:span text:style-name="T38"> </text:span><text:span text:style-name="T47">c</text:span></text:p>
      <text:p text:style-name="P2"><text:span text:style-name="T20">SET</text:span><text:span text:style-name="T38"> </text:span><text:span text:style-name="T47">profile_exists</text:span><text:span text:style-name="T38"> = (</text:span></text:p>
      <text:p text:style-name="P2"><text:span text:style-name="T38"><text:s text:c="4"/></text:span><text:span text:style-name="T20">CASE</text:span></text:p>
      <text:p text:style-name="P2"><text:span text:style-name="T38"><text:s text:c="8"/></text:span><text:span text:style-name="T20">WHEN</text:span><text:span text:style-name="T38"> </text:span><text:span text:style-name="T20">EXISTS</text:span><text:span text:style-name="T38"> (</text:span></text:p>
      <text:p text:style-name="P2"><text:span text:style-name="T38"><text:s text:c="12"/></text:span><text:span text:style-name="T20">SELECT</text:span><text:span text:style-name="T38"> </text:span><text:span text:style-name="T56">1</text:span></text:p>
      <text:p text:style-name="P2"><text:span text:style-name="T38"><text:s text:c="12"/></text:span><text:span text:style-name="T20">FROM</text:span><text:span text:style-name="T38"> </text:span><text:span text:style-name="T47">swn_bueksoilprofile</text:span><text:span text:style-name="T38"> </text:span><text:span text:style-name="T20">AS</text:span><text:span text:style-name="T38"> </text:span><text:span text:style-name="T47">soil</text:span></text:p>
      <text:p text:style-name="P2"><text:span text:style-name="T38"><text:s text:c="12"/></text:span><text:span text:style-name="T20">WHERE</text:span><text:span text:style-name="T38"> (</text:span></text:p>
      <text:p text:style-name="P2"><text:span text:style-name="T38"><text:s text:c="16"/>(</text:span><text:span text:style-name="T47">c</text:span><text:span text:style-name="T38">.</text:span><text:span text:style-name="T47">code_18</text:span><text:span text:style-name="T38">::</text:span><text:span text:style-name="T78">int</text:span><text:span text:style-name="T38"> = </text:span><text:span text:style-name="T47">soil</text:span><text:span text:style-name="T38">.</text:span><text:span text:style-name="T47">landusage_corine_code</text:span><text:span text:style-name="T38"> </text:span><text:span text:style-name="T20">OR</text:span></text:p>
      <text:p text:style-name="P2"><text:span text:style-name="T38"><text:s text:c="16"/></text:span><text:span text:style-name="T78">left</text:span><text:span text:style-name="T38">(</text:span><text:span text:style-name="T47">c</text:span><text:span text:style-name="T38">.</text:span><text:span text:style-name="T47">code_18</text:span><text:span text:style-name="T38">, </text:span><text:span text:style-name="T56">2</text:span><text:span text:style-name="T38">)::</text:span><text:span text:style-name="T78">int</text:span><text:span text:style-name="T38"> = </text:span><text:span text:style-name="T47">soil</text:span><text:span text:style-name="T38">.</text:span><text:span text:style-name="T47">landusage_corine_code</text:span><text:span text:style-name="T38">) </text:span><text:span text:style-name="T20">AND</text:span></text:p>
      <text:p text:style-name="P2"><text:span text:style-name="T38"><text:s text:c="16"/></text:span><text:span text:style-name="T47">c</text:span><text:span text:style-name="T38">.</text:span><text:span text:style-name="T47">tkle_nr</text:span><text:span text:style-name="T38"> = </text:span><text:span text:style-name="T47">soil</text:span><text:span text:style-name="T38">.</text:span><text:span text:style-name="T47">polygon_id</text:span></text:p>
      <text:p text:style-name="P81"><text:s text:c="12"/>)</text:p>
      <text:p text:style-name="P2"><text:span text:style-name="T38"><text:s text:c="8"/>) </text:span><text:span text:style-name="T20">THEN</text:span><text:span text:style-name="T38"> </text:span><text:span text:style-name="T20">true</text:span></text:p>
      <text:p text:style-name="P2"><text:span text:style-name="T38"><text:s text:c="8"/></text:span><text:span text:style-name="T20">ELSE</text:span><text:span text:style-name="T38"> </text:span><text:span text:style-name="T20">false</text:span></text:p>
      <text:p text:style-name="P2"><text:span text:style-name="T38"><text:s text:c="4"/></text:span><text:span text:style-name="T20">END</text:span></text:p>
      <text:p text:style-name="P2"><text:span text:style-name="T38">)</text:span><text:span text:style-name="T70">;</text:span></text:p>
      <text:p text:style-name="P49"/>
      <text:p text:style-name="Standard">- 265,445 <text:span text:style-name="T81">Polygons have a profile, 242,446 do not </text:span></text:p>
      <text:p text:style-name="P2"><text:span text:style-name="T20">select</text:span><text:span text:style-name="T38"> * </text:span><text:span text:style-name="T20">FROM</text:span><text:span text:style-name="T38"> </text:span><text:span text:style-name="T47">clc_buek_intersection_25832</text:span></text:p>
      <text:p text:style-name="Standard"><text:span text:style-name="T20">WHERE</text:span><text:span text:style-name="T38"> </text:span><text:span text:style-name="T47">profile_exists</text:span><text:span text:style-name="T38"> </text:span><text:span text:style-name="T20">is</text:span><text:span text:style-name="T38"> </text:span><text:span text:style-name="T20">false</text:span><text:span text:style-name="T38"> </text:span></text:p>
      <text:p text:style-name="P82"/>
      <text:p text:style-name="Standard"><text:span text:style-name="T38">- </text:span><text:span text:style-name="T40">Some CLCodes are a mismatch, because e.g. the CLC map has a code 312 and the buek has a 311, therefore soil profiles are now assigned just matching the first two digits, but first a backup named clc_buek_intersection_25832_backup_2</text:span></text:p>
      <text:p text:style-name="P80">-- Create a backup table with the same structure</text:p>
      <text:p text:style-name="P2"><text:span text:style-name="T20">CREATE</text:span><text:span text:style-name="T38"> </text:span><text:span text:style-name="T20">TABLE</text:span><text:span text:style-name="T38"> </text:span><text:span text:style-name="T47">clc_buek_intersection_25832_backup_2</text:span><text:span text:style-name="T38"> </text:span><text:span text:style-name="T20">AS</text:span></text:p>
      <text:p text:style-name="P2"><text:span text:style-name="T20">SELECT</text:span><text:span text:style-name="T38"> * </text:span><text:span text:style-name="T20">FROM</text:span><text:span text:style-name="T38"> </text:span><text:span text:style-name="T47">clc_buek_intersection_25832</text:span><text:span text:style-name="T70">;</text:span></text:p>
      <text:p text:style-name="P83"/>
      <text:p text:style-name="P54"><text:span text:style-name="T40">T</text:span><text:span text:style-name="T38">he code match:</text:span></text:p>
      <text:p text:style-name="P55"><text:span text:style-name="T20">UPDATE</text:span><text:span text:style-name="T38"> </text:span><text:span text:style-name="T47">clc_buek_intersection_25832</text:span><text:span text:style-name="T38"> </text:span><text:span text:style-name="T20">AS</text:span><text:span text:style-name="T38"> </text:span><text:span text:style-name="T47">c</text:span></text:p>
      <text:p text:style-name="P2"><text:span text:style-name="T20">SET</text:span><text:span text:style-name="T38"> </text:span><text:span text:style-name="T47">buek_clc</text:span><text:span text:style-name="T38"> = (</text:span></text:p>
      <text:p text:style-name="P2"><text:span text:style-name="T38"><text:s text:c="4"/></text:span><text:span text:style-name="T20">SELECT</text:span><text:span text:style-name="T38"> </text:span><text:span text:style-name="T47">soil</text:span><text:span text:style-name="T38">.</text:span><text:span text:style-name="T47">landusage_corine_code</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soil</text:span></text:p>
      <text:p text:style-name="P2"><text:span text:style-name="T38"><text:s text:c="4"/></text:span><text:span text:style-name="T20">WHERE</text:span><text:span text:style-name="T38"> (</text:span></text:p>
      <text:p text:style-name="P2"><text:span text:style-name="T38"><text:s text:c="8"/>(</text:span><text:span text:style-name="T78">left</text:span><text:span text:style-name="T38">(</text:span><text:span text:style-name="T47">c</text:span><text:span text:style-name="T38">.</text:span><text:span text:style-name="T47">code_18</text:span><text:span text:style-name="T38">, </text:span><text:span text:style-name="T56">2</text:span><text:span text:style-name="T38">)::</text:span><text:span text:style-name="T78">int</text:span><text:span text:style-name="T38"> = </text:span><text:span text:style-name="T78">left</text:span><text:span text:style-name="T38">(</text:span><text:span text:style-name="T47">soil</text:span><text:span text:style-name="T38">.</text:span><text:span text:style-name="T47">landusage_corine_code</text:span><text:span text:style-name="T38">::</text:span><text:span text:style-name="T78">text</text:span><text:span text:style-name="T38">, </text:span><text:span text:style-name="T56">2</text:span><text:span text:style-name="T38">)::</text:span><text:span text:style-name="T78">int</text:span><text:span text:style-name="T38">) </text:span><text:span text:style-name="T20">AND</text:span></text:p>
      <text:p text:style-name="P2"><text:span text:style-name="T38"><text:s text:c="8"/></text:span><text:span text:style-name="T47">c</text:span><text:span text:style-name="T38">.</text:span><text:span text:style-name="T47">tkle_nr</text:span><text:span text:style-name="T38"> = </text:span><text:span text:style-name="T47">soil</text:span><text:span text:style-name="T38">.</text:span><text:span text:style-name="T47">polygon_id</text:span></text:p>
      <text:p text:style-name="P81"><text:s text:c="4"/>)</text:p>
      <text:p text:style-name="P2"><text:span text:style-name="T38"><text:s text:c="4"/></text:span><text:span text:style-name="T20">LIMIT</text:span><text:span text:style-name="T38"> </text:span><text:span text:style-name="T56">1</text:span></text:p>
      <text:p text:style-name="P81">)</text:p>
      <text:p text:style-name="P2"><text:span text:style-name="T20">WHERE</text:span><text:span text:style-name="T38">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soil</text:span></text:p>
      <text:p text:style-name="P2"><text:span text:style-name="T38"><text:s text:c="4"/></text:span><text:span text:style-name="T20">WHERE</text:span><text:span text:style-name="T38"> (</text:span></text:p>
      <text:p text:style-name="P2"><text:span text:style-name="T38"><text:s text:c="8"/>(</text:span><text:span text:style-name="T78">left</text:span><text:span text:style-name="T38">(</text:span><text:span text:style-name="T47">c</text:span><text:span text:style-name="T38">.</text:span><text:span text:style-name="T47">code_18</text:span><text:span text:style-name="T38">, </text:span><text:span text:style-name="T56">2</text:span><text:span text:style-name="T38">)::</text:span><text:span text:style-name="T78">int</text:span><text:span text:style-name="T38"> = </text:span><text:span text:style-name="T78">left</text:span><text:span text:style-name="T38">(</text:span><text:span text:style-name="T47">soil</text:span><text:span text:style-name="T38">.</text:span><text:span text:style-name="T47">landusage_corine_code</text:span><text:span text:style-name="T38">::</text:span><text:span text:style-name="T78">text</text:span><text:span text:style-name="T38">, </text:span><text:span text:style-name="T56">2</text:span><text:span text:style-name="T38">)::</text:span><text:span text:style-name="T78">int</text:span><text:span text:style-name="T38">) </text:span><text:span text:style-name="T20">AND</text:span></text:p>
      <text:p text:style-name="P2"><text:span text:style-name="T38"><text:s text:c="8"/></text:span><text:span text:style-name="T47">c</text:span><text:span text:style-name="T38">.</text:span><text:span text:style-name="T47">tkle_nr</text:span><text:span text:style-name="T38"> = </text:span><text:span text:style-name="T47">soil</text:span><text:span text:style-name="T38">.</text:span><text:span text:style-name="T47">polygon_id</text:span></text:p>
      <text:p text:style-name="P81"><text:s text:c="4"/>)</text:p>
      <text:p text:style-name="P2"><text:span text:style-name="T38">)</text:span><text:span text:style-name="T70">;</text:span></text:p>
      <text:p text:style-name="P84"/>
      <text:p text:style-name="P84"><text:soft-page-break/></text:p>
      <text:p text:style-name="P56">- <text:span text:style-name="T95">From the intersected map, polygons that do not have a soilprofile are extracted filtering for "profile_ex" = 0 AND "code_18" = '311', these polygons are stored in shapefiles e.g. CLC_311_no_sp. Oftentimes they are very small since the polygons for the soil and landuse do not correspond. To eliminate those ‘leftover’ polygons, the soilmap is buffered by </text:span><text:span text:style-name="T97">2</text:span><text:span text:style-name="T95">50m for each landuse type. Then these polygons are merged with their neighbouring polygon with the same CLCode and polygon_id.</text:span></text:p>
      <text:p text:style-name="P57"><text:tab/>- <text:span text:style-name="T96">bueksoilprofile_21.shp buffered </text:span><text:span text:style-name="T101">2</text:span><text:span text:style-name="T96">50m</text:span></text:p>
      <text:p text:style-name="P94">- intersect the layer from above with the layer CLC_211_no_sp.shp (leftovers from first intersect)</text:p>
      <text:p text:style-name="P94">- <text:span text:style-name="T103">split the multipolygons into their single polygons:</text:span></text:p>
      <text:p text:style-name="P95"><text:span text:style-name="T20"><text:tab/>CREATE</text:span><text:span text:style-name="T38"> </text:span><text:span text:style-name="T20">TABLE</text:span><text:span text:style-name="T38"> </text:span><text:span text:style-name="T47">clc_211_no_sp_single</text:span><text:span text:style-name="T38"> </text:span><text:span text:style-name="T20">AS</text:span></text:p>
      <text:p text:style-name="P107"><text:tab/><text:tab/>SELECT</text:p>
      <text:p text:style-name="P2"><text:span text:style-name="T38"><text:s text:c="4"/><text:tab/><text:tab/><text:tab/></text:span><text:span text:style-name="T47">id</text:span><text:span text:style-name="T38">, </text:span><text:span text:style-name="T47">tkle_nr</text:span><text:span text:style-name="T38">, </text:span><text:span text:style-name="T47">code_18</text:span><text:span text:style-name="T38">, </text:span><text:span text:style-name="T47">clc_1</text:span><text:span text:style-name="T38">, </text:span><text:span text:style-name="T47">clc_2</text:span><text:span text:style-name="T38">, </text:span><text:span text:style-name="T47">clc_3</text:span><text:span text:style-name="T38">, </text:span><text:span text:style-name="T47">profile_exists</text:span><text:span text:style-name="T38">, <text:tab/><text:tab/><text:tab/></text:span><text:span text:style-name="T47">polygon_area</text:span><text:span text:style-name="T38">, </text:span><text:span text:style-name="T47">buek_clc</text:span><text:span text:style-name="T38">, (</text:span><text:span text:style-name="T47">ST_Dump</text:span><text:span text:style-name="T38">(</text:span><text:span text:style-name="T47">geom</text:span><text:span text:style-name="T38">)).</text:span><text:span text:style-name="T47">geom</text:span></text:p>
      <text:p text:style-name="P107"><text:tab/><text:tab/>FROM</text:p>
      <text:p text:style-name="P2"><text:span text:style-name="T38"><text:s text:c="4"/><text:tab/><text:tab/><text:tab/></text:span><text:span text:style-name="T47">clc_211_no_sp</text:span><text:span text:style-name="T70">;</text:span></text:p>
      <text:p text:style-name="P115"><text:span text:style-name="T96">- </text:span><text:span text:style-name="T102">first deleted duplicates from the soilprofiles:</text:span></text:p>
      <text:p text:style-name="P115"><text:span text:style-name="T20"><text:tab/>delete</text:span><text:span text:style-name="T38"> </text:span><text:span text:style-name="T20">from</text:span><text:span text:style-name="T38"> </text:span><text:span text:style-name="T47">bueksoilprofile_412_buffered</text:span></text:p>
      <text:p text:style-name="P5"><text:span text:style-name="T20"><text:tab/><text:tab/>where</text:span><text:span text:style-name="T38"> (</text:span><text:span text:style-name="T47">polygon_id</text:span><text:span text:style-name="T38">, </text:span><text:span text:style-name="T47">geom</text:span><text:span text:style-name="T38">) </text:span><text:span text:style-name="T20">in</text:span><text:span text:style-name="T38"> (</text:span></text:p>
      <text:p text:style-name="P5"><text:span text:style-name="T20"><text:tab/><text:tab/>select</text:span><text:span text:style-name="T38"> </text:span><text:span text:style-name="T47">polygon_id</text:span><text:span text:style-name="T38">, </text:span><text:span text:style-name="T47">geom</text:span><text:span text:style-name="T38"> </text:span><text:span text:style-name="T20">from</text:span><text:span text:style-name="T38"> </text:span><text:span text:style-name="T47">bueksoilprofile_412_buffered</text:span><text:span text:style-name="T38"> </text:span><text:span text:style-name="T20">group</text:span><text:span text:style-name="T38"> </text:span><text:span text:style-name="T20">by</text:span><text:span text:style-name="T38"> <text:tab/><text:tab/></text:span><text:span text:style-name="T47">polygon_id</text:span><text:span text:style-name="T38">, </text:span><text:span text:style-name="T47">geom</text:span></text:p>
      <text:p text:style-name="P96"><text:span text:style-name="T20"><text:tab/><text:tab/>having</text:span><text:span text:style-name="T38"> </text:span><text:span text:style-name="T78">count</text:span><text:span text:style-name="T38">(*) &gt; </text:span><text:span text:style-name="T56">1</text:span><text:span text:style-name="T38">)</text:span><text:span text:style-name="T70">;</text:span></text:p>
      <text:p text:style-name="P87"/>
      <text:p text:style-name="P93">- <text:span text:style-name="T104">split the entire clc_buek_intersection_25832 into single polygons:</text:span></text:p>
      <text:p text:style-name="P95"><text:span text:style-name="T20"><text:tab/>CREATE</text:span><text:span text:style-name="T38"> </text:span><text:span text:style-name="T20">TABLE</text:span><text:span text:style-name="T38"> </text:span><text:span text:style-name="T47">clc_buek_intersection_25832_single</text:span><text:span text:style-name="T38"> </text:span><text:span text:style-name="T20">AS</text:span></text:p>
      <text:p text:style-name="P107"><text:tab/><text:tab/>SELECT</text:p>
      <text:p text:style-name="P2"><text:span text:style-name="T38"><text:s text:c="4"/><text:tab/><text:tab/><text:tab/></text:span><text:span text:style-name="T47">id</text:span><text:span text:style-name="T38">, </text:span><text:span text:style-name="T47">tkle_nr</text:span><text:span text:style-name="T38">, </text:span><text:span text:style-name="T47">code_18</text:span><text:span text:style-name="T38">, </text:span><text:span text:style-name="T47">clc_1</text:span><text:span text:style-name="T38">, </text:span><text:span text:style-name="T47">clc_2</text:span><text:span text:style-name="T38">, </text:span><text:span text:style-name="T47">clc_3</text:span><text:span text:style-name="T38">, </text:span><text:span text:style-name="T47">profile_exists</text:span><text:span text:style-name="T38">, <text:tab/><text:tab/><text:tab/></text:span><text:span text:style-name="T47">polygon_area</text:span><text:span text:style-name="T38">, </text:span><text:span text:style-name="T47">buek_clc</text:span><text:span text:style-name="T38">, (</text:span><text:span text:style-name="T47">ST_Dump</text:span><text:span text:style-name="T38">(</text:span><text:span text:style-name="T47">geom</text:span><text:span text:style-name="T38">)).</text:span><text:span text:style-name="T47">geom</text:span></text:p>
      <text:p text:style-name="P107"><text:tab/><text:tab/>FROM</text:p>
      <text:p text:style-name="P93"><text:span text:style-name="T38"><text:s text:c="4"/><text:tab/><text:tab/><text:tab/></text:span><text:span text:style-name="T47">clc_buek_intersection_25832</text:span><text:span text:style-name="T38"> </text:span><text:span text:style-name="T47">cbi</text:span><text:span text:style-name="T38"> </text:span><text:span text:style-name="T70">;</text:span></text:p>
      <text:p text:style-name="P94"/>
      <text:p text:style-name="P86"/>
      <table:table table:name="Table5" table:style-name="Table5">
        <table:table-column table:style-name="Table5.A"/>
        <table:table-row table:style-name="Table5.1">
          <table:table-cell table:style-name="Table5.A1" office:value-type="string">
            <text:p text:style-name="P7">Wald-Strauch-Übergangsstadien</text:p>
          </table:table-cell>
        </table:table-row>
        <table:table-row table:style-name="Table5.1">
          <table:table-cell table:style-name="Table5.A1" office:value-type="string">
            <text:p text:style-name="P105">Industrie-, Gewerbe- und Verkehrsflächen</text:p>
          </table:table-cell>
        </table:table-row>
      </table:table>
      <text:p text:style-name="P31"><text:span text:style-name="T106">- </text:span><text:span text:style-name="T107">identify polygons of the leftovers that lie whithin the buffered buek polygons <text:s/><text:tab/>by cl-code</text:span></text:p>
      <text:p text:style-name="P95"><text:span text:style-name="T20"><text:tab/>CREATE</text:span><text:span text:style-name="T38"> </text:span><text:span text:style-name="T20">TABLE</text:span><text:span text:style-name="T38"> </text:span><text:span text:style-name="T47">clc_211_buek_21_buffered_profiles</text:span><text:span text:style-name="T38"> </text:span><text:span text:style-name="T20">AS</text:span></text:p>
      <text:p text:style-name="P107"><text:tab/>select</text:p>
      <text:p text:style-name="P2"><text:span text:style-name="T38"><text:s text:c="4"/><text:tab/><text:tab/></text:span><text:span text:style-name="T47">c</text:span><text:span text:style-name="T38">.</text:span><text:span text:style-name="T47">id</text:span><text:span text:style-name="T38"> </text:span><text:span text:style-name="T20">as</text:span><text:span text:style-name="T38"> </text:span><text:span text:style-name="T47">intersect_id</text:span><text:span text:style-name="T38">, <text:s/></text:span></text:p>
      <text:p text:style-name="P4"><text:span text:style-name="T38"><text:tab/><text:tab/></text:span><text:span text:style-name="T47">c</text:span><text:span text:style-name="T38">.</text:span><text:span text:style-name="T51">tkle_nr</text:span><text:span text:style-name="T38">,</text:span></text:p>
      <text:p text:style-name="P2"><text:span text:style-name="T38"><text:s text:c="4"/><text:tab/><text:tab/></text:span><text:span text:style-name="T47">c</text:span><text:span text:style-name="T38">.</text:span><text:span text:style-name="T47">code_18</text:span><text:span text:style-name="T38">,</text:span></text:p>
      <text:p text:style-name="P2"><text:span text:style-name="T38"><text:s text:c="4"/><text:tab/><text:tab/></text:span><text:span text:style-name="T47">c</text:span><text:span text:style-name="T38">.</text:span><text:span text:style-name="T47">clc_1</text:span><text:span text:style-name="T38">,</text:span></text:p>
      <text:p text:style-name="P2"><text:span text:style-name="T38"><text:s text:c="4"/><text:tab/><text:tab/></text:span><text:span text:style-name="T47">c</text:span><text:span text:style-name="T38">.</text:span><text:span text:style-name="T47">clc_2</text:span><text:span text:style-name="T38">,</text:span></text:p>
      <text:p text:style-name="P2"><text:span text:style-name="T38"><text:s text:c="4"/><text:tab/><text:tab/></text:span><text:span text:style-name="T47">c</text:span><text:span text:style-name="T38">.</text:span><text:span text:style-name="T47">clc_3</text:span><text:span text:style-name="T38">,</text:span></text:p>
      <text:p text:style-name="P2"><text:span text:style-name="T38"><text:s text:c="4"/><text:tab/><text:tab/></text:span><text:span text:style-name="T47">c</text:span><text:span text:style-name="T38">.</text:span><text:span text:style-name="T47">polygon_area</text:span><text:span text:style-name="T38">,</text:span></text:p>
      <text:p text:style-name="P2"><text:span text:style-name="T38"><text:s text:c="4"/><text:tab/><text:tab/></text:span><text:span text:style-name="T47">b</text:span><text:span text:style-name="T38">.</text:span><text:span text:style-name="T47">area_perce</text:span><text:span text:style-name="T38"> </text:span><text:span text:style-name="T20">as</text:span><text:span text:style-name="T38"> </text:span><text:span text:style-name="T47">area_percentage</text:span><text:span text:style-name="T38">,</text:span></text:p>
      <text:p text:style-name="P2"><text:span text:style-name="T38"><text:s text:c="4"/><text:tab/><text:tab/></text:span><text:span text:style-name="T47">b</text:span><text:span text:style-name="T38">.</text:span><text:span text:style-name="T47">landusage</text:span><text:span text:style-name="T38">,</text:span></text:p>
      <text:p text:style-name="P2"><text:span text:style-name="T38"><text:s text:c="4"/><text:tab/><text:tab/></text:span><text:span text:style-name="T47">b</text:span><text:span text:style-name="T38">.</text:span><text:span text:style-name="T47">soil_profi</text:span><text:span text:style-name="T38"> </text:span><text:span text:style-name="T20">as</text:span><text:span text:style-name="T38"> </text:span><text:span text:style-name="T47">soil_profile_no</text:span><text:span text:style-name="T38">,</text:span></text:p>
      <text:p text:style-name="P2"><text:span text:style-name="T38"><text:s text:c="4"/><text:tab/><text:tab/></text:span><text:span text:style-name="T47">b</text:span><text:span text:style-name="T38">.</text:span><text:span text:style-name="T47">polygon_id</text:span><text:span text:style-name="T38">,</text:span></text:p>
      <text:p text:style-name="P2"><text:span text:style-name="T38"><text:s text:c="4"/><text:tab/><text:tab/></text:span><text:span text:style-name="T47">b</text:span><text:span text:style-name="T38">.</text:span><text:span text:style-name="T47">system_uni</text:span><text:span text:style-name="T38"> </text:span><text:span text:style-name="T20">as</text:span><text:span text:style-name="T38"> </text:span><text:span text:style-name="T47">system_unit</text:span><text:span text:style-name="T38">,</text:span></text:p>
      <text:p text:style-name="P2"><text:span text:style-name="T38"><text:s text:c="4"/><text:tab/><text:tab/></text:span><text:span text:style-name="T47">b</text:span><text:span text:style-name="T38">.</text:span><text:span text:style-name="T47">corine_cod</text:span><text:span text:style-name="T38"> </text:span><text:span text:style-name="T20">as</text:span><text:span text:style-name="T38"> </text:span><text:span text:style-name="T47">corine_code_level_1</text:span><text:span text:style-name="T38">,</text:span></text:p>
      <text:p text:style-name="P2"><text:span text:style-name="T38"><text:s text:c="4"/><text:tab/><text:tab/></text:span><text:span text:style-name="T47">b</text:span><text:span text:style-name="T38">.</text:span><text:span text:style-name="T47">corine_c_1</text:span><text:span text:style-name="T38"> </text:span><text:span text:style-name="T20">as</text:span><text:span text:style-name="T38"> </text:span><text:span text:style-name="T47">corine_code_level_2</text:span><text:span text:style-name="T38">,</text:span></text:p>
      <text:p text:style-name="P2"><text:soft-page-break/><text:span text:style-name="T38"><text:s text:c="4"/><text:tab/><text:tab/></text:span><text:span text:style-name="T47">b</text:span><text:span text:style-name="T38">.</text:span><text:span text:style-name="T47">corine_c_2</text:span><text:span text:style-name="T38"> </text:span><text:span text:style-name="T20">as</text:span><text:span text:style-name="T38"> </text:span><text:span text:style-name="T47">corine_code_level_3</text:span><text:span text:style-name="T38">,</text:span></text:p>
      <text:p text:style-name="P2"><text:span text:style-name="T38"><text:s text:c="4"/><text:tab/><text:tab/></text:span><text:span text:style-name="T47">b</text:span><text:span text:style-name="T38">.</text:span><text:span text:style-name="T47">clclevel1_</text:span><text:span text:style-name="T38"> </text:span><text:span text:style-name="T20">as</text:span><text:span text:style-name="T38"> </text:span><text:span text:style-name="T47">clclevel1_id</text:span><text:span text:style-name="T38">,</text:span></text:p>
      <text:p text:style-name="P2"><text:span text:style-name="T38"><text:s text:c="4"/><text:tab/><text:tab/></text:span><text:span text:style-name="T47">b</text:span><text:span text:style-name="T38">.</text:span><text:span text:style-name="T47">clclevel2_</text:span><text:span text:style-name="T38"> </text:span><text:span text:style-name="T20">as</text:span><text:span text:style-name="T38"> </text:span><text:span text:style-name="T47">clclevel2_id</text:span><text:span text:style-name="T38">,</text:span></text:p>
      <text:p text:style-name="P2"><text:span text:style-name="T38"><text:s text:c="4"/><text:tab/><text:tab/></text:span><text:span text:style-name="T47">b</text:span><text:span text:style-name="T38">.</text:span><text:span text:style-name="T47">clclevel3_</text:span><text:span text:style-name="T38"> </text:span><text:span text:style-name="T20">as</text:span><text:span text:style-name="T38"> </text:span><text:span text:style-name="T47">clclevel3_id</text:span><text:span text:style-name="T38">,</text:span></text:p>
      <text:p text:style-name="P2"><text:span text:style-name="T38"><text:s text:c="4"/><text:tab/><text:tab/></text:span><text:span text:style-name="T47">c</text:span><text:span text:style-name="T38">.</text:span><text:span text:style-name="T47">geom</text:span></text:p>
      <text:p text:style-name="P107"><text:tab/>FROM</text:p>
      <text:p text:style-name="P2"><text:span text:style-name="T38"><text:s text:c="4"/><text:tab/><text:tab/></text:span><text:span text:style-name="T47">clc_211_no_sp</text:span><text:span text:style-name="T38"> </text:span><text:span text:style-name="T20">AS</text:span><text:span text:style-name="T38"> </text:span><text:span text:style-name="T47">c</text:span></text:p>
      <text:p text:style-name="P107"><text:tab/>JOIN</text:p>
      <text:p text:style-name="P2"><text:span text:style-name="T38"><text:s text:c="4"/><text:tab/><text:tab/></text:span><text:span text:style-name="T47">bueksoilprofile_21_buffered</text:span><text:span text:style-name="T38"> </text:span><text:span text:style-name="T20">AS</text:span><text:span text:style-name="T38"> </text:span><text:span text:style-name="T47">b</text:span></text:p>
      <text:p text:style-name="P107"><text:tab/>ON</text:p>
      <text:p text:style-name="P93"><text:span text:style-name="T38"><text:s text:c="4"/><text:tab/><text:tab/></text:span><text:span text:style-name="T47">ST_Within</text:span><text:span text:style-name="T38">(</text:span><text:span text:style-name="T47">c</text:span><text:span text:style-name="T38">.</text:span><text:span text:style-name="T47">geom</text:span><text:span text:style-name="T38">, </text:span><text:span text:style-name="T47">b</text:span><text:span text:style-name="T38">.</text:span><text:span text:style-name="T47">geom</text:span><text:span text:style-name="T38">)</text:span><text:span text:style-name="T70">;</text:span></text:p>
      <text:p text:style-name="P88"/>
      <text:p text:style-name="P88"/>
      <text:p text:style-name="P94">- <text:span text:style-name="T105">update the entire buek:</text:span></text:p>
      <text:p text:style-name="P100"><text:span text:style-name="T96"><text:tab/></text:span><text:span text:style-name="T20">UPDATE</text:span><text:span text:style-name="T38"> </text:span><text:span text:style-name="T47">clc_buek_intersection_25832_single</text:span><text:span text:style-name="T38"> </text:span><text:span text:style-name="T20">AS</text:span><text:span text:style-name="T38"> </text:span><text:span text:style-name="T47">b</text:span></text:p>
      <text:p text:style-name="P2"><text:span text:style-name="T20"><text:tab/>SET</text:span><text:span text:style-name="T38"> </text:span></text:p>
      <text:p text:style-name="P2"><text:span text:style-name="T38"><text:s text:c="4"/><text:tab/><text:tab/></text:span><text:span text:style-name="T47">profile_exists</text:span><text:span text:style-name="T38"> = </text:span><text:span text:style-name="T20">true</text:span><text:span text:style-name="T38">,</text:span></text:p>
      <text:p text:style-name="P2"><text:span text:style-name="T38"><text:s text:c="4"/><text:tab/><text:tab/></text:span><text:span text:style-name="T47">tkle_nr</text:span><text:span text:style-name="T38"> = </text:span><text:span text:style-name="T47">a</text:span><text:span text:style-name="T38">.</text:span><text:span text:style-name="T47">polygon_id</text:span><text:span text:style-name="T38">,</text:span></text:p>
      <text:p text:style-name="P2"><text:span text:style-name="T38"><text:tab/><text:tab/></text:span><text:span text:style-name="T47">buek_clc</text:span><text:span text:style-name="T38"> = </text:span><text:span text:style-name="T47">a</text:span><text:span text:style-name="T38">.</text:span><text:span text:style-name="T47">buek_clc</text:span></text:p>
      <text:p text:style-name="P2"><text:span text:style-name="T20"><text:tab/>FROM</text:span><text:span text:style-name="T38"> </text:span><text:span text:style-name="T47">clc_211_buek_21_buffered_profiles</text:span><text:span text:style-name="T38"> </text:span><text:span text:style-name="T20">AS</text:span><text:span text:style-name="T38"> </text:span><text:span text:style-name="T47">a</text:span></text:p>
      <text:p text:style-name="P2"><text:span text:style-name="T20"><text:tab/>WHERE</text:span><text:span text:style-name="T38"> </text:span></text:p>
      <text:p text:style-name="P2"><text:span text:style-name="T38"><text:s text:c="4"/><text:tab/><text:tab/></text:span><text:span text:style-name="T47">a</text:span><text:span text:style-name="T38">.</text:span><text:span text:style-name="T47">code_18</text:span><text:span text:style-name="T38"> = </text:span><text:span text:style-name="T47">b</text:span><text:span text:style-name="T38">.</text:span><text:span text:style-name="T47">code_18</text:span></text:p>
      <text:p text:style-name="P2"><text:span text:style-name="T38"><text:s text:c="4"/><text:tab/></text:span><text:span text:style-name="T20">AND</text:span><text:span text:style-name="T38"> </text:span><text:span text:style-name="T47">ST_Equals</text:span><text:span text:style-name="T38">(</text:span><text:span text:style-name="T47">a</text:span><text:span text:style-name="T38">.</text:span><text:span text:style-name="T47">geom</text:span><text:span text:style-name="T38">, </text:span><text:span text:style-name="T47">b</text:span><text:span text:style-name="T38">.</text:span><text:span text:style-name="T47">geom</text:span><text:span text:style-name="T38">)</text:span><text:span text:style-name="T70">;</text:span></text:p>
      <text:p text:style-name="P81"><text:s text:c="4"/></text:p>
      <text:p text:style-name="P2"><text:span text:style-name="T20"><text:tab/>UPDATE</text:span><text:span text:style-name="T38"> </text:span><text:span text:style-name="T47">clc_buek_intersection_25832_single</text:span><text:span text:style-name="T38"> </text:span><text:span text:style-name="T20">AS</text:span><text:span text:style-name="T38"> </text:span><text:span text:style-name="T47">b</text:span></text:p>
      <text:p text:style-name="P2"><text:span text:style-name="T20"><text:tab/>SET</text:span><text:span text:style-name="T38"> </text:span></text:p>
      <text:p text:style-name="P2"><text:span text:style-name="T38"><text:s text:c="4"/><text:tab/><text:tab/></text:span><text:span text:style-name="T47">profile_exists</text:span><text:span text:style-name="T38"> = </text:span><text:span text:style-name="T20">true</text:span><text:span text:style-name="T38">,</text:span></text:p>
      <text:p text:style-name="P2"><text:span text:style-name="T38"><text:s text:c="4"/><text:tab/><text:tab/></text:span><text:span text:style-name="T47">tkle_nr</text:span><text:span text:style-name="T38"> = </text:span><text:span text:style-name="T47">a</text:span><text:span text:style-name="T38">.</text:span><text:span text:style-name="T47">polygon_id</text:span><text:span text:style-name="T38">,</text:span></text:p>
      <text:p text:style-name="P2"><text:span text:style-name="T38"><text:tab/><text:tab/></text:span><text:span text:style-name="T47">buek_clc</text:span><text:span text:style-name="T38"> = </text:span><text:span text:style-name="T47">a</text:span><text:span text:style-name="T38">.</text:span><text:span text:style-name="T47">buek_clc</text:span></text:p>
      <text:p text:style-name="P2"><text:span text:style-name="T20"><text:tab/>FROM</text:span><text:span text:style-name="T38"> </text:span><text:span text:style-name="T47">clc_221_buek_22_buffered_profiles</text:span><text:span text:style-name="T38"> </text:span><text:span text:style-name="T20">AS</text:span><text:span text:style-name="T38"> </text:span><text:span text:style-name="T47">a</text:span></text:p>
      <text:p text:style-name="P2"><text:span text:style-name="T20"><text:tab/>WHERE</text:span><text:span text:style-name="T38"> </text:span></text:p>
      <text:p text:style-name="P2"><text:span text:style-name="T38"><text:s text:c="4"/><text:tab/><text:tab/></text:span><text:span text:style-name="T47">a</text:span><text:span text:style-name="T38">.</text:span><text:span text:style-name="T47">code_18</text:span><text:span text:style-name="T38"> = </text:span><text:span text:style-name="T47">b</text:span><text:span text:style-name="T38">.</text:span><text:span text:style-name="T47">code_18</text:span></text:p>
      <text:p text:style-name="P93"><text:span text:style-name="T38"><text:s text:c="4"/><text:tab/></text:span><text:span text:style-name="T20">AND</text:span><text:span text:style-name="T38"> </text:span><text:span text:style-name="T47">ST_Equals</text:span><text:span text:style-name="T38">(</text:span><text:span text:style-name="T47">a</text:span><text:span text:style-name="T38">.</text:span><text:span text:style-name="T47">geom</text:span><text:span text:style-name="T38">, </text:span><text:span text:style-name="T47">b</text:span><text:span text:style-name="T38">.</text:span><text:span text:style-name="T47">geom</text:span><text:span text:style-name="T38">)</text:span><text:span text:style-name="T70">;</text:span></text:p>
      <text:p text:style-name="P88"/>
      <text:p text:style-name="P24">…</text:p>
      <text:p text:style-name="P32"><text:span text:style-name="T106">- </text:span><text:span text:style-name="T108">single polygons where profile_exists = False</text:span></text:p>
      <text:p text:style-name="P26"><text:tab/>before update: 307804,</text:p>
      <text:p text:style-name="P32"><text:span text:style-name="T108"><text:tab/>after update: </text:span><text:span text:style-name="T109">261443</text:span></text:p>
      <text:p text:style-name="P32"><text:span text:style-name="T109">- </text:span><text:span text:style-name="T110">new table with the the polygons missing soil profiles is created:</text:span></text:p>
      <text:p text:style-name="P97"><text:span text:style-name="T52"><text:tab/></text:span><text:span text:style-name="T21">CREATE</text:span><text:span text:style-name="T38"> </text:span><text:span text:style-name="T20">TABLE</text:span><text:span text:style-name="T38"> </text:span><text:span text:style-name="T47">clc_buek_intersection_25832_single_no_sp_after_buffer_int</text:span><text:span text:style-name="T38"> </text:span><text:span text:style-name="T20">as</text:span></text:p>
      <text:p text:style-name="P33"><text:span text:style-name="T20"><text:tab/><text:tab/>select</text:span><text:span text:style-name="T38"> * </text:span><text:span text:style-name="T20">from</text:span><text:span text:style-name="T38"> </text:span><text:span text:style-name="T106">clc_buek_intersection_25832_single</text:span><text:span text:style-name="T38"> </text:span></text:p>
      <text:p text:style-name="P33"><text:span text:style-name="T45"><text:tab/><text:tab/><text:tab/></text:span><text:span text:style-name="T20">where</text:span><text:span text:style-name="T38"> </text:span><text:span text:style-name="T106">profile_exists</text:span><text:span text:style-name="T38"> </text:span><text:span text:style-name="T20">is</text:span><text:span text:style-name="T38"> </text:span><text:span text:style-name="T20">false</text:span></text:p>
      <text:p text:style-name="P40"><text:span text:style-name="T110">- </text:span><text:span text:style-name="T111">an intersection with 80% of the area of the missing soil profiles with the buffered buek is done:</text:span></text:p>
      <text:p text:style-name="P98"><text:span text:style-name="T22"><text:tab/>CREATE</text:span><text:span text:style-name="T38"> </text:span><text:span text:style-name="T20">TABLE</text:span><text:span text:style-name="T38"> </text:span><text:span text:style-name="T47">clc_231_buek_23_buffered_profiles_80</text:span><text:span text:style-name="T38"> </text:span><text:span text:style-name="T20">AS</text:span></text:p>
      <text:p text:style-name="P107"><text:tab/><text:tab/>SELECT</text:p>
      <text:p text:style-name="P2"><text:span text:style-name="T38"><text:s text:c="4"/><text:tab/><text:tab/><text:tab/></text:span><text:span text:style-name="T47">c</text:span><text:span text:style-name="T38">.</text:span><text:span text:style-name="T47">id</text:span><text:span text:style-name="T38"> </text:span><text:span text:style-name="T20">as</text:span><text:span text:style-name="T38"> </text:span><text:span text:style-name="T47">intersect_id</text:span><text:span text:style-name="T38">, <text:s/></text:span></text:p>
      <text:p text:style-name="P2"><text:span text:style-name="T38"><text:s text:c="4"/><text:tab/><text:tab/><text:tab/></text:span><text:span text:style-name="T47">c</text:span><text:span text:style-name="T38">.</text:span><text:span text:style-name="T47">code_18</text:span><text:span text:style-name="T38">,</text:span></text:p>
      <text:p text:style-name="P2"><text:span text:style-name="T38"><text:s text:c="4"/><text:tab/><text:tab/><text:tab/></text:span><text:span text:style-name="T47">c</text:span><text:span text:style-name="T38">.</text:span><text:span text:style-name="T47">clc_1</text:span><text:span text:style-name="T38">,</text:span></text:p>
      <text:p text:style-name="P2"><text:span text:style-name="T38"><text:s text:c="4"/><text:tab/><text:tab/><text:tab/></text:span><text:span text:style-name="T47">c</text:span><text:span text:style-name="T38">.</text:span><text:span text:style-name="T47">clc_2</text:span><text:span text:style-name="T38">,</text:span></text:p>
      <text:p text:style-name="P2"><text:span text:style-name="T38"><text:s text:c="4"/><text:tab/><text:tab/><text:tab/></text:span><text:span text:style-name="T47">c</text:span><text:span text:style-name="T38">.</text:span><text:span text:style-name="T47">clc_3</text:span><text:span text:style-name="T38">,</text:span></text:p>
      <text:p text:style-name="P2"><text:span text:style-name="T38"><text:s text:c="4"/><text:tab/><text:tab/><text:tab/></text:span><text:span text:style-name="T47">b</text:span><text:span text:style-name="T38">.</text:span><text:span text:style-name="T47">polygon_id</text:span><text:span text:style-name="T38"> </text:span><text:span text:style-name="T20">as</text:span><text:span text:style-name="T38"> </text:span><text:span text:style-name="T47">tkle_nr</text:span><text:span text:style-name="T38">,</text:span></text:p>
      <text:p text:style-name="P2"><text:span text:style-name="T38"><text:s text:c="4"/><text:tab/><text:tab/><text:tab/></text:span><text:span text:style-name="T20">True</text:span><text:span text:style-name="T38"> </text:span><text:span text:style-name="T20">as</text:span><text:span text:style-name="T38"> </text:span><text:span text:style-name="T47">profile_exists</text:span><text:span text:style-name="T38">,</text:span></text:p>
      <text:p text:style-name="P2"><text:span text:style-name="T38"><text:s text:c="4"/><text:tab/><text:tab/><text:tab/></text:span><text:span text:style-name="T47">ST_Area</text:span><text:span text:style-name="T38">(</text:span><text:span text:style-name="T47">c</text:span><text:span text:style-name="T38">.</text:span><text:span text:style-name="T47">geom</text:span><text:span text:style-name="T38">) </text:span><text:span text:style-name="T20">as</text:span><text:span text:style-name="T38"> </text:span><text:span text:style-name="T47">polygon_area</text:span><text:span text:style-name="T38">,</text:span></text:p>
      <text:p text:style-name="P2"><text:span text:style-name="T38"><text:s text:c="4"/><text:tab/><text:tab/><text:tab/></text:span><text:span text:style-name="T47">b</text:span><text:span text:style-name="T38">.</text:span><text:span text:style-name="T47">landusage</text:span><text:span text:style-name="T38">,</text:span></text:p>
      <text:p text:style-name="P2"><text:span text:style-name="T38"><text:s text:c="4"/><text:tab/><text:tab/><text:tab/></text:span><text:span text:style-name="T47">b</text:span><text:span text:style-name="T38">.</text:span><text:span text:style-name="T47">landusage_</text:span><text:span text:style-name="T38"> </text:span><text:span text:style-name="T20">as</text:span><text:span text:style-name="T38"> </text:span><text:span text:style-name="T47">buek_clc</text:span><text:span text:style-name="T38">,</text:span></text:p>
      <text:p text:style-name="P2"><text:span text:style-name="T38"><text:s text:c="4"/><text:tab/><text:tab/><text:tab/></text:span><text:span text:style-name="T47">c</text:span><text:span text:style-name="T38">.</text:span><text:span text:style-name="T47">geom</text:span></text:p>
      <text:p text:style-name="P107"><text:tab/><text:tab/>FROM</text:p>
      <text:p text:style-name="P2"><text:span text:style-name="T38"><text:s text:c="4"/><text:tab/><text:tab/><text:tab/></text:span><text:span text:style-name="T47">clc_buek_intersection_25832_single_no_sp_after_buffer_int</text:span><text:span text:style-name="T38"> </text:span><text:span text:style-name="T20">AS</text:span><text:span text:style-name="T38"> </text:span><text:span text:style-name="T47">c</text:span></text:p>
      <text:p text:style-name="P81"><text:s text:c="4"/></text:p>
      <text:p text:style-name="P107"><text:soft-page-break/><text:tab/><text:tab/>JOIN</text:p>
      <text:p text:style-name="P2"><text:span text:style-name="T38"><text:s text:c="4"/><text:tab/><text:tab/><text:tab/></text:span><text:span text:style-name="T47">bueksoilprofile_23_buffered</text:span><text:span text:style-name="T38"> </text:span><text:span text:style-name="T20">AS</text:span><text:span text:style-name="T38"> </text:span><text:span text:style-name="T47">b</text:span></text:p>
      <text:p text:style-name="P107"><text:tab/><text:tab/>ON</text:p>
      <text:p text:style-name="P2"><text:span text:style-name="T38"><text:s text:c="4"/><text:tab/><text:tab/><text:tab/></text:span><text:span text:style-name="T47">ST_Within</text:span><text:span text:style-name="T38">(</text:span><text:span text:style-name="T47">c</text:span><text:span text:style-name="T38">.</text:span><text:span text:style-name="T47">geom</text:span><text:span text:style-name="T38">, </text:span><text:span text:style-name="T47">b</text:span><text:span text:style-name="T38">.</text:span><text:span text:style-name="T47">geom</text:span><text:span text:style-name="T38">) </text:span><text:span text:style-name="T20">AND</text:span></text:p>
      <text:p text:style-name="P2"><text:span text:style-name="T38"><text:s text:c="4"/><text:tab/><text:tab/><text:tab/></text:span><text:span text:style-name="T78">left</text:span><text:span text:style-name="T38">(</text:span><text:span text:style-name="T47">c</text:span><text:span text:style-name="T38">.</text:span><text:span text:style-name="T47">code_18</text:span><text:span text:style-name="T38">, </text:span><text:span text:style-name="T56">2</text:span><text:span text:style-name="T38">)::</text:span><text:span text:style-name="T78">int</text:span><text:span text:style-name="T38"> = </text:span><text:span text:style-name="T47">b</text:span><text:span text:style-name="T38">.</text:span><text:span text:style-name="T47">landusage_</text:span></text:p>
      <text:p text:style-name="P107"><text:tab/><text:tab/>WHERE</text:p>
      <text:p text:style-name="P2"><text:span text:style-name="T38"><text:s text:c="4"/><text:tab/><text:tab/><text:tab/></text:span><text:span text:style-name="T47">c</text:span><text:span text:style-name="T38">.</text:span><text:span text:style-name="T47">code_18</text:span><text:span text:style-name="T38"> </text:span><text:span text:style-name="T20">LIKE</text:span><text:span text:style-name="T38"> </text:span><text:span text:style-name="T83">'23_'</text:span><text:span text:style-name="T38"> </text:span><text:span text:style-name="T20">AND</text:span></text:p>
      <text:p text:style-name="P34"><text:span text:style-name="T38"><text:s text:c="4"/><text:tab/><text:tab/><text:tab/></text:span><text:span text:style-name="T106">ST_Area</text:span><text:span text:style-name="T38">(</text:span><text:span text:style-name="T106">ST_Intersection</text:span><text:span text:style-name="T38">(</text:span><text:span text:style-name="T106">c</text:span><text:span text:style-name="T38">.</text:span><text:span text:style-name="T106">geom</text:span><text:span text:style-name="T38">, </text:span><text:span text:style-name="T106">b</text:span><text:span text:style-name="T38">.</text:span><text:span text:style-name="T106">geom</text:span><text:span text:style-name="T38">)) / </text:span></text:p>
      <text:p text:style-name="P34"><text:span text:style-name="T38"><text:tab/><text:tab/><text:tab/><text:tab/></text:span><text:span text:style-name="T106">ST_Area</text:span><text:span text:style-name="T38">(</text:span><text:span text:style-name="T106">c</text:span><text:span text:style-name="T38">.</text:span><text:span text:style-name="T106">geom</text:span><text:span text:style-name="T38">) &gt;= </text:span><text:span text:style-name="T56">0.80</text:span><text:span text:style-name="T70">;</text:span></text:p>
      <text:p text:style-name="P35"><text:span text:style-name="T110">- </text:span><text:span text:style-name="T113">Backup of the main new buek <text:s/></text:span><text:span text:style-name="T112">clc_buek_intersection_</text:span><text:span text:style-name="T113">25832_</text:span><text:span text:style-name="T112">single </text:span><text:span text:style-name="T113">is made. It is called clc_buek_intersection_25832_single_before_cross_assingning_clcs</text:span></text:p>
      <text:p text:style-name="P31"><text:span text:style-name="T106">- </text:span><text:span text:style-name="T112">All forests (CLC 311, 312, 313) are assigned a forest profile, first by updating the table clc_buek_intersection_single:</text:span></text:p>
      <text:p text:style-name="P27"/>
      <text:p text:style-name="P99"><text:span text:style-name="T53"><text:tab/></text:span><text:span text:style-name="T23">update</text:span><text:span text:style-name="T38"> </text:span><text:span text:style-name="T47">clc_buek_intersection_25832_single</text:span><text:span text:style-name="T38"> </text:span><text:span text:style-name="T20">set</text:span><text:span text:style-name="T38"> </text:span><text:span text:style-name="T47">profile_exists</text:span><text:span text:style-name="T38"> = </text:span><text:span text:style-name="T20">true</text:span><text:span text:style-name="T38"> </text:span></text:p>
      <text:p text:style-name="P31"><text:span text:style-name="T38"><text:tab/><text:tab/></text:span><text:span text:style-name="T20">where</text:span><text:span text:style-name="T38"> </text:span><text:span text:style-name="T106">profile_exists</text:span><text:span text:style-name="T38"> = </text:span><text:span text:style-name="T20">false</text:span><text:span text:style-name="T38"> </text:span><text:span text:style-name="T20">and</text:span><text:span text:style-name="T38"> </text:span><text:span text:style-name="T106">code_18</text:span><text:span text:style-name="T38"> = </text:span><text:span text:style-name="T83">'24</text:span><text:span text:style-name="T86">2</text:span><text:span text:style-name="T83">'</text:span><text:span text:style-name="T38"> </text:span><text:span text:style-name="T20">and</text:span><text:span text:style-name="T38"> </text:span><text:span text:style-name="T106">buek_clc</text:span><text:span text:style-name="T38"> = </text:span><text:span text:style-name="T56">24</text:span><text:span text:style-name="T59">3</text:span></text:p>
      <text:p text:style-name="P68"/>
      <text:p text:style-name="P99"><text:span text:style-name="T58"><text:tab/></text:span><text:span text:style-name="T23">update</text:span><text:span text:style-name="T38"> </text:span><text:span text:style-name="T47">clc_buek_intersection_25832_single</text:span><text:span text:style-name="T38"> </text:span><text:span text:style-name="T20">set</text:span><text:span text:style-name="T38"> </text:span><text:span text:style-name="T47">profile_exists</text:span><text:span text:style-name="T38"> = </text:span><text:span text:style-name="T20">true</text:span><text:span text:style-name="T38"> </text:span></text:p>
      <text:p text:style-name="P31"><text:span text:style-name="T38"><text:tab/><text:tab/></text:span><text:span text:style-name="T20">where</text:span><text:span text:style-name="T38"> </text:span><text:span text:style-name="T106">profile_exists</text:span><text:span text:style-name="T38"> = </text:span><text:span text:style-name="T20">false</text:span><text:span text:style-name="T38"> </text:span><text:span text:style-name="T20">and</text:span><text:span text:style-name="T38"> </text:span><text:span text:style-name="T106">code_18</text:span><text:span text:style-name="T38"> = </text:span><text:span text:style-name="T83">'243'</text:span><text:span text:style-name="T38"> </text:span><text:span text:style-name="T20">and</text:span><text:span text:style-name="T38"> </text:span><text:span text:style-name="T106">buek_clc</text:span><text:span text:style-name="T38"> = </text:span><text:span text:style-name="T56">242</text:span></text:p>
      <text:p text:style-name="P68"/>
      <text:p text:style-name="P99"><text:span text:style-name="T53"><text:tab/></text:span><text:span text:style-name="T23">update</text:span><text:span text:style-name="T38"> </text:span><text:span text:style-name="T47">clc_buek_intersection_25832_single</text:span><text:span text:style-name="T38"> </text:span><text:span text:style-name="T20">set</text:span><text:span text:style-name="T38"> </text:span><text:span text:style-name="T47">profile_exists</text:span><text:span text:style-name="T38"> = </text:span><text:span text:style-name="T20">true</text:span><text:span text:style-name="T38"> </text:span></text:p>
      <text:p text:style-name="P31"><text:span text:style-name="T20"><text:tab/><text:tab/>where</text:span><text:span text:style-name="T38"> </text:span><text:span text:style-name="T106">profile_exists</text:span><text:span text:style-name="T38"> = </text:span><text:span text:style-name="T20">false</text:span><text:span text:style-name="T38"> </text:span><text:span text:style-name="T20">and</text:span><text:span text:style-name="T38"> </text:span><text:span text:style-name="T106">code_18</text:span><text:span text:style-name="T38"> = </text:span><text:span text:style-name="T83">'311'</text:span><text:span text:style-name="T38"> </text:span><text:span text:style-name="T20">and</text:span><text:span text:style-name="T38"> </text:span><text:span text:style-name="T106">buek_clc</text:span><text:span text:style-name="T38"> = </text:span><text:span text:style-name="T56">312</text:span></text:p>
      <text:p text:style-name="P68"/>
      <text:p text:style-name="P99"><text:span text:style-name="T58"><text:tab/></text:span><text:span text:style-name="T23">update</text:span><text:span text:style-name="T38"> </text:span><text:span text:style-name="T47">clc_buek_intersection_25832_single</text:span><text:span text:style-name="T38"> </text:span><text:span text:style-name="T20">set</text:span><text:span text:style-name="T38"> </text:span><text:span text:style-name="T47">profile_exists</text:span><text:span text:style-name="T38"> = </text:span><text:span text:style-name="T20">true</text:span><text:span text:style-name="T38"> </text:span></text:p>
      <text:p text:style-name="P31"><text:span text:style-name="T20"><text:tab/><text:tab/>where</text:span><text:span text:style-name="T38"> </text:span><text:span text:style-name="T106">profile_exists</text:span><text:span text:style-name="T38"> = </text:span><text:span text:style-name="T20">false</text:span><text:span text:style-name="T38"> </text:span><text:span text:style-name="T20">and</text:span><text:span text:style-name="T38"> </text:span><text:span text:style-name="T106">code_18</text:span><text:span text:style-name="T38"> = </text:span><text:span text:style-name="T83">'311'</text:span><text:span text:style-name="T38"> </text:span><text:span text:style-name="T20">and</text:span><text:span text:style-name="T38"> </text:span><text:span text:style-name="T106">buek_clc</text:span><text:span text:style-name="T38"> = </text:span><text:span text:style-name="T56">313</text:span></text:p>
      <text:p text:style-name="P68"/>
      <text:p text:style-name="P99"><text:span text:style-name="T58"><text:tab/></text:span><text:span text:style-name="T23">update</text:span><text:span text:style-name="T38"> </text:span><text:span text:style-name="T47">clc_buek_intersection_25832_single</text:span><text:span text:style-name="T38"> </text:span><text:span text:style-name="T20">set</text:span><text:span text:style-name="T38"> </text:span><text:span text:style-name="T47">profile_exists</text:span><text:span text:style-name="T38"> = </text:span><text:span text:style-name="T20">true</text:span><text:span text:style-name="T38"> </text:span></text:p>
      <text:p text:style-name="P31"><text:span text:style-name="T20"><text:tab/><text:tab/>where</text:span><text:span text:style-name="T38"> </text:span><text:span text:style-name="T106">profile_exists</text:span><text:span text:style-name="T38"> = </text:span><text:span text:style-name="T20">false</text:span><text:span text:style-name="T38"> </text:span><text:span text:style-name="T20">and</text:span><text:span text:style-name="T38"> </text:span><text:span text:style-name="T106">code_18</text:span><text:span text:style-name="T38"> = </text:span><text:span text:style-name="T83">'312'</text:span><text:span text:style-name="T38"> </text:span><text:span text:style-name="T20">and</text:span><text:span text:style-name="T38"> </text:span><text:span text:style-name="T106">buek_clc</text:span><text:span text:style-name="T38"> = </text:span><text:span text:style-name="T56">311</text:span></text:p>
      <text:p text:style-name="P68"/>
      <text:p text:style-name="P99"><text:span text:style-name="T58"><text:tab/></text:span><text:span text:style-name="T23">update</text:span><text:span text:style-name="T38"> </text:span><text:span text:style-name="T47">clc_buek_intersection_25832_single</text:span><text:span text:style-name="T38"> </text:span><text:span text:style-name="T20">set</text:span><text:span text:style-name="T38"> </text:span><text:span text:style-name="T47">profile_exists</text:span><text:span text:style-name="T38"> = </text:span><text:span text:style-name="T20">true</text:span><text:span text:style-name="T38"> </text:span></text:p>
      <text:p text:style-name="P31"><text:span text:style-name="T20"><text:tab/><text:tab/>where</text:span><text:span text:style-name="T38"> </text:span><text:span text:style-name="T106">profile_exists</text:span><text:span text:style-name="T38"> = </text:span><text:span text:style-name="T20">false</text:span><text:span text:style-name="T38"> </text:span><text:span text:style-name="T20">and</text:span><text:span text:style-name="T38"> </text:span><text:span text:style-name="T106">code_18</text:span><text:span text:style-name="T38"> = </text:span><text:span text:style-name="T83">'312'</text:span><text:span text:style-name="T38"> </text:span><text:span text:style-name="T20">and</text:span><text:span text:style-name="T38"> </text:span><text:span text:style-name="T106">buek_clc</text:span><text:span text:style-name="T38"> = </text:span><text:span text:style-name="T56">313</text:span></text:p>
      <text:p text:style-name="P68"/>
      <text:p text:style-name="P99"><text:span text:style-name="T58"><text:tab/></text:span><text:span text:style-name="T23">update</text:span><text:span text:style-name="T38"> </text:span><text:span text:style-name="T47">clc_buek_intersection_25832_single</text:span><text:span text:style-name="T38"> </text:span><text:span text:style-name="T20">set</text:span><text:span text:style-name="T38"> </text:span><text:span text:style-name="T47">profile_exists</text:span><text:span text:style-name="T38"> = </text:span><text:span text:style-name="T20">true</text:span><text:span text:style-name="T38"> </text:span></text:p>
      <text:p text:style-name="P31"><text:span text:style-name="T20"><text:tab/><text:tab/>where</text:span><text:span text:style-name="T38"> </text:span><text:span text:style-name="T106">profile_exists</text:span><text:span text:style-name="T38"> = </text:span><text:span text:style-name="T20">false</text:span><text:span text:style-name="T38"> </text:span><text:span text:style-name="T20">and</text:span><text:span text:style-name="T38"> </text:span><text:span text:style-name="T106">code_18</text:span><text:span text:style-name="T38"> = </text:span><text:span text:style-name="T83">'313'</text:span><text:span text:style-name="T38"> </text:span><text:span text:style-name="T20">and</text:span><text:span text:style-name="T38"> </text:span><text:span text:style-name="T106">buek_clc</text:span><text:span text:style-name="T38"> = </text:span><text:span text:style-name="T56">311</text:span></text:p>
      <text:p text:style-name="P68"/>
      <text:p text:style-name="P99"><text:span text:style-name="T58"><text:tab/></text:span><text:span text:style-name="T23">update</text:span><text:span text:style-name="T38"> </text:span><text:span text:style-name="T47">clc_buek_intersection_25832_single</text:span><text:span text:style-name="T38"> </text:span><text:span text:style-name="T20">set</text:span><text:span text:style-name="T38"> </text:span><text:span text:style-name="T47">profile_exists</text:span><text:span text:style-name="T38"> = </text:span><text:span text:style-name="T20">true</text:span><text:span text:style-name="T38"> </text:span></text:p>
      <text:p text:style-name="P31"><text:span text:style-name="T20"><text:tab/><text:tab/>where</text:span><text:span text:style-name="T38"> </text:span><text:span text:style-name="T106">profile_exists</text:span><text:span text:style-name="T38"> = </text:span><text:span text:style-name="T20">false</text:span><text:span text:style-name="T38"> </text:span><text:span text:style-name="T20">and</text:span><text:span text:style-name="T38"> </text:span><text:span text:style-name="T106">code_18</text:span><text:span text:style-name="T38"> = </text:span><text:span text:style-name="T83">'313'</text:span><text:span text:style-name="T38"> </text:span><text:span text:style-name="T20">and</text:span><text:span text:style-name="T38"> </text:span><text:span text:style-name="T106">buek_clc</text:span><text:span text:style-name="T38"> = </text:span><text:span text:style-name="T56">312</text:span></text:p>
      <text:p text:style-name="P70"/>
      <text:p text:style-name="P99"><text:span text:style-name="T60"><text:tab/></text:span><text:span text:style-name="T20">update</text:span><text:span text:style-name="T38"> </text:span><text:span text:style-name="T47">clc_buek_intersection_25832_single</text:span><text:span text:style-name="T38"> </text:span><text:span text:style-name="T20">set</text:span><text:span text:style-name="T38"> </text:span><text:span text:style-name="T47">profile_exists</text:span><text:span text:style-name="T38"> = </text:span><text:span text:style-name="T20">true</text:span><text:span text:style-name="T38"> </text:span></text:p>
      <text:p text:style-name="P31"><text:span text:style-name="T38"><text:tab/><text:tab/></text:span><text:span text:style-name="T20">where</text:span><text:span text:style-name="T38"> </text:span><text:span text:style-name="T106">profile_exists</text:span><text:span text:style-name="T38"> = </text:span><text:span text:style-name="T20">false</text:span><text:span text:style-name="T38"> </text:span><text:span text:style-name="T20">and</text:span><text:span text:style-name="T38"> </text:span><text:span text:style-name="T106">code_18</text:span><text:span text:style-name="T38"> = </text:span><text:span text:style-name="T83">'321'</text:span><text:span text:style-name="T38"> </text:span><text:span text:style-name="T20">and</text:span><text:span text:style-name="T38"> </text:span><text:span text:style-name="T106">buek_clc</text:span><text:span text:style-name="T38"> = </text:span><text:span text:style-name="T56">322</text:span></text:p>
      <text:p text:style-name="P70"/>
      <text:p text:style-name="P68"/>
      <text:p text:style-name="P36"><text:span text:style-name="T58"><text:tab/></text:span><text:span text:style-name="T23">update</text:span><text:span text:style-name="T42"> </text:span><text:span text:style-name="T112">clc_buek_intersection_25832_single</text:span><text:span text:style-name="T42"> </text:span><text:span text:style-name="T23">set</text:span><text:span text:style-name="T42"> </text:span><text:span text:style-name="T112">profile_exists</text:span><text:span text:style-name="T42"> = </text:span><text:span text:style-name="T23">true</text:span><text:span text:style-name="T42"> </text:span></text:p>
      <text:p text:style-name="P36"><text:span text:style-name="T23"><text:tab/><text:tab/>where</text:span><text:span text:style-name="T42"> </text:span><text:span text:style-name="T58">profile_exists</text:span><text:span text:style-name="T42"> = </text:span><text:span text:style-name="T23">false</text:span><text:span text:style-name="T42"> </text:span><text:span text:style-name="T23">and</text:span><text:span text:style-name="T42"> </text:span><text:span text:style-name="T58">code_18</text:span><text:span text:style-name="T42"> = </text:span><text:span text:style-name="T84">'</text:span><text:span text:style-name="T85">411</text:span><text:span text:style-name="T84">'</text:span><text:span text:style-name="T42"> </text:span><text:span text:style-name="T23">and</text:span><text:span text:style-name="T42"> </text:span><text:span text:style-name="T58">buek_clc</text:span><text:span text:style-name="T42"> = </text:span><text:span text:style-name="T43">4</text:span><text:span text:style-name="T58">12</text:span></text:p>
      <text:p text:style-name="P69"/>
      <text:p text:style-name="P69"/>
      <text:p text:style-name="P36"><text:span text:style-name="T58"><text:tab/></text:span><text:span text:style-name="T114">Further update as above with the tables that where intersected with 80% within:</text:span><text:span text:style-name="T64"> </text:span></text:p>
      <text:p text:style-name="P71"/>
      <text:p text:style-name="P39"><text:span text:style-name="T24">UPDATE</text:span><text:span text:style-name="T38"> </text:span><text:span text:style-name="T106">clc_buek_intersection_25832_single</text:span><text:span text:style-name="T38"> </text:span><text:span text:style-name="T20">AS</text:span><text:span text:style-name="T38"> </text:span><text:span text:style-name="T106">c</text:span></text:p>
      <text:p text:style-name="P2"><text:span text:style-name="T20">SET</text:span><text:span text:style-name="T38"> </text:span><text:span text:style-name="T47">profile_exists</text:span><text:span text:style-name="T38"> = </text:span><text:span text:style-name="T20">TRUE</text:span><text:span text:style-name="T38">,</text:span></text:p>
      <text:p text:style-name="P2"><text:span text:style-name="T38"><text:s text:c="4"/></text:span><text:span text:style-name="T47">tkle_nr</text:span><text:span text:style-name="T38"> = </text:span><text:span text:style-name="T47">b</text:span><text:span text:style-name="T38">.</text:span><text:span text:style-name="T47">tkle_nr</text:span><text:span text:style-name="T38">,</text:span></text:p>
      <text:p text:style-name="P2"><text:span text:style-name="T38"><text:s text:c="4"/></text:span><text:span text:style-name="T47">buek_clc</text:span><text:span text:style-name="T38"> = </text:span><text:span text:style-name="T47">b</text:span><text:span text:style-name="T38">.</text:span><text:span text:style-name="T47">buek_clc</text:span></text:p>
      <text:p text:style-name="P2"><text:span text:style-name="T20">FROM</text:span><text:span text:style-name="T38"> </text:span><text:span text:style-name="T47">clc_24__buek_242_buffered_profiles_80</text:span><text:span text:style-name="T38"> </text:span><text:span text:style-name="T20">AS</text:span><text:span text:style-name="T38"> </text:span><text:span text:style-name="T47">b</text:span></text:p>
      <text:p text:style-name="P2"><text:span text:style-name="T20">WHERE</text:span><text:span text:style-name="T38"> </text:span><text:span text:style-name="T47">c</text:span><text:span text:style-name="T38">.</text:span><text:span text:style-name="T47">profile_exists</text:span><text:span text:style-name="T38"> = </text:span><text:span text:style-name="T20">FALSE</text:span></text:p>
      <text:p text:style-name="P2"><text:span text:style-name="T38"><text:s text:c="4"/></text:span><text:span text:style-name="T20">AND</text:span><text:span text:style-name="T38"> </text:span><text:span text:style-name="T47">c</text:span><text:span text:style-name="T38">.</text:span><text:span text:style-name="T47">code_18</text:span><text:span text:style-name="T38"> = </text:span><text:span text:style-name="T47">b</text:span><text:span text:style-name="T38">.</text:span><text:span text:style-name="T47">code_18</text:span></text:p>
      <text:p text:style-name="P2"><text:span text:style-name="T38"><text:s text:c="4"/></text:span><text:span text:style-name="T20">AND</text:span><text:span text:style-name="T38"> </text:span><text:span text:style-name="T47">ST_Equals</text:span><text:span text:style-name="T38">(</text:span><text:span text:style-name="T47">c</text:span><text:span text:style-name="T38">.</text:span><text:span text:style-name="T47">geom</text:span><text:span text:style-name="T38">, </text:span><text:span text:style-name="T47">b</text:span><text:span text:style-name="T38">.</text:span><text:span text:style-name="T47">geom</text:span><text:span text:style-name="T38">)</text:span></text:p>
      <text:p text:style-name="P36"><text:span text:style-name="T38"><text:s text:c="4"/></text:span><text:span text:style-name="T20">AND</text:span><text:span text:style-name="T38"> </text:span><text:span text:style-name="T106">c</text:span><text:span text:style-name="T38">.</text:span><text:span text:style-name="T106">id</text:span><text:span text:style-name="T38"> = </text:span><text:span text:style-name="T106">b</text:span><text:span text:style-name="T38">.</text:span><text:span text:style-name="T106">intersect_id</text:span><text:span text:style-name="T70">;</text:span></text:p>
      <text:p text:style-name="P89"/>
      <text:p text:style-name="P25">….</text:p>
      <text:p text:style-name="P89"/>
      <text:p text:style-name="P89"/>
      <text:p text:style-name="P36"><text:soft-page-break/><text:span text:style-name="T58"><text:tab/>------ <text:s text:c="2"/></text:span><text:span text:style-name="T59">24</text:span><text:span text:style-name="T65">8</text:span><text:span text:style-name="T59">,</text:span><text:span text:style-name="T65">257</text:span><text:span text:style-name="T59"> polygons left, 729,615 done <text:s/>-----</text:span></text:p>
      <text:p text:style-name="P38"><text:span text:style-name="T59"><text:s text:c="6"/>-------- <text:s/></text:span><text:span text:style-name="T63">10</text:span><text:span text:style-name="T62">,</text:span><text:span text:style-name="T66">005</text:span><text:span text:style-name="T62"> &lt; 100 m</text:span><text:span text:style-name="T69">2</text:span><text:span text:style-name="T62"> <text:s/></text:span></text:p>
      <text:p text:style-name="P38"><text:span text:style-name="T62"><text:tab/></text:span><text:span text:style-name="T59">-------- <text:s/></text:span><text:span text:style-name="T63">27</text:span><text:span text:style-name="T62">,</text:span><text:span text:style-name="T66">360</text:span><text:span text:style-name="T62"> &lt; 1000 m</text:span><text:span text:style-name="T69">2</text:span></text:p>
      <text:p text:style-name="P38"><text:span text:style-name="T59"><text:tab/>-------- <text:s/></text:span><text:span text:style-name="T62">7</text:span><text:span text:style-name="T66">4,980</text:span><text:span text:style-name="T62"> &lt; 10000 m</text:span><text:span text:style-name="T69">2</text:span><text:span text:style-name="T62"> <text:s/></text:span></text:p>
      <text:p text:style-name="P37"><text:span text:style-name="T62"><text:tab/></text:span><text:span text:style-name="T59">-------- </text:span><text:span text:style-name="T62">24</text:span><text:span text:style-name="T66">0</text:span><text:span text:style-name="T62">,</text:span><text:span text:style-name="T66">559</text:span><text:span text:style-name="T62"> &lt; 1000000 m</text:span><text:span text:style-name="T69">2</text:span></text:p>
      <text:p text:style-name="P78"/>
      <text:p text:style-name="P78"/>
      <text:p text:style-name="Standard"/>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code_18</text:p>
          </table:table-cell>
          <table:table-cell table:style-name="Table4.A1" office:value-type="string">
            <text:p text:style-name="P7">profile_exists</text:p>
          </table:table-cell>
          <table:table-cell table:style-name="Table4.A1" office:value-type="string">
            <text:p text:style-name="P7">buek_clc</text:p>
          </table:table-cell>
          <table:table-cell table:style-name="Table4.A1" office:value-type="string">
            <text:p text:style-name="P7">count</text:p>
          </table:table-cell>
        </table:table-row>
        <table:table-row table:style-name="Table4.1">
          <table:table-cell table:style-name="Table4.A1" office:value-type="string">
            <text:p text:style-name="P102">211</text:p>
          </table:table-cell>
          <table:table-cell table:style-name="Table4.A1" office:value-type="string">
            <text:p text:style-name="P7">True</text:p>
          </table:table-cell>
          <table:table-cell table:style-name="Table4.A1" office:value-type="string">
            <text:p text:style-name="P102">21</text:p>
          </table:table-cell>
          <table:table-cell table:style-name="Table4.A1" office:value-type="string">
            <text:p text:style-name="P102">235148</text:p>
          </table:table-cell>
        </table:table-row>
        <table:table-row table:style-name="Table4.1">
          <table:table-cell table:style-name="Table4.A1" office:value-type="string">
            <text:p text:style-name="P102">211</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42546</text:p>
          </table:table-cell>
        </table:table-row>
        <table:table-row table:style-name="Table4.1">
          <table:table-cell table:style-name="Table4.A1" office:value-type="string">
            <text:p text:style-name="P102">221</text:p>
          </table:table-cell>
          <table:table-cell table:style-name="Table4.A1" office:value-type="string">
            <text:p text:style-name="P7">True</text:p>
          </table:table-cell>
          <table:table-cell table:style-name="Table4.A1" office:value-type="string">
            <text:p text:style-name="P102">22</text:p>
          </table:table-cell>
          <table:table-cell table:style-name="Table4.A1" office:value-type="string">
            <text:p text:style-name="P102">250</text:p>
          </table:table-cell>
        </table:table-row>
        <table:table-row table:style-name="Table4.1">
          <table:table-cell table:style-name="Table4.A1" office:value-type="string">
            <text:p text:style-name="P102">221</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4612</text:p>
          </table:table-cell>
        </table:table-row>
        <table:table-row table:style-name="Table4.1">
          <table:table-cell table:style-name="Table4.A1" office:value-type="string">
            <text:p text:style-name="P102">222</text:p>
          </table:table-cell>
          <table:table-cell table:style-name="Table4.A1" office:value-type="string">
            <text:p text:style-name="P7">True</text:p>
          </table:table-cell>
          <table:table-cell table:style-name="Table4.A1" office:value-type="string">
            <text:p text:style-name="P102">22</text:p>
          </table:table-cell>
          <table:table-cell table:style-name="Table4.A1" office:value-type="string">
            <text:p text:style-name="P102">152</text:p>
          </table:table-cell>
        </table:table-row>
        <table:table-row table:style-name="Table4.1">
          <table:table-cell table:style-name="Table4.A1" office:value-type="string">
            <text:p text:style-name="P102">222</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8928</text:p>
          </table:table-cell>
        </table:table-row>
        <table:table-row table:style-name="Table4.1">
          <table:table-cell table:style-name="Table4.A1" office:value-type="string">
            <text:p text:style-name="P102">231</text:p>
          </table:table-cell>
          <table:table-cell table:style-name="Table4.A1" office:value-type="string">
            <text:p text:style-name="P7">True</text:p>
          </table:table-cell>
          <table:table-cell table:style-name="Table4.A1" office:value-type="string">
            <text:p text:style-name="P102">23</text:p>
          </table:table-cell>
          <table:table-cell table:style-name="Table4.A1" office:value-type="string">
            <text:p text:style-name="P102">189235</text:p>
          </table:table-cell>
        </table:table-row>
        <table:table-row table:style-name="Table4.1">
          <table:table-cell table:style-name="Table4.A1" office:value-type="string">
            <text:p text:style-name="P102">231</text:p>
          </table:table-cell>
          <table:table-cell table:style-name="Table4.A1" office:value-type="string">
            <text:p text:style-name="P7">True</text:p>
          </table:table-cell>
          <table:table-cell table:style-name="Table4.A1" office:value-type="string">
            <text:p text:style-name="P102">231</text:p>
          </table:table-cell>
          <table:table-cell table:style-name="Table4.A1" office:value-type="string">
            <text:p text:style-name="P102">22</text:p>
          </table:table-cell>
        </table:table-row>
        <table:table-row table:style-name="Table4.1">
          <table:table-cell table:style-name="Table4.A1" office:value-type="string">
            <text:p text:style-name="P102">231</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87201</text:p>
          </table:table-cell>
        </table:table-row>
        <table:table-row table:style-name="Table4.1">
          <table:table-cell table:style-name="Table4.A1" office:value-type="string">
            <text:p text:style-name="P102">242</text:p>
          </table:table-cell>
          <table:table-cell table:style-name="Table4.A1" office:value-type="string">
            <text:p text:style-name="P7">True</text:p>
          </table:table-cell>
          <table:table-cell table:style-name="Table4.A1" office:value-type="string">
            <text:p text:style-name="P102">242</text:p>
          </table:table-cell>
          <table:table-cell table:style-name="Table4.A1" office:value-type="string">
            <text:p text:style-name="P102">66</text:p>
          </table:table-cell>
        </table:table-row>
        <table:table-row table:style-name="Table4.1">
          <table:table-cell table:style-name="Table4.A1" office:value-type="string">
            <text:p text:style-name="P102">242</text:p>
          </table:table-cell>
          <table:table-cell table:style-name="Table4.A1" office:value-type="string">
            <text:p text:style-name="P7">True</text:p>
          </table:table-cell>
          <table:table-cell table:style-name="Table4.A1" office:value-type="string">
            <text:p text:style-name="P102">243</text:p>
          </table:table-cell>
          <table:table-cell table:style-name="Table4.A1" office:value-type="string">
            <text:p text:style-name="P102">14</text:p>
          </table:table-cell>
        </table:table-row>
        <table:table-row table:style-name="Table4.1">
          <table:table-cell table:style-name="Table4.A1" office:value-type="string">
            <text:p text:style-name="P102">242</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3650</text:p>
          </table:table-cell>
        </table:table-row>
        <table:table-row table:style-name="Table4.1">
          <table:table-cell table:style-name="Table4.A1" office:value-type="string">
            <text:p text:style-name="P102">243</text:p>
          </table:table-cell>
          <table:table-cell table:style-name="Table4.A1" office:value-type="string">
            <text:p text:style-name="P7">True</text:p>
          </table:table-cell>
          <table:table-cell table:style-name="Table4.A1" office:value-type="string">
            <text:p text:style-name="P102">242</text:p>
          </table:table-cell>
          <table:table-cell table:style-name="Table4.A1" office:value-type="string">
            <text:p text:style-name="P102">216</text:p>
          </table:table-cell>
        </table:table-row>
        <table:table-row table:style-name="Table4.1">
          <table:table-cell table:style-name="Table4.A1" office:value-type="string">
            <text:p text:style-name="P102">243</text:p>
          </table:table-cell>
          <table:table-cell table:style-name="Table4.A1" office:value-type="string">
            <text:p text:style-name="P7">True</text:p>
          </table:table-cell>
          <table:table-cell table:style-name="Table4.A1" office:value-type="string">
            <text:p text:style-name="P102">243</text:p>
          </table:table-cell>
          <table:table-cell table:style-name="Table4.A1" office:value-type="string">
            <text:p text:style-name="P102">49</text:p>
          </table:table-cell>
        </table:table-row>
        <table:table-row table:style-name="Table4.1">
          <table:table-cell table:style-name="Table4.A1" office:value-type="string">
            <text:p text:style-name="P102">243</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5486</text:p>
          </table:table-cell>
        </table:table-row>
        <table:table-row table:style-name="Table4.1">
          <table:table-cell table:style-name="Table4.A1" office:value-type="string">
            <text:p text:style-name="P102">311</text:p>
          </table:table-cell>
          <table:table-cell table:style-name="Table4.A1" office:value-type="string">
            <text:p text:style-name="P7">True</text:p>
          </table:table-cell>
          <table:table-cell table:style-name="Table4.A1" office:value-type="string">
            <text:p text:style-name="P102">31</text:p>
          </table:table-cell>
          <table:table-cell table:style-name="Table4.A1" office:value-type="string">
            <text:p text:style-name="P102">93738</text:p>
          </table:table-cell>
        </table:table-row>
        <table:table-row table:style-name="Table4.1">
          <table:table-cell table:style-name="Table4.A1" office:value-type="string">
            <text:p text:style-name="P102">311</text:p>
          </table:table-cell>
          <table:table-cell table:style-name="Table4.A1" office:value-type="string">
            <text:p text:style-name="P7">True</text:p>
          </table:table-cell>
          <table:table-cell table:style-name="Table4.A1" office:value-type="string">
            <text:p text:style-name="P102">311</text:p>
          </table:table-cell>
          <table:table-cell table:style-name="Table4.A1" office:value-type="string">
            <text:p text:style-name="P102">7591</text:p>
          </table:table-cell>
        </table:table-row>
        <table:table-row table:style-name="Table4.1">
          <table:table-cell table:style-name="Table4.A1" office:value-type="string">
            <text:p text:style-name="P102">311</text:p>
          </table:table-cell>
          <table:table-cell table:style-name="Table4.A1" office:value-type="string">
            <text:p text:style-name="P7">True</text:p>
          </table:table-cell>
          <table:table-cell table:style-name="Table4.A1" office:value-type="string">
            <text:p text:style-name="P102">312</text:p>
          </table:table-cell>
          <table:table-cell table:style-name="Table4.A1" office:value-type="string">
            <text:p text:style-name="P102">2948</text:p>
          </table:table-cell>
        </table:table-row>
        <table:table-row table:style-name="Table4.1">
          <table:table-cell table:style-name="Table4.A1" office:value-type="string">
            <text:p text:style-name="P102">311</text:p>
          </table:table-cell>
          <table:table-cell table:style-name="Table4.A1" office:value-type="string">
            <text:p text:style-name="P7">True</text:p>
          </table:table-cell>
          <table:table-cell table:style-name="Table4.A1" office:value-type="string">
            <text:p text:style-name="P102">313</text:p>
          </table:table-cell>
          <table:table-cell table:style-name="Table4.A1" office:value-type="string">
            <text:p text:style-name="P102">495</text:p>
          </table:table-cell>
        </table:table-row>
        <table:table-row table:style-name="Table4.1">
          <table:table-cell table:style-name="Table4.A1" office:value-type="string">
            <text:p text:style-name="P102">311</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29481</text:p>
          </table:table-cell>
        </table:table-row>
        <table:table-row table:style-name="Table4.1">
          <table:table-cell table:style-name="Table4.A1" office:value-type="string">
            <text:p text:style-name="P102">312</text:p>
          </table:table-cell>
          <table:table-cell table:style-name="Table4.A1" office:value-type="string">
            <text:p text:style-name="P7">True</text:p>
          </table:table-cell>
          <table:table-cell table:style-name="Table4.A1" office:value-type="string">
            <text:p text:style-name="P102">31</text:p>
          </table:table-cell>
          <table:table-cell table:style-name="Table4.A1" office:value-type="string">
            <text:p text:style-name="P102">123591</text:p>
          </table:table-cell>
        </table:table-row>
        <table:table-row table:style-name="Table4.1">
          <table:table-cell table:style-name="Table4.A1" office:value-type="string">
            <text:p text:style-name="P102">312</text:p>
          </table:table-cell>
          <table:table-cell table:style-name="Table4.A1" office:value-type="string">
            <text:p text:style-name="P7">True</text:p>
          </table:table-cell>
          <table:table-cell table:style-name="Table4.A1" office:value-type="string">
            <text:p text:style-name="P102">311</text:p>
          </table:table-cell>
          <table:table-cell table:style-name="Table4.A1" office:value-type="string">
            <text:p text:style-name="P102">9152</text:p>
          </table:table-cell>
        </table:table-row>
        <table:table-row table:style-name="Table4.1">
          <table:table-cell table:style-name="Table4.A1" office:value-type="string">
            <text:p text:style-name="P102">312</text:p>
          </table:table-cell>
          <table:table-cell table:style-name="Table4.A1" office:value-type="string">
            <text:p text:style-name="P7">True</text:p>
          </table:table-cell>
          <table:table-cell table:style-name="Table4.A1" office:value-type="string">
            <text:p text:style-name="P102">312</text:p>
          </table:table-cell>
          <table:table-cell table:style-name="Table4.A1" office:value-type="string">
            <text:p text:style-name="P102">2756</text:p>
          </table:table-cell>
        </table:table-row>
        <table:table-row table:style-name="Table4.1">
          <table:table-cell table:style-name="Table4.A1" office:value-type="string">
            <text:p text:style-name="P102">312</text:p>
          </table:table-cell>
          <table:table-cell table:style-name="Table4.A1" office:value-type="string">
            <text:p text:style-name="P7">True</text:p>
          </table:table-cell>
          <table:table-cell table:style-name="Table4.A1" office:value-type="string">
            <text:p text:style-name="P102">313</text:p>
          </table:table-cell>
          <table:table-cell table:style-name="Table4.A1" office:value-type="string">
            <text:p text:style-name="P102">148</text:p>
          </table:table-cell>
        </table:table-row>
        <table:table-row table:style-name="Table4.1">
          <table:table-cell table:style-name="Table4.A1" office:value-type="string">
            <text:p text:style-name="P102">312</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26659</text:p>
          </table:table-cell>
        </table:table-row>
        <table:table-row table:style-name="Table4.1">
          <table:table-cell table:style-name="Table4.A1" office:value-type="string">
            <text:p text:style-name="P102">313</text:p>
          </table:table-cell>
          <table:table-cell table:style-name="Table4.A1" office:value-type="string">
            <text:p text:style-name="P7">True</text:p>
          </table:table-cell>
          <table:table-cell table:style-name="Table4.A1" office:value-type="string">
            <text:p text:style-name="P102">31</text:p>
          </table:table-cell>
          <table:table-cell table:style-name="Table4.A1" office:value-type="string">
            <text:p text:style-name="P102">60063</text:p>
          </table:table-cell>
        </table:table-row>
        <table:table-row table:style-name="Table4.1">
          <table:table-cell table:style-name="Table4.A1" office:value-type="string">
            <text:p text:style-name="P102">313</text:p>
          </table:table-cell>
          <table:table-cell table:style-name="Table4.A1" office:value-type="string">
            <text:p text:style-name="P7">True</text:p>
          </table:table-cell>
          <table:table-cell table:style-name="Table4.A1" office:value-type="string">
            <text:p text:style-name="P102">311</text:p>
          </table:table-cell>
          <table:table-cell table:style-name="Table4.A1" office:value-type="string">
            <text:p text:style-name="P102">2776</text:p>
          </table:table-cell>
        </table:table-row>
        <table:table-row table:style-name="Table4.1">
          <table:table-cell table:style-name="Table4.A1" office:value-type="string">
            <text:p text:style-name="P102">313</text:p>
          </table:table-cell>
          <table:table-cell table:style-name="Table4.A1" office:value-type="string">
            <text:p text:style-name="P7">True</text:p>
          </table:table-cell>
          <table:table-cell table:style-name="Table4.A1" office:value-type="string">
            <text:p text:style-name="P102">312</text:p>
          </table:table-cell>
          <table:table-cell table:style-name="Table4.A1" office:value-type="string">
            <text:p text:style-name="P102">687</text:p>
          </table:table-cell>
        </table:table-row>
        <table:table-row table:style-name="Table4.1">
          <table:table-cell table:style-name="Table4.A1" office:value-type="string">
            <text:p text:style-name="P102">313</text:p>
          </table:table-cell>
          <table:table-cell table:style-name="Table4.A1" office:value-type="string">
            <text:p text:style-name="P7">True</text:p>
          </table:table-cell>
          <table:table-cell table:style-name="Table4.A1" office:value-type="string">
            <text:p text:style-name="P102">313</text:p>
          </table:table-cell>
          <table:table-cell table:style-name="Table4.A1" office:value-type="string">
            <text:p text:style-name="P102">93</text:p>
          </table:table-cell>
        </table:table-row>
        <table:table-row table:style-name="Table4.1">
          <table:table-cell table:style-name="Table4.A1" office:value-type="string">
            <text:p text:style-name="P102">313</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9741</text:p>
          </table:table-cell>
        </table:table-row>
        <table:table-row table:style-name="Table4.1">
          <table:table-cell table:style-name="Table4.A1" office:value-type="string">
            <text:p text:style-name="P102">321</text:p>
          </table:table-cell>
          <table:table-cell table:style-name="Table4.A1" office:value-type="string">
            <text:p text:style-name="P7">True</text:p>
          </table:table-cell>
          <table:table-cell table:style-name="Table4.A1" office:value-type="string">
            <text:p text:style-name="P102">321</text:p>
          </table:table-cell>
          <table:table-cell table:style-name="Table4.A1" office:value-type="string">
            <text:p text:style-name="P102">41</text:p>
          </table:table-cell>
        </table:table-row>
        <table:table-row table:style-name="Table4.1">
          <table:table-cell table:style-name="Table4.A1" office:value-type="string">
            <text:p text:style-name="P102">321</text:p>
          </table:table-cell>
          <table:table-cell table:style-name="Table4.A1" office:value-type="string">
            <text:p text:style-name="P7">True</text:p>
          </table:table-cell>
          <table:table-cell table:style-name="Table4.A1" office:value-type="string">
            <text:p text:style-name="P102">322</text:p>
          </table:table-cell>
          <table:table-cell table:style-name="Table4.A1" office:value-type="string">
            <text:p text:style-name="P102">185</text:p>
          </table:table-cell>
        </table:table-row>
        <table:table-row table:style-name="Table4.1">
          <table:table-cell table:style-name="Table4.A1" office:value-type="string">
            <text:p text:style-name="P102">321</text:p>
          </table:table-cell>
          <table:table-cell table:style-name="Table4.A1" office:value-type="string">
            <text:p text:style-name="P7">True</text:p>
          </table:table-cell>
          <table:table-cell table:style-name="Table4.A1" office:value-type="string">
            <text:p text:style-name="P102">324</text:p>
          </table:table-cell>
          <table:table-cell table:style-name="Table4.A1" office:value-type="string">
            <text:p text:style-name="P102">1</text:p>
          </table:table-cell>
        </table:table-row>
        <table:table-row table:style-name="Table4.1">
          <table:table-cell table:style-name="Table4.A1" office:value-type="string">
            <text:p text:style-name="P102">321</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6871</text:p>
          </table:table-cell>
        </table:table-row>
        <table:table-row table:style-name="Table4.1">
          <table:table-cell table:style-name="Table4.A1" office:value-type="string">
            <text:p text:style-name="P102">322</text:p>
          </table:table-cell>
          <table:table-cell table:style-name="Table4.A1" office:value-type="string">
            <text:p text:style-name="P7">True</text:p>
          </table:table-cell>
          <table:table-cell table:style-name="Table4.A1" office:value-type="string">
            <text:p text:style-name="P102">322</text:p>
          </table:table-cell>
          <table:table-cell table:style-name="Table4.A1" office:value-type="string">
            <text:p text:style-name="P102">312</text:p>
          </table:table-cell>
        </table:table-row>
        <table:table-row table:style-name="Table4.1">
          <table:table-cell table:style-name="Table4.A1" office:value-type="string">
            <text:p text:style-name="P102">322</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2283</text:p>
          </table:table-cell>
        </table:table-row>
        <table:table-row table:style-name="Table4.1">
          <table:table-cell table:style-name="Table4.A1" office:value-type="string">
            <text:p text:style-name="P102">324</text:p>
          </table:table-cell>
          <table:table-cell table:style-name="Table4.A1" office:value-type="string">
            <text:p text:style-name="P7">True</text:p>
          </table:table-cell>
          <table:table-cell table:style-name="Table4.A1" office:value-type="string">
            <text:p text:style-name="P102">321</text:p>
          </table:table-cell>
          <table:table-cell table:style-name="Table4.A1" office:value-type="string">
            <text:p text:style-name="P102">23</text:p>
          </table:table-cell>
        </table:table-row>
        <table:table-row table:style-name="Table4.1">
          <table:table-cell table:style-name="Table4.A1" office:value-type="string">
            <text:p text:style-name="P102">324</text:p>
          </table:table-cell>
          <table:table-cell table:style-name="Table4.A1" office:value-type="string">
            <text:p text:style-name="P7">True</text:p>
          </table:table-cell>
          <table:table-cell table:style-name="Table4.A1" office:value-type="string">
            <text:p text:style-name="P102">322</text:p>
          </table:table-cell>
          <table:table-cell table:style-name="Table4.A1" office:value-type="string">
            <text:p text:style-name="P102">84</text:p>
          </table:table-cell>
        </table:table-row>
        <table:table-row table:style-name="Table4.1">
          <table:table-cell table:style-name="Table4.A1" office:value-type="string">
            <text:p text:style-name="P102">324</text:p>
          </table:table-cell>
          <table:table-cell table:style-name="Table4.A1" office:value-type="string">
            <text:p text:style-name="P7">True</text:p>
          </table:table-cell>
          <table:table-cell table:style-name="Table4.A1" office:value-type="string">
            <text:p text:style-name="P102">324</text:p>
          </table:table-cell>
          <table:table-cell table:style-name="Table4.A1" office:value-type="string">
            <text:p text:style-name="P102">13</text:p>
          </table:table-cell>
        </table:table-row>
        <table:table-row table:style-name="Table4.1">
          <table:table-cell table:style-name="Table4.A1" office:value-type="string">
            <text:p text:style-name="P102">324</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15020</text:p>
          </table:table-cell>
        </table:table-row>
        <table:table-row table:style-name="Table4.1">
          <table:table-cell table:style-name="Table4.A1" office:value-type="string">
            <text:p text:style-name="P102">331</text:p>
          </table:table-cell>
          <table:table-cell table:style-name="Table4.A1" office:value-type="string">
            <text:p text:style-name="P7">True</text:p>
          </table:table-cell>
          <table:table-cell table:style-name="Table4.A1" office:value-type="string">
            <text:p text:style-name="P102">33</text:p>
          </table:table-cell>
          <table:table-cell table:style-name="Table4.A1" office:value-type="string">
            <text:p text:style-name="P102">39</text:p>
          </table:table-cell>
        </table:table-row>
        <table:table-row table:style-name="Table4.1">
          <table:table-cell table:style-name="Table4.A1" office:value-type="string">
            <text:p text:style-name="P102">331</text:p>
          </table:table-cell>
          <table:table-cell table:style-name="Table4.A1" office:value-type="string">
            <text:p text:style-name="P7">True</text:p>
          </table:table-cell>
          <table:table-cell table:style-name="Table4.A1" office:value-type="string">
            <text:p text:style-name="P102">331</text:p>
          </table:table-cell>
          <table:table-cell table:style-name="Table4.A1" office:value-type="string">
            <text:p text:style-name="P102">9</text:p>
          </table:table-cell>
        </table:table-row>
        <table:table-row table:style-name="Table4.1">
          <table:table-cell table:style-name="Table4.A1" office:value-type="string">
            <text:p text:style-name="P102">331</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371</text:p>
          </table:table-cell>
        </table:table-row>
        <table:table-row table:style-name="Table4.1">
          <table:table-cell table:style-name="Table4.A1" office:value-type="string">
            <text:p text:style-name="P102">332</text:p>
          </table:table-cell>
          <table:table-cell table:style-name="Table4.A1" office:value-type="string">
            <text:p text:style-name="P7">True</text:p>
          </table:table-cell>
          <table:table-cell table:style-name="Table4.A1" office:value-type="string">
            <text:p text:style-name="P102">33</text:p>
          </table:table-cell>
          <table:table-cell table:style-name="Table4.A1" office:value-type="string">
            <text:p text:style-name="P102">2</text:p>
          </table:table-cell>
        </table:table-row>
        <text:soft-page-break/>
        <table:table-row table:style-name="Table4.1">
          <table:table-cell table:style-name="Table4.A1" office:value-type="string">
            <text:p text:style-name="P102">332</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409</text:p>
          </table:table-cell>
        </table:table-row>
        <table:table-row table:style-name="Table4.1">
          <table:table-cell table:style-name="Table4.A1" office:value-type="string">
            <text:p text:style-name="P102">333</text:p>
          </table:table-cell>
          <table:table-cell table:style-name="Table4.A1" office:value-type="string">
            <text:p text:style-name="P7">True</text:p>
          </table:table-cell>
          <table:table-cell table:style-name="Table4.A1" office:value-type="string">
            <text:p text:style-name="P102">33</text:p>
          </table:table-cell>
          <table:table-cell table:style-name="Table4.A1" office:value-type="string">
            <text:p text:style-name="P102">1</text:p>
          </table:table-cell>
        </table:table-row>
        <table:table-row table:style-name="Table4.1">
          <table:table-cell table:style-name="Table4.A1" office:value-type="string">
            <text:p text:style-name="P102">333</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474</text:p>
          </table:table-cell>
        </table:table-row>
        <table:table-row table:style-name="Table4.1">
          <table:table-cell table:style-name="Table4.A1" office:value-type="string">
            <text:p text:style-name="P102">335</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2</text:p>
          </table:table-cell>
        </table:table-row>
        <table:table-row table:style-name="Table4.1">
          <table:table-cell table:style-name="Table4.A1" office:value-type="string">
            <text:p text:style-name="P102">411</text:p>
          </table:table-cell>
          <table:table-cell table:style-name="Table4.A1" office:value-type="string">
            <text:p text:style-name="P7">True</text:p>
          </table:table-cell>
          <table:table-cell table:style-name="Table4.A1" office:value-type="string">
            <text:p text:style-name="P102">412</text:p>
          </table:table-cell>
          <table:table-cell table:style-name="Table4.A1" office:value-type="string">
            <text:p text:style-name="P102">437</text:p>
          </table:table-cell>
        </table:table-row>
        <table:table-row table:style-name="Table4.1">
          <table:table-cell table:style-name="Table4.A1" office:value-type="string">
            <text:p text:style-name="P102">411</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1937</text:p>
          </table:table-cell>
        </table:table-row>
        <table:table-row table:style-name="Table4.1">
          <table:table-cell table:style-name="Table4.A1" office:value-type="string">
            <text:p text:style-name="P102">412</text:p>
          </table:table-cell>
          <table:table-cell table:style-name="Table4.A1" office:value-type="string">
            <text:p text:style-name="P7">True</text:p>
          </table:table-cell>
          <table:table-cell table:style-name="Table4.A1" office:value-type="string">
            <text:p text:style-name="P102">412</text:p>
          </table:table-cell>
          <table:table-cell table:style-name="Table4.A1" office:value-type="string">
            <text:p text:style-name="P102">508</text:p>
          </table:table-cell>
        </table:table-row>
        <table:table-row table:style-name="Table4.1">
          <table:table-cell table:style-name="Table4.A1" office:value-type="string">
            <text:p text:style-name="P102">412</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1499</text:p>
          </table:table-cell>
        </table:table-row>
        <table:table-row table:style-name="Table4.1">
          <table:table-cell table:style-name="Table4.A1" office:value-type="string">
            <text:p text:style-name="P102">421</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448</text:p>
          </table:table-cell>
        </table:table-row>
        <table:table-row table:style-name="Table4.1">
          <table:table-cell table:style-name="Table4.A1" office:value-type="string">
            <text:p text:style-name="P102">423</text:p>
          </table:table-cell>
          <table:table-cell table:style-name="Table4.A1" office:value-type="string">
            <text:p text:style-name="P7">False</text:p>
          </table:table-cell>
          <table:table-cell table:style-name="Table4.A1" office:value-type="string">
            <text:p text:style-name="P7">NULL</text:p>
          </table:table-cell>
          <table:table-cell table:style-name="Table4.A1" office:value-type="string">
            <text:p text:style-name="P102">639</text:p>
          </table:table-cell>
        </table:table-row>
      </table:table>
      <text:p text:style-name="Standard"/>
      <text:p text:style-name="Standard"/>
      <text:p text:style-name="P78"/>
      <text:p text:style-name="Standard"/>
      <text:p text:style-name="P78"/>
      <text:p text:style-name="P72"/>
      <text:p text:style-name="P41"><text:span text:style-name="T59">N</text:span><text:span text:style-name="T56">OW THERE ARE NO MORE DOUBLE DIGIT MATCHES OF THE CLCs OF THE BUEK AND CLC-MAP LEFT.</text:span></text:p>
      <text:p text:style-name="P73"/>
      <text:p text:style-name="P101"><text:span text:style-name="T61"><text:tab/></text:span><text:span text:style-name="T20">SELECT</text:span><text:span text:style-name="T38"> </text:span><text:span text:style-name="T20">distinct</text:span><text:span text:style-name="T38"> </text:span><text:span text:style-name="T47">cbis</text:span><text:span text:style-name="T38">.</text:span><text:span text:style-name="T47">tkle_nr</text:span><text:span text:style-name="T38">, </text:span><text:span text:style-name="T47">cbis</text:span><text:span text:style-name="T38">.</text:span><text:span text:style-name="T47">code_18</text:span><text:span text:style-name="T38">, </text:span><text:span text:style-name="T47">sb</text:span><text:span text:style-name="T38">.</text:span><text:span text:style-name="T47">landusage_corine_code</text:span><text:span text:style-name="T38"> <text:s/></text:span></text:p>
      <text:p text:style-name="P2"><text:span text:style-name="T20"><text:tab/><text:tab/>FROM</text:span><text:span text:style-name="T38"> </text:span><text:span text:style-name="T47">clc_buek_intersection_25832_single</text:span><text:span text:style-name="T38"> </text:span><text:span text:style-name="T47">cbis</text:span><text:span text:style-name="T38"> </text:span></text:p>
      <text:p text:style-name="P2"><text:span text:style-name="T20"><text:tab/><text:tab/>JOIN</text:span><text:span text:style-name="T38"> </text:span><text:span text:style-name="T47">swn_bueksoilprofile</text:span><text:span text:style-name="T38"> </text:span><text:span text:style-name="T47">sb</text:span><text:span text:style-name="T38"> </text:span></text:p>
      <text:p text:style-name="P2"><text:span text:style-name="T38"><text:s text:c="4"/><text:tab/><text:tab/><text:tab/></text:span><text:span text:style-name="T20">ON</text:span><text:span text:style-name="T38"> </text:span><text:span text:style-name="T47">cbis</text:span><text:span text:style-name="T38">.</text:span><text:span text:style-name="T47">tkle_nr</text:span><text:span text:style-name="T38"> = </text:span><text:span text:style-name="T47">sb</text:span><text:span text:style-name="T38">.</text:span><text:span text:style-name="T47">polygon_id</text:span><text:span text:style-name="T38"> <text:s/></text:span></text:p>
      <text:p text:style-name="P2"><text:span text:style-name="T20"><text:tab/><text:tab/><text:tab/>WHERE</text:span><text:span text:style-name="T38"> </text:span><text:span text:style-name="T47">cbis</text:span><text:span text:style-name="T38">.</text:span><text:span text:style-name="T47">profile_exists</text:span><text:span text:style-name="T38"> </text:span><text:span text:style-name="T20">IS</text:span><text:span text:style-name="T38"> </text:span><text:span text:style-name="T20">FALSE</text:span></text:p>
      <text:p text:style-name="P2"><text:span text:style-name="T38"><text:s text:c="4"/><text:tab/><text:tab/><text:tab/></text:span><text:span text:style-name="T20">AND</text:span><text:span text:style-name="T38"> </text:span><text:span text:style-name="T78">LEFT</text:span><text:span text:style-name="T38">(</text:span><text:span text:style-name="T47">cbis</text:span><text:span text:style-name="T38">.</text:span><text:span text:style-name="T47">code_18</text:span><text:span text:style-name="T38">, </text:span><text:span text:style-name="T56">1</text:span><text:span text:style-name="T38">) = </text:span><text:span text:style-name="T78">LEFT</text:span><text:span text:style-name="T38">(</text:span><text:span text:style-name="T78">CAST</text:span><text:span text:style-name="T38">(</text:span><text:span text:style-name="T47">sb</text:span><text:span text:style-name="T38">.</text:span><text:span text:style-name="T47">landusage_corine_code</text:span><text:span text:style-name="T38"> <text:tab/><text:tab/><text:tab/><text:tab/></text:span><text:span text:style-name="T20">AS</text:span><text:span text:style-name="T38"> </text:span><text:span text:style-name="T78">VARCHAR</text:span><text:span text:style-name="T38">), </text:span><text:span text:style-name="T56">1</text:span><text:span text:style-name="T38">)</text:span></text:p>
      <text:p text:style-name="P41"><text:span text:style-name="T38"><text:s text:c="3"/><text:tab/><text:tab/><text:tab/></text:span><text:span text:style-name="T20">order</text:span><text:span text:style-name="T38"> </text:span><text:span text:style-name="T20">by</text:span><text:span text:style-name="T38"> </text:span><text:span text:style-name="T106">cbis</text:span><text:span text:style-name="T38">.</text:span><text:span text:style-name="T106">tkle_nr</text:span><text:span text:style-name="T38">, </text:span><text:span text:style-name="T106">cbis</text:span><text:span text:style-name="T38">.</text:span><text:span text:style-name="T106">code_18</text:span><text:span text:style-name="T38">, </text:span><text:span text:style-name="T106">sb</text:span><text:span text:style-name="T38">.</text:span><text:span text:style-name="T106">landusage_corine_code</text:span><text:span text:style-name="T70">;</text:span></text:p>
      <text:p text:style-name="P73"/>
      <text:p text:style-name="P101"><text:span text:style-name="T61"><text:tab/></text:span><text:span text:style-name="T20">SELECT</text:span><text:span text:style-name="T38"> </text:span><text:span text:style-name="T20">distinct</text:span><text:span text:style-name="T38"> </text:span><text:span text:style-name="T47">cbis</text:span><text:span text:style-name="T38">.</text:span><text:span text:style-name="T47">code_18</text:span><text:span text:style-name="T38">, </text:span><text:span text:style-name="T47">sc</text:span><text:span text:style-name="T38">.</text:span><text:span text:style-name="T47">label3</text:span><text:span text:style-name="T38">, </text:span><text:span text:style-name="T47">sb</text:span><text:span text:style-name="T38">.</text:span><text:span text:style-name="T47">landusage_corine_code</text:span><text:span text:style-name="T38">, <text:tab/><text:tab/><text:tab/></text:span><text:span text:style-name="T47">sb</text:span><text:span text:style-name="T38">.</text:span><text:span text:style-name="T47">landusage</text:span><text:span text:style-name="T38"> <text:s/></text:span></text:p>
      <text:p text:style-name="P2"><text:span text:style-name="T20"><text:tab/><text:tab/>FROM</text:span><text:span text:style-name="T38"> </text:span><text:span text:style-name="T47">clc_buek_intersection_25832_single</text:span><text:span text:style-name="T38"> </text:span><text:span text:style-name="T47">cbis</text:span><text:span text:style-name="T38"> </text:span></text:p>
      <text:p text:style-name="P2"><text:span text:style-name="T20"><text:tab/><text:tab/>JOIN</text:span><text:span text:style-name="T38"> </text:span><text:span text:style-name="T47">swn_bueksoilprofile</text:span><text:span text:style-name="T38"> </text:span><text:span text:style-name="T47">sb</text:span><text:span text:style-name="T38"> </text:span></text:p>
      <text:p text:style-name="P2"><text:span text:style-name="T38"><text:s text:c="4"/><text:tab/><text:tab/><text:tab/></text:span><text:span text:style-name="T20">ON</text:span><text:span text:style-name="T38"> </text:span><text:span text:style-name="T47">cbis</text:span><text:span text:style-name="T38">.</text:span><text:span text:style-name="T47">tkle_nr</text:span><text:span text:style-name="T38"> = </text:span><text:span text:style-name="T47">sb</text:span><text:span text:style-name="T38">.</text:span><text:span text:style-name="T47">polygon_id</text:span><text:span text:style-name="T38"> </text:span></text:p>
      <text:p text:style-name="P6"><text:span text:style-name="T38"><text:s text:c="3"/><text:tab/><text:tab/></text:span><text:span text:style-name="T20">join</text:span><text:span text:style-name="T38"> </text:span><text:span text:style-name="T47">swn_corinelandcover2018</text:span><text:span text:style-name="T38"> </text:span><text:span text:style-name="T47">sc</text:span><text:span text:style-name="T38"> <text:s/></text:span></text:p>
      <text:p text:style-name="P6"><text:span text:style-name="T45"><text:tab/><text:tab/></text:span><text:span text:style-name="T20">on</text:span><text:span text:style-name="T38"> </text:span><text:span text:style-name="T47">cbis</text:span><text:span text:style-name="T38">.</text:span><text:span text:style-name="T47">code_18</text:span><text:span text:style-name="T38"> = </text:span><text:span text:style-name="T78">cast</text:span><text:span text:style-name="T38">(</text:span><text:span text:style-name="T47">sc</text:span><text:span text:style-name="T38">.</text:span><text:span text:style-name="T47">code_18</text:span><text:span text:style-name="T38"> </text:span><text:span text:style-name="T20">as</text:span><text:span text:style-name="T38"> </text:span><text:span text:style-name="T78">varchar</text:span><text:span text:style-name="T38">) </text:span></text:p>
      <text:p text:style-name="P2"><text:span text:style-name="T20"><text:tab/><text:tab/>WHERE</text:span><text:span text:style-name="T38"> </text:span><text:span text:style-name="T47">cbis</text:span><text:span text:style-name="T38">.</text:span><text:span text:style-name="T47">profile_exists</text:span><text:span text:style-name="T38"> </text:span><text:span text:style-name="T20">IS</text:span><text:span text:style-name="T38"> </text:span><text:span text:style-name="T20">FALSE</text:span></text:p>
      <text:p text:style-name="P2"><text:span text:style-name="T38"><text:s text:c="4"/><text:tab/><text:tab/></text:span><text:span text:style-name="T20">AND</text:span><text:span text:style-name="T38"> </text:span><text:span text:style-name="T78">LEFT</text:span><text:span text:style-name="T38">(</text:span><text:span text:style-name="T47">cbis</text:span><text:span text:style-name="T38">.</text:span><text:span text:style-name="T47">code_18</text:span><text:span text:style-name="T38">, </text:span><text:span text:style-name="T56">1</text:span><text:span text:style-name="T38">) = </text:span><text:span text:style-name="T78">LEFT</text:span><text:span text:style-name="T38">(</text:span><text:span text:style-name="T78">CAST</text:span><text:span text:style-name="T38">(</text:span><text:span text:style-name="T47">sb</text:span><text:span text:style-name="T38">.</text:span><text:span text:style-name="T47">landusage_corine_code</text:span><text:span text:style-name="T38"> </text:span><text:span text:style-name="T20">AS</text:span><text:span text:style-name="T38"> <text:tab/><text:tab/><text:tab/></text:span><text:span text:style-name="T78">VARCHAR</text:span><text:span text:style-name="T38">), </text:span><text:span text:style-name="T56">1</text:span><text:span text:style-name="T38">)</text:span></text:p>
      <text:p text:style-name="P41"><text:span text:style-name="T38"><text:s text:c="3"/><text:tab/><text:tab/></text:span><text:span text:style-name="T20">order</text:span><text:span text:style-name="T38"> </text:span><text:span text:style-name="T20">by</text:span><text:span text:style-name="T38"> </text:span><text:span text:style-name="T106">cbis</text:span><text:span text:style-name="T38">.</text:span><text:span text:style-name="T106">code_18</text:span><text:span text:style-name="T38">, </text:span><text:span text:style-name="T106">sb</text:span><text:span text:style-name="T38">.</text:span><text:span text:style-name="T106">landusage_corine_code</text:span><text:span text:style-name="T70">;</text:span></text:p>
      <text:p text:style-name="P73"/>
      <text:p text:style-name="P22">The result is the following list that needs to be evaluated. What profile can be assigned to what landusage. If there are still missing polygons afterwards, another expansion by buffering the profiles needs to be made.</text:p>
      <text:p text:style-name="P23">CLC MATCH FIRST DIGIT</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Contents"/>
          </table:table-cell>
          <table:table-cell table:style-name="Table2.A1" office:value-type="string">
            <text:p text:style-name="P9">code_18</text:p>
          </table:table-cell>
          <table:table-cell table:style-name="Table2.A1" office:value-type="string">
            <text:p text:style-name="P9">label3</text:p>
          </table:table-cell>
          <table:table-cell table:style-name="Table2.A1" office:value-type="string">
            <text:p text:style-name="P110">buek_clc</text:p>
          </table:table-cell>
          <table:table-cell table:style-name="Table2.E1" office:value-type="string">
            <text:p text:style-name="P9"><text:span text:style-name="T118">Buek </text:span>landusage</text:p>
          </table:table-cell>
        </table:table-row>
        <table:table-row>
          <table:table-cell table:style-name="Table2.A2" office:value-type="string">
            <text:p text:style-name="Table_20_Contents"/>
          </table:table-cell>
          <table:table-cell table:style-name="Table2.B2" office:value-type="float" office:value="211">
            <text:p text:style-name="P103">211</text:p>
          </table:table-cell>
          <table:table-cell table:style-name="Table2.A2" office:value-type="string">
            <text:p text:style-name="P9">Non-irrigated arable land</text:p>
          </table:table-cell>
          <table:table-cell table:style-name="Table2.B2" office:value-type="float" office:value="22">
            <text:p text:style-name="P103">22</text:p>
          </table:table-cell>
          <table:table-cell table:style-name="Table2.E2" office:value-type="string">
            <text:p text:style-name="P9">Dauerkulturen</text:p>
          </table:table-cell>
        </table:table-row>
        <table:table-row>
          <table:table-cell table:style-name="Table2.A2" office:value-type="string">
            <text:p text:style-name="Table_20_Contents"/>
          </table:table-cell>
          <table:table-cell table:style-name="Table2.B2" office:value-type="float" office:value="211">
            <text:p text:style-name="P103">211</text:p>
          </table:table-cell>
          <table:table-cell table:style-name="Table2.A2" office:value-type="string">
            <text:p text:style-name="P9">Non-irrigated arable land</text:p>
          </table:table-cell>
          <table:table-cell table:style-name="Table2.B2" office:value-type="float" office:value="23">
            <text:p text:style-name="P103">23</text:p>
          </table:table-cell>
          <table:table-cell table:style-name="Table2.E3" office:value-type="string">
            <text:p text:style-name="P9">Grünland</text:p>
          </table:table-cell>
        </table:table-row>
        <table:table-row>
          <table:table-cell table:style-name="Table2.A2" office:value-type="string">
            <text:p text:style-name="Table_20_Contents"/>
          </table:table-cell>
          <table:table-cell table:style-name="Table2.B2" office:value-type="float" office:value="211">
            <text:p text:style-name="P103">211</text:p>
          </table:table-cell>
          <table:table-cell table:style-name="Table2.A2" office:value-type="string">
            <text:p text:style-name="P9">Non-irrigated arable land</text:p>
          </table:table-cell>
          <table:table-cell table:style-name="Table2.B2" office:value-type="float" office:value="231">
            <text:p text:style-name="P103">231</text:p>
          </table:table-cell>
          <table:table-cell table:style-name="Table2.E4" office:value-type="string">
            <text:p text:style-name="P9">Wiesen und Weiden</text:p>
          </table:table-cell>
        </table:table-row>
        <table:table-row>
          <table:table-cell table:style-name="Table2.A2" office:value-type="string">
            <text:p text:style-name="Table_20_Contents"/>
          </table:table-cell>
          <table:table-cell table:style-name="Table2.B2" office:value-type="float" office:value="221">
            <text:p text:style-name="P103">221</text:p>
          </table:table-cell>
          <table:table-cell table:style-name="Table2.A2" office:value-type="string">
            <text:p text:style-name="P9">Vineyards</text:p>
          </table:table-cell>
          <table:table-cell table:style-name="Table2.B2" office:value-type="float" office:value="21">
            <text:p text:style-name="P103">21</text:p>
          </table:table-cell>
          <table:table-cell table:style-name="Table2.E5" office:value-type="string">
            <text:p text:style-name="P9">Ackerflächen</text:p>
          </table:table-cell>
        </table:table-row>
        <table:table-row>
          <table:table-cell table:style-name="Table2.A2" office:value-type="string">
            <text:p text:style-name="Table_20_Contents"/>
          </table:table-cell>
          <table:table-cell table:style-name="Table2.B2" office:value-type="float" office:value="221">
            <text:p text:style-name="P103">221</text:p>
          </table:table-cell>
          <table:table-cell table:style-name="Table2.A2" office:value-type="string">
            <text:p text:style-name="P9">Vineyards</text:p>
          </table:table-cell>
          <table:table-cell table:style-name="Table2.B2" office:value-type="float" office:value="23">
            <text:p text:style-name="P103">23</text:p>
          </table:table-cell>
          <table:table-cell table:style-name="Table2.E6" office:value-type="string">
            <text:p text:style-name="P9">Grünland</text:p>
          </table:table-cell>
        </table:table-row>
        <table:table-row>
          <table:table-cell table:style-name="Table2.A2" office:value-type="string">
            <text:p text:style-name="Table_20_Contents"/>
          </table:table-cell>
          <table:table-cell table:style-name="Table2.B2" office:value-type="float" office:value="222">
            <text:p text:style-name="P103">222</text:p>
          </table:table-cell>
          <table:table-cell table:style-name="Table2.A2" office:value-type="string">
            <text:p text:style-name="P9">Fruit trees and berry plantations</text:p>
          </table:table-cell>
          <table:table-cell table:style-name="Table2.B2" office:value-type="float" office:value="21">
            <text:p text:style-name="P103">21</text:p>
          </table:table-cell>
          <table:table-cell table:style-name="Table2.E7" office:value-type="string">
            <text:p text:style-name="P9">Ackerflächen</text:p>
          </table:table-cell>
        </table:table-row>
        <table:table-row>
          <table:table-cell table:style-name="Table2.A2" office:value-type="string">
            <text:p text:style-name="Table_20_Contents"/>
          </table:table-cell>
          <table:table-cell table:style-name="Table2.B2" office:value-type="float" office:value="222">
            <text:p text:style-name="P103">222</text:p>
          </table:table-cell>
          <table:table-cell table:style-name="Table2.A2" office:value-type="string">
            <text:p text:style-name="P9">Fruit trees and berry plantations</text:p>
          </table:table-cell>
          <table:table-cell table:style-name="Table2.B2" office:value-type="float" office:value="23">
            <text:p text:style-name="P103">23</text:p>
          </table:table-cell>
          <table:table-cell table:style-name="Table2.E8" office:value-type="string">
            <text:p text:style-name="P9">Grünland</text:p>
          </table:table-cell>
        </table:table-row>
        <text:soft-page-break/>
        <table:table-row>
          <table:table-cell table:style-name="Table2.A2" office:value-type="string">
            <text:p text:style-name="Table_20_Contents"/>
          </table:table-cell>
          <table:table-cell table:style-name="Table2.B2" office:value-type="float" office:value="222">
            <text:p text:style-name="P103">222</text:p>
          </table:table-cell>
          <table:table-cell table:style-name="Table2.A2" office:value-type="string">
            <text:p text:style-name="P9">Fruit trees and berry plantations</text:p>
          </table:table-cell>
          <table:table-cell table:style-name="Table2.B2" office:value-type="float" office:value="242">
            <text:p text:style-name="P103">242</text:p>
          </table:table-cell>
          <table:table-cell table:style-name="Table2.E9" office:value-type="string">
            <text:p text:style-name="P9">Komplexe Parzellenstrukturen</text:p>
          </table:table-cell>
        </table:table-row>
        <table:table-row>
          <table:table-cell table:style-name="Table2.A2" office:value-type="string">
            <text:p text:style-name="Table_20_Contents"/>
          </table:table-cell>
          <table:table-cell table:style-name="Table2.B2" office:value-type="float" office:value="222">
            <text:p text:style-name="P103">222</text:p>
          </table:table-cell>
          <table:table-cell table:style-name="Table2.A2" office:value-type="string">
            <text:p text:style-name="P9">Fruit trees and berry plantations</text:p>
          </table:table-cell>
          <table:table-cell table:style-name="Table2.B2" office:value-type="float" office:value="243">
            <text:p text:style-name="P103">243</text:p>
          </table:table-cell>
          <table:table-cell table:style-name="Table2.E10" office:value-type="string">
            <text:p text:style-name="P9">Landwirtschaftlich genutztes Land mit Flächen natürlicher Bodenbedeckung von signifikanter Größe</text:p>
          </table:table-cell>
        </table:table-row>
        <table:table-row>
          <table:table-cell table:style-name="Table2.A2" office:value-type="string">
            <text:p text:style-name="Table_20_Contents"/>
          </table:table-cell>
          <table:table-cell table:style-name="Table2.B2" office:value-type="float" office:value="231">
            <text:p text:style-name="P103">231</text:p>
          </table:table-cell>
          <table:table-cell table:style-name="Table2.A2" office:value-type="string">
            <text:p text:style-name="P9">Pastures</text:p>
          </table:table-cell>
          <table:table-cell table:style-name="Table2.B2" office:value-type="float" office:value="21">
            <text:p text:style-name="P103">21</text:p>
          </table:table-cell>
          <table:table-cell table:style-name="Table2.E11" office:value-type="string">
            <text:p text:style-name="P9">Ackerflächen</text:p>
          </table:table-cell>
        </table:table-row>
        <table:table-row>
          <table:table-cell table:style-name="Table2.A2" office:value-type="string">
            <text:p text:style-name="Table_20_Contents"/>
          </table:table-cell>
          <table:table-cell table:style-name="Table2.B2" office:value-type="float" office:value="231">
            <text:p text:style-name="P103">231</text:p>
          </table:table-cell>
          <table:table-cell table:style-name="Table2.A2" office:value-type="string">
            <text:p text:style-name="P9">Pastures</text:p>
          </table:table-cell>
          <table:table-cell table:style-name="Table2.B2" office:value-type="float" office:value="22">
            <text:p text:style-name="P103">22</text:p>
          </table:table-cell>
          <table:table-cell table:style-name="Table2.E12" office:value-type="string">
            <text:p text:style-name="P9">Dauerkulturen</text:p>
          </table:table-cell>
        </table:table-row>
        <table:table-row>
          <table:table-cell table:style-name="Table2.A2" office:value-type="string">
            <text:p text:style-name="Table_20_Contents"/>
          </table:table-cell>
          <table:table-cell table:style-name="Table2.B2" office:value-type="float" office:value="242">
            <text:p text:style-name="P103">242</text:p>
          </table:table-cell>
          <table:table-cell table:style-name="Table2.A2" office:value-type="string">
            <text:p text:style-name="P9">Complex cultivation patterns</text:p>
          </table:table-cell>
          <table:table-cell table:style-name="Table2.B2" office:value-type="float" office:value="21">
            <text:p text:style-name="P103">21</text:p>
          </table:table-cell>
          <table:table-cell table:style-name="Table2.E13" office:value-type="string">
            <text:p text:style-name="P9">Ackerflächen</text:p>
          </table:table-cell>
        </table:table-row>
        <table:table-row>
          <table:table-cell table:style-name="Table2.A2" office:value-type="string">
            <text:p text:style-name="Table_20_Contents"/>
          </table:table-cell>
          <table:table-cell table:style-name="Table2.B2" office:value-type="float" office:value="242">
            <text:p text:style-name="P103">242</text:p>
          </table:table-cell>
          <table:table-cell table:style-name="Table2.A2" office:value-type="string">
            <text:p text:style-name="P9">Complex cultivation patterns</text:p>
          </table:table-cell>
          <table:table-cell table:style-name="Table2.B2" office:value-type="float" office:value="22">
            <text:p text:style-name="P103">22</text:p>
          </table:table-cell>
          <table:table-cell table:style-name="Table2.E14" office:value-type="string">
            <text:p text:style-name="P9">Dauerkulturen</text:p>
          </table:table-cell>
        </table:table-row>
        <table:table-row>
          <table:table-cell table:style-name="Table2.A2" office:value-type="string">
            <text:p text:style-name="Table_20_Contents"/>
          </table:table-cell>
          <table:table-cell table:style-name="Table2.B2" office:value-type="float" office:value="242">
            <text:p text:style-name="P103">242</text:p>
          </table:table-cell>
          <table:table-cell table:style-name="Table2.A2" office:value-type="string">
            <text:p text:style-name="P9">Complex cultivation patterns</text:p>
          </table:table-cell>
          <table:table-cell table:style-name="Table2.B2" office:value-type="float" office:value="23">
            <text:p text:style-name="P103">23</text:p>
          </table:table-cell>
          <table:table-cell table:style-name="Table2.E15" office:value-type="string">
            <text:p text:style-name="P9">Grünland</text:p>
          </table:table-cell>
        </table:table-row>
        <table:table-row>
          <table:table-cell table:style-name="Table2.A2" office:value-type="string">
            <text:p text:style-name="Table_20_Contents"/>
          </table:table-cell>
          <table:table-cell table:style-name="Table2.B2" office:value-type="float" office:value="243">
            <text:p text:style-name="P103">243</text:p>
          </table:table-cell>
          <table:table-cell table:style-name="Table2.A2" office:value-type="string">
            <text:p text:style-name="P9">Land principally occupied by agriculture, with significant areas of natural vegetation</text:p>
          </table:table-cell>
          <table:table-cell table:style-name="Table2.B2" office:value-type="float" office:value="21">
            <text:p text:style-name="P103">21</text:p>
          </table:table-cell>
          <table:table-cell table:style-name="Table2.E16" office:value-type="string">
            <text:p text:style-name="P9">Ackerflächen</text:p>
          </table:table-cell>
        </table:table-row>
        <table:table-row>
          <table:table-cell table:style-name="Table2.A2" office:value-type="string">
            <text:p text:style-name="Table_20_Contents"/>
          </table:table-cell>
          <table:table-cell table:style-name="Table2.B2" office:value-type="float" office:value="243">
            <text:p text:style-name="P103">243</text:p>
          </table:table-cell>
          <table:table-cell table:style-name="Table2.A2" office:value-type="string">
            <text:p text:style-name="P9">Land principally occupied by agriculture, with significant areas of natural vegetation</text:p>
          </table:table-cell>
          <table:table-cell table:style-name="Table2.B2" office:value-type="float" office:value="22">
            <text:p text:style-name="P103">22</text:p>
          </table:table-cell>
          <table:table-cell table:style-name="Table2.E17" office:value-type="string">
            <text:p text:style-name="P9">Dauerkulturen</text:p>
          </table:table-cell>
        </table:table-row>
        <table:table-row>
          <table:table-cell table:style-name="Table2.A2" office:value-type="string">
            <text:p text:style-name="Table_20_Contents"/>
          </table:table-cell>
          <table:table-cell table:style-name="Table2.B2" office:value-type="float" office:value="243">
            <text:p text:style-name="P103">243</text:p>
          </table:table-cell>
          <table:table-cell table:style-name="Table2.A2" office:value-type="string">
            <text:p text:style-name="P9">Land principally occupied by agriculture, with significant areas of natural vegetation</text:p>
          </table:table-cell>
          <table:table-cell table:style-name="Table2.B2" office:value-type="float" office:value="23">
            <text:p text:style-name="P103">23</text:p>
          </table:table-cell>
          <table:table-cell table:style-name="Table2.E18" office:value-type="string">
            <text:p text:style-name="P9">Grünland</text:p>
          </table:table-cell>
        </table:table-row>
        <table:table-row>
          <table:table-cell table:style-name="Table2.A2" office:value-type="string">
            <text:p text:style-name="Table_20_Contents"/>
          </table:table-cell>
          <table:table-cell table:style-name="Table2.B2" office:value-type="float" office:value="311">
            <text:p text:style-name="P103">311</text:p>
          </table:table-cell>
          <table:table-cell table:style-name="Table2.A2" office:value-type="string">
            <text:p text:style-name="P9">Broad-leaved forest</text:p>
          </table:table-cell>
          <table:table-cell table:style-name="Table2.B2" office:value-type="float" office:value="33">
            <text:p text:style-name="P103">33</text:p>
          </table:table-cell>
          <table:table-cell table:style-name="Table2.E19" office:value-type="string">
            <text:p text:style-name="P9">Offene Flächen ohne / mit geringer Vegetation</text:p>
          </table:table-cell>
        </table:table-row>
        <table:table-row>
          <table:table-cell table:style-name="Table2.A2" office:value-type="string">
            <text:p text:style-name="Table_20_Contents"/>
          </table:table-cell>
          <table:table-cell table:style-name="Table2.B2" office:value-type="float" office:value="311">
            <text:p text:style-name="P103">311</text:p>
          </table:table-cell>
          <table:table-cell table:style-name="Table2.A2" office:value-type="string">
            <text:p text:style-name="P9">Broad-leaved forest</text:p>
          </table:table-cell>
          <table:table-cell table:style-name="Table2.B2" office:value-type="float" office:value="322">
            <text:p text:style-name="P103">322</text:p>
          </table:table-cell>
          <table:table-cell table:style-name="Table2.E20" office:value-type="string">
            <text:p text:style-name="P9">Heiden und Moorheiden</text:p>
          </table:table-cell>
        </table:table-row>
        <table:table-row>
          <table:table-cell table:style-name="Table2.A2" office:value-type="string">
            <text:p text:style-name="Table_20_Contents"/>
          </table:table-cell>
          <table:table-cell table:style-name="Table2.B2" office:value-type="float" office:value="311">
            <text:p text:style-name="P103">311</text:p>
          </table:table-cell>
          <table:table-cell table:style-name="Table2.A2" office:value-type="string">
            <text:p text:style-name="P9">Broad-leaved forest</text:p>
          </table:table-cell>
          <table:table-cell table:style-name="Table2.B2" office:value-type="float" office:value="331">
            <text:p text:style-name="P103">331</text:p>
          </table:table-cell>
          <table:table-cell table:style-name="Table2.E21" office:value-type="string">
            <text:p text:style-name="P9">Strände, Dünen und Sandflächen</text:p>
          </table:table-cell>
        </table:table-row>
        <table:table-row>
          <table:table-cell table:style-name="Table2.A2" office:value-type="string">
            <text:p text:style-name="Table_20_Contents"/>
          </table:table-cell>
          <table:table-cell table:style-name="Table2.B2" office:value-type="float" office:value="312">
            <text:p text:style-name="P103">312</text:p>
          </table:table-cell>
          <table:table-cell table:style-name="Table2.A2" office:value-type="string">
            <text:p text:style-name="P9">Coniferous forest</text:p>
          </table:table-cell>
          <table:table-cell table:style-name="Table2.B2" office:value-type="float" office:value="33">
            <text:p text:style-name="P103">33</text:p>
          </table:table-cell>
          <table:table-cell table:style-name="Table2.E22" office:value-type="string">
            <text:p text:style-name="P9">Offene Flächen ohne / mit geringer Vegetation</text:p>
          </table:table-cell>
        </table:table-row>
        <table:table-row>
          <table:table-cell table:style-name="Table2.A2" office:value-type="string">
            <text:p text:style-name="Table_20_Contents"/>
          </table:table-cell>
          <table:table-cell table:style-name="Table2.B2" office:value-type="float" office:value="312">
            <text:p text:style-name="P103">312</text:p>
          </table:table-cell>
          <table:table-cell table:style-name="Table2.A2" office:value-type="string">
            <text:p text:style-name="P9">Coniferous forest</text:p>
          </table:table-cell>
          <table:table-cell table:style-name="Table2.B2" office:value-type="float" office:value="322">
            <text:p text:style-name="P103">322</text:p>
          </table:table-cell>
          <table:table-cell table:style-name="Table2.E23" office:value-type="string">
            <text:p text:style-name="P9">Heiden und Moorheiden</text:p>
          </table:table-cell>
        </table:table-row>
        <table:table-row>
          <table:table-cell table:style-name="Table2.A2" office:value-type="string">
            <text:p text:style-name="Table_20_Contents"/>
          </table:table-cell>
          <table:table-cell table:style-name="Table2.B2" office:value-type="float" office:value="312">
            <text:p text:style-name="P103">312</text:p>
          </table:table-cell>
          <table:table-cell table:style-name="Table2.A2" office:value-type="string">
            <text:p text:style-name="P9">Coniferous forest</text:p>
          </table:table-cell>
          <table:table-cell table:style-name="Table2.B2" office:value-type="float" office:value="331">
            <text:p text:style-name="P103">331</text:p>
          </table:table-cell>
          <table:table-cell table:style-name="Table2.E24" office:value-type="string">
            <text:p text:style-name="P9">Strände, Dünen und Sandflächen</text:p>
          </table:table-cell>
        </table:table-row>
        <table:table-row>
          <table:table-cell table:style-name="Table2.A2" office:value-type="string">
            <text:p text:style-name="Table_20_Contents"/>
          </table:table-cell>
          <table:table-cell table:style-name="Table2.B2" office:value-type="float" office:value="313">
            <text:p text:style-name="P103">313</text:p>
          </table:table-cell>
          <table:table-cell table:style-name="Table2.A2" office:value-type="string">
            <text:p text:style-name="P9">Mixed forest</text:p>
          </table:table-cell>
          <table:table-cell table:style-name="Table2.B2" office:value-type="float" office:value="33">
            <text:p text:style-name="P103">33</text:p>
          </table:table-cell>
          <table:table-cell table:style-name="Table2.E25" office:value-type="string">
            <text:p text:style-name="P9">Offene Flächen ohne / mit geringer Vegetation</text:p>
          </table:table-cell>
        </table:table-row>
        <table:table-row>
          <table:table-cell table:style-name="Table2.A2" office:value-type="string">
            <text:p text:style-name="Table_20_Contents"/>
          </table:table-cell>
          <table:table-cell table:style-name="Table2.B2" office:value-type="float" office:value="321">
            <text:p text:style-name="P103">321</text:p>
          </table:table-cell>
          <table:table-cell table:style-name="Table2.A2" office:value-type="string">
            <text:p text:style-name="P9">Natural grasslands</text:p>
          </table:table-cell>
          <table:table-cell table:style-name="Table2.B2" office:value-type="float" office:value="31">
            <text:p text:style-name="P103">31</text:p>
          </table:table-cell>
          <table:table-cell table:style-name="Table2.E26" office:value-type="string">
            <text:p text:style-name="P9">Wälder</text:p>
          </table:table-cell>
        </table:table-row>
        <table:table-row>
          <table:table-cell table:style-name="Table2.A2" office:value-type="string">
            <text:p text:style-name="Table_20_Contents"/>
          </table:table-cell>
          <table:table-cell table:style-name="Table2.B2" office:value-type="float" office:value="321">
            <text:p text:style-name="P103">321</text:p>
          </table:table-cell>
          <table:table-cell table:style-name="Table2.A2" office:value-type="string">
            <text:p text:style-name="P9">Natural grasslands</text:p>
          </table:table-cell>
          <table:table-cell table:style-name="Table2.B2" office:value-type="float" office:value="33">
            <text:p text:style-name="P103">33</text:p>
          </table:table-cell>
          <table:table-cell table:style-name="Table2.E27" office:value-type="string">
            <text:p text:style-name="P9">Offene Flächen ohne / mit geringer Vegetation</text:p>
          </table:table-cell>
        </table:table-row>
        <table:table-row>
          <table:table-cell table:style-name="Table2.A2" office:value-type="string">
            <text:p text:style-name="Table_20_Contents"/>
          </table:table-cell>
          <table:table-cell table:style-name="Table2.B2" office:value-type="float" office:value="321">
            <text:p text:style-name="P103">321</text:p>
          </table:table-cell>
          <table:table-cell table:style-name="Table2.A2" office:value-type="string">
            <text:p text:style-name="P9">Natural grasslands</text:p>
          </table:table-cell>
          <table:table-cell table:style-name="Table2.B2" office:value-type="float" office:value="311">
            <text:p text:style-name="P103">311</text:p>
          </table:table-cell>
          <table:table-cell table:style-name="Table2.E28" office:value-type="string">
            <text:p text:style-name="P9">Laubwälder</text:p>
          </table:table-cell>
        </table:table-row>
        <table:table-row>
          <table:table-cell table:style-name="Table2.A2" office:value-type="string">
            <text:p text:style-name="Table_20_Contents"/>
          </table:table-cell>
          <table:table-cell table:style-name="Table2.B2" office:value-type="float" office:value="321">
            <text:p text:style-name="P103">321</text:p>
          </table:table-cell>
          <table:table-cell table:style-name="Table2.A2" office:value-type="string">
            <text:p text:style-name="P9">Natural grasslands</text:p>
          </table:table-cell>
          <table:table-cell table:style-name="Table2.B2" office:value-type="float" office:value="312">
            <text:p text:style-name="P103">312</text:p>
          </table:table-cell>
          <table:table-cell table:style-name="Table2.E29" office:value-type="string">
            <text:p text:style-name="P9">Nadelwälder</text:p>
          </table:table-cell>
        </table:table-row>
        <table:table-row>
          <table:table-cell table:style-name="Table2.A2" office:value-type="string">
            <text:p text:style-name="Table_20_Contents"/>
          </table:table-cell>
          <table:table-cell table:style-name="Table2.B2" office:value-type="float" office:value="321">
            <text:p text:style-name="P103">321</text:p>
          </table:table-cell>
          <table:table-cell table:style-name="Table2.A2" office:value-type="string">
            <text:p text:style-name="P9">Natural grasslands</text:p>
          </table:table-cell>
          <table:table-cell table:style-name="Table2.B2" office:value-type="float" office:value="313">
            <text:p text:style-name="P103">313</text:p>
          </table:table-cell>
          <table:table-cell table:style-name="Table2.E30" office:value-type="string">
            <text:p text:style-name="P9">Mischwälder</text:p>
          </table:table-cell>
        </table:table-row>
        <table:table-row>
          <table:table-cell table:style-name="Table2.A2" office:value-type="string">
            <text:p text:style-name="Table_20_Contents"/>
          </table:table-cell>
          <table:table-cell table:style-name="Table2.B2" office:value-type="float" office:value="321">
            <text:p text:style-name="P103">321</text:p>
          </table:table-cell>
          <table:table-cell table:style-name="Table2.A2" office:value-type="string">
            <text:p text:style-name="P9">Natural grasslands</text:p>
          </table:table-cell>
          <table:table-cell table:style-name="Table2.B2" office:value-type="float" office:value="331">
            <text:p text:style-name="P103">331</text:p>
          </table:table-cell>
          <table:table-cell table:style-name="Table2.E31" office:value-type="string">
            <text:p text:style-name="P9">Strände, Dünen und Sandflächen</text:p>
          </table:table-cell>
        </table:table-row>
        <table:table-row>
          <table:table-cell table:style-name="Table2.A2" office:value-type="string">
            <text:p text:style-name="Table_20_Contents"/>
          </table:table-cell>
          <table:table-cell table:style-name="Table2.B2" office:value-type="float" office:value="322">
            <text:p text:style-name="P103">322</text:p>
          </table:table-cell>
          <table:table-cell table:style-name="Table2.A2" office:value-type="string">
            <text:p text:style-name="P9">Moors and heathland</text:p>
          </table:table-cell>
          <table:table-cell table:style-name="Table2.B2" office:value-type="float" office:value="31">
            <text:p text:style-name="P103">31</text:p>
          </table:table-cell>
          <table:table-cell table:style-name="Table2.E32" office:value-type="string">
            <text:p text:style-name="P9">Wälder</text:p>
          </table:table-cell>
        </table:table-row>
        <table:table-row>
          <table:table-cell table:style-name="Table2.A2" office:value-type="string">
            <text:p text:style-name="Table_20_Contents"/>
          </table:table-cell>
          <table:table-cell table:style-name="Table2.B2" office:value-type="float" office:value="322">
            <text:p text:style-name="P103">322</text:p>
          </table:table-cell>
          <table:table-cell table:style-name="Table2.A2" office:value-type="string">
            <text:p text:style-name="P9">Moors and heathland</text:p>
          </table:table-cell>
          <table:table-cell table:style-name="Table2.B2" office:value-type="float" office:value="33">
            <text:p text:style-name="P103">33</text:p>
          </table:table-cell>
          <table:table-cell table:style-name="Table2.E33" office:value-type="string">
            <text:p text:style-name="P9">Offene Flächen ohne / mit geringer Vegetation</text:p>
          </table:table-cell>
        </table:table-row>
        <table:table-row>
          <table:table-cell table:style-name="Table2.A2" office:value-type="string">
            <text:p text:style-name="Table_20_Contents"/>
          </table:table-cell>
          <table:table-cell table:style-name="Table2.B2" office:value-type="float" office:value="322">
            <text:p text:style-name="P103">322</text:p>
          </table:table-cell>
          <table:table-cell table:style-name="Table2.A2" office:value-type="string">
            <text:p text:style-name="P9">Moors and heathland</text:p>
          </table:table-cell>
          <table:table-cell table:style-name="Table2.B2" office:value-type="float" office:value="311">
            <text:p text:style-name="P103">311</text:p>
          </table:table-cell>
          <table:table-cell table:style-name="Table2.E34" office:value-type="string">
            <text:p text:style-name="P9">Laubwälder</text:p>
          </table:table-cell>
        </table:table-row>
        <table:table-row>
          <table:table-cell table:style-name="Table2.A2" office:value-type="string">
            <text:p text:style-name="Table_20_Contents"/>
          </table:table-cell>
          <table:table-cell table:style-name="Table2.B2" office:value-type="float" office:value="322">
            <text:p text:style-name="P103">322</text:p>
          </table:table-cell>
          <table:table-cell table:style-name="Table2.A2" office:value-type="string">
            <text:p text:style-name="P9">Moors and heathland</text:p>
          </table:table-cell>
          <table:table-cell table:style-name="Table2.B2" office:value-type="float" office:value="312">
            <text:p text:style-name="P103">312</text:p>
          </table:table-cell>
          <table:table-cell table:style-name="Table2.E35" office:value-type="string">
            <text:p text:style-name="P9">Nadelwälder</text:p>
          </table:table-cell>
        </table:table-row>
        <text:soft-page-break/>
        <table:table-row>
          <table:table-cell table:style-name="Table2.A2" office:value-type="string">
            <text:p text:style-name="Table_20_Contents"/>
          </table:table-cell>
          <table:table-cell table:style-name="Table2.B2" office:value-type="float" office:value="322">
            <text:p text:style-name="P103">322</text:p>
          </table:table-cell>
          <table:table-cell table:style-name="Table2.A2" office:value-type="string">
            <text:p text:style-name="P9">Moors and heathland</text:p>
          </table:table-cell>
          <table:table-cell table:style-name="Table2.B2" office:value-type="float" office:value="313">
            <text:p text:style-name="P103">313</text:p>
          </table:table-cell>
          <table:table-cell table:style-name="Table2.E36" office:value-type="string">
            <text:p text:style-name="P9">Mischwälder</text:p>
          </table:table-cell>
        </table:table-row>
        <table:table-row>
          <table:table-cell table:style-name="Table2.A2" office:value-type="string">
            <text:p text:style-name="Table_20_Contents"/>
          </table:table-cell>
          <table:table-cell table:style-name="Table2.B2" office:value-type="float" office:value="324">
            <text:p text:style-name="P103">324</text:p>
          </table:table-cell>
          <table:table-cell table:style-name="Table2.A2" office:value-type="string">
            <text:p text:style-name="P9">Transitional woodland-shrub</text:p>
          </table:table-cell>
          <table:table-cell table:style-name="Table2.B2" office:value-type="float" office:value="31">
            <text:p text:style-name="P103">31</text:p>
          </table:table-cell>
          <table:table-cell table:style-name="Table2.E37" office:value-type="string">
            <text:p text:style-name="P9">Wälder</text:p>
          </table:table-cell>
        </table:table-row>
        <table:table-row>
          <table:table-cell table:style-name="Table2.A2" office:value-type="string">
            <text:p text:style-name="Table_20_Contents"/>
          </table:table-cell>
          <table:table-cell table:style-name="Table2.B2" office:value-type="float" office:value="324">
            <text:p text:style-name="P103">324</text:p>
          </table:table-cell>
          <table:table-cell table:style-name="Table2.A2" office:value-type="string">
            <text:p text:style-name="P9">Transitional woodland-shrub</text:p>
          </table:table-cell>
          <table:table-cell table:style-name="Table2.B2" office:value-type="float" office:value="33">
            <text:p text:style-name="P103">33</text:p>
          </table:table-cell>
          <table:table-cell table:style-name="Table2.E38" office:value-type="string">
            <text:p text:style-name="P9">Offene Flächen ohne / mit geringer Vegetation</text:p>
          </table:table-cell>
        </table:table-row>
        <table:table-row>
          <table:table-cell table:style-name="Table2.A2" office:value-type="string">
            <text:p text:style-name="Table_20_Contents"/>
          </table:table-cell>
          <table:table-cell table:style-name="Table2.B2" office:value-type="float" office:value="324">
            <text:p text:style-name="P103">324</text:p>
          </table:table-cell>
          <table:table-cell table:style-name="Table2.A2" office:value-type="string">
            <text:p text:style-name="P9">Transitional woodland-shrub</text:p>
          </table:table-cell>
          <table:table-cell table:style-name="Table2.B2" office:value-type="float" office:value="311">
            <text:p text:style-name="P103">311</text:p>
          </table:table-cell>
          <table:table-cell table:style-name="Table2.E39" office:value-type="string">
            <text:p text:style-name="P9">Laubwälder</text:p>
          </table:table-cell>
        </table:table-row>
        <table:table-row>
          <table:table-cell table:style-name="Table2.A2" office:value-type="string">
            <text:p text:style-name="Table_20_Contents"/>
          </table:table-cell>
          <table:table-cell table:style-name="Table2.B2" office:value-type="float" office:value="324">
            <text:p text:style-name="P103">324</text:p>
          </table:table-cell>
          <table:table-cell table:style-name="Table2.A2" office:value-type="string">
            <text:p text:style-name="P9">Transitional woodland-shrub</text:p>
          </table:table-cell>
          <table:table-cell table:style-name="Table2.B2" office:value-type="float" office:value="312">
            <text:p text:style-name="P103">312</text:p>
          </table:table-cell>
          <table:table-cell table:style-name="Table2.E40" office:value-type="string">
            <text:p text:style-name="P9">Nadelwälder</text:p>
          </table:table-cell>
        </table:table-row>
        <table:table-row>
          <table:table-cell table:style-name="Table2.A2" office:value-type="string">
            <text:p text:style-name="Table_20_Contents"/>
          </table:table-cell>
          <table:table-cell table:style-name="Table2.B2" office:value-type="float" office:value="324">
            <text:p text:style-name="P103">324</text:p>
          </table:table-cell>
          <table:table-cell table:style-name="Table2.A2" office:value-type="string">
            <text:p text:style-name="P9">Transitional woodland-shrub</text:p>
          </table:table-cell>
          <table:table-cell table:style-name="Table2.B2" office:value-type="float" office:value="313">
            <text:p text:style-name="P103">313</text:p>
          </table:table-cell>
          <table:table-cell table:style-name="Table2.E41" office:value-type="string">
            <text:p text:style-name="P9">Mischwälder</text:p>
          </table:table-cell>
        </table:table-row>
        <table:table-row>
          <table:table-cell table:style-name="Table2.A2" office:value-type="string">
            <text:p text:style-name="Table_20_Contents"/>
          </table:table-cell>
          <table:table-cell table:style-name="Table2.B2" office:value-type="float" office:value="331">
            <text:p text:style-name="P103">331</text:p>
          </table:table-cell>
          <table:table-cell table:style-name="Table2.A2" office:value-type="string">
            <text:p text:style-name="P9">Beaches, dunes, sands</text:p>
          </table:table-cell>
          <table:table-cell table:style-name="Table2.B2" office:value-type="float" office:value="31">
            <text:p text:style-name="P103">31</text:p>
          </table:table-cell>
          <table:table-cell table:style-name="Table2.E42" office:value-type="string">
            <text:p text:style-name="P9">Wälder</text:p>
          </table:table-cell>
        </table:table-row>
        <table:table-row>
          <table:table-cell table:style-name="Table2.A2" office:value-type="string">
            <text:p text:style-name="Table_20_Contents"/>
          </table:table-cell>
          <table:table-cell table:style-name="Table2.B2" office:value-type="float" office:value="332">
            <text:p text:style-name="P103">332</text:p>
          </table:table-cell>
          <table:table-cell table:style-name="Table2.A2" office:value-type="string">
            <text:p text:style-name="P9">Bare rocks</text:p>
          </table:table-cell>
          <table:table-cell table:style-name="Table2.B2" office:value-type="float" office:value="31">
            <text:p text:style-name="P103">31</text:p>
          </table:table-cell>
          <table:table-cell table:style-name="Table2.E43" office:value-type="string">
            <text:p text:style-name="P9">Wälder</text:p>
          </table:table-cell>
        </table:table-row>
        <table:table-row>
          <table:table-cell table:style-name="Table2.A2" office:value-type="string">
            <text:p text:style-name="Table_20_Contents"/>
          </table:table-cell>
          <table:table-cell table:style-name="Table2.B2" office:value-type="float" office:value="333">
            <text:p text:style-name="P103">333</text:p>
          </table:table-cell>
          <table:table-cell table:style-name="Table2.A2" office:value-type="string">
            <text:p text:style-name="P9">Sparsely vegetated areas</text:p>
          </table:table-cell>
          <table:table-cell table:style-name="Table2.B2" office:value-type="float" office:value="31">
            <text:p text:style-name="P103">31</text:p>
          </table:table-cell>
          <table:table-cell table:style-name="Table2.E44" office:value-type="string">
            <text:p text:style-name="P9">Wälder</text:p>
          </table:table-cell>
        </table:table-row>
        <table:table-row>
          <table:table-cell table:style-name="Table2.A2" office:value-type="string">
            <text:p text:style-name="Table_20_Contents"/>
          </table:table-cell>
          <table:table-cell table:style-name="Table2.B2" office:value-type="float" office:value="333">
            <text:p text:style-name="P103">333</text:p>
          </table:table-cell>
          <table:table-cell table:style-name="Table2.A2" office:value-type="string">
            <text:p text:style-name="P9">Sparsely vegetated areas</text:p>
          </table:table-cell>
          <table:table-cell table:style-name="Table2.B2" office:value-type="float" office:value="311">
            <text:p text:style-name="P103">311</text:p>
          </table:table-cell>
          <table:table-cell table:style-name="Table2.E45" office:value-type="string">
            <text:p text:style-name="P9">Laubwälder</text:p>
          </table:table-cell>
        </table:table-row>
        <table:table-row>
          <table:table-cell table:style-name="Table2.A2" office:value-type="string">
            <text:p text:style-name="Table_20_Contents"/>
          </table:table-cell>
          <table:table-cell table:style-name="Table2.B2" office:value-type="float" office:value="333">
            <text:p text:style-name="P103">333</text:p>
          </table:table-cell>
          <table:table-cell table:style-name="Table2.A2" office:value-type="string">
            <text:p text:style-name="P9">Sparsely vegetated areas</text:p>
          </table:table-cell>
          <table:table-cell table:style-name="Table2.B2" office:value-type="float" office:value="312">
            <text:p text:style-name="P103">312</text:p>
          </table:table-cell>
          <table:table-cell table:style-name="Table2.E46" office:value-type="string">
            <text:p text:style-name="P9">Nadelwälder</text:p>
          </table:table-cell>
        </table:table-row>
        <table:table-row>
          <table:table-cell table:style-name="Table2.A2" office:value-type="string">
            <text:p text:style-name="Table_20_Contents"/>
          </table:table-cell>
          <table:table-cell table:style-name="Table2.B2" office:value-type="float" office:value="333">
            <text:p text:style-name="P103">333</text:p>
          </table:table-cell>
          <table:table-cell table:style-name="Table2.A2" office:value-type="string">
            <text:p text:style-name="P9">Sparsely vegetated areas</text:p>
          </table:table-cell>
          <table:table-cell table:style-name="Table2.B2" office:value-type="float" office:value="322">
            <text:p text:style-name="P103">322</text:p>
          </table:table-cell>
          <table:table-cell table:style-name="Table2.E47" office:value-type="string">
            <text:p text:style-name="P9">Heiden und Moorheiden</text:p>
          </table:table-cell>
        </table:table-row>
        <table:table-row>
          <table:table-cell table:style-name="Table2.A2" office:value-type="string">
            <text:p text:style-name="Table_20_Contents"/>
          </table:table-cell>
          <table:table-cell table:style-name="Table2.B2" office:value-type="float" office:value="335">
            <text:p text:style-name="P103">335</text:p>
          </table:table-cell>
          <table:table-cell table:style-name="Table2.A2" office:value-type="string">
            <text:p text:style-name="P9">Glaciers and perpetual snow</text:p>
          </table:table-cell>
          <table:table-cell table:style-name="Table2.B2" office:value-type="float" office:value="31">
            <text:p text:style-name="P103">31</text:p>
          </table:table-cell>
          <table:table-cell table:style-name="Table2.E48" office:value-type="string">
            <text:p text:style-name="P9">Wälder</text:p>
          </table:table-cell>
        </table:table-row>
        <table:table-row>
          <table:table-cell table:style-name="Table2.A2" office:value-type="string">
            <text:p text:style-name="Table_20_Contents"/>
          </table:table-cell>
          <table:table-cell table:style-name="Table2.B2" office:value-type="float" office:value="421">
            <text:p text:style-name="P103">421</text:p>
          </table:table-cell>
          <table:table-cell table:style-name="Table2.A2" office:value-type="string">
            <text:p text:style-name="P9">Salt marshes</text:p>
          </table:table-cell>
          <table:table-cell table:style-name="Table2.B2" office:value-type="float" office:value="411">
            <text:p text:style-name="P103">411</text:p>
          </table:table-cell>
          <table:table-cell table:style-name="Table2.E49" office:value-type="string">
            <text:p text:style-name="P9">Sümpfe</text:p>
          </table:table-cell>
        </table:table-row>
        <table:table-row>
          <table:table-cell table:style-name="Table2.A2" office:value-type="string">
            <text:p text:style-name="Table_20_Contents"/>
          </table:table-cell>
          <table:table-cell table:style-name="Table2.B2" office:value-type="float" office:value="423">
            <text:p text:style-name="P103">423</text:p>
          </table:table-cell>
          <table:table-cell table:style-name="Table2.A2" office:value-type="string">
            <text:p text:style-name="P9">Intertidal flats</text:p>
          </table:table-cell>
          <table:table-cell table:style-name="Table2.B2" office:value-type="float" office:value="411">
            <text:p text:style-name="P103">411</text:p>
          </table:table-cell>
          <table:table-cell table:style-name="Table2.E50" office:value-type="string">
            <text:p text:style-name="P9">Sümpfe</text:p>
          </table:table-cell>
        </table:table-row>
      </table:table>
      <text:p text:style-name="P46"/>
      <text:p text:style-name="P42"><text:span text:style-name="T59">A</text:span><text:span text:style-name="T56">LL CLC COMBIINATIONS PRESENT IN REMAINING POLYGONS</text:span></text:p>
      <text:p text:style-name="P74"/>
      <text:p text:style-name="P7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5">code_18</text:p>
          </table:table-cell>
          <table:table-cell table:style-name="Table3.A1" office:value-type="string">
            <text:p text:style-name="P7">label3</text:p>
          </table:table-cell>
          <table:table-cell table:style-name="Table3.A1" office:value-type="string">
            <text:p text:style-name="P7">landusage_corine_code</text:p>
          </table:table-cell>
          <table:table-cell table:style-name="Table3.A1" office:value-type="string">
            <text:p text:style-name="P7">landusage</text:p>
          </table:table-cell>
        </table:table-row>
        <table:table-row table:style-name="Table3.1">
          <table:table-cell table:style-name="Table3.A1" office:value-type="string">
            <text:p text:style-name="P104">211</text:p>
          </table:table-cell>
          <table:table-cell table:style-name="Table3.A1" office:value-type="string">
            <text:p text:style-name="P105">Non-irrigated arable land</text:p>
          </table:table-cell>
          <table:table-cell table:style-name="Table3.A1" office:value-type="string">
            <text:p text:style-name="P104">12</text:p>
          </table:table-cell>
          <table:table-cell table:style-name="Table3.A1" office:value-type="string">
            <text:p text:style-name="P105">Industrie-, Gewerbe- und Verkehrsflächen</text:p>
          </table:table-cell>
        </table:table-row>
        <table:table-row table:style-name="Table3.1">
          <table:table-cell table:style-name="Table3.A1" office:value-type="string">
            <text:p text:style-name="P104">211</text:p>
          </table:table-cell>
          <table:table-cell table:style-name="Table3.A1" office:value-type="string">
            <text:p text:style-name="P105">Non-irrigated arable land</text:p>
          </table:table-cell>
          <table:table-cell table:style-name="Table3.A1" office:value-type="string">
            <text:p text:style-name="P104">13</text:p>
          </table:table-cell>
          <table:table-cell table:style-name="Table3.A1" office:value-type="string">
            <text:p text:style-name="P105">Abbauflächen, Deponien und Baustellen</text:p>
          </table:table-cell>
        </table:table-row>
        <table:table-row table:style-name="Table3.1">
          <table:table-cell table:style-name="Table3.A1" office:value-type="string">
            <text:p text:style-name="P102">211</text:p>
          </table:table-cell>
          <table:table-cell table:style-name="Table3.A1" office:value-type="string">
            <text:p text:style-name="P7">Non-irrigated arable land</text:p>
          </table:table-cell>
          <table:table-cell table:style-name="Table3.A1" office:value-type="string">
            <text:p text:style-name="P102">22</text:p>
          </table:table-cell>
          <table:table-cell table:style-name="Table3.A1" office:value-type="string">
            <text:p text:style-name="P7">Dauerkulturen</text:p>
          </table:table-cell>
        </table:table-row>
        <table:table-row table:style-name="Table3.1">
          <table:table-cell table:style-name="Table3.A1" office:value-type="string">
            <text:p text:style-name="P102">211</text:p>
          </table:table-cell>
          <table:table-cell table:style-name="Table3.A1" office:value-type="string">
            <text:p text:style-name="P7">Non-irrigated arable land</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211</text:p>
          </table:table-cell>
          <table:table-cell table:style-name="Table3.A1" office:value-type="string">
            <text:p text:style-name="P7">Non-irrigated arable land</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2">211</text:p>
          </table:table-cell>
          <table:table-cell table:style-name="Table3.A1" office:value-type="string">
            <text:p text:style-name="P7">Non-irrigated arable land</text:p>
          </table:table-cell>
          <table:table-cell table:style-name="Table3.A1" office:value-type="string">
            <text:p text:style-name="P102">33</text:p>
          </table:table-cell>
          <table:table-cell table:style-name="Table3.A1" office:value-type="string">
            <text:p text:style-name="P7">Offene Flächen ohne / mit geringer Vegetation</text:p>
          </table:table-cell>
        </table:table-row>
        <table:table-row table:style-name="Table3.1">
          <table:table-cell table:style-name="Table3.A1" office:value-type="string">
            <text:p text:style-name="P102">211</text:p>
          </table:table-cell>
          <table:table-cell table:style-name="Table3.A1" office:value-type="string">
            <text:p text:style-name="P7">Non-irrigated arable land</text:p>
          </table:table-cell>
          <table:table-cell table:style-name="Table3.A1" office:value-type="string">
            <text:p text:style-name="P102">131</text:p>
          </table:table-cell>
          <table:table-cell table:style-name="Table3.A1" office:value-type="string">
            <text:p text:style-name="P7">Abbauflächen</text:p>
          </table:table-cell>
        </table:table-row>
        <table:table-row table:style-name="Table3.1">
          <table:table-cell table:style-name="Table3.A1" office:value-type="string">
            <text:p text:style-name="P104">211</text:p>
          </table:table-cell>
          <table:table-cell table:style-name="Table3.A1" office:value-type="string">
            <text:p text:style-name="P105">Non-irrigated arable land</text:p>
          </table:table-cell>
          <table:table-cell table:style-name="Table3.A1" office:value-type="string">
            <text:p text:style-name="P104">132</text:p>
          </table:table-cell>
          <table:table-cell table:style-name="Table3.A1" office:value-type="string">
            <text:p text:style-name="P105">Deponien und Abraumhalden</text:p>
          </table:table-cell>
        </table:table-row>
        <table:table-row table:style-name="Table3.1">
          <table:table-cell table:style-name="Table3.A1" office:value-type="string">
            <text:p text:style-name="P102">211</text:p>
          </table:table-cell>
          <table:table-cell table:style-name="Table3.A1" office:value-type="string">
            <text:p text:style-name="P7">Non-irrigated arable land</text:p>
          </table:table-cell>
          <table:table-cell table:style-name="Table3.A1" office:value-type="string">
            <text:p text:style-name="P102">141</text:p>
          </table:table-cell>
          <table:table-cell table:style-name="Table3.A1" office:value-type="string">
            <text:p text:style-name="P7">Städtische Grünflächen</text:p>
          </table:table-cell>
        </table:table-row>
        <table:table-row table:style-name="Table3.1">
          <table:table-cell table:style-name="Table3.A1" office:value-type="string">
            <text:p text:style-name="P102">211</text:p>
          </table:table-cell>
          <table:table-cell table:style-name="Table3.A1" office:value-type="string">
            <text:p text:style-name="P7">Non-irrigated arable land</text:p>
          </table:table-cell>
          <table:table-cell table:style-name="Table3.A1" office:value-type="string">
            <text:p text:style-name="P102">231</text:p>
          </table:table-cell>
          <table:table-cell table:style-name="Table3.A1" office:value-type="string">
            <text:p text:style-name="P7">Wiesen und Weiden</text:p>
          </table:table-cell>
        </table:table-row>
        <table:table-row table:style-name="Table3.1">
          <table:table-cell table:style-name="Table3.A1" office:value-type="string">
            <text:p text:style-name="P102">211</text:p>
          </table:table-cell>
          <table:table-cell table:style-name="Table3.A1" office:value-type="string">
            <text:p text:style-name="P7">Non-irrigated arable land</text:p>
          </table:table-cell>
          <table:table-cell table:style-name="Table3.A1" office:value-type="string">
            <text:p text:style-name="P102">311</text:p>
          </table:table-cell>
          <table:table-cell table:style-name="Table3.A1" office:value-type="string">
            <text:p text:style-name="P7">Laubwälder</text:p>
          </table:table-cell>
        </table:table-row>
        <table:table-row table:style-name="Table3.1">
          <table:table-cell table:style-name="Table3.A1" office:value-type="string">
            <text:p text:style-name="P102">211</text:p>
          </table:table-cell>
          <table:table-cell table:style-name="Table3.A1" office:value-type="string">
            <text:p text:style-name="P7">Non-irrigated arable land</text:p>
          </table:table-cell>
          <table:table-cell table:style-name="Table3.A1" office:value-type="string">
            <text:p text:style-name="P102">312</text:p>
          </table:table-cell>
          <table:table-cell table:style-name="Table3.A1" office:value-type="string">
            <text:p text:style-name="P7">Nadelwälder</text:p>
          </table:table-cell>
        </table:table-row>
        <table:table-row table:style-name="Table3.1">
          <table:table-cell table:style-name="Table3.A1" office:value-type="string">
            <text:p text:style-name="P102">211</text:p>
          </table:table-cell>
          <table:table-cell table:style-name="Table3.A1" office:value-type="string">
            <text:p text:style-name="P7">Non-irrigated arable land</text:p>
          </table:table-cell>
          <table:table-cell table:style-name="Table3.A1" office:value-type="string">
            <text:p text:style-name="P102">331</text:p>
          </table:table-cell>
          <table:table-cell table:style-name="Table3.A1" office:value-type="string">
            <text:p text:style-name="P7">Strände, Dünen und Sandflächen</text:p>
          </table:table-cell>
        </table:table-row>
        <table:table-row table:style-name="Table3.1">
          <table:table-cell table:style-name="Table3.A1" office:value-type="string">
            <text:p text:style-name="P102">211</text:p>
          </table:table-cell>
          <table:table-cell table:style-name="Table3.A1" office:value-type="string">
            <text:p text:style-name="P7">Non-irrigated arable land</text:p>
          </table:table-cell>
          <table:table-cell table:style-name="Table3.A1" office:value-type="string">
            <text:p text:style-name="P102">411</text:p>
          </table:table-cell>
          <table:table-cell table:style-name="Table3.A1" office:value-type="string">
            <text:p text:style-name="P7">Sümpfe</text:p>
          </table:table-cell>
        </table:table-row>
        <table:table-row table:style-name="Table3.1">
          <table:table-cell table:style-name="Table3.A1" office:value-type="string">
            <text:p text:style-name="P102">211</text:p>
          </table:table-cell>
          <table:table-cell table:style-name="Table3.A1" office:value-type="string">
            <text:p text:style-name="P7">Non-irrigated arable land</text:p>
          </table:table-cell>
          <table:table-cell table:style-name="Table3.A1" office:value-type="string">
            <text:p text:style-name="P102">412</text:p>
          </table:table-cell>
          <table:table-cell table:style-name="Table3.A1" office:value-type="string">
            <text:p text:style-name="P7">Torfmoore</text:p>
          </table:table-cell>
        </table:table-row>
        <table:table-row table:style-name="Table3.1">
          <table:table-cell table:style-name="Table3.A1" office:value-type="string">
            <text:p text:style-name="P104">221</text:p>
          </table:table-cell>
          <table:table-cell table:style-name="Table3.A1" office:value-type="string">
            <text:p text:style-name="P105">Vineyards</text:p>
          </table:table-cell>
          <table:table-cell table:style-name="Table3.A1" office:value-type="string">
            <text:p text:style-name="P104">12</text:p>
          </table:table-cell>
          <table:table-cell table:style-name="Table3.A1" office:value-type="string">
            <text:p text:style-name="P105">Industrie-, Gewerbe- und Verkehrsflächen</text:p>
          </table:table-cell>
        </table:table-row>
        <table:table-row table:style-name="Table3.1">
          <table:table-cell table:style-name="Table3.A1" office:value-type="string">
            <text:p text:style-name="P102">221</text:p>
          </table:table-cell>
          <table:table-cell table:style-name="Table3.A1" office:value-type="string">
            <text:p text:style-name="P7">Vineyards</text:p>
          </table:table-cell>
          <table:table-cell table:style-name="Table3.A1" office:value-type="string">
            <text:p text:style-name="P102">21</text:p>
          </table:table-cell>
          <table:table-cell table:style-name="Table3.A1" office:value-type="string">
            <text:p text:style-name="P7">Ackerflächen</text:p>
          </table:table-cell>
        </table:table-row>
        <table:table-row table:style-name="Table3.1">
          <table:table-cell table:style-name="Table3.A1" office:value-type="string">
            <text:p text:style-name="P102">221</text:p>
          </table:table-cell>
          <table:table-cell table:style-name="Table3.A1" office:value-type="string">
            <text:p text:style-name="P7">Vineyards</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221</text:p>
          </table:table-cell>
          <table:table-cell table:style-name="Table3.A1" office:value-type="string">
            <text:p text:style-name="P7">Vineyards</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2">221</text:p>
          </table:table-cell>
          <table:table-cell table:style-name="Table3.A1" office:value-type="string">
            <text:p text:style-name="P7">Vineyards</text:p>
          </table:table-cell>
          <table:table-cell table:style-name="Table3.A1" office:value-type="string">
            <text:p text:style-name="P102">33</text:p>
          </table:table-cell>
          <table:table-cell table:style-name="Table3.A1" office:value-type="string">
            <text:p text:style-name="P7">Offene Flächen ohne / mit geringer Vegetation</text:p>
          </table:table-cell>
        </table:table-row>
        <table:table-row table:style-name="Table3.1">
          <table:table-cell table:style-name="Table3.A1" office:value-type="string">
            <text:p text:style-name="P102">221</text:p>
          </table:table-cell>
          <table:table-cell table:style-name="Table3.A1" office:value-type="string">
            <text:p text:style-name="P7">Vineyards</text:p>
          </table:table-cell>
          <table:table-cell table:style-name="Table3.A1" office:value-type="string">
            <text:p text:style-name="P102">321</text:p>
          </table:table-cell>
          <table:table-cell table:style-name="Table3.A1" office:value-type="string">
            <text:p text:style-name="P7">Natürliches Grünland</text:p>
          </table:table-cell>
        </table:table-row>
        <table:table-row table:style-name="Table3.1">
          <table:table-cell table:style-name="Table3.A1" office:value-type="string">
            <text:p text:style-name="P102">221</text:p>
          </table:table-cell>
          <table:table-cell table:style-name="Table3.A1" office:value-type="string">
            <text:p text:style-name="P7">Vineyards</text:p>
          </table:table-cell>
          <table:table-cell table:style-name="Table3.A1" office:value-type="string">
            <text:p text:style-name="P102">324</text:p>
          </table:table-cell>
          <table:table-cell table:style-name="Table3.A1" office:value-type="string">
            <text:p text:style-name="P7">Wald-Strauch-Übergangsstadien</text:p>
          </table:table-cell>
        </table:table-row>
        <text:soft-page-break/>
        <table:table-row table:style-name="Table3.1">
          <table:table-cell table:style-name="Table3.A1" office:value-type="string">
            <text:p text:style-name="P104">222</text:p>
          </table:table-cell>
          <table:table-cell table:style-name="Table3.A1" office:value-type="string">
            <text:p text:style-name="P105">Fruit trees and berry plantations</text:p>
          </table:table-cell>
          <table:table-cell table:style-name="Table3.A1" office:value-type="string">
            <text:p text:style-name="P104">12</text:p>
          </table:table-cell>
          <table:table-cell table:style-name="Table3.A1" office:value-type="string">
            <text:p text:style-name="P105">Industrie-, Gewerbe- und Verkehrsflächen</text:p>
          </table:table-cell>
        </table:table-row>
        <table:table-row table:style-name="Table3.1">
          <table:table-cell table:style-name="Table3.A1" office:value-type="string">
            <text:p text:style-name="P104">222</text:p>
          </table:table-cell>
          <table:table-cell table:style-name="Table3.A1" office:value-type="string">
            <text:p text:style-name="P105">Fruit trees and berry plantations</text:p>
          </table:table-cell>
          <table:table-cell table:style-name="Table3.A1" office:value-type="string">
            <text:p text:style-name="P104">13</text:p>
          </table:table-cell>
          <table:table-cell table:style-name="Table3.A1" office:value-type="string">
            <text:p text:style-name="P105">Abbauflächen, Deponien und Baustellen</text:p>
          </table:table-cell>
        </table:table-row>
        <table:table-row table:style-name="Table3.1">
          <table:table-cell table:style-name="Table3.A1" office:value-type="string">
            <text:p text:style-name="P102">222</text:p>
          </table:table-cell>
          <table:table-cell table:style-name="Table3.A1" office:value-type="string">
            <text:p text:style-name="P7">Fruit trees and berry plantations</text:p>
          </table:table-cell>
          <table:table-cell table:style-name="Table3.A1" office:value-type="string">
            <text:p text:style-name="P102">21</text:p>
          </table:table-cell>
          <table:table-cell table:style-name="Table3.A1" office:value-type="string">
            <text:p text:style-name="P7">Ackerflächen</text:p>
          </table:table-cell>
        </table:table-row>
        <table:table-row table:style-name="Table3.1">
          <table:table-cell table:style-name="Table3.A1" office:value-type="string">
            <text:p text:style-name="P102">222</text:p>
          </table:table-cell>
          <table:table-cell table:style-name="Table3.A1" office:value-type="string">
            <text:p text:style-name="P7">Fruit trees and berry plantations</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222</text:p>
          </table:table-cell>
          <table:table-cell table:style-name="Table3.A1" office:value-type="string">
            <text:p text:style-name="P7">Fruit trees and berry plantations</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2">222</text:p>
          </table:table-cell>
          <table:table-cell table:style-name="Table3.A1" office:value-type="string">
            <text:p text:style-name="P7">Fruit trees and berry plantations</text:p>
          </table:table-cell>
          <table:table-cell table:style-name="Table3.A1" office:value-type="string">
            <text:p text:style-name="P102">33</text:p>
          </table:table-cell>
          <table:table-cell table:style-name="Table3.A1" office:value-type="string">
            <text:p text:style-name="P7">Offene Flächen ohne / mit geringer Vegetation</text:p>
          </table:table-cell>
        </table:table-row>
        <table:table-row table:style-name="Table3.1">
          <table:table-cell table:style-name="Table3.A1" office:value-type="string">
            <text:p text:style-name="P102">222</text:p>
          </table:table-cell>
          <table:table-cell table:style-name="Table3.A1" office:value-type="string">
            <text:p text:style-name="P7">Fruit trees and berry plantations</text:p>
          </table:table-cell>
          <table:table-cell table:style-name="Table3.A1" office:value-type="string">
            <text:p text:style-name="P102">242</text:p>
          </table:table-cell>
          <table:table-cell table:style-name="Table3.A1" office:value-type="string">
            <text:p text:style-name="P7">Komplexe Parzellenstrukturen</text:p>
          </table:table-cell>
        </table:table-row>
        <table:table-row table:style-name="Table3.1">
          <table:table-cell table:style-name="Table3.A1" office:value-type="string">
            <text:p text:style-name="P102">222</text:p>
          </table:table-cell>
          <table:table-cell table:style-name="Table3.A1" office:value-type="string">
            <text:p text:style-name="P7">Fruit trees and berry plantations</text:p>
          </table:table-cell>
          <table:table-cell table:style-name="Table3.A1" office:value-type="string">
            <text:p text:style-name="P102">243</text:p>
          </table:table-cell>
          <table:table-cell table:style-name="Table3.A1" office:value-type="string">
            <text:p text:style-name="P7">Landwirtschaftlich genutztes Land mit Flächen natürlicher Bodenbedeckung von signifikanter Größe</text:p>
          </table:table-cell>
        </table:table-row>
        <table:table-row table:style-name="Table3.1">
          <table:table-cell table:style-name="Table3.A1" office:value-type="string">
            <text:p text:style-name="P102">222</text:p>
          </table:table-cell>
          <table:table-cell table:style-name="Table3.A1" office:value-type="string">
            <text:p text:style-name="P7">Fruit trees and berry plantations</text:p>
          </table:table-cell>
          <table:table-cell table:style-name="Table3.A1" office:value-type="string">
            <text:p text:style-name="P102">311</text:p>
          </table:table-cell>
          <table:table-cell table:style-name="Table3.A1" office:value-type="string">
            <text:p text:style-name="P7">Laubwälder</text:p>
          </table:table-cell>
        </table:table-row>
        <table:table-row table:style-name="Table3.1">
          <table:table-cell table:style-name="Table3.A1" office:value-type="string">
            <text:p text:style-name="P102">222</text:p>
          </table:table-cell>
          <table:table-cell table:style-name="Table3.A1" office:value-type="string">
            <text:p text:style-name="P7">Fruit trees and berry plantations</text:p>
          </table:table-cell>
          <table:table-cell table:style-name="Table3.A1" office:value-type="string">
            <text:p text:style-name="P102">312</text:p>
          </table:table-cell>
          <table:table-cell table:style-name="Table3.A1" office:value-type="string">
            <text:p text:style-name="P7">Nadelwälder</text:p>
          </table:table-cell>
        </table:table-row>
        <table:table-row table:style-name="Table3.1">
          <table:table-cell table:style-name="Table3.A1" office:value-type="string">
            <text:p text:style-name="P102">222</text:p>
          </table:table-cell>
          <table:table-cell table:style-name="Table3.A1" office:value-type="string">
            <text:p text:style-name="P7">Fruit trees and berry plantations</text:p>
          </table:table-cell>
          <table:table-cell table:style-name="Table3.A1" office:value-type="string">
            <text:p text:style-name="P102">313</text:p>
          </table:table-cell>
          <table:table-cell table:style-name="Table3.A1" office:value-type="string">
            <text:p text:style-name="P7">Mischwälder</text:p>
          </table:table-cell>
        </table:table-row>
        <table:table-row table:style-name="Table3.1">
          <table:table-cell table:style-name="Table3.A1" office:value-type="string">
            <text:p text:style-name="P102">222</text:p>
          </table:table-cell>
          <table:table-cell table:style-name="Table3.A1" office:value-type="string">
            <text:p text:style-name="P7">Fruit trees and berry plantations</text:p>
          </table:table-cell>
          <table:table-cell table:style-name="Table3.A1" office:value-type="string">
            <text:p text:style-name="P102">321</text:p>
          </table:table-cell>
          <table:table-cell table:style-name="Table3.A1" office:value-type="string">
            <text:p text:style-name="P7">Natürliches Grünland</text:p>
          </table:table-cell>
        </table:table-row>
        <table:table-row table:style-name="Table3.1">
          <table:table-cell table:style-name="Table3.A1" office:value-type="string">
            <text:p text:style-name="P102">222</text:p>
          </table:table-cell>
          <table:table-cell table:style-name="Table3.A1" office:value-type="string">
            <text:p text:style-name="P7">Fruit trees and berry plantations</text:p>
          </table:table-cell>
          <table:table-cell table:style-name="Table3.A1" office:value-type="string">
            <text:p text:style-name="P102">324</text:p>
          </table:table-cell>
          <table:table-cell table:style-name="Table3.A1" office:value-type="string">
            <text:p text:style-name="P7">Wald-Strauch-Übergangsstadien</text:p>
          </table:table-cell>
        </table:table-row>
        <table:table-row table:style-name="Table3.1">
          <table:table-cell table:style-name="Table3.A1" office:value-type="string">
            <text:p text:style-name="P102">222</text:p>
          </table:table-cell>
          <table:table-cell table:style-name="Table3.A1" office:value-type="string">
            <text:p text:style-name="P7">Fruit trees and berry plantations</text:p>
          </table:table-cell>
          <table:table-cell table:style-name="Table3.A1" office:value-type="string">
            <text:p text:style-name="P102">412</text:p>
          </table:table-cell>
          <table:table-cell table:style-name="Table3.A1" office:value-type="string">
            <text:p text:style-name="P7">Torfmoore</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12</text:p>
          </table:table-cell>
          <table:table-cell table:style-name="Table3.A1" office:value-type="string">
            <text:p text:style-name="P7">Industrie-, Gewerbe- und Verkehrsflächen</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13</text:p>
          </table:table-cell>
          <table:table-cell table:style-name="Table3.A1" office:value-type="string">
            <text:p text:style-name="P7">Abbauflächen, Deponien und Baustellen</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21</text:p>
          </table:table-cell>
          <table:table-cell table:style-name="Table3.A1" office:value-type="string">
            <text:p text:style-name="P7">Ackerflächen</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22</text:p>
          </table:table-cell>
          <table:table-cell table:style-name="Table3.A1" office:value-type="string">
            <text:p text:style-name="P7">Dauerkulturen</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33</text:p>
          </table:table-cell>
          <table:table-cell table:style-name="Table3.A1" office:value-type="string">
            <text:p text:style-name="P7">Offene Flächen ohne / mit geringer Vegetation</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131</text:p>
          </table:table-cell>
          <table:table-cell table:style-name="Table3.A1" office:value-type="string">
            <text:p text:style-name="P7">Abbauflächen</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132</text:p>
          </table:table-cell>
          <table:table-cell table:style-name="Table3.A1" office:value-type="string">
            <text:p text:style-name="P7">Deponien und Abraumhalden</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141</text:p>
          </table:table-cell>
          <table:table-cell table:style-name="Table3.A1" office:value-type="string">
            <text:p text:style-name="P7">Städtische Grünflächen</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311</text:p>
          </table:table-cell>
          <table:table-cell table:style-name="Table3.A1" office:value-type="string">
            <text:p text:style-name="P7">Laubwälder</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312</text:p>
          </table:table-cell>
          <table:table-cell table:style-name="Table3.A1" office:value-type="string">
            <text:p text:style-name="P7">Nadelwälder</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313</text:p>
          </table:table-cell>
          <table:table-cell table:style-name="Table3.A1" office:value-type="string">
            <text:p text:style-name="P7">Mischwälder</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321</text:p>
          </table:table-cell>
          <table:table-cell table:style-name="Table3.A1" office:value-type="string">
            <text:p text:style-name="P7">Natürliches Grünland</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322</text:p>
          </table:table-cell>
          <table:table-cell table:style-name="Table3.A1" office:value-type="string">
            <text:p text:style-name="P7">Heiden und Moorheiden</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324</text:p>
          </table:table-cell>
          <table:table-cell table:style-name="Table3.A1" office:value-type="string">
            <text:p text:style-name="P7">Wald-Strauch-Übergangsstadien</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331</text:p>
          </table:table-cell>
          <table:table-cell table:style-name="Table3.A1" office:value-type="string">
            <text:p text:style-name="P7">Strände, Dünen und Sandflächen</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411</text:p>
          </table:table-cell>
          <table:table-cell table:style-name="Table3.A1" office:value-type="string">
            <text:p text:style-name="P7">Sümpfe</text:p>
          </table:table-cell>
        </table:table-row>
        <table:table-row table:style-name="Table3.1">
          <table:table-cell table:style-name="Table3.A1" office:value-type="string">
            <text:p text:style-name="P102">231</text:p>
          </table:table-cell>
          <table:table-cell table:style-name="Table3.A1" office:value-type="string">
            <text:p text:style-name="P7">Pastures</text:p>
          </table:table-cell>
          <table:table-cell table:style-name="Table3.A1" office:value-type="string">
            <text:p text:style-name="P102">412</text:p>
          </table:table-cell>
          <table:table-cell table:style-name="Table3.A1" office:value-type="string">
            <text:p text:style-name="P7">Torfmoore</text:p>
          </table:table-cell>
        </table:table-row>
        <table:table-row table:style-name="Table3.1">
          <table:table-cell table:style-name="Table3.A1" office:value-type="string">
            <text:p text:style-name="P102">242</text:p>
          </table:table-cell>
          <table:table-cell table:style-name="Table3.A1" office:value-type="string">
            <text:p text:style-name="P7">Complex cultivation patterns</text:p>
          </table:table-cell>
          <table:table-cell table:style-name="Table3.A1" office:value-type="string">
            <text:p text:style-name="P102">12</text:p>
          </table:table-cell>
          <table:table-cell table:style-name="Table3.A1" office:value-type="string">
            <text:p text:style-name="P7">Industrie-, Gewerbe- und Verkehrsflächen</text:p>
          </table:table-cell>
        </table:table-row>
        <table:table-row table:style-name="Table3.1">
          <table:table-cell table:style-name="Table3.A1" office:value-type="string">
            <text:p text:style-name="P102">242</text:p>
          </table:table-cell>
          <table:table-cell table:style-name="Table3.A1" office:value-type="string">
            <text:p text:style-name="P7">Complex cultivation patterns</text:p>
          </table:table-cell>
          <table:table-cell table:style-name="Table3.A1" office:value-type="string">
            <text:p text:style-name="P102">21</text:p>
          </table:table-cell>
          <table:table-cell table:style-name="Table3.A1" office:value-type="string">
            <text:p text:style-name="P7">Ackerflächen</text:p>
          </table:table-cell>
        </table:table-row>
        <table:table-row table:style-name="Table3.1">
          <table:table-cell table:style-name="Table3.A1" office:value-type="string">
            <text:p text:style-name="P102">242</text:p>
          </table:table-cell>
          <table:table-cell table:style-name="Table3.A1" office:value-type="string">
            <text:p text:style-name="P7">Complex cultivation patterns</text:p>
          </table:table-cell>
          <table:table-cell table:style-name="Table3.A1" office:value-type="string">
            <text:p text:style-name="P102">22</text:p>
          </table:table-cell>
          <table:table-cell table:style-name="Table3.A1" office:value-type="string">
            <text:p text:style-name="P7">Dauerkulturen</text:p>
          </table:table-cell>
        </table:table-row>
        <text:soft-page-break/>
        <table:table-row table:style-name="Table3.1">
          <table:table-cell table:style-name="Table3.A1" office:value-type="string">
            <text:p text:style-name="P102">242</text:p>
          </table:table-cell>
          <table:table-cell table:style-name="Table3.A1" office:value-type="string">
            <text:p text:style-name="P7">Complex cultivation patterns</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242</text:p>
          </table:table-cell>
          <table:table-cell table:style-name="Table3.A1" office:value-type="string">
            <text:p text:style-name="P7">Complex cultivation patterns</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2">242</text:p>
          </table:table-cell>
          <table:table-cell table:style-name="Table3.A1" office:value-type="string">
            <text:p text:style-name="P7">Complex cultivation patterns</text:p>
          </table:table-cell>
          <table:table-cell table:style-name="Table3.A1" office:value-type="string">
            <text:p text:style-name="P102">33</text:p>
          </table:table-cell>
          <table:table-cell table:style-name="Table3.A1" office:value-type="string">
            <text:p text:style-name="P7">Offene Flächen ohne / mit geringer Vegetation</text:p>
          </table:table-cell>
        </table:table-row>
        <table:table-row table:style-name="Table3.1">
          <table:table-cell table:style-name="Table3.A1" office:value-type="string">
            <text:p text:style-name="P102">242</text:p>
          </table:table-cell>
          <table:table-cell table:style-name="Table3.A1" office:value-type="string">
            <text:p text:style-name="P7">Complex cultivation patterns</text:p>
          </table:table-cell>
          <table:table-cell table:style-name="Table3.A1" office:value-type="string">
            <text:p text:style-name="P102">131</text:p>
          </table:table-cell>
          <table:table-cell table:style-name="Table3.A1" office:value-type="string">
            <text:p text:style-name="P7">Abbauflächen</text:p>
          </table:table-cell>
        </table:table-row>
        <table:table-row table:style-name="Table3.1">
          <table:table-cell table:style-name="Table3.A1" office:value-type="string">
            <text:p text:style-name="P102">242</text:p>
          </table:table-cell>
          <table:table-cell table:style-name="Table3.A1" office:value-type="string">
            <text:p text:style-name="P7">Complex cultivation patterns</text:p>
          </table:table-cell>
          <table:table-cell table:style-name="Table3.A1" office:value-type="string">
            <text:p text:style-name="P102">311</text:p>
          </table:table-cell>
          <table:table-cell table:style-name="Table3.A1" office:value-type="string">
            <text:p text:style-name="P7">Laubwälder</text:p>
          </table:table-cell>
        </table:table-row>
        <table:table-row table:style-name="Table3.1">
          <table:table-cell table:style-name="Table3.A1" office:value-type="string">
            <text:p text:style-name="P102">242</text:p>
          </table:table-cell>
          <table:table-cell table:style-name="Table3.A1" office:value-type="string">
            <text:p text:style-name="P7">Complex cultivation patterns</text:p>
          </table:table-cell>
          <table:table-cell table:style-name="Table3.A1" office:value-type="string">
            <text:p text:style-name="P102">312</text:p>
          </table:table-cell>
          <table:table-cell table:style-name="Table3.A1" office:value-type="string">
            <text:p text:style-name="P7">Nadelwälder</text:p>
          </table:table-cell>
        </table:table-row>
        <table:table-row table:style-name="Table3.1">
          <table:table-cell table:style-name="Table3.A1" office:value-type="string">
            <text:p text:style-name="P102">242</text:p>
          </table:table-cell>
          <table:table-cell table:style-name="Table3.A1" office:value-type="string">
            <text:p text:style-name="P7">Complex cultivation patterns</text:p>
          </table:table-cell>
          <table:table-cell table:style-name="Table3.A1" office:value-type="string">
            <text:p text:style-name="P102">313</text:p>
          </table:table-cell>
          <table:table-cell table:style-name="Table3.A1" office:value-type="string">
            <text:p text:style-name="P7">Mischwälder</text:p>
          </table:table-cell>
        </table:table-row>
        <table:table-row table:style-name="Table3.1">
          <table:table-cell table:style-name="Table3.A1" office:value-type="string">
            <text:p text:style-name="P102">242</text:p>
          </table:table-cell>
          <table:table-cell table:style-name="Table3.A1" office:value-type="string">
            <text:p text:style-name="P7">Complex cultivation patterns</text:p>
          </table:table-cell>
          <table:table-cell table:style-name="Table3.A1" office:value-type="string">
            <text:p text:style-name="P102">321</text:p>
          </table:table-cell>
          <table:table-cell table:style-name="Table3.A1" office:value-type="string">
            <text:p text:style-name="P7">Natürliches Grünland</text:p>
          </table:table-cell>
        </table:table-row>
        <table:table-row table:style-name="Table3.1">
          <table:table-cell table:style-name="Table3.A1" office:value-type="string">
            <text:p text:style-name="P102">242</text:p>
          </table:table-cell>
          <table:table-cell table:style-name="Table3.A1" office:value-type="string">
            <text:p text:style-name="P7">Complex cultivation patterns</text:p>
          </table:table-cell>
          <table:table-cell table:style-name="Table3.A1" office:value-type="string">
            <text:p text:style-name="P102">322</text:p>
          </table:table-cell>
          <table:table-cell table:style-name="Table3.A1" office:value-type="string">
            <text:p text:style-name="P7">Heiden und Moorheiden</text:p>
          </table:table-cell>
        </table:table-row>
        <table:table-row table:style-name="Table3.1">
          <table:table-cell table:style-name="Table3.A1" office:value-type="string">
            <text:p text:style-name="P102">242</text:p>
          </table:table-cell>
          <table:table-cell table:style-name="Table3.A1" office:value-type="string">
            <text:p text:style-name="P7">Complex cultivation patterns</text:p>
          </table:table-cell>
          <table:table-cell table:style-name="Table3.A1" office:value-type="string">
            <text:p text:style-name="P102">324</text:p>
          </table:table-cell>
          <table:table-cell table:style-name="Table3.A1" office:value-type="string">
            <text:p text:style-name="P7">Wald-Strauch-Übergangsstadien</text:p>
          </table:table-cell>
        </table:table-row>
        <table:table-row table:style-name="Table3.1">
          <table:table-cell table:style-name="Table3.A1" office:value-type="string">
            <text:p text:style-name="P102">243</text:p>
          </table:table-cell>
          <table:table-cell table:style-name="Table3.A1" office:value-type="string">
            <text:p text:style-name="P7">Land principally occupied by agriculture, with significant areas of natural vegetation</text:p>
          </table:table-cell>
          <table:table-cell table:style-name="Table3.A1" office:value-type="string">
            <text:p text:style-name="P102">12</text:p>
          </table:table-cell>
          <table:table-cell table:style-name="Table3.A1" office:value-type="string">
            <text:p text:style-name="P7">Industrie-, Gewerbe- und Verkehrsflächen</text:p>
          </table:table-cell>
        </table:table-row>
        <table:table-row table:style-name="Table3.1">
          <table:table-cell table:style-name="Table3.A1" office:value-type="string">
            <text:p text:style-name="P102">243</text:p>
          </table:table-cell>
          <table:table-cell table:style-name="Table3.A1" office:value-type="string">
            <text:p text:style-name="P7">Land principally occupied by agriculture, with significant areas of natural vegetation</text:p>
          </table:table-cell>
          <table:table-cell table:style-name="Table3.A1" office:value-type="string">
            <text:p text:style-name="P102">21</text:p>
          </table:table-cell>
          <table:table-cell table:style-name="Table3.A1" office:value-type="string">
            <text:p text:style-name="P7">Ackerflächen</text:p>
          </table:table-cell>
        </table:table-row>
        <table:table-row table:style-name="Table3.1">
          <table:table-cell table:style-name="Table3.A1" office:value-type="string">
            <text:p text:style-name="P102">243</text:p>
          </table:table-cell>
          <table:table-cell table:style-name="Table3.A1" office:value-type="string">
            <text:p text:style-name="P7">Land principally occupied by agriculture, with significant areas of natural vegetation</text:p>
          </table:table-cell>
          <table:table-cell table:style-name="Table3.A1" office:value-type="string">
            <text:p text:style-name="P102">22</text:p>
          </table:table-cell>
          <table:table-cell table:style-name="Table3.A1" office:value-type="string">
            <text:p text:style-name="P7">Dauerkulturen</text:p>
          </table:table-cell>
        </table:table-row>
        <table:table-row table:style-name="Table3.1">
          <table:table-cell table:style-name="Table3.A1" office:value-type="string">
            <text:p text:style-name="P102">243</text:p>
          </table:table-cell>
          <table:table-cell table:style-name="Table3.A1" office:value-type="string">
            <text:p text:style-name="P7">Land principally occupied by agriculture, with significant areas of natural vegetation</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243</text:p>
          </table:table-cell>
          <table:table-cell table:style-name="Table3.A1" office:value-type="string">
            <text:p text:style-name="P7">Land principally occupied by agriculture, with significant areas of natural vegetation</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2">243</text:p>
          </table:table-cell>
          <table:table-cell table:style-name="Table3.A1" office:value-type="string">
            <text:p text:style-name="P7">Land principally occupied by agriculture, with significant areas of natural vegetation</text:p>
          </table:table-cell>
          <table:table-cell table:style-name="Table3.A1" office:value-type="string">
            <text:p text:style-name="P102">33</text:p>
          </table:table-cell>
          <table:table-cell table:style-name="Table3.A1" office:value-type="string">
            <text:p text:style-name="P7">Offene Flächen ohne / mit geringer Vegetation</text:p>
          </table:table-cell>
        </table:table-row>
        <table:table-row table:style-name="Table3.1">
          <table:table-cell table:style-name="Table3.A1" office:value-type="string">
            <text:p text:style-name="P102">243</text:p>
          </table:table-cell>
          <table:table-cell table:style-name="Table3.A1" office:value-type="string">
            <text:p text:style-name="P7">Land principally occupied by agriculture, with significant areas of natural vegetation</text:p>
          </table:table-cell>
          <table:table-cell table:style-name="Table3.A1" office:value-type="string">
            <text:p text:style-name="P102">131</text:p>
          </table:table-cell>
          <table:table-cell table:style-name="Table3.A1" office:value-type="string">
            <text:p text:style-name="P7">Abbauflächen</text:p>
          </table:table-cell>
        </table:table-row>
        <table:table-row table:style-name="Table3.1">
          <table:table-cell table:style-name="Table3.A1" office:value-type="string">
            <text:p text:style-name="P102">243</text:p>
          </table:table-cell>
          <table:table-cell table:style-name="Table3.A1" office:value-type="string">
            <text:p text:style-name="P7">Land principally occupied by agriculture, with significant areas of natural vegetation</text:p>
          </table:table-cell>
          <table:table-cell table:style-name="Table3.A1" office:value-type="string">
            <text:p text:style-name="P102">132</text:p>
          </table:table-cell>
          <table:table-cell table:style-name="Table3.A1" office:value-type="string">
            <text:p text:style-name="P7">Deponien und Abraumhalden</text:p>
          </table:table-cell>
        </table:table-row>
        <text:soft-page-break/>
        <table:table-row table:style-name="Table3.1">
          <table:table-cell table:style-name="Table3.A1" office:value-type="string">
            <text:p text:style-name="P102">243</text:p>
          </table:table-cell>
          <table:table-cell table:style-name="Table3.A1" office:value-type="string">
            <text:p text:style-name="P7">Land principally occupied by agriculture, with significant areas of natural vegetation</text:p>
          </table:table-cell>
          <table:table-cell table:style-name="Table3.A1" office:value-type="string">
            <text:p text:style-name="P102">311</text:p>
          </table:table-cell>
          <table:table-cell table:style-name="Table3.A1" office:value-type="string">
            <text:p text:style-name="P7">Laubwälder</text:p>
          </table:table-cell>
        </table:table-row>
        <table:table-row table:style-name="Table3.1">
          <table:table-cell table:style-name="Table3.A1" office:value-type="string">
            <text:p text:style-name="P102">243</text:p>
          </table:table-cell>
          <table:table-cell table:style-name="Table3.A1" office:value-type="string">
            <text:p text:style-name="P7">Land principally occupied by agriculture, with significant areas of natural vegetation</text:p>
          </table:table-cell>
          <table:table-cell table:style-name="Table3.A1" office:value-type="string">
            <text:p text:style-name="P102">312</text:p>
          </table:table-cell>
          <table:table-cell table:style-name="Table3.A1" office:value-type="string">
            <text:p text:style-name="P7">Nadelwälder</text:p>
          </table:table-cell>
        </table:table-row>
        <table:table-row table:style-name="Table3.1">
          <table:table-cell table:style-name="Table3.A1" office:value-type="string">
            <text:p text:style-name="P102">243</text:p>
          </table:table-cell>
          <table:table-cell table:style-name="Table3.A1" office:value-type="string">
            <text:p text:style-name="P7">Land principally occupied by agriculture, with significant areas of natural vegetation</text:p>
          </table:table-cell>
          <table:table-cell table:style-name="Table3.A1" office:value-type="string">
            <text:p text:style-name="P102">313</text:p>
          </table:table-cell>
          <table:table-cell table:style-name="Table3.A1" office:value-type="string">
            <text:p text:style-name="P7">Mischwälder</text:p>
          </table:table-cell>
        </table:table-row>
        <table:table-row table:style-name="Table3.1">
          <table:table-cell table:style-name="Table3.A1" office:value-type="string">
            <text:p text:style-name="P102">243</text:p>
          </table:table-cell>
          <table:table-cell table:style-name="Table3.A1" office:value-type="string">
            <text:p text:style-name="P7">Land principally occupied by agriculture, with significant areas of natural vegetation</text:p>
          </table:table-cell>
          <table:table-cell table:style-name="Table3.A1" office:value-type="string">
            <text:p text:style-name="P102">321</text:p>
          </table:table-cell>
          <table:table-cell table:style-name="Table3.A1" office:value-type="string">
            <text:p text:style-name="P7">Natürliches Grünland</text:p>
          </table:table-cell>
        </table:table-row>
        <table:table-row table:style-name="Table3.1">
          <table:table-cell table:style-name="Table3.A1" office:value-type="string">
            <text:p text:style-name="P102">243</text:p>
          </table:table-cell>
          <table:table-cell table:style-name="Table3.A1" office:value-type="string">
            <text:p text:style-name="P7">Land principally occupied by agriculture, with significant areas of natural vegetation</text:p>
          </table:table-cell>
          <table:table-cell table:style-name="Table3.A1" office:value-type="string">
            <text:p text:style-name="P102">322</text:p>
          </table:table-cell>
          <table:table-cell table:style-name="Table3.A1" office:value-type="string">
            <text:p text:style-name="P7">Heiden und Moorheiden</text:p>
          </table:table-cell>
        </table:table-row>
        <table:table-row table:style-name="Table3.1">
          <table:table-cell table:style-name="Table3.A1" office:value-type="string">
            <text:p text:style-name="P102">243</text:p>
          </table:table-cell>
          <table:table-cell table:style-name="Table3.A1" office:value-type="string">
            <text:p text:style-name="P7">Land principally occupied by agriculture, with significant areas of natural vegetation</text:p>
          </table:table-cell>
          <table:table-cell table:style-name="Table3.A1" office:value-type="string">
            <text:p text:style-name="P102">324</text:p>
          </table:table-cell>
          <table:table-cell table:style-name="Table3.A1" office:value-type="string">
            <text:p text:style-name="P7">Wald-Strauch-Übergangsstadien</text:p>
          </table:table-cell>
        </table:table-row>
        <table:table-row table:style-name="Table3.1">
          <table:table-cell table:style-name="Table3.A1" office:value-type="string">
            <text:p text:style-name="P102">243</text:p>
          </table:table-cell>
          <table:table-cell table:style-name="Table3.A1" office:value-type="string">
            <text:p text:style-name="P7">Land principally occupied by agriculture, with significant areas of natural vegetation</text:p>
          </table:table-cell>
          <table:table-cell table:style-name="Table3.A1" office:value-type="string">
            <text:p text:style-name="P102">412</text:p>
          </table:table-cell>
          <table:table-cell table:style-name="Table3.A1" office:value-type="string">
            <text:p text:style-name="P7">Torfmoore</text:p>
          </table:table-cell>
        </table:table-row>
        <table:table-row table:style-name="Table3.1">
          <table:table-cell table:style-name="Table3.A1" office:value-type="string">
            <text:p text:style-name="P104">311</text:p>
          </table:table-cell>
          <table:table-cell table:style-name="Table3.A1" office:value-type="string">
            <text:p text:style-name="P105">Broad-leaved forest</text:p>
          </table:table-cell>
          <table:table-cell table:style-name="Table3.A1" office:value-type="string">
            <text:p text:style-name="P104">12</text:p>
          </table:table-cell>
          <table:table-cell table:style-name="Table3.A1" office:value-type="string">
            <text:p text:style-name="P105">Industrie-, Gewerbe- und Verkehrsflächen</text:p>
          </table:table-cell>
        </table:table-row>
        <table:table-row table:style-name="Table3.1">
          <table:table-cell table:style-name="Table3.A1" office:value-type="string">
            <text:p text:style-name="P104">311</text:p>
          </table:table-cell>
          <table:table-cell table:style-name="Table3.A1" office:value-type="string">
            <text:p text:style-name="P105">Broad-leaved forest</text:p>
          </table:table-cell>
          <table:table-cell table:style-name="Table3.A1" office:value-type="string">
            <text:p text:style-name="P104">13</text:p>
          </table:table-cell>
          <table:table-cell table:style-name="Table3.A1" office:value-type="string">
            <text:p text:style-name="P105">Abbauflächen, Deponien und Baustellen</text:p>
          </table:table-cell>
        </table:table-row>
        <table:table-row table:style-name="Table3.1">
          <table:table-cell table:style-name="Table3.A1" office:value-type="string">
            <text:p text:style-name="P102">311</text:p>
          </table:table-cell>
          <table:table-cell table:style-name="Table3.A1" office:value-type="string">
            <text:p text:style-name="P7">Broad-leaved forest</text:p>
          </table:table-cell>
          <table:table-cell table:style-name="Table3.A1" office:value-type="string">
            <text:p text:style-name="P102">21</text:p>
          </table:table-cell>
          <table:table-cell table:style-name="Table3.A1" office:value-type="string">
            <text:p text:style-name="P7">Ackerflächen</text:p>
          </table:table-cell>
        </table:table-row>
        <table:table-row table:style-name="Table3.1">
          <table:table-cell table:style-name="Table3.A1" office:value-type="string">
            <text:p text:style-name="P102">311</text:p>
          </table:table-cell>
          <table:table-cell table:style-name="Table3.A1" office:value-type="string">
            <text:p text:style-name="P7">Broad-leaved forest</text:p>
          </table:table-cell>
          <table:table-cell table:style-name="Table3.A1" office:value-type="string">
            <text:p text:style-name="P102">22</text:p>
          </table:table-cell>
          <table:table-cell table:style-name="Table3.A1" office:value-type="string">
            <text:p text:style-name="P7">Dauerkulturen</text:p>
          </table:table-cell>
        </table:table-row>
        <table:table-row table:style-name="Table3.1">
          <table:table-cell table:style-name="Table3.A1" office:value-type="string">
            <text:p text:style-name="P102">311</text:p>
          </table:table-cell>
          <table:table-cell table:style-name="Table3.A1" office:value-type="string">
            <text:p text:style-name="P7">Broad-leaved forest</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311</text:p>
          </table:table-cell>
          <table:table-cell table:style-name="Table3.A1" office:value-type="string">
            <text:p text:style-name="P7">Broad-leaved forest</text:p>
          </table:table-cell>
          <table:table-cell table:style-name="Table3.A1" office:value-type="string">
            <text:p text:style-name="P102">33</text:p>
          </table:table-cell>
          <table:table-cell table:style-name="Table3.A1" office:value-type="string">
            <text:p text:style-name="P7">Offene Flächen ohne / mit geringer Vegetation</text:p>
          </table:table-cell>
        </table:table-row>
        <table:table-row table:style-name="Table3.1">
          <table:table-cell table:style-name="Table3.A1" office:value-type="string">
            <text:p text:style-name="P104">311</text:p>
          </table:table-cell>
          <table:table-cell table:style-name="Table3.A1" office:value-type="string">
            <text:p text:style-name="P105">Broad-leaved forest</text:p>
          </table:table-cell>
          <table:table-cell table:style-name="Table3.A1" office:value-type="string">
            <text:p text:style-name="P104">131</text:p>
          </table:table-cell>
          <table:table-cell table:style-name="Table3.A1" office:value-type="string">
            <text:p text:style-name="P105">Abbauflächen</text:p>
          </table:table-cell>
        </table:table-row>
        <table:table-row table:style-name="Table3.1">
          <table:table-cell table:style-name="Table3.A1" office:value-type="string">
            <text:p text:style-name="P104">311</text:p>
          </table:table-cell>
          <table:table-cell table:style-name="Table3.A1" office:value-type="string">
            <text:p text:style-name="P105">Broad-leaved forest</text:p>
          </table:table-cell>
          <table:table-cell table:style-name="Table3.A1" office:value-type="string">
            <text:p text:style-name="P104">132</text:p>
          </table:table-cell>
          <table:table-cell table:style-name="Table3.A1" office:value-type="string">
            <text:p text:style-name="P105">Deponien und Abraumhalden</text:p>
          </table:table-cell>
        </table:table-row>
        <table:table-row table:style-name="Table3.1">
          <table:table-cell table:style-name="Table3.A1" office:value-type="string">
            <text:p text:style-name="P102">311</text:p>
          </table:table-cell>
          <table:table-cell table:style-name="Table3.A1" office:value-type="string">
            <text:p text:style-name="P7">Broad-leaved forest</text:p>
          </table:table-cell>
          <table:table-cell table:style-name="Table3.A1" office:value-type="string">
            <text:p text:style-name="P102">231</text:p>
          </table:table-cell>
          <table:table-cell table:style-name="Table3.A1" office:value-type="string">
            <text:p text:style-name="P7">Wiesen und Weiden</text:p>
          </table:table-cell>
        </table:table-row>
        <table:table-row table:style-name="Table3.1">
          <table:table-cell table:style-name="Table3.A1" office:value-type="string">
            <text:p text:style-name="P102">311</text:p>
          </table:table-cell>
          <table:table-cell table:style-name="Table3.A1" office:value-type="string">
            <text:p text:style-name="P7">Broad-leaved forest</text:p>
          </table:table-cell>
          <table:table-cell table:style-name="Table3.A1" office:value-type="string">
            <text:p text:style-name="P102">242</text:p>
          </table:table-cell>
          <table:table-cell table:style-name="Table3.A1" office:value-type="string">
            <text:p text:style-name="P7">Komplexe Parzellenstrukturen</text:p>
          </table:table-cell>
        </table:table-row>
        <table:table-row table:style-name="Table3.1">
          <table:table-cell table:style-name="Table3.A1" office:value-type="string">
            <text:p text:style-name="P102">311</text:p>
          </table:table-cell>
          <table:table-cell table:style-name="Table3.A1" office:value-type="string">
            <text:p text:style-name="P7">Broad-leaved forest</text:p>
          </table:table-cell>
          <table:table-cell table:style-name="Table3.A1" office:value-type="string">
            <text:p text:style-name="P102">322</text:p>
          </table:table-cell>
          <table:table-cell table:style-name="Table3.A1" office:value-type="string">
            <text:p text:style-name="P7">Heiden und Moorheiden</text:p>
          </table:table-cell>
        </table:table-row>
        <table:table-row table:style-name="Table3.1">
          <table:table-cell table:style-name="Table3.A1" office:value-type="string">
            <text:p text:style-name="P102">311</text:p>
          </table:table-cell>
          <table:table-cell table:style-name="Table3.A1" office:value-type="string">
            <text:p text:style-name="P7">Broad-leaved forest</text:p>
          </table:table-cell>
          <table:table-cell table:style-name="Table3.A1" office:value-type="string">
            <text:p text:style-name="P102">331</text:p>
          </table:table-cell>
          <table:table-cell table:style-name="Table3.A1" office:value-type="string">
            <text:p text:style-name="P7">Strände, Dünen und Sandflächen</text:p>
          </table:table-cell>
        </table:table-row>
        <table:table-row table:style-name="Table3.1">
          <table:table-cell table:style-name="Table3.A1" office:value-type="string">
            <text:p text:style-name="P102">311</text:p>
          </table:table-cell>
          <table:table-cell table:style-name="Table3.A1" office:value-type="string">
            <text:p text:style-name="P7">Broad-leaved forest</text:p>
          </table:table-cell>
          <table:table-cell table:style-name="Table3.A1" office:value-type="string">
            <text:p text:style-name="P102">411</text:p>
          </table:table-cell>
          <table:table-cell table:style-name="Table3.A1" office:value-type="string">
            <text:p text:style-name="P7">Sümpfe</text:p>
          </table:table-cell>
        </table:table-row>
        <table:table-row table:style-name="Table3.1">
          <table:table-cell table:style-name="Table3.A1" office:value-type="string">
            <text:p text:style-name="P102">311</text:p>
          </table:table-cell>
          <table:table-cell table:style-name="Table3.A1" office:value-type="string">
            <text:p text:style-name="P7">Broad-leaved forest</text:p>
          </table:table-cell>
          <table:table-cell table:style-name="Table3.A1" office:value-type="string">
            <text:p text:style-name="P102">412</text:p>
          </table:table-cell>
          <table:table-cell table:style-name="Table3.A1" office:value-type="string">
            <text:p text:style-name="P7">Torfmoore</text:p>
          </table:table-cell>
        </table:table-row>
        <table:table-row table:style-name="Table3.1">
          <table:table-cell table:style-name="Table3.A1" office:value-type="string">
            <text:p text:style-name="P104">312</text:p>
          </table:table-cell>
          <table:table-cell table:style-name="Table3.A1" office:value-type="string">
            <text:p text:style-name="P105">Coniferous forest</text:p>
          </table:table-cell>
          <table:table-cell table:style-name="Table3.A1" office:value-type="string">
            <text:p text:style-name="P104">12</text:p>
          </table:table-cell>
          <table:table-cell table:style-name="Table3.A1" office:value-type="string">
            <text:p text:style-name="P105">Industrie-, Gewerbe- und Verkehrsflächen</text:p>
          </table:table-cell>
        </table:table-row>
        <table:table-row table:style-name="Table3.1">
          <table:table-cell table:style-name="Table3.A1" office:value-type="string">
            <text:p text:style-name="P104">312</text:p>
          </table:table-cell>
          <table:table-cell table:style-name="Table3.A1" office:value-type="string">
            <text:p text:style-name="P105">Coniferous forest</text:p>
          </table:table-cell>
          <table:table-cell table:style-name="Table3.A1" office:value-type="string">
            <text:p text:style-name="P104">13</text:p>
          </table:table-cell>
          <table:table-cell table:style-name="Table3.A1" office:value-type="string">
            <text:p text:style-name="P105">Abbauflächen, Deponien und Baustellen</text:p>
          </table:table-cell>
        </table:table-row>
        <table:table-row table:style-name="Table3.1">
          <table:table-cell table:style-name="Table3.A1" office:value-type="string">
            <text:p text:style-name="P102">312</text:p>
          </table:table-cell>
          <table:table-cell table:style-name="Table3.A1" office:value-type="string">
            <text:p text:style-name="P7">Coniferous forest</text:p>
          </table:table-cell>
          <table:table-cell table:style-name="Table3.A1" office:value-type="string">
            <text:p text:style-name="P102">21</text:p>
          </table:table-cell>
          <table:table-cell table:style-name="Table3.A1" office:value-type="string">
            <text:p text:style-name="P7">Ackerflächen</text:p>
          </table:table-cell>
        </table:table-row>
        <table:table-row table:style-name="Table3.1">
          <table:table-cell table:style-name="Table3.A1" office:value-type="string">
            <text:p text:style-name="P102">312</text:p>
          </table:table-cell>
          <table:table-cell table:style-name="Table3.A1" office:value-type="string">
            <text:p text:style-name="P7">Coniferous forest</text:p>
          </table:table-cell>
          <table:table-cell table:style-name="Table3.A1" office:value-type="string">
            <text:p text:style-name="P102">22</text:p>
          </table:table-cell>
          <table:table-cell table:style-name="Table3.A1" office:value-type="string">
            <text:p text:style-name="P7">Dauerkulturen</text:p>
          </table:table-cell>
        </table:table-row>
        <table:table-row table:style-name="Table3.1">
          <table:table-cell table:style-name="Table3.A1" office:value-type="string">
            <text:p text:style-name="P102">312</text:p>
          </table:table-cell>
          <table:table-cell table:style-name="Table3.A1" office:value-type="string">
            <text:p text:style-name="P7">Coniferous forest</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312</text:p>
          </table:table-cell>
          <table:table-cell table:style-name="Table3.A1" office:value-type="string">
            <text:p text:style-name="P7">Coniferous forest</text:p>
          </table:table-cell>
          <table:table-cell table:style-name="Table3.A1" office:value-type="string">
            <text:p text:style-name="P102">33</text:p>
          </table:table-cell>
          <table:table-cell table:style-name="Table3.A1" office:value-type="string">
            <text:p text:style-name="P7">Offene Flächen ohne / mit geringer Vegetation</text:p>
          </table:table-cell>
        </table:table-row>
        <table:table-row table:style-name="Table3.1">
          <table:table-cell table:style-name="Table3.A1" office:value-type="string">
            <text:p text:style-name="P104">312</text:p>
          </table:table-cell>
          <table:table-cell table:style-name="Table3.A1" office:value-type="string">
            <text:p text:style-name="P105">Coniferous forest</text:p>
          </table:table-cell>
          <table:table-cell table:style-name="Table3.A1" office:value-type="string">
            <text:p text:style-name="P104">131</text:p>
          </table:table-cell>
          <table:table-cell table:style-name="Table3.A1" office:value-type="string">
            <text:p text:style-name="P105">Abbauflächen</text:p>
          </table:table-cell>
        </table:table-row>
        <table:table-row table:style-name="Table3.1">
          <table:table-cell table:style-name="Table3.A1" office:value-type="string">
            <text:p text:style-name="P104">312</text:p>
          </table:table-cell>
          <table:table-cell table:style-name="Table3.A1" office:value-type="string">
            <text:p text:style-name="P105">Coniferous forest</text:p>
          </table:table-cell>
          <table:table-cell table:style-name="Table3.A1" office:value-type="string">
            <text:p text:style-name="P104">132</text:p>
          </table:table-cell>
          <table:table-cell table:style-name="Table3.A1" office:value-type="string">
            <text:p text:style-name="P105">Deponien und Abraumhalden</text:p>
          </table:table-cell>
        </table:table-row>
        <table:table-row table:style-name="Table3.1">
          <table:table-cell table:style-name="Table3.A1" office:value-type="string">
            <text:p text:style-name="P102">312</text:p>
          </table:table-cell>
          <table:table-cell table:style-name="Table3.A1" office:value-type="string">
            <text:p text:style-name="P7">Coniferous forest</text:p>
          </table:table-cell>
          <table:table-cell table:style-name="Table3.A1" office:value-type="string">
            <text:p text:style-name="P102">242</text:p>
          </table:table-cell>
          <table:table-cell table:style-name="Table3.A1" office:value-type="string">
            <text:p text:style-name="P7">Komplexe Parzellenstrukturen</text:p>
          </table:table-cell>
        </table:table-row>
        <table:table-row table:style-name="Table3.1">
          <table:table-cell table:style-name="Table3.A1" office:value-type="string">
            <text:p text:style-name="P102">312</text:p>
          </table:table-cell>
          <table:table-cell table:style-name="Table3.A1" office:value-type="string">
            <text:p text:style-name="P7">Coniferous forest</text:p>
          </table:table-cell>
          <table:table-cell table:style-name="Table3.A1" office:value-type="string">
            <text:p text:style-name="P102">322</text:p>
          </table:table-cell>
          <table:table-cell table:style-name="Table3.A1" office:value-type="string">
            <text:p text:style-name="P7">Heiden und Moorheiden</text:p>
          </table:table-cell>
        </table:table-row>
        <text:soft-page-break/>
        <table:table-row table:style-name="Table3.1">
          <table:table-cell table:style-name="Table3.A1" office:value-type="string">
            <text:p text:style-name="P102">312</text:p>
          </table:table-cell>
          <table:table-cell table:style-name="Table3.A1" office:value-type="string">
            <text:p text:style-name="P7">Coniferous forest</text:p>
          </table:table-cell>
          <table:table-cell table:style-name="Table3.A1" office:value-type="string">
            <text:p text:style-name="P102">331</text:p>
          </table:table-cell>
          <table:table-cell table:style-name="Table3.A1" office:value-type="string">
            <text:p text:style-name="P7">Strände, Dünen und Sandflächen</text:p>
          </table:table-cell>
        </table:table-row>
        <table:table-row table:style-name="Table3.1">
          <table:table-cell table:style-name="Table3.A1" office:value-type="string">
            <text:p text:style-name="P102">312</text:p>
          </table:table-cell>
          <table:table-cell table:style-name="Table3.A1" office:value-type="string">
            <text:p text:style-name="P7">Coniferous forest</text:p>
          </table:table-cell>
          <table:table-cell table:style-name="Table3.A1" office:value-type="string">
            <text:p text:style-name="P102">411</text:p>
          </table:table-cell>
          <table:table-cell table:style-name="Table3.A1" office:value-type="string">
            <text:p text:style-name="P7">Sümpfe</text:p>
          </table:table-cell>
        </table:table-row>
        <table:table-row table:style-name="Table3.1">
          <table:table-cell table:style-name="Table3.A1" office:value-type="string">
            <text:p text:style-name="P102">312</text:p>
          </table:table-cell>
          <table:table-cell table:style-name="Table3.A1" office:value-type="string">
            <text:p text:style-name="P7">Coniferous forest</text:p>
          </table:table-cell>
          <table:table-cell table:style-name="Table3.A1" office:value-type="string">
            <text:p text:style-name="P102">412</text:p>
          </table:table-cell>
          <table:table-cell table:style-name="Table3.A1" office:value-type="string">
            <text:p text:style-name="P7">Torfmoore</text:p>
          </table:table-cell>
        </table:table-row>
        <table:table-row table:style-name="Table3.1">
          <table:table-cell table:style-name="Table3.A1" office:value-type="string">
            <text:p text:style-name="P104">313</text:p>
          </table:table-cell>
          <table:table-cell table:style-name="Table3.A1" office:value-type="string">
            <text:p text:style-name="P105">Mixed forest</text:p>
          </table:table-cell>
          <table:table-cell table:style-name="Table3.A1" office:value-type="string">
            <text:p text:style-name="P104">12</text:p>
          </table:table-cell>
          <table:table-cell table:style-name="Table3.A1" office:value-type="string">
            <text:p text:style-name="P105">Industrie-, Gewerbe- und Verkehrsflächen</text:p>
          </table:table-cell>
        </table:table-row>
        <table:table-row table:style-name="Table3.1">
          <table:table-cell table:style-name="Table3.A1" office:value-type="string">
            <text:p text:style-name="P104">313</text:p>
          </table:table-cell>
          <table:table-cell table:style-name="Table3.A1" office:value-type="string">
            <text:p text:style-name="P105">Mixed forest</text:p>
          </table:table-cell>
          <table:table-cell table:style-name="Table3.A1" office:value-type="string">
            <text:p text:style-name="P104">13</text:p>
          </table:table-cell>
          <table:table-cell table:style-name="Table3.A1" office:value-type="string">
            <text:p text:style-name="P105">Abbauflächen, Deponien und Baustellen</text:p>
          </table:table-cell>
        </table:table-row>
        <table:table-row table:style-name="Table3.1">
          <table:table-cell table:style-name="Table3.A1" office:value-type="string">
            <text:p text:style-name="P102">313</text:p>
          </table:table-cell>
          <table:table-cell table:style-name="Table3.A1" office:value-type="string">
            <text:p text:style-name="P7">Mixed forest</text:p>
          </table:table-cell>
          <table:table-cell table:style-name="Table3.A1" office:value-type="string">
            <text:p text:style-name="P102">21</text:p>
          </table:table-cell>
          <table:table-cell table:style-name="Table3.A1" office:value-type="string">
            <text:p text:style-name="P7">Ackerflächen</text:p>
          </table:table-cell>
        </table:table-row>
        <table:table-row table:style-name="Table3.1">
          <table:table-cell table:style-name="Table3.A1" office:value-type="string">
            <text:p text:style-name="P102">313</text:p>
          </table:table-cell>
          <table:table-cell table:style-name="Table3.A1" office:value-type="string">
            <text:p text:style-name="P7">Mixed forest</text:p>
          </table:table-cell>
          <table:table-cell table:style-name="Table3.A1" office:value-type="string">
            <text:p text:style-name="P102">22</text:p>
          </table:table-cell>
          <table:table-cell table:style-name="Table3.A1" office:value-type="string">
            <text:p text:style-name="P7">Dauerkulturen</text:p>
          </table:table-cell>
        </table:table-row>
        <table:table-row table:style-name="Table3.1">
          <table:table-cell table:style-name="Table3.A1" office:value-type="string">
            <text:p text:style-name="P102">313</text:p>
          </table:table-cell>
          <table:table-cell table:style-name="Table3.A1" office:value-type="string">
            <text:p text:style-name="P7">Mixed forest</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313</text:p>
          </table:table-cell>
          <table:table-cell table:style-name="Table3.A1" office:value-type="string">
            <text:p text:style-name="P7">Mixed forest</text:p>
          </table:table-cell>
          <table:table-cell table:style-name="Table3.A1" office:value-type="string">
            <text:p text:style-name="P102">33</text:p>
          </table:table-cell>
          <table:table-cell table:style-name="Table3.A1" office:value-type="string">
            <text:p text:style-name="P7">Offene Flächen ohne / mit geringer Vegetation</text:p>
          </table:table-cell>
        </table:table-row>
        <table:table-row table:style-name="Table3.1">
          <table:table-cell table:style-name="Table3.A1" office:value-type="string">
            <text:p text:style-name="P104">313</text:p>
          </table:table-cell>
          <table:table-cell table:style-name="Table3.A1" office:value-type="string">
            <text:p text:style-name="P105">Mixed forest</text:p>
          </table:table-cell>
          <table:table-cell table:style-name="Table3.A1" office:value-type="string">
            <text:p text:style-name="P104">132</text:p>
          </table:table-cell>
          <table:table-cell table:style-name="Table3.A1" office:value-type="string">
            <text:p text:style-name="P105">Deponien und Abraumhalden</text:p>
          </table:table-cell>
        </table:table-row>
        <table:table-row table:style-name="Table3.1">
          <table:table-cell table:style-name="Table3.A1" office:value-type="string">
            <text:p text:style-name="P102">313</text:p>
          </table:table-cell>
          <table:table-cell table:style-name="Table3.A1" office:value-type="string">
            <text:p text:style-name="P7">Mixed forest</text:p>
          </table:table-cell>
          <table:table-cell table:style-name="Table3.A1" office:value-type="string">
            <text:p text:style-name="P102">242</text:p>
          </table:table-cell>
          <table:table-cell table:style-name="Table3.A1" office:value-type="string">
            <text:p text:style-name="P7">Komplexe Parzellenstrukturen</text:p>
          </table:table-cell>
        </table:table-row>
        <table:table-row table:style-name="Table3.1">
          <table:table-cell table:style-name="Table3.A1" office:value-type="string">
            <text:p text:style-name="P102">313</text:p>
          </table:table-cell>
          <table:table-cell table:style-name="Table3.A1" office:value-type="string">
            <text:p text:style-name="P7">Mixed forest</text:p>
          </table:table-cell>
          <table:table-cell table:style-name="Table3.A1" office:value-type="string">
            <text:p text:style-name="P102">412</text:p>
          </table:table-cell>
          <table:table-cell table:style-name="Table3.A1" office:value-type="string">
            <text:p text:style-name="P7">Torfmoore</text:p>
          </table:table-cell>
        </table:table-row>
        <table:table-row table:style-name="Table3.1">
          <table:table-cell table:style-name="Table3.A1" office:value-type="string">
            <text:p text:style-name="P104">321</text:p>
          </table:table-cell>
          <table:table-cell table:style-name="Table3.A1" office:value-type="string">
            <text:p text:style-name="P105">Natural grasslands</text:p>
          </table:table-cell>
          <table:table-cell table:style-name="Table3.A1" office:value-type="string">
            <text:p text:style-name="P104">12</text:p>
          </table:table-cell>
          <table:table-cell table:style-name="Table3.A1" office:value-type="string">
            <text:p text:style-name="P105">Industrie-, Gewerbe- und Verkehrsflächen</text:p>
          </table:table-cell>
        </table:table-row>
        <table:table-row table:style-name="Table3.1">
          <table:table-cell table:style-name="Table3.A1" office:value-type="string">
            <text:p text:style-name="P104">321</text:p>
          </table:table-cell>
          <table:table-cell table:style-name="Table3.A1" office:value-type="string">
            <text:p text:style-name="P105">Natural grasslands</text:p>
          </table:table-cell>
          <table:table-cell table:style-name="Table3.A1" office:value-type="string">
            <text:p text:style-name="P104">13</text:p>
          </table:table-cell>
          <table:table-cell table:style-name="Table3.A1" office:value-type="string">
            <text:p text:style-name="P105">Abbauflächen, Deponien und Baustellen</text:p>
          </table:table-cell>
        </table:table-row>
        <table:table-row table:style-name="Table3.1">
          <table:table-cell table:style-name="Table3.A1" office:value-type="string">
            <text:p text:style-name="P102">321</text:p>
          </table:table-cell>
          <table:table-cell table:style-name="Table3.A1" office:value-type="string">
            <text:p text:style-name="P7">Natural grasslands</text:p>
          </table:table-cell>
          <table:table-cell table:style-name="Table3.A1" office:value-type="string">
            <text:p text:style-name="P102">21</text:p>
          </table:table-cell>
          <table:table-cell table:style-name="Table3.A1" office:value-type="string">
            <text:p text:style-name="P7">Ackerflächen</text:p>
          </table:table-cell>
        </table:table-row>
        <table:table-row table:style-name="Table3.1">
          <table:table-cell table:style-name="Table3.A1" office:value-type="string">
            <text:p text:style-name="P102">321</text:p>
          </table:table-cell>
          <table:table-cell table:style-name="Table3.A1" office:value-type="string">
            <text:p text:style-name="P7">Natural grasslands</text:p>
          </table:table-cell>
          <table:table-cell table:style-name="Table3.A1" office:value-type="string">
            <text:p text:style-name="P102">22</text:p>
          </table:table-cell>
          <table:table-cell table:style-name="Table3.A1" office:value-type="string">
            <text:p text:style-name="P7">Dauerkulturen</text:p>
          </table:table-cell>
        </table:table-row>
        <table:table-row table:style-name="Table3.1">
          <table:table-cell table:style-name="Table3.A1" office:value-type="string">
            <text:p text:style-name="P102">321</text:p>
          </table:table-cell>
          <table:table-cell table:style-name="Table3.A1" office:value-type="string">
            <text:p text:style-name="P7">Natural grasslands</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321</text:p>
          </table:table-cell>
          <table:table-cell table:style-name="Table3.A1" office:value-type="string">
            <text:p text:style-name="P7">Natural grasslands</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2">321</text:p>
          </table:table-cell>
          <table:table-cell table:style-name="Table3.A1" office:value-type="string">
            <text:p text:style-name="P7">Natural grasslands</text:p>
          </table:table-cell>
          <table:table-cell table:style-name="Table3.A1" office:value-type="string">
            <text:p text:style-name="P102">33</text:p>
          </table:table-cell>
          <table:table-cell table:style-name="Table3.A1" office:value-type="string">
            <text:p text:style-name="P7">Offene Flächen ohne / mit geringer Vegetation</text:p>
          </table:table-cell>
        </table:table-row>
        <table:table-row table:style-name="Table3.1">
          <table:table-cell table:style-name="Table3.A1" office:value-type="string">
            <text:p text:style-name="P104">321</text:p>
          </table:table-cell>
          <table:table-cell table:style-name="Table3.A1" office:value-type="string">
            <text:p text:style-name="P105">Natural grasslands</text:p>
          </table:table-cell>
          <table:table-cell table:style-name="Table3.A1" office:value-type="string">
            <text:p text:style-name="P104">131</text:p>
          </table:table-cell>
          <table:table-cell table:style-name="Table3.A1" office:value-type="string">
            <text:p text:style-name="P105">Abbauflächen</text:p>
          </table:table-cell>
        </table:table-row>
        <table:table-row table:style-name="Table3.1">
          <table:table-cell table:style-name="Table3.A1" office:value-type="string">
            <text:p text:style-name="P104">321</text:p>
          </table:table-cell>
          <table:table-cell table:style-name="Table3.A1" office:value-type="string">
            <text:p text:style-name="P105">Natural grasslands</text:p>
          </table:table-cell>
          <table:table-cell table:style-name="Table3.A1" office:value-type="string">
            <text:p text:style-name="P104">132</text:p>
          </table:table-cell>
          <table:table-cell table:style-name="Table3.A1" office:value-type="string">
            <text:p text:style-name="P105">Deponien und Abraumhalden</text:p>
          </table:table-cell>
        </table:table-row>
        <table:table-row table:style-name="Table3.1">
          <table:table-cell table:style-name="Table3.A1" office:value-type="string">
            <text:p text:style-name="P104">321</text:p>
          </table:table-cell>
          <table:table-cell table:style-name="Table3.A1" office:value-type="string">
            <text:p text:style-name="P105">Natural grasslands</text:p>
          </table:table-cell>
          <table:table-cell table:style-name="Table3.A1" office:value-type="string">
            <text:p text:style-name="P104">141</text:p>
          </table:table-cell>
          <table:table-cell table:style-name="Table3.A1" office:value-type="string">
            <text:p text:style-name="P105">Städtische Grünflächen</text:p>
          </table:table-cell>
        </table:table-row>
        <table:table-row table:style-name="Table3.1">
          <table:table-cell table:style-name="Table3.A1" office:value-type="string">
            <text:p text:style-name="P102">321</text:p>
          </table:table-cell>
          <table:table-cell table:style-name="Table3.A1" office:value-type="string">
            <text:p text:style-name="P7">Natural grasslands</text:p>
          </table:table-cell>
          <table:table-cell table:style-name="Table3.A1" office:value-type="string">
            <text:p text:style-name="P102">231</text:p>
          </table:table-cell>
          <table:table-cell table:style-name="Table3.A1" office:value-type="string">
            <text:p text:style-name="P7">Wiesen und Weiden</text:p>
          </table:table-cell>
        </table:table-row>
        <table:table-row table:style-name="Table3.1">
          <table:table-cell table:style-name="Table3.A1" office:value-type="string">
            <text:p text:style-name="P102">321</text:p>
          </table:table-cell>
          <table:table-cell table:style-name="Table3.A1" office:value-type="string">
            <text:p text:style-name="P7">Natural grasslands</text:p>
          </table:table-cell>
          <table:table-cell table:style-name="Table3.A1" office:value-type="string">
            <text:p text:style-name="P102">242</text:p>
          </table:table-cell>
          <table:table-cell table:style-name="Table3.A1" office:value-type="string">
            <text:p text:style-name="P7">Komplexe Parzellenstrukturen</text:p>
          </table:table-cell>
        </table:table-row>
        <table:table-row table:style-name="Table3.1">
          <table:table-cell table:style-name="Table3.A1" office:value-type="string">
            <text:p text:style-name="P102">321</text:p>
          </table:table-cell>
          <table:table-cell table:style-name="Table3.A1" office:value-type="string">
            <text:p text:style-name="P7">Natural grasslands</text:p>
          </table:table-cell>
          <table:table-cell table:style-name="Table3.A1" office:value-type="string">
            <text:p text:style-name="P102">243</text:p>
          </table:table-cell>
          <table:table-cell table:style-name="Table3.A1" office:value-type="string">
            <text:p text:style-name="P7">Landwirtschaftlich genutztes Land mit Flächen natürlicher Bodenbedeckung von signifikanter Größe</text:p>
          </table:table-cell>
        </table:table-row>
        <table:table-row table:style-name="Table3.1">
          <table:table-cell table:style-name="Table3.A1" office:value-type="string">
            <text:p text:style-name="P102">321</text:p>
          </table:table-cell>
          <table:table-cell table:style-name="Table3.A1" office:value-type="string">
            <text:p text:style-name="P7">Natural grasslands</text:p>
          </table:table-cell>
          <table:table-cell table:style-name="Table3.A1" office:value-type="string">
            <text:p text:style-name="P102">311</text:p>
          </table:table-cell>
          <table:table-cell table:style-name="Table3.A1" office:value-type="string">
            <text:p text:style-name="P7">Laubwälder</text:p>
          </table:table-cell>
        </table:table-row>
        <table:table-row table:style-name="Table3.1">
          <table:table-cell table:style-name="Table3.A1" office:value-type="string">
            <text:p text:style-name="P102">321</text:p>
          </table:table-cell>
          <table:table-cell table:style-name="Table3.A1" office:value-type="string">
            <text:p text:style-name="P7">Natural grasslands</text:p>
          </table:table-cell>
          <table:table-cell table:style-name="Table3.A1" office:value-type="string">
            <text:p text:style-name="P102">312</text:p>
          </table:table-cell>
          <table:table-cell table:style-name="Table3.A1" office:value-type="string">
            <text:p text:style-name="P7">Nadelwälder</text:p>
          </table:table-cell>
        </table:table-row>
        <table:table-row table:style-name="Table3.1">
          <table:table-cell table:style-name="Table3.A1" office:value-type="string">
            <text:p text:style-name="P102">321</text:p>
          </table:table-cell>
          <table:table-cell table:style-name="Table3.A1" office:value-type="string">
            <text:p text:style-name="P7">Natural grasslands</text:p>
          </table:table-cell>
          <table:table-cell table:style-name="Table3.A1" office:value-type="string">
            <text:p text:style-name="P102">313</text:p>
          </table:table-cell>
          <table:table-cell table:style-name="Table3.A1" office:value-type="string">
            <text:p text:style-name="P7">Mischwälder</text:p>
          </table:table-cell>
        </table:table-row>
        <table:table-row table:style-name="Table3.1">
          <table:table-cell table:style-name="Table3.A1" office:value-type="string">
            <text:p text:style-name="P102">321</text:p>
          </table:table-cell>
          <table:table-cell table:style-name="Table3.A1" office:value-type="string">
            <text:p text:style-name="P7">Natural grasslands</text:p>
          </table:table-cell>
          <table:table-cell table:style-name="Table3.A1" office:value-type="string">
            <text:p text:style-name="P102">331</text:p>
          </table:table-cell>
          <table:table-cell table:style-name="Table3.A1" office:value-type="string">
            <text:p text:style-name="P7">Strände, Dünen und Sandflächen</text:p>
          </table:table-cell>
        </table:table-row>
        <table:table-row table:style-name="Table3.1">
          <table:table-cell table:style-name="Table3.A1" office:value-type="string">
            <text:p text:style-name="P102">321</text:p>
          </table:table-cell>
          <table:table-cell table:style-name="Table3.A1" office:value-type="string">
            <text:p text:style-name="P7">Natural grasslands</text:p>
          </table:table-cell>
          <table:table-cell table:style-name="Table3.A1" office:value-type="string">
            <text:p text:style-name="P102">411</text:p>
          </table:table-cell>
          <table:table-cell table:style-name="Table3.A1" office:value-type="string">
            <text:p text:style-name="P7">Sümpfe</text:p>
          </table:table-cell>
        </table:table-row>
        <table:table-row table:style-name="Table3.1">
          <table:table-cell table:style-name="Table3.A1" office:value-type="string">
            <text:p text:style-name="P102">321</text:p>
          </table:table-cell>
          <table:table-cell table:style-name="Table3.A1" office:value-type="string">
            <text:p text:style-name="P7">Natural grasslands</text:p>
          </table:table-cell>
          <table:table-cell table:style-name="Table3.A1" office:value-type="string">
            <text:p text:style-name="P102">412</text:p>
          </table:table-cell>
          <table:table-cell table:style-name="Table3.A1" office:value-type="string">
            <text:p text:style-name="P7">Torfmoore</text:p>
          </table:table-cell>
        </table:table-row>
        <table:table-row table:style-name="Table3.1">
          <table:table-cell table:style-name="Table3.A1" office:value-type="string">
            <text:p text:style-name="P104">322</text:p>
          </table:table-cell>
          <table:table-cell table:style-name="Table3.A1" office:value-type="string">
            <text:p text:style-name="P105">Moors and heathland</text:p>
          </table:table-cell>
          <table:table-cell table:style-name="Table3.A1" office:value-type="string">
            <text:p text:style-name="P104">12</text:p>
          </table:table-cell>
          <table:table-cell table:style-name="Table3.A1" office:value-type="string">
            <text:p text:style-name="P105">Industrie-, Gewerbe- und Verkehrsflächen</text:p>
          </table:table-cell>
        </table:table-row>
        <table:table-row table:style-name="Table3.1">
          <table:table-cell table:style-name="Table3.A1" office:value-type="string">
            <text:p text:style-name="P102">322</text:p>
          </table:table-cell>
          <table:table-cell table:style-name="Table3.A1" office:value-type="string">
            <text:p text:style-name="P7">Moors and heathland</text:p>
          </table:table-cell>
          <table:table-cell table:style-name="Table3.A1" office:value-type="string">
            <text:p text:style-name="P102">21</text:p>
          </table:table-cell>
          <table:table-cell table:style-name="Table3.A1" office:value-type="string">
            <text:p text:style-name="P7">Ackerflächen</text:p>
          </table:table-cell>
        </table:table-row>
        <table:table-row table:style-name="Table3.1">
          <table:table-cell table:style-name="Table3.A1" office:value-type="string">
            <text:p text:style-name="P102">322</text:p>
          </table:table-cell>
          <table:table-cell table:style-name="Table3.A1" office:value-type="string">
            <text:p text:style-name="P7">Moors and heathland</text:p>
          </table:table-cell>
          <table:table-cell table:style-name="Table3.A1" office:value-type="string">
            <text:p text:style-name="P102">22</text:p>
          </table:table-cell>
          <table:table-cell table:style-name="Table3.A1" office:value-type="string">
            <text:p text:style-name="P7">Dauerkulturen</text:p>
          </table:table-cell>
        </table:table-row>
        <table:table-row table:style-name="Table3.1">
          <table:table-cell table:style-name="Table3.A1" office:value-type="string">
            <text:p text:style-name="P102">322</text:p>
          </table:table-cell>
          <table:table-cell table:style-name="Table3.A1" office:value-type="string">
            <text:p text:style-name="P7">Moors and heathland</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322</text:p>
          </table:table-cell>
          <table:table-cell table:style-name="Table3.A1" office:value-type="string">
            <text:p text:style-name="P7">Moors and heathland</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2">322</text:p>
          </table:table-cell>
          <table:table-cell table:style-name="Table3.A1" office:value-type="string">
            <text:p text:style-name="P7">Moors and heathland</text:p>
          </table:table-cell>
          <table:table-cell table:style-name="Table3.A1" office:value-type="string">
            <text:p text:style-name="P102">33</text:p>
          </table:table-cell>
          <table:table-cell table:style-name="Table3.A1" office:value-type="string">
            <text:p text:style-name="P7">Offene Flächen ohne / mit geringer Vegetation</text:p>
          </table:table-cell>
        </table:table-row>
        <table:table-row table:style-name="Table3.1">
          <table:table-cell table:style-name="Table3.A1" office:value-type="string">
            <text:p text:style-name="P104">322</text:p>
          </table:table-cell>
          <table:table-cell table:style-name="Table3.A1" office:value-type="string">
            <text:p text:style-name="P105">Moors and heathland</text:p>
          </table:table-cell>
          <table:table-cell table:style-name="Table3.A1" office:value-type="string">
            <text:p text:style-name="P104">141</text:p>
          </table:table-cell>
          <table:table-cell table:style-name="Table3.A1" office:value-type="string">
            <text:p text:style-name="P105">Städtische Grünflächen</text:p>
          </table:table-cell>
        </table:table-row>
        <table:table-row table:style-name="Table3.1">
          <table:table-cell table:style-name="Table3.A1" office:value-type="string">
            <text:p text:style-name="P102">322</text:p>
          </table:table-cell>
          <table:table-cell table:style-name="Table3.A1" office:value-type="string">
            <text:p text:style-name="P7">Moors and heathland</text:p>
          </table:table-cell>
          <table:table-cell table:style-name="Table3.A1" office:value-type="string">
            <text:p text:style-name="P102">242</text:p>
          </table:table-cell>
          <table:table-cell table:style-name="Table3.A1" office:value-type="string">
            <text:p text:style-name="P7">Komplexe Parzellenstrukturen</text:p>
          </table:table-cell>
        </table:table-row>
        <table:table-row table:style-name="Table3.1">
          <table:table-cell table:style-name="Table3.A1" office:value-type="string">
            <text:p text:style-name="P102">322</text:p>
          </table:table-cell>
          <table:table-cell table:style-name="Table3.A1" office:value-type="string">
            <text:p text:style-name="P7">Moors and heathland</text:p>
          </table:table-cell>
          <table:table-cell table:style-name="Table3.A1" office:value-type="string">
            <text:p text:style-name="P102">243</text:p>
          </table:table-cell>
          <table:table-cell table:style-name="Table3.A1" office:value-type="string">
            <text:p text:style-name="P7">Landwirtschaftlich genutztes Land mit Flächen natürlicher Bodenbedeckung von signifikanter Größe</text:p>
          </table:table-cell>
        </table:table-row>
        <table:table-row table:style-name="Table3.1">
          <table:table-cell table:style-name="Table3.A1" office:value-type="string">
            <text:p text:style-name="P102">322</text:p>
          </table:table-cell>
          <table:table-cell table:style-name="Table3.A1" office:value-type="string">
            <text:p text:style-name="P7">Moors and heathland</text:p>
          </table:table-cell>
          <table:table-cell table:style-name="Table3.A1" office:value-type="string">
            <text:p text:style-name="P102">311</text:p>
          </table:table-cell>
          <table:table-cell table:style-name="Table3.A1" office:value-type="string">
            <text:p text:style-name="P7">Laubwälder</text:p>
          </table:table-cell>
        </table:table-row>
        <table:table-row table:style-name="Table3.1">
          <table:table-cell table:style-name="Table3.A1" office:value-type="string">
            <text:p text:style-name="P102">322</text:p>
          </table:table-cell>
          <table:table-cell table:style-name="Table3.A1" office:value-type="string">
            <text:p text:style-name="P7">Moors and heathland</text:p>
          </table:table-cell>
          <table:table-cell table:style-name="Table3.A1" office:value-type="string">
            <text:p text:style-name="P102">312</text:p>
          </table:table-cell>
          <table:table-cell table:style-name="Table3.A1" office:value-type="string">
            <text:p text:style-name="P7">Nadelwälder</text:p>
          </table:table-cell>
        </table:table-row>
        <table:table-row table:style-name="Table3.1">
          <table:table-cell table:style-name="Table3.A1" office:value-type="string">
            <text:p text:style-name="P102">322</text:p>
          </table:table-cell>
          <table:table-cell table:style-name="Table3.A1" office:value-type="string">
            <text:p text:style-name="P7">Moors and heathland</text:p>
          </table:table-cell>
          <table:table-cell table:style-name="Table3.A1" office:value-type="string">
            <text:p text:style-name="P102">313</text:p>
          </table:table-cell>
          <table:table-cell table:style-name="Table3.A1" office:value-type="string">
            <text:p text:style-name="P7">Mischwälder</text:p>
          </table:table-cell>
        </table:table-row>
        <table:table-row table:style-name="Table3.1">
          <table:table-cell table:style-name="Table3.A1" office:value-type="string">
            <text:p text:style-name="P102">322</text:p>
          </table:table-cell>
          <table:table-cell table:style-name="Table3.A1" office:value-type="string">
            <text:p text:style-name="P7">Moors and heathland</text:p>
          </table:table-cell>
          <table:table-cell table:style-name="Table3.A1" office:value-type="string">
            <text:p text:style-name="P102">412</text:p>
          </table:table-cell>
          <table:table-cell table:style-name="Table3.A1" office:value-type="string">
            <text:p text:style-name="P7">Torfmoore</text:p>
          </table:table-cell>
        </table:table-row>
        <table:table-row table:style-name="Table3.1">
          <table:table-cell table:style-name="Table3.A1" office:value-type="string">
            <text:p text:style-name="P104">324</text:p>
          </table:table-cell>
          <table:table-cell table:style-name="Table3.A1" office:value-type="string">
            <text:p text:style-name="P105">Transitional woodland-shrub</text:p>
          </table:table-cell>
          <table:table-cell table:style-name="Table3.A1" office:value-type="string">
            <text:p text:style-name="P104">12</text:p>
          </table:table-cell>
          <table:table-cell table:style-name="Table3.A1" office:value-type="string">
            <text:p text:style-name="P105">Industrie-, Gewerbe- und Verkehrsflächen</text:p>
          </table:table-cell>
        </table:table-row>
        <table:table-row table:style-name="Table3.1">
          <table:table-cell table:style-name="Table3.A1" office:value-type="string">
            <text:p text:style-name="P104">324</text:p>
          </table:table-cell>
          <table:table-cell table:style-name="Table3.A1" office:value-type="string">
            <text:p text:style-name="P105">Transitional woodland-shrub</text:p>
          </table:table-cell>
          <table:table-cell table:style-name="Table3.A1" office:value-type="string">
            <text:p text:style-name="P104">13</text:p>
          </table:table-cell>
          <table:table-cell table:style-name="Table3.A1" office:value-type="string">
            <text:p text:style-name="P105">Abbauflächen, Deponien und Baustellen</text:p>
          </table:table-cell>
        </table:table-row>
        <table:table-row table:style-name="Table3.1">
          <table:table-cell table:style-name="Table3.A1" office:value-type="string">
            <text:p text:style-name="P102">324</text:p>
          </table:table-cell>
          <table:table-cell table:style-name="Table3.A1" office:value-type="string">
            <text:p text:style-name="P7">Transitional woodland-shrub</text:p>
          </table:table-cell>
          <table:table-cell table:style-name="Table3.A1" office:value-type="string">
            <text:p text:style-name="P102">21</text:p>
          </table:table-cell>
          <table:table-cell table:style-name="Table3.A1" office:value-type="string">
            <text:p text:style-name="P7">Ackerflächen</text:p>
          </table:table-cell>
        </table:table-row>
        <text:soft-page-break/>
        <table:table-row table:style-name="Table3.1">
          <table:table-cell table:style-name="Table3.A1" office:value-type="string">
            <text:p text:style-name="P102">324</text:p>
          </table:table-cell>
          <table:table-cell table:style-name="Table3.A1" office:value-type="string">
            <text:p text:style-name="P7">Transitional woodland-shrub</text:p>
          </table:table-cell>
          <table:table-cell table:style-name="Table3.A1" office:value-type="string">
            <text:p text:style-name="P102">22</text:p>
          </table:table-cell>
          <table:table-cell table:style-name="Table3.A1" office:value-type="string">
            <text:p text:style-name="P7">Dauerkulturen</text:p>
          </table:table-cell>
        </table:table-row>
        <table:table-row table:style-name="Table3.1">
          <table:table-cell table:style-name="Table3.A1" office:value-type="string">
            <text:p text:style-name="P102">324</text:p>
          </table:table-cell>
          <table:table-cell table:style-name="Table3.A1" office:value-type="string">
            <text:p text:style-name="P7">Transitional woodland-shrub</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324</text:p>
          </table:table-cell>
          <table:table-cell table:style-name="Table3.A1" office:value-type="string">
            <text:p text:style-name="P7">Transitional woodland-shrub</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2">324</text:p>
          </table:table-cell>
          <table:table-cell table:style-name="Table3.A1" office:value-type="string">
            <text:p text:style-name="P7">Transitional woodland-shrub</text:p>
          </table:table-cell>
          <table:table-cell table:style-name="Table3.A1" office:value-type="string">
            <text:p text:style-name="P102">33</text:p>
          </table:table-cell>
          <table:table-cell table:style-name="Table3.A1" office:value-type="string">
            <text:p text:style-name="P7">Offene Flächen ohne / mit geringer Vegetation</text:p>
          </table:table-cell>
        </table:table-row>
        <table:table-row table:style-name="Table3.1">
          <table:table-cell table:style-name="Table3.A1" office:value-type="string">
            <text:p text:style-name="P104">324</text:p>
          </table:table-cell>
          <table:table-cell table:style-name="Table3.A1" office:value-type="string">
            <text:p text:style-name="P105">Transitional woodland-shrub</text:p>
          </table:table-cell>
          <table:table-cell table:style-name="Table3.A1" office:value-type="string">
            <text:p text:style-name="P104">131</text:p>
          </table:table-cell>
          <table:table-cell table:style-name="Table3.A1" office:value-type="string">
            <text:p text:style-name="P105">Abbauflächen</text:p>
          </table:table-cell>
        </table:table-row>
        <table:table-row table:style-name="Table3.1">
          <table:table-cell table:style-name="Table3.A1" office:value-type="string">
            <text:p text:style-name="P104">324</text:p>
          </table:table-cell>
          <table:table-cell table:style-name="Table3.A1" office:value-type="string">
            <text:p text:style-name="P105">Transitional woodland-shrub</text:p>
          </table:table-cell>
          <table:table-cell table:style-name="Table3.A1" office:value-type="string">
            <text:p text:style-name="P104">132</text:p>
          </table:table-cell>
          <table:table-cell table:style-name="Table3.A1" office:value-type="string">
            <text:p text:style-name="P105">Deponien und Abraumhalden</text:p>
          </table:table-cell>
        </table:table-row>
        <table:table-row table:style-name="Table3.1">
          <table:table-cell table:style-name="Table3.A1" office:value-type="string">
            <text:p text:style-name="P104">324</text:p>
          </table:table-cell>
          <table:table-cell table:style-name="Table3.A1" office:value-type="string">
            <text:p text:style-name="P105">Transitional woodland-shrub</text:p>
          </table:table-cell>
          <table:table-cell table:style-name="Table3.A1" office:value-type="string">
            <text:p text:style-name="P104">141</text:p>
          </table:table-cell>
          <table:table-cell table:style-name="Table3.A1" office:value-type="string">
            <text:p text:style-name="P105">Städtische Grünflächen</text:p>
          </table:table-cell>
        </table:table-row>
        <table:table-row table:style-name="Table3.1">
          <table:table-cell table:style-name="Table3.A1" office:value-type="string">
            <text:p text:style-name="P102">324</text:p>
          </table:table-cell>
          <table:table-cell table:style-name="Table3.A1" office:value-type="string">
            <text:p text:style-name="P7">Transitional woodland-shrub</text:p>
          </table:table-cell>
          <table:table-cell table:style-name="Table3.A1" office:value-type="string">
            <text:p text:style-name="P102">231</text:p>
          </table:table-cell>
          <table:table-cell table:style-name="Table3.A1" office:value-type="string">
            <text:p text:style-name="P7">Wiesen und Weiden</text:p>
          </table:table-cell>
        </table:table-row>
        <table:table-row table:style-name="Table3.1">
          <table:table-cell table:style-name="Table3.A1" office:value-type="string">
            <text:p text:style-name="P102">324</text:p>
          </table:table-cell>
          <table:table-cell table:style-name="Table3.A1" office:value-type="string">
            <text:p text:style-name="P7">Transitional woodland-shrub</text:p>
          </table:table-cell>
          <table:table-cell table:style-name="Table3.A1" office:value-type="string">
            <text:p text:style-name="P102">242</text:p>
          </table:table-cell>
          <table:table-cell table:style-name="Table3.A1" office:value-type="string">
            <text:p text:style-name="P7">Komplexe Parzellenstrukturen</text:p>
          </table:table-cell>
        </table:table-row>
        <table:table-row table:style-name="Table3.1">
          <table:table-cell table:style-name="Table3.A1" office:value-type="string">
            <text:p text:style-name="P102">324</text:p>
          </table:table-cell>
          <table:table-cell table:style-name="Table3.A1" office:value-type="string">
            <text:p text:style-name="P7">Transitional woodland-shrub</text:p>
          </table:table-cell>
          <table:table-cell table:style-name="Table3.A1" office:value-type="string">
            <text:p text:style-name="P102">243</text:p>
          </table:table-cell>
          <table:table-cell table:style-name="Table3.A1" office:value-type="string">
            <text:p text:style-name="P7">Landwirtschaftlich genutztes Land mit Flächen natürlicher Bodenbedeckung von signifikanter Größe</text:p>
          </table:table-cell>
        </table:table-row>
        <table:table-row table:style-name="Table3.1">
          <table:table-cell table:style-name="Table3.A1" office:value-type="string">
            <text:p text:style-name="P102">324</text:p>
          </table:table-cell>
          <table:table-cell table:style-name="Table3.A1" office:value-type="string">
            <text:p text:style-name="P7">Transitional woodland-shrub</text:p>
          </table:table-cell>
          <table:table-cell table:style-name="Table3.A1" office:value-type="string">
            <text:p text:style-name="P102">311</text:p>
          </table:table-cell>
          <table:table-cell table:style-name="Table3.A1" office:value-type="string">
            <text:p text:style-name="P7">Laubwälder</text:p>
          </table:table-cell>
        </table:table-row>
        <table:table-row table:style-name="Table3.1">
          <table:table-cell table:style-name="Table3.A1" office:value-type="string">
            <text:p text:style-name="P102">324</text:p>
          </table:table-cell>
          <table:table-cell table:style-name="Table3.A1" office:value-type="string">
            <text:p text:style-name="P7">Transitional woodland-shrub</text:p>
          </table:table-cell>
          <table:table-cell table:style-name="Table3.A1" office:value-type="string">
            <text:p text:style-name="P102">312</text:p>
          </table:table-cell>
          <table:table-cell table:style-name="Table3.A1" office:value-type="string">
            <text:p text:style-name="P7">Nadelwälder</text:p>
          </table:table-cell>
        </table:table-row>
        <table:table-row table:style-name="Table3.1">
          <table:table-cell table:style-name="Table3.A1" office:value-type="string">
            <text:p text:style-name="P102">324</text:p>
          </table:table-cell>
          <table:table-cell table:style-name="Table3.A1" office:value-type="string">
            <text:p text:style-name="P7">Transitional woodland-shrub</text:p>
          </table:table-cell>
          <table:table-cell table:style-name="Table3.A1" office:value-type="string">
            <text:p text:style-name="P102">313</text:p>
          </table:table-cell>
          <table:table-cell table:style-name="Table3.A1" office:value-type="string">
            <text:p text:style-name="P7">Mischwälder</text:p>
          </table:table-cell>
        </table:table-row>
        <table:table-row table:style-name="Table3.1">
          <table:table-cell table:style-name="Table3.A1" office:value-type="string">
            <text:p text:style-name="P102">324</text:p>
          </table:table-cell>
          <table:table-cell table:style-name="Table3.A1" office:value-type="string">
            <text:p text:style-name="P7">Transitional woodland-shrub</text:p>
          </table:table-cell>
          <table:table-cell table:style-name="Table3.A1" office:value-type="string">
            <text:p text:style-name="P102">412</text:p>
          </table:table-cell>
          <table:table-cell table:style-name="Table3.A1" office:value-type="string">
            <text:p text:style-name="P7">Torfmoore</text:p>
          </table:table-cell>
        </table:table-row>
        <table:table-row table:style-name="Table3.1">
          <table:table-cell table:style-name="Table3.A1" office:value-type="string">
            <text:p text:style-name="P104">331</text:p>
          </table:table-cell>
          <table:table-cell table:style-name="Table3.A1" office:value-type="string">
            <text:p text:style-name="P105">Beaches, dunes, sands</text:p>
          </table:table-cell>
          <table:table-cell table:style-name="Table3.A1" office:value-type="string">
            <text:p text:style-name="P104">12</text:p>
          </table:table-cell>
          <table:table-cell table:style-name="Table3.A1" office:value-type="string">
            <text:p text:style-name="P105">Industrie-, Gewerbe- und Verkehrsflächen</text:p>
          </table:table-cell>
        </table:table-row>
        <table:table-row table:style-name="Table3.1">
          <table:table-cell table:style-name="Table3.A1" office:value-type="string">
            <text:p text:style-name="P102">331</text:p>
          </table:table-cell>
          <table:table-cell table:style-name="Table3.A1" office:value-type="string">
            <text:p text:style-name="P7">Beaches, dunes, sands</text:p>
          </table:table-cell>
          <table:table-cell table:style-name="Table3.A1" office:value-type="string">
            <text:p text:style-name="P102">21</text:p>
          </table:table-cell>
          <table:table-cell table:style-name="Table3.A1" office:value-type="string">
            <text:p text:style-name="P7">Ackerflächen</text:p>
          </table:table-cell>
        </table:table-row>
        <table:table-row table:style-name="Table3.1">
          <table:table-cell table:style-name="Table3.A1" office:value-type="string">
            <text:p text:style-name="P102">331</text:p>
          </table:table-cell>
          <table:table-cell table:style-name="Table3.A1" office:value-type="string">
            <text:p text:style-name="P7">Beaches, dunes, sands</text:p>
          </table:table-cell>
          <table:table-cell table:style-name="Table3.A1" office:value-type="string">
            <text:p text:style-name="P102">22</text:p>
          </table:table-cell>
          <table:table-cell table:style-name="Table3.A1" office:value-type="string">
            <text:p text:style-name="P7">Dauerkulturen</text:p>
          </table:table-cell>
        </table:table-row>
        <table:table-row table:style-name="Table3.1">
          <table:table-cell table:style-name="Table3.A1" office:value-type="string">
            <text:p text:style-name="P102">331</text:p>
          </table:table-cell>
          <table:table-cell table:style-name="Table3.A1" office:value-type="string">
            <text:p text:style-name="P7">Beaches, dunes, sands</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331</text:p>
          </table:table-cell>
          <table:table-cell table:style-name="Table3.A1" office:value-type="string">
            <text:p text:style-name="P7">Beaches, dunes, sands</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2">332</text:p>
          </table:table-cell>
          <table:table-cell table:style-name="Table3.A1" office:value-type="string">
            <text:p text:style-name="P7">Bare rocks</text:p>
          </table:table-cell>
          <table:table-cell table:style-name="Table3.A1" office:value-type="string">
            <text:p text:style-name="P102">22</text:p>
          </table:table-cell>
          <table:table-cell table:style-name="Table3.A1" office:value-type="string">
            <text:p text:style-name="P7">Dauerkulturen</text:p>
          </table:table-cell>
        </table:table-row>
        <table:table-row table:style-name="Table3.1">
          <table:table-cell table:style-name="Table3.A1" office:value-type="string">
            <text:p text:style-name="P102">332</text:p>
          </table:table-cell>
          <table:table-cell table:style-name="Table3.A1" office:value-type="string">
            <text:p text:style-name="P7">Bare rocks</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332</text:p>
          </table:table-cell>
          <table:table-cell table:style-name="Table3.A1" office:value-type="string">
            <text:p text:style-name="P7">Bare rocks</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4">333</text:p>
          </table:table-cell>
          <table:table-cell table:style-name="Table3.A1" office:value-type="string">
            <text:p text:style-name="P105">Sparsely vegetated areas</text:p>
          </table:table-cell>
          <table:table-cell table:style-name="Table3.A1" office:value-type="string">
            <text:p text:style-name="P104">12</text:p>
          </table:table-cell>
          <table:table-cell table:style-name="Table3.A1" office:value-type="string">
            <text:p text:style-name="P105">Industrie-, Gewerbe- und Verkehrsflächen</text:p>
          </table:table-cell>
        </table:table-row>
        <table:table-row table:style-name="Table3.1">
          <table:table-cell table:style-name="Table3.A1" office:value-type="string">
            <text:p text:style-name="P104">333</text:p>
          </table:table-cell>
          <table:table-cell table:style-name="Table3.A1" office:value-type="string">
            <text:p text:style-name="P105">Sparsely vegetated areas</text:p>
          </table:table-cell>
          <table:table-cell table:style-name="Table3.A1" office:value-type="string">
            <text:p text:style-name="P104">13</text:p>
          </table:table-cell>
          <table:table-cell table:style-name="Table3.A1" office:value-type="string">
            <text:p text:style-name="P105">Abbauflächen, Deponien und Baustellen</text:p>
          </table:table-cell>
        </table:table-row>
        <table:table-row table:style-name="Table3.1">
          <table:table-cell table:style-name="Table3.A1" office:value-type="string">
            <text:p text:style-name="P102">333</text:p>
          </table:table-cell>
          <table:table-cell table:style-name="Table3.A1" office:value-type="string">
            <text:p text:style-name="P7">Sparsely vegetated areas</text:p>
          </table:table-cell>
          <table:table-cell table:style-name="Table3.A1" office:value-type="string">
            <text:p text:style-name="P102">21</text:p>
          </table:table-cell>
          <table:table-cell table:style-name="Table3.A1" office:value-type="string">
            <text:p text:style-name="P7">Ackerflächen</text:p>
          </table:table-cell>
        </table:table-row>
        <table:table-row table:style-name="Table3.1">
          <table:table-cell table:style-name="Table3.A1" office:value-type="string">
            <text:p text:style-name="P102">333</text:p>
          </table:table-cell>
          <table:table-cell table:style-name="Table3.A1" office:value-type="string">
            <text:p text:style-name="P7">Sparsely vegetated areas</text:p>
          </table:table-cell>
          <table:table-cell table:style-name="Table3.A1" office:value-type="string">
            <text:p text:style-name="P102">22</text:p>
          </table:table-cell>
          <table:table-cell table:style-name="Table3.A1" office:value-type="string">
            <text:p text:style-name="P7">Dauerkulturen</text:p>
          </table:table-cell>
        </table:table-row>
        <table:table-row table:style-name="Table3.1">
          <table:table-cell table:style-name="Table3.A1" office:value-type="string">
            <text:p text:style-name="P102">333</text:p>
          </table:table-cell>
          <table:table-cell table:style-name="Table3.A1" office:value-type="string">
            <text:p text:style-name="P7">Sparsely vegetated areas</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333</text:p>
          </table:table-cell>
          <table:table-cell table:style-name="Table3.A1" office:value-type="string">
            <text:p text:style-name="P7">Sparsely vegetated areas</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2">333</text:p>
          </table:table-cell>
          <table:table-cell table:style-name="Table3.A1" office:value-type="string">
            <text:p text:style-name="P7">Sparsely vegetated areas</text:p>
          </table:table-cell>
          <table:table-cell table:style-name="Table3.A1" office:value-type="string">
            <text:p text:style-name="P102">311</text:p>
          </table:table-cell>
          <table:table-cell table:style-name="Table3.A1" office:value-type="string">
            <text:p text:style-name="P7">Laubwälder</text:p>
          </table:table-cell>
        </table:table-row>
        <table:table-row table:style-name="Table3.1">
          <table:table-cell table:style-name="Table3.A1" office:value-type="string">
            <text:p text:style-name="P102">333</text:p>
          </table:table-cell>
          <table:table-cell table:style-name="Table3.A1" office:value-type="string">
            <text:p text:style-name="P7">Sparsely vegetated areas</text:p>
          </table:table-cell>
          <table:table-cell table:style-name="Table3.A1" office:value-type="string">
            <text:p text:style-name="P102">312</text:p>
          </table:table-cell>
          <table:table-cell table:style-name="Table3.A1" office:value-type="string">
            <text:p text:style-name="P7">Nadelwälder</text:p>
          </table:table-cell>
        </table:table-row>
        <table:table-row table:style-name="Table3.1">
          <table:table-cell table:style-name="Table3.A1" office:value-type="string">
            <text:p text:style-name="P102">333</text:p>
          </table:table-cell>
          <table:table-cell table:style-name="Table3.A1" office:value-type="string">
            <text:p text:style-name="P7">Sparsely vegetated areas</text:p>
          </table:table-cell>
          <table:table-cell table:style-name="Table3.A1" office:value-type="string">
            <text:p text:style-name="P102">322</text:p>
          </table:table-cell>
          <table:table-cell table:style-name="Table3.A1" office:value-type="string">
            <text:p text:style-name="P7">Heiden und Moorheiden</text:p>
          </table:table-cell>
        </table:table-row>
        <table:table-row table:style-name="Table3.1">
          <table:table-cell table:style-name="Table3.A1" office:value-type="string">
            <text:p text:style-name="P102">335</text:p>
          </table:table-cell>
          <table:table-cell table:style-name="Table3.A1" office:value-type="string">
            <text:p text:style-name="P7">Glaciers and perpetual snow</text:p>
          </table:table-cell>
          <table:table-cell table:style-name="Table3.A1" office:value-type="string">
            <text:p text:style-name="P102">22</text:p>
          </table:table-cell>
          <table:table-cell table:style-name="Table3.A1" office:value-type="string">
            <text:p text:style-name="P7">Dauerkulturen</text:p>
          </table:table-cell>
        </table:table-row>
        <table:table-row table:style-name="Table3.1">
          <table:table-cell table:style-name="Table3.A1" office:value-type="string">
            <text:p text:style-name="P102">335</text:p>
          </table:table-cell>
          <table:table-cell table:style-name="Table3.A1" office:value-type="string">
            <text:p text:style-name="P7">Glaciers and perpetual snow</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4">411</text:p>
          </table:table-cell>
          <table:table-cell table:style-name="Table3.A1" office:value-type="string">
            <text:p text:style-name="P105">Inland marshes</text:p>
          </table:table-cell>
          <table:table-cell table:style-name="Table3.A1" office:value-type="string">
            <text:p text:style-name="P104">12</text:p>
          </table:table-cell>
          <table:table-cell table:style-name="Table3.A1" office:value-type="string">
            <text:p text:style-name="P105">Industrie-, Gewerbe- und Verkehrsflächen</text:p>
          </table:table-cell>
        </table:table-row>
        <table:table-row table:style-name="Table3.1">
          <table:table-cell table:style-name="Table3.A1" office:value-type="string">
            <text:p text:style-name="P104">411</text:p>
          </table:table-cell>
          <table:table-cell table:style-name="Table3.A1" office:value-type="string">
            <text:p text:style-name="P105">Inland marshes</text:p>
          </table:table-cell>
          <table:table-cell table:style-name="Table3.A1" office:value-type="string">
            <text:p text:style-name="P104">13</text:p>
          </table:table-cell>
          <table:table-cell table:style-name="Table3.A1" office:value-type="string">
            <text:p text:style-name="P105">Abbauflächen, Deponien und Baustellen</text:p>
          </table:table-cell>
        </table:table-row>
        <table:table-row table:style-name="Table3.1">
          <table:table-cell table:style-name="Table3.A1" office:value-type="string">
            <text:p text:style-name="P102">411</text:p>
          </table:table-cell>
          <table:table-cell table:style-name="Table3.A1" office:value-type="string">
            <text:p text:style-name="P7">Inland marshes</text:p>
          </table:table-cell>
          <table:table-cell table:style-name="Table3.A1" office:value-type="string">
            <text:p text:style-name="P102">21</text:p>
          </table:table-cell>
          <table:table-cell table:style-name="Table3.A1" office:value-type="string">
            <text:p text:style-name="P7">Ackerflächen</text:p>
          </table:table-cell>
        </table:table-row>
        <text:soft-page-break/>
        <table:table-row table:style-name="Table3.1">
          <table:table-cell table:style-name="Table3.A1" office:value-type="string">
            <text:p text:style-name="P102">411</text:p>
          </table:table-cell>
          <table:table-cell table:style-name="Table3.A1" office:value-type="string">
            <text:p text:style-name="P7">Inland marshes</text:p>
          </table:table-cell>
          <table:table-cell table:style-name="Table3.A1" office:value-type="string">
            <text:p text:style-name="P102">22</text:p>
          </table:table-cell>
          <table:table-cell table:style-name="Table3.A1" office:value-type="string">
            <text:p text:style-name="P7">Dauerkulturen</text:p>
          </table:table-cell>
        </table:table-row>
        <table:table-row table:style-name="Table3.1">
          <table:table-cell table:style-name="Table3.A1" office:value-type="string">
            <text:p text:style-name="P102">411</text:p>
          </table:table-cell>
          <table:table-cell table:style-name="Table3.A1" office:value-type="string">
            <text:p text:style-name="P7">Inland marshes</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411</text:p>
          </table:table-cell>
          <table:table-cell table:style-name="Table3.A1" office:value-type="string">
            <text:p text:style-name="P7">Inland marshes</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2">411</text:p>
          </table:table-cell>
          <table:table-cell table:style-name="Table3.A1" office:value-type="string">
            <text:p text:style-name="P7">Inland marshes</text:p>
          </table:table-cell>
          <table:table-cell table:style-name="Table3.A1" office:value-type="string">
            <text:p text:style-name="P102">33</text:p>
          </table:table-cell>
          <table:table-cell table:style-name="Table3.A1" office:value-type="string">
            <text:p text:style-name="P7">Offene Flächen ohne / mit geringer Vegetation</text:p>
          </table:table-cell>
        </table:table-row>
        <table:table-row table:style-name="Table3.1">
          <table:table-cell table:style-name="Table3.A1" office:value-type="string">
            <text:p text:style-name="P102">411</text:p>
          </table:table-cell>
          <table:table-cell table:style-name="Table3.A1" office:value-type="string">
            <text:p text:style-name="P7">Inland marshes</text:p>
          </table:table-cell>
          <table:table-cell table:style-name="Table3.A1" office:value-type="string">
            <text:p text:style-name="P102">231</text:p>
          </table:table-cell>
          <table:table-cell table:style-name="Table3.A1" office:value-type="string">
            <text:p text:style-name="P7">Wiesen und Weiden</text:p>
          </table:table-cell>
        </table:table-row>
        <table:table-row table:style-name="Table3.1">
          <table:table-cell table:style-name="Table3.A1" office:value-type="string">
            <text:p text:style-name="P102">411</text:p>
          </table:table-cell>
          <table:table-cell table:style-name="Table3.A1" office:value-type="string">
            <text:p text:style-name="P7">Inland marshes</text:p>
          </table:table-cell>
          <table:table-cell table:style-name="Table3.A1" office:value-type="string">
            <text:p text:style-name="P102">242</text:p>
          </table:table-cell>
          <table:table-cell table:style-name="Table3.A1" office:value-type="string">
            <text:p text:style-name="P7">Komplexe Parzellenstrukturen</text:p>
          </table:table-cell>
        </table:table-row>
        <table:table-row table:style-name="Table3.1">
          <table:table-cell table:style-name="Table3.A1" office:value-type="string">
            <text:p text:style-name="P102">411</text:p>
          </table:table-cell>
          <table:table-cell table:style-name="Table3.A1" office:value-type="string">
            <text:p text:style-name="P7">Inland marshes</text:p>
          </table:table-cell>
          <table:table-cell table:style-name="Table3.A1" office:value-type="string">
            <text:p text:style-name="P102">311</text:p>
          </table:table-cell>
          <table:table-cell table:style-name="Table3.A1" office:value-type="string">
            <text:p text:style-name="P7">Laubwälder</text:p>
          </table:table-cell>
        </table:table-row>
        <table:table-row table:style-name="Table3.1">
          <table:table-cell table:style-name="Table3.A1" office:value-type="string">
            <text:p text:style-name="P102">411</text:p>
          </table:table-cell>
          <table:table-cell table:style-name="Table3.A1" office:value-type="string">
            <text:p text:style-name="P7">Inland marshes</text:p>
          </table:table-cell>
          <table:table-cell table:style-name="Table3.A1" office:value-type="string">
            <text:p text:style-name="P102">312</text:p>
          </table:table-cell>
          <table:table-cell table:style-name="Table3.A1" office:value-type="string">
            <text:p text:style-name="P7">Nadelwälder</text:p>
          </table:table-cell>
        </table:table-row>
        <table:table-row table:style-name="Table3.1">
          <table:table-cell table:style-name="Table3.A1" office:value-type="string">
            <text:p text:style-name="P102">411</text:p>
          </table:table-cell>
          <table:table-cell table:style-name="Table3.A1" office:value-type="string">
            <text:p text:style-name="P7">Inland marshes</text:p>
          </table:table-cell>
          <table:table-cell table:style-name="Table3.A1" office:value-type="string">
            <text:p text:style-name="P102">331</text:p>
          </table:table-cell>
          <table:table-cell table:style-name="Table3.A1" office:value-type="string">
            <text:p text:style-name="P7">Strände, Dünen und Sandflächen</text:p>
          </table:table-cell>
        </table:table-row>
        <table:table-row table:style-name="Table3.1">
          <table:table-cell table:style-name="Table3.A1" office:value-type="string">
            <text:p text:style-name="P104">412</text:p>
          </table:table-cell>
          <table:table-cell table:style-name="Table3.A1" office:value-type="string">
            <text:p text:style-name="P105">Peat bogs</text:p>
          </table:table-cell>
          <table:table-cell table:style-name="Table3.A1" office:value-type="string">
            <text:p text:style-name="P104">13</text:p>
          </table:table-cell>
          <table:table-cell table:style-name="Table3.A1" office:value-type="string">
            <text:p text:style-name="P105">Abbauflächen, Deponien und Baustellen</text:p>
          </table:table-cell>
        </table:table-row>
        <table:table-row table:style-name="Table3.1">
          <table:table-cell table:style-name="Table3.A1" office:value-type="string">
            <text:p text:style-name="P102">412</text:p>
          </table:table-cell>
          <table:table-cell table:style-name="Table3.A1" office:value-type="string">
            <text:p text:style-name="P7">Peat bogs</text:p>
          </table:table-cell>
          <table:table-cell table:style-name="Table3.A1" office:value-type="string">
            <text:p text:style-name="P102">21</text:p>
          </table:table-cell>
          <table:table-cell table:style-name="Table3.A1" office:value-type="string">
            <text:p text:style-name="P7">Ackerflächen</text:p>
          </table:table-cell>
        </table:table-row>
        <table:table-row table:style-name="Table3.1">
          <table:table-cell table:style-name="Table3.A1" office:value-type="string">
            <text:p text:style-name="P102">412</text:p>
          </table:table-cell>
          <table:table-cell table:style-name="Table3.A1" office:value-type="string">
            <text:p text:style-name="P7">Peat bogs</text:p>
          </table:table-cell>
          <table:table-cell table:style-name="Table3.A1" office:value-type="string">
            <text:p text:style-name="P102">22</text:p>
          </table:table-cell>
          <table:table-cell table:style-name="Table3.A1" office:value-type="string">
            <text:p text:style-name="P7">Dauerkulturen</text:p>
          </table:table-cell>
        </table:table-row>
        <table:table-row table:style-name="Table3.1">
          <table:table-cell table:style-name="Table3.A1" office:value-type="string">
            <text:p text:style-name="P102">412</text:p>
          </table:table-cell>
          <table:table-cell table:style-name="Table3.A1" office:value-type="string">
            <text:p text:style-name="P7">Peat bogs</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412</text:p>
          </table:table-cell>
          <table:table-cell table:style-name="Table3.A1" office:value-type="string">
            <text:p text:style-name="P7">Peat bogs</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2">412</text:p>
          </table:table-cell>
          <table:table-cell table:style-name="Table3.A1" office:value-type="string">
            <text:p text:style-name="P7">Peat bogs</text:p>
          </table:table-cell>
          <table:table-cell table:style-name="Table3.A1" office:value-type="string">
            <text:p text:style-name="P102">33</text:p>
          </table:table-cell>
          <table:table-cell table:style-name="Table3.A1" office:value-type="string">
            <text:p text:style-name="P7">Offene Flächen ohne / mit geringer Vegetation</text:p>
          </table:table-cell>
        </table:table-row>
        <table:table-row table:style-name="Table3.1">
          <table:table-cell table:style-name="Table3.A1" office:value-type="string">
            <text:p text:style-name="P102">412</text:p>
          </table:table-cell>
          <table:table-cell table:style-name="Table3.A1" office:value-type="string">
            <text:p text:style-name="P7">Peat bogs</text:p>
          </table:table-cell>
          <table:table-cell table:style-name="Table3.A1" office:value-type="string">
            <text:p text:style-name="P102">242</text:p>
          </table:table-cell>
          <table:table-cell table:style-name="Table3.A1" office:value-type="string">
            <text:p text:style-name="P7">Komplexe Parzellenstrukturen</text:p>
          </table:table-cell>
        </table:table-row>
        <table:table-row table:style-name="Table3.1">
          <table:table-cell table:style-name="Table3.A1" office:value-type="string">
            <text:p text:style-name="P102">412</text:p>
          </table:table-cell>
          <table:table-cell table:style-name="Table3.A1" office:value-type="string">
            <text:p text:style-name="P7">Peat bogs</text:p>
          </table:table-cell>
          <table:table-cell table:style-name="Table3.A1" office:value-type="string">
            <text:p text:style-name="P102">243</text:p>
          </table:table-cell>
          <table:table-cell table:style-name="Table3.A1" office:value-type="string">
            <text:p text:style-name="P7">Landwirtschaftlich genutztes Land mit Flächen natürlicher Bodenbedeckung von signifikanter Größe</text:p>
          </table:table-cell>
        </table:table-row>
        <table:table-row table:style-name="Table3.1">
          <table:table-cell table:style-name="Table3.A1" office:value-type="string">
            <text:p text:style-name="P102">412</text:p>
          </table:table-cell>
          <table:table-cell table:style-name="Table3.A1" office:value-type="string">
            <text:p text:style-name="P7">Peat bogs</text:p>
          </table:table-cell>
          <table:table-cell table:style-name="Table3.A1" office:value-type="string">
            <text:p text:style-name="P102">311</text:p>
          </table:table-cell>
          <table:table-cell table:style-name="Table3.A1" office:value-type="string">
            <text:p text:style-name="P7">Laubwälder</text:p>
          </table:table-cell>
        </table:table-row>
        <table:table-row table:style-name="Table3.1">
          <table:table-cell table:style-name="Table3.A1" office:value-type="string">
            <text:p text:style-name="P102">412</text:p>
          </table:table-cell>
          <table:table-cell table:style-name="Table3.A1" office:value-type="string">
            <text:p text:style-name="P7">Peat bogs</text:p>
          </table:table-cell>
          <table:table-cell table:style-name="Table3.A1" office:value-type="string">
            <text:p text:style-name="P102">312</text:p>
          </table:table-cell>
          <table:table-cell table:style-name="Table3.A1" office:value-type="string">
            <text:p text:style-name="P7">Nadelwälder</text:p>
          </table:table-cell>
        </table:table-row>
        <table:table-row table:style-name="Table3.1">
          <table:table-cell table:style-name="Table3.A1" office:value-type="string">
            <text:p text:style-name="P102">412</text:p>
          </table:table-cell>
          <table:table-cell table:style-name="Table3.A1" office:value-type="string">
            <text:p text:style-name="P7">Peat bogs</text:p>
          </table:table-cell>
          <table:table-cell table:style-name="Table3.A1" office:value-type="string">
            <text:p text:style-name="P102">322</text:p>
          </table:table-cell>
          <table:table-cell table:style-name="Table3.A1" office:value-type="string">
            <text:p text:style-name="P7">Heiden und Moorheiden</text:p>
          </table:table-cell>
        </table:table-row>
        <table:table-row table:style-name="Table3.1">
          <table:table-cell table:style-name="Table3.A1" office:value-type="string">
            <text:p text:style-name="P104">421</text:p>
          </table:table-cell>
          <table:table-cell table:style-name="Table3.A1" office:value-type="string">
            <text:p text:style-name="P105">Salt marshes</text:p>
          </table:table-cell>
          <table:table-cell table:style-name="Table3.A1" office:value-type="string">
            <text:p text:style-name="P104">13</text:p>
          </table:table-cell>
          <table:table-cell table:style-name="Table3.A1" office:value-type="string">
            <text:p text:style-name="P105">Abbauflächen, Deponien und Baustellen</text:p>
          </table:table-cell>
        </table:table-row>
        <table:table-row table:style-name="Table3.1">
          <table:table-cell table:style-name="Table3.A1" office:value-type="string">
            <text:p text:style-name="P102">421</text:p>
          </table:table-cell>
          <table:table-cell table:style-name="Table3.A1" office:value-type="string">
            <text:p text:style-name="P7">Salt marshes</text:p>
          </table:table-cell>
          <table:table-cell table:style-name="Table3.A1" office:value-type="string">
            <text:p text:style-name="P102">21</text:p>
          </table:table-cell>
          <table:table-cell table:style-name="Table3.A1" office:value-type="string">
            <text:p text:style-name="P7">Ackerflächen</text:p>
          </table:table-cell>
        </table:table-row>
        <table:table-row table:style-name="Table3.1">
          <table:table-cell table:style-name="Table3.A1" office:value-type="string">
            <text:p text:style-name="P102">421</text:p>
          </table:table-cell>
          <table:table-cell table:style-name="Table3.A1" office:value-type="string">
            <text:p text:style-name="P7">Salt marshes</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421</text:p>
          </table:table-cell>
          <table:table-cell table:style-name="Table3.A1" office:value-type="string">
            <text:p text:style-name="P7">Salt marshes</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2">421</text:p>
          </table:table-cell>
          <table:table-cell table:style-name="Table3.A1" office:value-type="string">
            <text:p text:style-name="P7">Salt marshes</text:p>
          </table:table-cell>
          <table:table-cell table:style-name="Table3.A1" office:value-type="string">
            <text:p text:style-name="P102">33</text:p>
          </table:table-cell>
          <table:table-cell table:style-name="Table3.A1" office:value-type="string">
            <text:p text:style-name="P7">Offene Flächen ohne / mit geringer Vegetation</text:p>
          </table:table-cell>
        </table:table-row>
        <table:table-row table:style-name="Table3.1">
          <table:table-cell table:style-name="Table3.A1" office:value-type="string">
            <text:p text:style-name="P102">421</text:p>
          </table:table-cell>
          <table:table-cell table:style-name="Table3.A1" office:value-type="string">
            <text:p text:style-name="P7">Salt marshes</text:p>
          </table:table-cell>
          <table:table-cell table:style-name="Table3.A1" office:value-type="string">
            <text:p text:style-name="P102">231</text:p>
          </table:table-cell>
          <table:table-cell table:style-name="Table3.A1" office:value-type="string">
            <text:p text:style-name="P7">Wiesen und Weiden</text:p>
          </table:table-cell>
        </table:table-row>
        <table:table-row table:style-name="Table3.1">
          <table:table-cell table:style-name="Table3.A1" office:value-type="string">
            <text:p text:style-name="P102">421</text:p>
          </table:table-cell>
          <table:table-cell table:style-name="Table3.A1" office:value-type="string">
            <text:p text:style-name="P7">Salt marshes</text:p>
          </table:table-cell>
          <table:table-cell table:style-name="Table3.A1" office:value-type="string">
            <text:p text:style-name="P102">322</text:p>
          </table:table-cell>
          <table:table-cell table:style-name="Table3.A1" office:value-type="string">
            <text:p text:style-name="P7">Heiden und Moorheiden</text:p>
          </table:table-cell>
        </table:table-row>
        <table:table-row table:style-name="Table3.1">
          <table:table-cell table:style-name="Table3.A1" office:value-type="string">
            <text:p text:style-name="P102">421</text:p>
          </table:table-cell>
          <table:table-cell table:style-name="Table3.A1" office:value-type="string">
            <text:p text:style-name="P7">Salt marshes</text:p>
          </table:table-cell>
          <table:table-cell table:style-name="Table3.A1" office:value-type="string">
            <text:p text:style-name="P102">331</text:p>
          </table:table-cell>
          <table:table-cell table:style-name="Table3.A1" office:value-type="string">
            <text:p text:style-name="P7">Strände, Dünen und Sandflächen</text:p>
          </table:table-cell>
        </table:table-row>
        <table:table-row table:style-name="Table3.1">
          <table:table-cell table:style-name="Table3.A1" office:value-type="string">
            <text:p text:style-name="P102">421</text:p>
          </table:table-cell>
          <table:table-cell table:style-name="Table3.A1" office:value-type="string">
            <text:p text:style-name="P7">Salt marshes</text:p>
          </table:table-cell>
          <table:table-cell table:style-name="Table3.A1" office:value-type="string">
            <text:p text:style-name="P102">411</text:p>
          </table:table-cell>
          <table:table-cell table:style-name="Table3.A1" office:value-type="string">
            <text:p text:style-name="P7">Sümpfe</text:p>
          </table:table-cell>
        </table:table-row>
        <table:table-row table:style-name="Table3.1">
          <table:table-cell table:style-name="Table3.A1" office:value-type="string">
            <text:p text:style-name="P104">423</text:p>
          </table:table-cell>
          <table:table-cell table:style-name="Table3.A1" office:value-type="string">
            <text:p text:style-name="P105">Intertidal flats</text:p>
          </table:table-cell>
          <table:table-cell table:style-name="Table3.A1" office:value-type="string">
            <text:p text:style-name="P104">13</text:p>
          </table:table-cell>
          <table:table-cell table:style-name="Table3.A1" office:value-type="string">
            <text:p text:style-name="P105">Abbauflächen, Deponien und Baustellen</text:p>
          </table:table-cell>
        </table:table-row>
        <table:table-row table:style-name="Table3.1">
          <table:table-cell table:style-name="Table3.A1" office:value-type="string">
            <text:p text:style-name="P102">423</text:p>
          </table:table-cell>
          <table:table-cell table:style-name="Table3.A1" office:value-type="string">
            <text:p text:style-name="P7">Intertidal flats</text:p>
          </table:table-cell>
          <table:table-cell table:style-name="Table3.A1" office:value-type="string">
            <text:p text:style-name="P102">21</text:p>
          </table:table-cell>
          <table:table-cell table:style-name="Table3.A1" office:value-type="string">
            <text:p text:style-name="P7">Ackerflächen</text:p>
          </table:table-cell>
        </table:table-row>
        <table:table-row table:style-name="Table3.1">
          <table:table-cell table:style-name="Table3.A1" office:value-type="string">
            <text:p text:style-name="P102">423</text:p>
          </table:table-cell>
          <table:table-cell table:style-name="Table3.A1" office:value-type="string">
            <text:p text:style-name="P7">Intertidal flats</text:p>
          </table:table-cell>
          <table:table-cell table:style-name="Table3.A1" office:value-type="string">
            <text:p text:style-name="P102">23</text:p>
          </table:table-cell>
          <table:table-cell table:style-name="Table3.A1" office:value-type="string">
            <text:p text:style-name="P7">Grünland</text:p>
          </table:table-cell>
        </table:table-row>
        <table:table-row table:style-name="Table3.1">
          <table:table-cell table:style-name="Table3.A1" office:value-type="string">
            <text:p text:style-name="P102">423</text:p>
          </table:table-cell>
          <table:table-cell table:style-name="Table3.A1" office:value-type="string">
            <text:p text:style-name="P7">Intertidal flats</text:p>
          </table:table-cell>
          <table:table-cell table:style-name="Table3.A1" office:value-type="string">
            <text:p text:style-name="P102">31</text:p>
          </table:table-cell>
          <table:table-cell table:style-name="Table3.A1" office:value-type="string">
            <text:p text:style-name="P7">Wälder</text:p>
          </table:table-cell>
        </table:table-row>
        <table:table-row table:style-name="Table3.1">
          <table:table-cell table:style-name="Table3.A1" office:value-type="string">
            <text:p text:style-name="P102">423</text:p>
          </table:table-cell>
          <table:table-cell table:style-name="Table3.A1" office:value-type="string">
            <text:p text:style-name="P7">Intertidal flats</text:p>
          </table:table-cell>
          <table:table-cell table:style-name="Table3.A1" office:value-type="string">
            <text:p text:style-name="P102">33</text:p>
          </table:table-cell>
          <table:table-cell table:style-name="Table3.A1" office:value-type="string">
            <text:p text:style-name="P7">Offene Flächen ohne / mit geringer Vegetation</text:p>
          </table:table-cell>
        </table:table-row>
        <table:table-row table:style-name="Table3.1">
          <table:table-cell table:style-name="Table3.A1" office:value-type="string">
            <text:p text:style-name="P102">423</text:p>
          </table:table-cell>
          <table:table-cell table:style-name="Table3.A1" office:value-type="string">
            <text:p text:style-name="P7">Intertidal flats</text:p>
          </table:table-cell>
          <table:table-cell table:style-name="Table3.A1" office:value-type="string">
            <text:p text:style-name="P102">231</text:p>
          </table:table-cell>
          <table:table-cell table:style-name="Table3.A1" office:value-type="string">
            <text:p text:style-name="P7">Wiesen und Weiden</text:p>
          </table:table-cell>
        </table:table-row>
        <table:table-row table:style-name="Table3.1">
          <table:table-cell table:style-name="Table3.A1" office:value-type="string">
            <text:p text:style-name="P102">423</text:p>
          </table:table-cell>
          <table:table-cell table:style-name="Table3.A1" office:value-type="string">
            <text:p text:style-name="P7">Intertidal flats</text:p>
          </table:table-cell>
          <table:table-cell table:style-name="Table3.A1" office:value-type="string">
            <text:p text:style-name="P102">311</text:p>
          </table:table-cell>
          <table:table-cell table:style-name="Table3.A1" office:value-type="string">
            <text:p text:style-name="P7">Laubwälder</text:p>
          </table:table-cell>
        </table:table-row>
        <table:table-row table:style-name="Table3.1">
          <table:table-cell table:style-name="Table3.A1" office:value-type="string">
            <text:p text:style-name="P102">423</text:p>
          </table:table-cell>
          <table:table-cell table:style-name="Table3.A1" office:value-type="string">
            <text:p text:style-name="P7">Intertidal flats</text:p>
          </table:table-cell>
          <table:table-cell table:style-name="Table3.A1" office:value-type="string">
            <text:p text:style-name="P102">322</text:p>
          </table:table-cell>
          <table:table-cell table:style-name="Table3.A1" office:value-type="string">
            <text:p text:style-name="P7">Heiden und Moorheiden</text:p>
          </table:table-cell>
        </table:table-row>
        <table:table-row table:style-name="Table3.1">
          <table:table-cell table:style-name="Table3.A1" office:value-type="string">
            <text:p text:style-name="P102">423</text:p>
          </table:table-cell>
          <table:table-cell table:style-name="Table3.A1" office:value-type="string">
            <text:p text:style-name="P7">Intertidal flats</text:p>
          </table:table-cell>
          <table:table-cell table:style-name="Table3.A1" office:value-type="string">
            <text:p text:style-name="P102">331</text:p>
          </table:table-cell>
          <table:table-cell table:style-name="Table3.A1" office:value-type="string">
            <text:p text:style-name="P7">Strände, Dünen und Sandflächen</text:p>
          </table:table-cell>
        </table:table-row>
        <table:table-row table:style-name="Table3.1">
          <table:table-cell table:style-name="Table3.A1" office:value-type="string">
            <text:p text:style-name="P102">423</text:p>
          </table:table-cell>
          <table:table-cell table:style-name="Table3.A1" office:value-type="string">
            <text:p text:style-name="P7">Intertidal flats</text:p>
          </table:table-cell>
          <table:table-cell table:style-name="Table3.A1" office:value-type="string">
            <text:p text:style-name="P102">411</text:p>
          </table:table-cell>
          <table:table-cell table:style-name="Table3.A1" office:value-type="string">
            <text:p text:style-name="P7">Sümpfe</text:p>
          </table:table-cell>
        </table:table-row>
      </table:table>
      <text:p text:style-name="P44"/>
      <text:p text:style-name="P42"><text:span text:style-name="T106">- </text:span><text:span text:style-name="T115">the leftover polygons without a profile are now merged with their neig</text:span><text:span text:style-name="T116">h</text:span><text:span text:style-name="T115">bors if their size is less than 10000m</text:span><text:span text:style-name="T92">2</text:span><text:span text:style-name="T115">. </text:span><text:span text:style-name="T117">This assigns a profile to another 38587 polygons</text:span></text:p>
      <text:p text:style-name="P28"/>
      <text:p text:style-name="P43"><text:span text:style-name="T68"><text:tab/></text:span><text:span text:style-name="T25">UPDATE</text:span><text:span text:style-name="T38"> </text:span><text:span text:style-name="T106">clc_buek_intersection_25832_single</text:span><text:span text:style-name="T38"> </text:span><text:span text:style-name="T20">AS</text:span><text:span text:style-name="T38"> </text:span><text:span text:style-name="T106">c</text:span></text:p>
      <text:p text:style-name="P107"><text:tab/>SET</text:p>
      <text:p text:style-name="P2"><text:span text:style-name="T38"><text:s text:c="4"/><text:tab/><text:tab/></text:span><text:span text:style-name="T47">profile_exists</text:span><text:span text:style-name="T38"> = </text:span><text:span text:style-name="T20">TRUE</text:span><text:span text:style-name="T38">,</text:span></text:p>
      <text:p text:style-name="P2"><text:span text:style-name="T38"><text:s text:c="4"/><text:tab/><text:tab/></text:span><text:span text:style-name="T47">tkle_nr</text:span><text:span text:style-name="T38"> = </text:span><text:span text:style-name="T47">adjacent</text:span><text:span text:style-name="T38">.</text:span><text:span text:style-name="T47">tkle_nr</text:span><text:span text:style-name="T38">,</text:span></text:p>
      <text:p text:style-name="P2"><text:span text:style-name="T38"><text:tab/><text:tab/></text:span><text:span text:style-name="T47">merged_less_10000</text:span><text:span text:style-name="T38"> = </text:span><text:span text:style-name="T20">True</text:span><text:span text:style-name="T38">,</text:span></text:p>
      <text:p text:style-name="P2"><text:span text:style-name="T38"><text:tab/><text:tab/></text:span><text:span text:style-name="T47">buek_clc</text:span><text:span text:style-name="T38"> = </text:span><text:span text:style-name="T47">adjacent</text:span><text:span text:style-name="T38">.</text:span><text:span text:style-name="T47">buek_clc</text:span></text:p>
      <text:p text:style-name="P2"><text:span text:style-name="T20"><text:tab/>FROM</text:span><text:span text:style-name="T38"> </text:span><text:span text:style-name="T47">clc_buek_intersection_25832_single</text:span><text:span text:style-name="T38"> </text:span><text:span text:style-name="T20">AS</text:span><text:span text:style-name="T38"> </text:span><text:span text:style-name="T47">adjacent</text:span></text:p>
      <text:p text:style-name="P2"><text:span text:style-name="T20"><text:tab/>WHERE</text:span><text:span text:style-name="T38"> </text:span><text:span text:style-name="T47">c</text:span><text:span text:style-name="T38">.</text:span><text:span text:style-name="T47">profile_exists</text:span><text:span text:style-name="T38"> = </text:span><text:span text:style-name="T20">FALSE</text:span></text:p>
      <text:p text:style-name="P2"><text:span text:style-name="T20"><text:tab/>AND</text:span><text:span text:style-name="T38"> </text:span><text:span text:style-name="T47">c</text:span><text:span text:style-name="T38">.</text:span><text:span text:style-name="T47">code_18</text:span><text:span text:style-name="T38"> = </text:span><text:span text:style-name="T47">adjacent</text:span><text:span text:style-name="T38">.</text:span><text:span text:style-name="T47">code_18</text:span></text:p>
      <text:p text:style-name="P2"><text:soft-page-break/><text:span text:style-name="T20"><text:tab/>AND</text:span><text:span text:style-name="T38"> </text:span><text:span text:style-name="T47">adjacent</text:span><text:span text:style-name="T38">.</text:span><text:span text:style-name="T47">profile_exists</text:span><text:span text:style-name="T38"> = </text:span><text:span text:style-name="T20">TRUE</text:span></text:p>
      <text:p text:style-name="P2"><text:span text:style-name="T20"><text:tab/>AND</text:span><text:span text:style-name="T38"> </text:span><text:span text:style-name="T20">NOT</text:span><text:span text:style-name="T38"> </text:span><text:span text:style-name="T47">ST_Equals</text:span><text:span text:style-name="T38">(</text:span><text:span text:style-name="T47">c</text:span><text:span text:style-name="T38">.</text:span><text:span text:style-name="T47">geom</text:span><text:span text:style-name="T38">, </text:span><text:span text:style-name="T47">adjacent</text:span><text:span text:style-name="T38">.</text:span><text:span text:style-name="T47">geom</text:span><text:span text:style-name="T38">)</text:span></text:p>
      <text:p text:style-name="P2"><text:span text:style-name="T20"><text:tab/>AND</text:span><text:span text:style-name="T38"> </text:span><text:span text:style-name="T47">ST_Intersects</text:span><text:span text:style-name="T38">(</text:span><text:span text:style-name="T47">c</text:span><text:span text:style-name="T38">.</text:span><text:span text:style-name="T47">geom</text:span><text:span text:style-name="T38">, </text:span><text:span text:style-name="T47">adjacent</text:span><text:span text:style-name="T38">.</text:span><text:span text:style-name="T47">geom</text:span><text:span text:style-name="T38">)</text:span></text:p>
      <text:p text:style-name="P2"><text:span text:style-name="T20"><text:tab/>AND</text:span><text:span text:style-name="T38"> </text:span><text:span text:style-name="T47">ST_Area</text:span><text:span text:style-name="T38">(</text:span><text:span text:style-name="T47">c</text:span><text:span text:style-name="T38">.</text:span><text:span text:style-name="T47">geom</text:span><text:span text:style-name="T38">) &lt; </text:span><text:span text:style-name="T56">10000</text:span><text:span text:style-name="T70">;</text:span></text:p>
      <text:p text:style-name="P21"/>
      <text:p text:style-name="P29">- for a better overview, boolean columns are added to the buek table:</text:p>
      <text:p text:style-name="P20"><text:tab/><text:span text:style-name="Source_20_Text"><text:span text:style-name="T32">ALTER</text:span></text:span><text:span text:style-name="T37"> </text:span><text:span text:style-name="T33">TABLE</text:span><text:span text:style-name="T37"> </text:span>clc_buek_intersection_25832_<text:span text:style-name="T119">single</text:span></text:p>
      <text:p text:style-name="P8"><text:span text:style-name="T20"><text:tab/><text:tab/></text:span><text:span text:style-name="T35">ADD COLUMN "1</text:span><text:span text:style-name="T36">2</text:span><text:span text:style-name="T35">" BOOLEAN default FALSE,</text:span></text:p>
      <text:p text:style-name="P106"><text:span text:style-name="T12"><text:tab/><text:tab/></text:span><text:span text:style-name="T120">ADD COLUMN "13" BOOLEAN default FALSE,</text:span></text:p>
      <text:p text:style-name="P109"><text:tab/><text:tab/>ADD COLUMN "131" BOOLEAN default FALSE,</text:p>
      <text:p text:style-name="P109"><text:tab/><text:tab/>ADD COLUMN "132" BOOLEAN default FALSE,</text:p>
      <text:p text:style-name="P109"><text:tab/><text:tab/>ADD COLUMN "141" BOOLEAN default FALSE,</text:p>
      <text:p text:style-name="P109"><text:tab/><text:tab/>ADD COLUMN "142" BOOLEAN default FALSE,</text:p>
      <text:p text:style-name="P109"><text:tab/><text:tab/>ADD COLUMN "21" BOOLEAN default FALSE,</text:p>
      <text:p text:style-name="P109"><text:tab/><text:tab/>ADD COLUMN "22" BOOLEAN default FALSE,</text:p>
      <text:p text:style-name="P109"><text:tab/><text:tab/>ADD COLUMN "231" BOOLEAN default FALSE,</text:p>
      <text:p text:style-name="P109"><text:tab/><text:tab/>ADD COLUMN "23" BOOLEAN default FALSE,</text:p>
      <text:p text:style-name="P109"><text:tab/><text:tab/>ADD COLUMN "242" BOOLEAN default FALSE,</text:p>
      <text:p text:style-name="P109"><text:tab/><text:tab/>ADD COLUMN "243" BOOLEAN default FALSE,</text:p>
      <text:p text:style-name="P109"><text:tab/><text:tab/>ADD COLUMN "311" BOOLEAN default FALSE,</text:p>
      <text:p text:style-name="P109"><text:tab/><text:tab/>ADD COLUMN "312" BOOLEAN default FALSE,</text:p>
      <text:p text:style-name="P109"><text:tab/><text:tab/>ADD COLUMN "31" BOOLEAN default FALSE,</text:p>
      <text:p text:style-name="P109"><text:tab/><text:tab/>ADD COLUMN "321" BOOLEAN default FALSE,</text:p>
      <text:p text:style-name="P109"><text:tab/><text:tab/>ADD COLUMN "322" BOOLEAN default FALSE,</text:p>
      <text:p text:style-name="P109"><text:tab/><text:tab/>ADD COLUMN "324" BOOLEAN default FALSE,</text:p>
      <text:p text:style-name="P109"><text:tab/><text:tab/>ADD COLUMN "331" BOOLEAN default FALSE,</text:p>
      <text:p text:style-name="P109"><text:tab/><text:tab/>ADD COLUMN "33" BOOLEAN default FALSE,</text:p>
      <text:p text:style-name="P109"><text:tab/><text:tab/>ADD COLUMN "411" BOOLEAN default FALSE,</text:p>
      <text:p text:style-name="P109"><text:tab/><text:tab/>ADD COLUMN "412" BOOLEAN default FALSE;</text:p>
      <text:p text:style-name="P81"><text:tab/></text:p>
      <text:p text:style-name="P76">UPDATE clc_buek_intersection_25832_single AS cbi</text:p>
      <text:p text:style-name="P76">SET "12" = EXISTS (</text:p>
      <text:p text:style-name="P76"><text:s text:c="4"/>SELECT 1</text:p>
      <text:p text:style-name="P76"><text:s text:c="4"/>FROM swn_bueksoilprofile AS bsp</text:p>
      <text:p text:style-name="P76"><text:s text:c="4"/>WHERE bsp.polygon_id = cbi.tkle_nr AND bsp.landusage_corine_code = 12</text:p>
      <text:p text:style-name="P76">);</text:p>
      <text:p text:style-name="P76"/>
      <text:p text:style-name="P76"/>
      <text:p text:style-name="P2"><text:span text:style-name="T20">UPDATE</text:span><text:span text:style-name="T38"> </text:span><text:span text:style-name="T47">clc_buek_intersection_25832_single</text:span><text:span text:style-name="T38"> </text:span><text:span text:style-name="T20">AS</text:span><text:span text:style-name="T38"> </text:span><text:span text:style-name="T47">cbi</text:span></text:p>
      <text:p text:style-name="P2"><text:span text:style-name="T20">SET</text:span><text:span text:style-name="T38"> </text:span><text:span text:style-name="T79">"12"</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12</text:span></text:p>
      <text:p text:style-name="P81">),</text:p>
      <text:p text:style-name="P2"><text:span text:style-name="T79">"13"</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13</text:span></text:p>
      <text:p text:style-name="P81">),</text:p>
      <text:p text:style-name="P2"><text:span text:style-name="T79">"131"</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131</text:span></text:p>
      <text:p text:style-name="P81">),</text:p>
      <text:p text:style-name="P2"><text:span text:style-name="T79">"132"</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132</text:span></text:p>
      <text:p text:style-name="P81">),</text:p>
      <text:p text:style-name="P2"><text:span text:style-name="T79">"141"</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oft-page-break/><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141</text:span></text:p>
      <text:p text:style-name="P81">),</text:p>
      <text:p text:style-name="P2"><text:span text:style-name="T79">"142"</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142</text:span></text:p>
      <text:p text:style-name="P81">),</text:p>
      <text:p text:style-name="P2"><text:span text:style-name="T79">"21"</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21</text:span></text:p>
      <text:p text:style-name="P81">),</text:p>
      <text:p text:style-name="P2"><text:span text:style-name="T79">"22"</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22</text:span></text:p>
      <text:p text:style-name="P81">),</text:p>
      <text:p text:style-name="P2"><text:span text:style-name="T79">"231"</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231</text:span></text:p>
      <text:p text:style-name="P81">),</text:p>
      <text:p text:style-name="P2"><text:span text:style-name="T79">"23"</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23</text:span></text:p>
      <text:p text:style-name="P81">),</text:p>
      <text:p text:style-name="P2"><text:span text:style-name="T79">"242"</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242</text:span></text:p>
      <text:p text:style-name="P81">),</text:p>
      <text:p text:style-name="P2"><text:span text:style-name="T79">"243"</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243</text:span></text:p>
      <text:p text:style-name="P81">),</text:p>
      <text:p text:style-name="P2"><text:span text:style-name="T79">"311"</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311</text:span></text:p>
      <text:p text:style-name="P81">),</text:p>
      <text:p text:style-name="P2"><text:span text:style-name="T79">"312"</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312</text:span></text:p>
      <text:p text:style-name="P81">),</text:p>
      <text:p text:style-name="P2"><text:span text:style-name="T79">"31"</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31</text:span></text:p>
      <text:p text:style-name="P81">),</text:p>
      <text:p text:style-name="P2"><text:span text:style-name="T79">"321"</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321</text:span></text:p>
      <text:p text:style-name="P81">),</text:p>
      <text:p text:style-name="P2"><text:span text:style-name="T79">"322"</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322</text:span></text:p>
      <text:p text:style-name="P81">),</text:p>
      <text:p text:style-name="P2"><text:soft-page-break/><text:span text:style-name="T79">"324"</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324</text:span></text:p>
      <text:p text:style-name="P81">),</text:p>
      <text:p text:style-name="P2"><text:span text:style-name="T79">"331"</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331</text:span></text:p>
      <text:p text:style-name="P81">),</text:p>
      <text:p text:style-name="P2"><text:span text:style-name="T79">"33"</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33</text:span></text:p>
      <text:p text:style-name="P81">),</text:p>
      <text:p text:style-name="P2"><text:span text:style-name="T79">"411"</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411</text:span></text:p>
      <text:p text:style-name="P81">),</text:p>
      <text:p text:style-name="P2"><text:span text:style-name="T79">"412"</text:span><text:span text:style-name="T38"> = </text:span><text:span text:style-name="T20">EXISTS</text:span><text:span text:style-name="T38"> (</text:span></text:p>
      <text:p text:style-name="P2"><text:span text:style-name="T38"><text:s text:c="4"/></text:span><text:span text:style-name="T20">SELECT</text:span><text:span text:style-name="T38"> </text:span><text:span text:style-name="T56">1</text:span></text:p>
      <text:p text:style-name="P2"><text:span text:style-name="T38"><text:s text:c="4"/></text:span><text:span text:style-name="T20">FROM</text:span><text:span text:style-name="T38"> </text:span><text:span text:style-name="T47">swn_bueksoilprofile</text:span><text:span text:style-name="T38"> </text:span><text:span text:style-name="T20">AS</text:span><text:span text:style-name="T38"> </text:span><text:span text:style-name="T47">bsp</text:span></text:p>
      <text:p text:style-name="P2"><text:span text:style-name="T38"><text:s text:c="4"/></text:span><text:span text:style-name="T20">WHERE</text:span><text:span text:style-name="T38"> </text:span><text:span text:style-name="T47">bsp</text:span><text:span text:style-name="T38">.</text:span><text:span text:style-name="T47">polygon_id</text:span><text:span text:style-name="T38"> = </text:span><text:span text:style-name="T47">cbi</text:span><text:span text:style-name="T38">.</text:span><text:span text:style-name="T47">tkle_nr</text:span><text:span text:style-name="T38"> </text:span><text:span text:style-name="T20">AND</text:span><text:span text:style-name="T38"> </text:span><text:span text:style-name="T47">bsp</text:span><text:span text:style-name="T38">.</text:span><text:span text:style-name="T47">landusage_corine_code</text:span><text:span text:style-name="T38"> = </text:span><text:span text:style-name="T56">412</text:span></text:p>
      <text:p text:style-name="P42"><text:span text:style-name="T38">)</text:span><text:span text:style-name="T70">;</text:span></text:p>
      <text:p text:style-name="P72"/>
      <text:p text:style-name="P72"/>
      <text:p text:style-name="P45"><text:span text:style-name="T59">A</text:span><text:span text:style-name="T56">nalysis: </text:span></text:p>
      <text:p text:style-name="P77">select id, tkle_nr, code_18, profile_exists, buek_clc, "12", "13", "131", </text:p>
      <text:p text:style-name="P77">"132", "141", "142", "21", "22", "231", "23", "242", "243", "311", "312", "31", </text:p>
      <text:p text:style-name="P77">"321", "322", "324", "331", "33", "411", "412" from clc_buek_intersection_25832_single</text:p>
      <text:p text:style-name="P77"/>
      <text:p text:style-name="P77">- <text:span text:style-name="T123">in order to maintain the old poygon_ids (tkle_nr) another column ‘polygon_id’ is introduced</text:span></text:p>
      <text:p text:style-name="P77"><text:span text:style-name="T34"><text:tab/>update</text:span><text:span text:style-name="T46"> </text:span><text:span text:style-name="T55">clc_buek_intersection_25832_single</text:span><text:span text:style-name="T46"> </text:span><text:span text:style-name="T34">set</text:span><text:span text:style-name="T46"> </text:span><text:span text:style-name="T55">polygon_id</text:span><text:span text:style-name="T46"> = </text:span><text:span text:style-name="T55">tkle_nr</text:span></text:p>
      <text:p text:style-name="P30"/>
      <text:p text:style-name="P30"/>
      <text:p text:style-name="P77">_ <text:span text:style-name="T121">NOT DONE YET – </text:span><text:span text:style-name="T122">close profiles </text:span><text:span text:style-name="T123">in wetlands </text:span><text:span text:style-name="T122">are copied</text:span><text:span text:style-name="T121">:</text:span></text:p>
      <text:p text:style-name="P10"><text:span text:style-name="T29">UPDATE</text:span><text:span text:style-name="T38"> </text:span><text:span text:style-name="T47">clc_buek_intersection_25832_single</text:span><text:span text:style-name="T38"> </text:span><text:span text:style-name="T20">AS</text:span><text:span text:style-name="T38"> </text:span><text:span text:style-name="T47">a</text:span></text:p>
      <text:p text:style-name="P2"><text:span text:style-name="T38"><text:tab/></text:span><text:span text:style-name="T20">SET</text:span></text:p>
      <text:p text:style-name="P2"><text:span text:style-name="T38"><text:s text:c="4"/><text:tab/><text:tab/></text:span><text:span text:style-name="T47">profile_exists</text:span><text:span text:style-name="T38"> = </text:span><text:span text:style-name="T20">TRUE</text:span><text:span text:style-name="T38">,</text:span></text:p>
      <text:p text:style-name="P2"><text:span text:style-name="T38"><text:s text:c="4"/><text:tab/><text:tab/></text:span><text:span text:style-name="T47">polygon_id</text:span><text:span text:style-name="T38"> = </text:span><text:span text:style-name="T47">b</text:span><text:span text:style-name="T38">.</text:span><text:span text:style-name="T47">tkle_nr</text:span><text:span text:style-name="T38">,</text:span></text:p>
      <text:p text:style-name="P2"><text:span text:style-name="T38"><text:tab/><text:tab/><text:tab/></text:span><text:span text:style-name="T47">within_500_m</text:span><text:span text:style-name="T38"> = </text:span><text:span text:style-name="T20">True</text:span><text:span text:style-name="T38">,</text:span></text:p>
      <text:p text:style-name="P2"><text:span text:style-name="T38"><text:tab/><text:tab/><text:tab/></text:span><text:span text:style-name="T47">buek_clc</text:span><text:span text:style-name="T38"> = </text:span><text:span text:style-name="T47">b</text:span><text:span text:style-name="T38">.</text:span><text:span text:style-name="T47">buek_clc</text:span></text:p>
      <text:p text:style-name="P2"><text:span text:style-name="T38"><text:tab/></text:span><text:span text:style-name="T20">FROM</text:span><text:span text:style-name="T38"> </text:span><text:span text:style-name="T47">clc_buek_intersection_25832_single</text:span><text:span text:style-name="T38"> </text:span><text:span text:style-name="T20">AS</text:span><text:span text:style-name="T38"> </text:span><text:span text:style-name="T47">b</text:span></text:p>
      <text:p text:style-name="P2"><text:span text:style-name="T38"><text:tab/></text:span><text:span text:style-name="T20">WHERE</text:span><text:span text:style-name="T38"> </text:span><text:span text:style-name="T47">a</text:span><text:span text:style-name="T38">.</text:span><text:span text:style-name="T47">profile_exists</text:span><text:span text:style-name="T38"> = </text:span><text:span text:style-name="T20">FALSE</text:span></text:p>
      <text:p text:style-name="P2"><text:span text:style-name="T38"><text:tab/></text:span><text:span text:style-name="T20">AND</text:span><text:span text:style-name="T38"> </text:span><text:span text:style-name="T47">b</text:span><text:span text:style-name="T38">.</text:span><text:span text:style-name="T47">profile_exists</text:span><text:span text:style-name="T38"> = </text:span><text:span text:style-name="T20">TRUE</text:span></text:p>
      <text:p text:style-name="P2"><text:span text:style-name="T38"><text:tab/></text:span><text:span text:style-name="T20">AND</text:span><text:span text:style-name="T38"> </text:span><text:span text:style-name="T47">a</text:span><text:span text:style-name="T38">.</text:span><text:span text:style-name="T47">code_18</text:span><text:span text:style-name="T38"> = </text:span><text:span text:style-name="T83">'411'</text:span></text:p>
      <text:p text:style-name="P2"><text:span text:style-name="T38"><text:tab/></text:span><text:span text:style-name="T20">AND</text:span><text:span text:style-name="T38"> </text:span><text:span text:style-name="T47">a</text:span><text:span text:style-name="T38">.</text:span><text:span text:style-name="T47">code_18</text:span><text:span text:style-name="T38"> = </text:span><text:span text:style-name="T47">b</text:span><text:span text:style-name="T38">.</text:span><text:span text:style-name="T47">code_18</text:span></text:p>
      <text:p text:style-name="P2"><text:span text:style-name="T38"><text:tab/></text:span><text:span text:style-name="T20">AND</text:span><text:span text:style-name="T38"> </text:span><text:span text:style-name="T47">a</text:span><text:span text:style-name="T38">.</text:span><text:span text:style-name="T47">single_id</text:span><text:span text:style-name="T38"> &lt;&gt; </text:span><text:span text:style-name="T47">b</text:span><text:span text:style-name="T38">.</text:span><text:span text:style-name="T47">single_id</text:span></text:p>
      <text:p text:style-name="P10"><text:span text:style-name="T38"><text:tab/></text:span><text:span text:style-name="T20">AND</text:span><text:span text:style-name="T38"> </text:span><text:span text:style-name="T47">ST_DWithin</text:span><text:span text:style-name="T38">(</text:span><text:span text:style-name="T47">a</text:span><text:span text:style-name="T38">.</text:span><text:span text:style-name="T47">geom</text:span><text:span text:style-name="T38">, </text:span><text:span text:style-name="T47">b</text:span><text:span text:style-name="T38">.</text:span><text:span text:style-name="T47">geom</text:span><text:span text:style-name="T38">, </text:span><text:span text:style-name="T56">500</text:span><text:span text:style-name="T38">)</text:span><text:span text:style-name="T70">;</text:span></text:p>
      <text:p text:style-name="P10"><text:span text:style-name="T70"><text:tab/>---- </text:span><text:span text:style-name="T71">1866 profiles left</text:span></text:p>
      <text:p text:style-name="P90"/>
      <text:p text:style-name="P10"><text:span text:style-name="T71"><text:tab/></text:span><text:span text:style-name="T26">UPDATE</text:span><text:span text:style-name="T38"> </text:span><text:span text:style-name="T47">clc_buek_intersection_25832_single</text:span><text:span text:style-name="T38"> </text:span><text:span text:style-name="T20">AS</text:span><text:span text:style-name="T38"> </text:span><text:span text:style-name="T47">a</text:span></text:p>
      <text:p text:style-name="P2"><text:span text:style-name="T38"><text:tab/></text:span><text:span text:style-name="T20">SET</text:span></text:p>
      <text:p text:style-name="P2"><text:span text:style-name="T38"><text:s text:c="4"/><text:tab/><text:tab/></text:span><text:span text:style-name="T47">profile_exists</text:span><text:span text:style-name="T38"> = </text:span><text:span text:style-name="T20">TRUE</text:span><text:span text:style-name="T38">,</text:span></text:p>
      <text:p text:style-name="P2"><text:span text:style-name="T38"><text:s text:c="4"/><text:tab/><text:tab/></text:span><text:span text:style-name="T47">polygon_id</text:span><text:span text:style-name="T38"> = </text:span><text:span text:style-name="T47">b</text:span><text:span text:style-name="T38">.</text:span><text:span text:style-name="T47">polygon_id</text:span><text:span text:style-name="T38">,</text:span></text:p>
      <text:p text:style-name="P2"><text:span text:style-name="T38"><text:tab/><text:tab/><text:tab/></text:span><text:span text:style-name="T47">within_1000_m</text:span><text:span text:style-name="T38"> = </text:span><text:span text:style-name="T20">True</text:span><text:span text:style-name="T38">,</text:span></text:p>
      <text:p text:style-name="P2"><text:span text:style-name="T38"><text:tab/><text:tab/><text:tab/></text:span><text:span text:style-name="T47">buek_clc</text:span><text:span text:style-name="T38"> = </text:span><text:span text:style-name="T47">b</text:span><text:span text:style-name="T38">.</text:span><text:span text:style-name="T47">buek_clc</text:span></text:p>
      <text:p text:style-name="P2"><text:span text:style-name="T38"><text:tab/></text:span><text:span text:style-name="T20">FROM</text:span><text:span text:style-name="T38"> </text:span><text:span text:style-name="T47">clc_buek_intersection_25832_single</text:span><text:span text:style-name="T38"> </text:span><text:span text:style-name="T20">AS</text:span><text:span text:style-name="T38"> </text:span><text:span text:style-name="T47">b</text:span></text:p>
      <text:p text:style-name="P2"><text:span text:style-name="T38"><text:tab/></text:span><text:span text:style-name="T20">WHERE</text:span><text:span text:style-name="T38"> </text:span><text:span text:style-name="T47">a</text:span><text:span text:style-name="T38">.</text:span><text:span text:style-name="T47">profile_exists</text:span><text:span text:style-name="T38"> = </text:span><text:span text:style-name="T20">FALSE</text:span></text:p>
      <text:p text:style-name="P2"><text:soft-page-break/><text:span text:style-name="T38"><text:tab/></text:span><text:span text:style-name="T20">AND</text:span><text:span text:style-name="T38"> </text:span><text:span text:style-name="T47">b</text:span><text:span text:style-name="T38">.</text:span><text:span text:style-name="T47">profile_exists</text:span><text:span text:style-name="T38"> = </text:span><text:span text:style-name="T20">TRUE</text:span></text:p>
      <text:p text:style-name="P2"><text:span text:style-name="T38"><text:tab/></text:span><text:span text:style-name="T20">AND</text:span><text:span text:style-name="T38"> </text:span><text:span text:style-name="T47">a</text:span><text:span text:style-name="T38">.</text:span><text:span text:style-name="T47">code_18</text:span><text:span text:style-name="T38"> = </text:span><text:span text:style-name="T83">'411'</text:span></text:p>
      <text:p text:style-name="P2"><text:span text:style-name="T38"><text:tab/></text:span><text:span text:style-name="T20">AND</text:span><text:span text:style-name="T38"> </text:span><text:span text:style-name="T47">a</text:span><text:span text:style-name="T38">.</text:span><text:span text:style-name="T47">code_18</text:span><text:span text:style-name="T38"> = </text:span><text:span text:style-name="T47">b</text:span><text:span text:style-name="T38">.</text:span><text:span text:style-name="T47">code_18</text:span></text:p>
      <text:p text:style-name="P2"><text:span text:style-name="T38"><text:tab/></text:span><text:span text:style-name="T20">AND</text:span><text:span text:style-name="T38"> </text:span><text:span text:style-name="T47">a</text:span><text:span text:style-name="T38">.</text:span><text:span text:style-name="T47">single_id</text:span><text:span text:style-name="T38"> &lt;&gt; </text:span><text:span text:style-name="T47">b</text:span><text:span text:style-name="T38">.</text:span><text:span text:style-name="T47">single_id</text:span></text:p>
      <text:p text:style-name="P10"><text:span text:style-name="T38"><text:tab/></text:span><text:span text:style-name="T20">AND</text:span><text:span text:style-name="T38"> </text:span><text:span text:style-name="T47">ST_DWithin</text:span><text:span text:style-name="T38">(</text:span><text:span text:style-name="T47">a</text:span><text:span text:style-name="T38">.</text:span><text:span text:style-name="T47">geom</text:span><text:span text:style-name="T38">, </text:span><text:span text:style-name="T47">b</text:span><text:span text:style-name="T38">.</text:span><text:span text:style-name="T47">geom</text:span><text:span text:style-name="T38">, </text:span><text:span text:style-name="T56">500</text:span><text:span text:style-name="T38">)</text:span><text:span text:style-name="T70">;</text:span></text:p>
      <text:p text:style-name="P91"><text:tab/>---- 1807 profiles left</text:p>
      <text:p text:style-name="P11"><text:span text:style-name="T71"><text:tab/></text:span><text:span text:style-name="T26">UPDATE</text:span><text:span text:style-name="T38"> </text:span><text:span text:style-name="T47">clc_buek_intersection_25832_single</text:span><text:span text:style-name="T38"> </text:span><text:span text:style-name="T20">AS</text:span><text:span text:style-name="T38"> </text:span><text:span text:style-name="T47">a</text:span></text:p>
      <text:p text:style-name="P2"><text:span text:style-name="T38"><text:tab/></text:span><text:span text:style-name="T20">SET</text:span></text:p>
      <text:p text:style-name="P2"><text:span text:style-name="T38"><text:s text:c="4"/><text:tab/><text:tab/></text:span><text:span text:style-name="T47">profile_exists</text:span><text:span text:style-name="T38"> = </text:span><text:span text:style-name="T20">TRUE</text:span><text:span text:style-name="T38">,</text:span></text:p>
      <text:p text:style-name="P2"><text:span text:style-name="T38"><text:s text:c="4"/><text:tab/><text:tab/></text:span><text:span text:style-name="T47">polygon_id</text:span><text:span text:style-name="T38"> = </text:span><text:span text:style-name="T47">b</text:span><text:span text:style-name="T38">.</text:span><text:span text:style-name="T47">polygon_id</text:span><text:span text:style-name="T38">,</text:span></text:p>
      <text:p text:style-name="P2"><text:span text:style-name="T38"><text:tab/><text:tab/><text:tab/></text:span><text:span text:style-name="T47">within_1500_m</text:span><text:span text:style-name="T38"> = </text:span><text:span text:style-name="T20">True</text:span><text:span text:style-name="T38">,</text:span></text:p>
      <text:p text:style-name="P2"><text:span text:style-name="T38"><text:tab/><text:tab/><text:tab/></text:span><text:span text:style-name="T47">buek_clc</text:span><text:span text:style-name="T38"> = </text:span><text:span text:style-name="T47">b</text:span><text:span text:style-name="T38">.</text:span><text:span text:style-name="T47">buek_clc</text:span></text:p>
      <text:p text:style-name="P2"><text:span text:style-name="T38"><text:tab/></text:span><text:span text:style-name="T20">FROM</text:span><text:span text:style-name="T38"> </text:span><text:span text:style-name="T47">clc_buek_intersection_25832_single</text:span><text:span text:style-name="T38"> </text:span><text:span text:style-name="T20">AS</text:span><text:span text:style-name="T38"> </text:span><text:span text:style-name="T47">b</text:span></text:p>
      <text:p text:style-name="P2"><text:span text:style-name="T38"><text:tab/></text:span><text:span text:style-name="T20">WHERE</text:span><text:span text:style-name="T38"> </text:span><text:span text:style-name="T47">a</text:span><text:span text:style-name="T38">.</text:span><text:span text:style-name="T47">profile_exists</text:span><text:span text:style-name="T38"> = </text:span><text:span text:style-name="T20">FALSE</text:span></text:p>
      <text:p text:style-name="P2"><text:span text:style-name="T38"><text:tab/></text:span><text:span text:style-name="T20">AND</text:span><text:span text:style-name="T38"> </text:span><text:span text:style-name="T47">b</text:span><text:span text:style-name="T38">.</text:span><text:span text:style-name="T47">profile_exists</text:span><text:span text:style-name="T38"> = </text:span><text:span text:style-name="T20">TRUE</text:span></text:p>
      <text:p text:style-name="P2"><text:span text:style-name="T38"><text:tab/></text:span><text:span text:style-name="T20">AND</text:span><text:span text:style-name="T38"> </text:span><text:span text:style-name="T47">a</text:span><text:span text:style-name="T38">.</text:span><text:span text:style-name="T47">code_18</text:span><text:span text:style-name="T38"> = </text:span><text:span text:style-name="T83">'411'</text:span></text:p>
      <text:p text:style-name="P2"><text:span text:style-name="T38"><text:tab/></text:span><text:span text:style-name="T20">AND</text:span><text:span text:style-name="T38"> </text:span><text:span text:style-name="T47">a</text:span><text:span text:style-name="T38">.</text:span><text:span text:style-name="T47">code_18</text:span><text:span text:style-name="T38"> = </text:span><text:span text:style-name="T47">b</text:span><text:span text:style-name="T38">.</text:span><text:span text:style-name="T47">code_18</text:span></text:p>
      <text:p text:style-name="P2"><text:span text:style-name="T38"><text:tab/></text:span><text:span text:style-name="T20">AND</text:span><text:span text:style-name="T38"> </text:span><text:span text:style-name="T47">a</text:span><text:span text:style-name="T38">.</text:span><text:span text:style-name="T47">single_id</text:span><text:span text:style-name="T38"> &lt;&gt; </text:span><text:span text:style-name="T47">b</text:span><text:span text:style-name="T38">.</text:span><text:span text:style-name="T47">single_id</text:span></text:p>
      <text:p text:style-name="P11"><text:span text:style-name="T38"><text:tab/></text:span><text:span text:style-name="T20">AND</text:span><text:span text:style-name="T38"> </text:span><text:span text:style-name="T47">ST_DWithin</text:span><text:span text:style-name="T38">(</text:span><text:span text:style-name="T47">a</text:span><text:span text:style-name="T38">.</text:span><text:span text:style-name="T47">geom</text:span><text:span text:style-name="T38">, </text:span><text:span text:style-name="T47">b</text:span><text:span text:style-name="T38">.</text:span><text:span text:style-name="T47">geom</text:span><text:span text:style-name="T38">, </text:span><text:span text:style-name="T56">500</text:span><text:span text:style-name="T38">)</text:span><text:span text:style-name="T70">;</text:span></text:p>
      <text:p text:style-name="P91"><text:tab/>---- 1804 profiles left</text:p>
      <text:p text:style-name="P11"><text:s/><text:tab/><text:span text:style-name="T20">UPDATE</text:span><text:span text:style-name="T38"> </text:span><text:span text:style-name="T47">clc_buek_intersection_25832_single</text:span><text:span text:style-name="T38"> </text:span><text:span text:style-name="T20">AS</text:span><text:span text:style-name="T38"> </text:span><text:span text:style-name="T47">a</text:span></text:p>
      <text:p text:style-name="P2"><text:span text:style-name="T38"><text:tab/></text:span><text:span text:style-name="T20">SET</text:span></text:p>
      <text:p text:style-name="P2"><text:span text:style-name="T38"><text:s text:c="4"/><text:tab/><text:tab/></text:span><text:span text:style-name="T47">profile_exists</text:span><text:span text:style-name="T38"> = </text:span><text:span text:style-name="T20">TRUE</text:span><text:span text:style-name="T38">,</text:span></text:p>
      <text:p text:style-name="P2"><text:span text:style-name="T38"><text:s text:c="4"/><text:tab/><text:tab/></text:span><text:span text:style-name="T47">polygon_id</text:span><text:span text:style-name="T38"> = </text:span><text:span text:style-name="T47">b</text:span><text:span text:style-name="T38">.</text:span><text:span text:style-name="T47">polygon_id</text:span><text:span text:style-name="T38">,</text:span></text:p>
      <text:p text:style-name="P2"><text:span text:style-name="T38"><text:tab/><text:tab/><text:tab/></text:span><text:span text:style-name="T47">within_2000_m</text:span><text:span text:style-name="T38"> = </text:span><text:span text:style-name="T20">True</text:span><text:span text:style-name="T38">,</text:span></text:p>
      <text:p text:style-name="P2"><text:span text:style-name="T38"><text:tab/><text:tab/><text:tab/></text:span><text:span text:style-name="T47">buek_clc</text:span><text:span text:style-name="T38"> = </text:span><text:span text:style-name="T47">b</text:span><text:span text:style-name="T38">.</text:span><text:span text:style-name="T47">buek_clc</text:span></text:p>
      <text:p text:style-name="P2"><text:span text:style-name="T38"><text:tab/></text:span><text:span text:style-name="T20">FROM</text:span><text:span text:style-name="T38"> </text:span><text:span text:style-name="T47">clc_buek_intersection_25832_single</text:span><text:span text:style-name="T38"> </text:span><text:span text:style-name="T20">AS</text:span><text:span text:style-name="T38"> </text:span><text:span text:style-name="T47">b</text:span></text:p>
      <text:p text:style-name="P2"><text:span text:style-name="T38"><text:tab/></text:span><text:span text:style-name="T20">WHERE</text:span><text:span text:style-name="T38"> </text:span><text:span text:style-name="T47">a</text:span><text:span text:style-name="T38">.</text:span><text:span text:style-name="T47">profile_exists</text:span><text:span text:style-name="T38"> = </text:span><text:span text:style-name="T20">FALSE</text:span></text:p>
      <text:p text:style-name="P2"><text:span text:style-name="T38"><text:tab/></text:span><text:span text:style-name="T20">AND</text:span><text:span text:style-name="T38"> </text:span><text:span text:style-name="T47">b</text:span><text:span text:style-name="T38">.</text:span><text:span text:style-name="T47">profile_exists</text:span><text:span text:style-name="T38"> = </text:span><text:span text:style-name="T20">TRUE</text:span></text:p>
      <text:p text:style-name="P2"><text:span text:style-name="T38"><text:tab/></text:span><text:span text:style-name="T20">AND</text:span><text:span text:style-name="T38"> </text:span><text:span text:style-name="T47">a</text:span><text:span text:style-name="T38">.</text:span><text:span text:style-name="T47">code_18</text:span><text:span text:style-name="T38"> = </text:span><text:span text:style-name="T83">'411'</text:span></text:p>
      <text:p text:style-name="P2"><text:span text:style-name="T38"><text:tab/></text:span><text:span text:style-name="T20">AND</text:span><text:span text:style-name="T38"> </text:span><text:span text:style-name="T47">a</text:span><text:span text:style-name="T38">.</text:span><text:span text:style-name="T47">code_18</text:span><text:span text:style-name="T38"> = </text:span><text:span text:style-name="T47">b</text:span><text:span text:style-name="T38">.</text:span><text:span text:style-name="T47">code_18</text:span></text:p>
      <text:p text:style-name="P2"><text:span text:style-name="T38"><text:tab/></text:span><text:span text:style-name="T20">AND</text:span><text:span text:style-name="T38"> </text:span><text:span text:style-name="T47">a</text:span><text:span text:style-name="T38">.</text:span><text:span text:style-name="T47">single_id</text:span><text:span text:style-name="T38"> &lt;&gt; </text:span><text:span text:style-name="T47">b</text:span><text:span text:style-name="T38">.</text:span><text:span text:style-name="T47">single_id</text:span></text:p>
      <text:p text:style-name="P11"><text:span text:style-name="T38"><text:tab/></text:span><text:span text:style-name="T20">AND</text:span><text:span text:style-name="T38"> </text:span><text:span text:style-name="T47">ST_DWithin</text:span><text:span text:style-name="T38">(</text:span><text:span text:style-name="T47">a</text:span><text:span text:style-name="T38">.</text:span><text:span text:style-name="T47">geom</text:span><text:span text:style-name="T38">, </text:span><text:span text:style-name="T47">b</text:span><text:span text:style-name="T38">.</text:span><text:span text:style-name="T47">geom</text:span><text:span text:style-name="T38">, </text:span><text:span text:style-name="T56">500</text:span><text:span text:style-name="T38">)</text:span><text:span text:style-name="T70">;</text:span></text:p>
      <text:p text:style-name="P12"><text:span text:style-name="T71"><text:tab/>---- 180</text:span><text:span text:style-name="T72">0</text:span><text:span text:style-name="T71"> profiles left</text:span></text:p>
      <text:p text:style-name="P11"><text:span text:style-name="T71"><text:tab/></text:span><text:span text:style-name="T73">same for code_18 = 412</text:span></text:p>
      <text:p text:style-name="P92">- then 411 to 412 and 412 to 411</text:p>
      <text:p text:style-name="P92"/>
      <text:p text:style-name="P11"><text:span text:style-name="T27">UPDATE</text:span><text:span text:style-name="T38"> </text:span><text:span text:style-name="T47">clc_buek_intersection_25832_single</text:span><text:span text:style-name="T38"> </text:span><text:span text:style-name="T20">AS</text:span><text:span text:style-name="T38"> </text:span><text:span text:style-name="T47">a</text:span></text:p>
      <text:p text:style-name="P2"><text:span text:style-name="T38"><text:tab/></text:span><text:span text:style-name="T20">SET</text:span></text:p>
      <text:p text:style-name="P2"><text:span text:style-name="T38"><text:s text:c="4"/><text:tab/><text:tab/></text:span><text:span text:style-name="T47">profile_exists</text:span><text:span text:style-name="T38"> = </text:span><text:span text:style-name="T20">TRUE</text:span><text:span text:style-name="T38">,</text:span></text:p>
      <text:p text:style-name="P2"><text:span text:style-name="T38"><text:s text:c="4"/><text:tab/><text:tab/></text:span><text:span text:style-name="T47">polygon_id</text:span><text:span text:style-name="T38"> = </text:span><text:span text:style-name="T47">b</text:span><text:span text:style-name="T38">.</text:span><text:span text:style-name="T47">polygon_id</text:span><text:span text:style-name="T38">,</text:span></text:p>
      <text:p text:style-name="P2"><text:span text:style-name="T38"><text:tab/><text:tab/><text:tab/></text:span><text:span text:style-name="T47">within_500_m</text:span><text:span text:style-name="T38"> = </text:span><text:span text:style-name="T20">True</text:span><text:span text:style-name="T38">,</text:span></text:p>
      <text:p text:style-name="P2"><text:span text:style-name="T38"><text:tab/><text:tab/><text:tab/></text:span><text:span text:style-name="T47">buek_clc</text:span><text:span text:style-name="T38"> = </text:span><text:span text:style-name="T47">b</text:span><text:span text:style-name="T38">.</text:span><text:span text:style-name="T47">buek_clc</text:span></text:p>
      <text:p text:style-name="P2"><text:span text:style-name="T38"><text:tab/></text:span><text:span text:style-name="T20">FROM</text:span><text:span text:style-name="T38"> </text:span><text:span text:style-name="T47">clc_buek_intersection_25832_single</text:span><text:span text:style-name="T38"> </text:span><text:span text:style-name="T20">AS</text:span><text:span text:style-name="T38"> </text:span><text:span text:style-name="T47">b</text:span></text:p>
      <text:p text:style-name="P2"><text:span text:style-name="T38"><text:tab/></text:span><text:span text:style-name="T20">WHERE</text:span><text:span text:style-name="T38"> </text:span><text:span text:style-name="T47">a</text:span><text:span text:style-name="T38">.</text:span><text:span text:style-name="T47">profile_exists</text:span><text:span text:style-name="T38"> = </text:span><text:span text:style-name="T20">FALSE</text:span></text:p>
      <text:p text:style-name="P2"><text:span text:style-name="T38"><text:tab/></text:span><text:span text:style-name="T20">AND</text:span><text:span text:style-name="T38"> </text:span><text:span text:style-name="T47">b</text:span><text:span text:style-name="T38">.</text:span><text:span text:style-name="T47">profile_exists</text:span><text:span text:style-name="T38"> = </text:span><text:span text:style-name="T20">TRUE</text:span></text:p>
      <text:p text:style-name="P2"><text:span text:style-name="T38"><text:tab/></text:span><text:span text:style-name="T20">AND</text:span><text:span text:style-name="T38"> </text:span><text:span text:style-name="T47">a</text:span><text:span text:style-name="T38">.</text:span><text:span text:style-name="T47">code_18</text:span><text:span text:style-name="T38"> = </text:span><text:span text:style-name="T83">'411'</text:span></text:p>
      <text:p text:style-name="P2"><text:span text:style-name="T38"><text:tab/></text:span><text:span text:style-name="T20">AND</text:span><text:span text:style-name="T38"> </text:span><text:span text:style-name="T47">b</text:span><text:span text:style-name="T38">.</text:span><text:span text:style-name="T47">code_18</text:span><text:span text:style-name="T38"> = </text:span><text:span text:style-name="T83">'412'</text:span></text:p>
      <text:p text:style-name="P2"><text:span text:style-name="T38"><text:tab/></text:span><text:span text:style-name="T20">AND</text:span><text:span text:style-name="T38"> </text:span><text:span text:style-name="T47">a</text:span><text:span text:style-name="T38">.</text:span><text:span text:style-name="T47">single_id</text:span><text:span text:style-name="T38"> &lt;&gt; </text:span><text:span text:style-name="T47">b</text:span><text:span text:style-name="T38">.</text:span><text:span text:style-name="T47">single_id</text:span></text:p>
      <text:p text:style-name="P11"><text:span text:style-name="T38"><text:tab/></text:span><text:span text:style-name="T20">AND</text:span><text:span text:style-name="T38"> </text:span><text:span text:style-name="T47">ST_DWithin</text:span><text:span text:style-name="T38">(</text:span><text:span text:style-name="T47">a</text:span><text:span text:style-name="T38">.</text:span><text:span text:style-name="T47">geom</text:span><text:span text:style-name="T38">, </text:span><text:span text:style-name="T47">b</text:span><text:span text:style-name="T38">.</text:span><text:span text:style-name="T47">geom</text:span><text:span text:style-name="T38">, </text:span><text:span text:style-name="T56">500</text:span><text:span text:style-name="T38">)</text:span><text:span text:style-name="T70">;</text:span></text:p>
      <text:p text:style-name="P11"><text:span text:style-name="T73">- </text:span><text:span text:style-name="T74">this actually extends the range to 2500m, but it only covers 4 polygons in both dirctions 411 to 412 and 412 to 411</text:span></text:p>
      <text:p text:style-name="P90"/>
      <text:p text:style-name="P108"><text:tab/></text:p>
      <text:p text:style-name="P113">- <text:span text:style-name="T99">leftovers, e.g. <text:s/>CLC_211_no_sp are evaluated by size:</text:span></text:p>
      <text:p text:style-name="P114">and then for polygons smaller than ???? they are added to their neighboring polygon with the same CLC and soilprofile</text:p>
      <text:h text:style-name="P121" text:outline-level="4"><text:soft-page-break/>Waterbodies</text:h>
      <text:p text:style-name="P60">- <text:span text:style-name="T13">The waterbodies do not have a soil profile in the buek200. Therefore they can be taken out of the intersection layer, but they are backed up to a new table before the deletion</text:span></text:p>
      <text:p text:style-name="Text_20_body">- <text:span text:style-name="T9">set all </text:span><text:span text:style-name="T10">waterbodies</text:span><text:span text:style-name="T9"> from buek to clc = 51</text:span></text:p>
      <text:p text:style-name="P50"><text:span text:style-name="T28">update</text:span><text:span text:style-name="T44"> </text:span><text:span text:style-name="T54">clc_buek_intersection_25832</text:span><text:span text:style-name="T44"> </text:span><text:span text:style-name="T28">set</text:span><text:span text:style-name="T44"> </text:span><text:span text:style-name="T54">clc_1</text:span><text:span text:style-name="T44"> =</text:span><text:span text:style-name="T67">5</text:span><text:span text:style-name="T44">, </text:span><text:span text:style-name="T54">clc_2</text:span><text:span text:style-name="T44"> = </text:span><text:span text:style-name="T67">1</text:span><text:span text:style-name="T44"> </text:span><text:span text:style-name="T28">where</text:span><text:span text:style-name="T44"> </text:span><text:span text:style-name="T54">tkle_nr</text:span><text:span text:style-name="T44"> % </text:span><text:span text:style-name="T67">100</text:span><text:span text:style-name="T44"> = </text:span><text:span text:style-name="T67">0</text:span></text:p>
      <text:p text:style-name="P47"><text:span text:style-name="T28">update</text:span><text:span text:style-name="T44"> </text:span><text:span text:style-name="T54">clc_buek_intersection_25832</text:span><text:span text:style-name="T44"> </text:span><text:span text:style-name="T28">set</text:span><text:span text:style-name="T44"> </text:span><text:span text:style-name="T54">clc_1</text:span><text:span text:style-name="T44"> =</text:span><text:span text:style-name="T67">5</text:span><text:span text:style-name="T44">, </text:span><text:span text:style-name="T54">clc_2</text:span><text:span text:style-name="T44"> = </text:span><text:span text:style-name="T67">1</text:span><text:span text:style-name="T44">, </text:span><text:span text:style-name="T54">clc_3</text:span><text:span text:style-name="T44">=</text:span><text:span text:style-name="T67">1</text:span><text:span text:style-name="T44"> </text:span><text:span text:style-name="T28">where</text:span><text:span text:style-name="T44"> </text:span><text:span text:style-name="T54">code_18</text:span><text:span text:style-name="T44"> = </text:span><text:span text:style-name="T82">'511'</text:span><text:span text:style-name="T44"> </text:span></text:p>
      <text:p text:style-name="Text_20_body">…</text:p>
      <text:p text:style-name="Standard"><text:span text:style-name="T28">update</text:span><text:span text:style-name="T44"> </text:span><text:span text:style-name="T54">clc_buek_intersection_25832</text:span><text:span text:style-name="T44"> </text:span><text:span text:style-name="T28">set</text:span><text:span text:style-name="T44"> </text:span><text:span text:style-name="T54">clc_1</text:span><text:span text:style-name="T44"> =</text:span><text:span text:style-name="T67">5</text:span><text:span text:style-name="T44">, </text:span><text:span text:style-name="T54">clc_2</text:span><text:span text:style-name="T44"> = </text:span><text:span text:style-name="T67">2</text:span><text:span text:style-name="T44">, </text:span><text:span text:style-name="T54">clc_3</text:span><text:span text:style-name="T44">=</text:span><text:span text:style-name="T67">3</text:span><text:span text:style-name="T44"> </text:span><text:span text:style-name="T28">where</text:span><text:span text:style-name="T44"> </text:span><text:span text:style-name="T54">code_18</text:span><text:span text:style-name="T44"> = </text:span><text:span text:style-name="T82">'523'</text:span><text:span text:style-name="T44"> </text:span></text:p>
      <text:p text:style-name="Text_20_body"/>
      <text:p text:style-name="P48"><text:span text:style-name="Source_20_Text"><text:span text:style-name="T14">- Create a backup table with all unmodified polygons:</text:span></text:span></text:p>
      <text:p text:style-name="P2"><text:span text:style-name="Source_20_Text"><text:span text:style-name="T30">CREATE</text:span></text:span><text:span text:style-name="T38"> </text:span><text:span text:style-name="T20">TABLE</text:span><text:span text:style-name="T38"> </text:span><text:span text:style-name="T47">clc_buek_intersection_waterbodies</text:span><text:span text:style-name="T38"> </text:span><text:span text:style-name="T20">AS</text:span></text:p>
      <text:p text:style-name="P2"><text:span text:style-name="T20">SELECT</text:span><text:span text:style-name="T38"> *</text:span></text:p>
      <text:p text:style-name="P2"><text:span text:style-name="T20">FROM</text:span><text:span text:style-name="T38"> </text:span><text:span text:style-name="T47">clc_buek_intersection_25832</text:span></text:p>
      <text:p text:style-name="Standard"><text:span text:style-name="T20">WHERE</text:span><text:span text:style-name="T38"> </text:span><text:span text:style-name="T47">clc_1</text:span><text:span text:style-name="T38"> = </text:span><text:span text:style-name="T56">5</text:span><text:span text:style-name="T70">;</text:span></text:p>
      <text:p text:style-name="Standard"><text:span text:style-name="Source_20_Text"><text:span text:style-name="T75"/></text:span></text:p>
      <text:p text:style-name="P61"><text:span text:style-name="Source_20_Text"><text:span text:style-name="T15">- Create a <text:s/>table with </text:span></text:span><text:span text:style-name="Source_20_Text"><text:span text:style-name="T16">a unio</text:span></text:span><text:span text:style-name="Source_20_Text"><text:span text:style-name="T17">n</text:span></text:span><text:span text:style-name="Source_20_Text"><text:span text:style-name="T16"> of all waterbody</text:span></text:span><text:span text:style-name="Source_20_Text"><text:span text:style-name="T15"> polygons:</text:span></text:span></text:p>
      <text:p text:style-name="P2"><text:span text:style-name="Source_20_Text"><text:span text:style-name="T31">CREATE</text:span></text:span><text:span text:style-name="T38"> </text:span><text:span text:style-name="T20">TABLE</text:span><text:span text:style-name="T38"> </text:span><text:span text:style-name="T47">clc_buek_intersection_clc5_dissolved</text:span><text:span text:style-name="T38"> </text:span><text:span text:style-name="T20">AS</text:span></text:p>
      <text:p text:style-name="P2"><text:span text:style-name="T20">SELECT</text:span><text:span text:style-name="T38"> </text:span><text:span text:style-name="T47">clc_1</text:span><text:span text:style-name="T38">, </text:span><text:span text:style-name="T47">ST_Union</text:span><text:span text:style-name="T38">(</text:span><text:span text:style-name="T47">geom</text:span><text:span text:style-name="T38">) </text:span><text:span text:style-name="T20">AS</text:span><text:span text:style-name="T38"> </text:span><text:span text:style-name="T47">geom</text:span></text:p>
      <text:p text:style-name="P2"><text:span text:style-name="T20">FROM</text:span><text:span text:style-name="T38"> </text:span><text:span text:style-name="T47">clc_buek_intersection_waterbodies</text:span></text:p>
      <text:p text:style-name="Standard"><text:span text:style-name="T20">GROUP</text:span><text:span text:style-name="T38"> </text:span><text:span text:style-name="T20">BY</text:span><text:span text:style-name="T38"> </text:span><text:span text:style-name="T47">clc_1</text:span><text:span text:style-name="T70">;</text:span></text:p>
      <text:p text:style-name="Standard"><text:span text:style-name="Source_20_Text"><text:span text:style-name="T76"/></text:span></text:p>
      <text:p text:style-name="P3"><text:span text:style-name="Source_20_Text"><text:span text:style-name="T30">DELETE</text:span></text:span><text:span text:style-name="T38"> </text:span><text:span text:style-name="T20">FROM</text:span><text:span text:style-name="T38"> </text:span><text:span text:style-name="T47">clc_buek_intersection_25832</text:span></text:p>
      <text:p text:style-name="P47"><text:span text:style-name="T20">WHERE</text:span><text:span text:style-name="T38"> </text:span><text:span text:style-name="T47">clc_1</text:span><text:span text:style-name="T38"> = </text:span><text:span text:style-name="T56">5</text:span><text:span text:style-name="T70">;</text:span></text:p>
      <text:p text:style-name="Text_20_body"/>
      <text:p text:style-name="Text_20_body"/>
      <text:p text:style-name="Text_20_body"><text:tab/></text:p>
      <text:h text:style-name="P122" text:outline-level="4">Urban Areas/ <text:span text:style-name="T19">Artificial Surfaces</text:span></text:h>
      <text:p text:style-name="Text_20_body">- <text:span text:style-name="T9">set clc of all urban areas with sealed surfaces to the right clc code (the polygons of the clc landcover map are very exact in urban areas</text:span><text:span text:style-name="T19">)</text:span></text:p>
      <text:p text:style-name="Text_20_body">update clc_buek_intersection_25832 set clc_1 =1, clc_2 = 1, clc_3=1 where code_18 = '111'</text:p>
      <text:p text:style-name="Text_20_body">update clc_buek_intersection_25832 set clc_1 =1, clc_2 = 1, clc_3=2 where code_18 = '112'</text:p>
      <text:p text:style-name="Text_20_body">….</text:p>
      <text:p text:style-name="Text_20_body">update clc_buek_intersection_25832 set clc_1 =1, clc_2 = 4, clc_3=2 where code_18 = '142'</text:p>
      <text:p text:style-name="P62"><text:span text:style-name="Source_20_Text"><text:span text:style-name="T14">- Create a backup table with all unmodified polygons </text:span></text:span><text:span text:style-name="Source_20_Text"><text:span text:style-name="T18">of artificial surfaces</text:span></text:span><text:span text:style-name="Source_20_Text"><text:span text:style-name="T14">:</text:span></text:span></text:p>
      <text:p text:style-name="P2"><text:span text:style-name="T20">CREATE</text:span><text:span text:style-name="T38"> </text:span><text:span text:style-name="T20">TABLE</text:span><text:span text:style-name="T38"> </text:span><text:span text:style-name="T47">clc_buek_intersection_artificial_surfaces</text:span><text:span text:style-name="T38"> </text:span><text:span text:style-name="T20">AS</text:span></text:p>
      <text:p text:style-name="P2"><text:span text:style-name="T20">SELECT</text:span><text:span text:style-name="T38"> *</text:span></text:p>
      <text:p text:style-name="P2"><text:span text:style-name="T20">FROM</text:span><text:span text:style-name="T38"> </text:span><text:span text:style-name="T47">clc_buek_intersection_25832</text:span></text:p>
      <text:p text:style-name="Standard"><text:span text:style-name="T20">WHERE</text:span><text:span text:style-name="T38"> </text:span><text:span text:style-name="T47">clc_1</text:span><text:span text:style-name="T38"> = </text:span><text:span text:style-name="T56">1</text:span><text:span text:style-name="T70">;</text:span></text:p>
      <text:p text:style-name="P85"/>
      <text:p text:style-name="P65"><text:soft-page-break/>- <text:span text:style-name="T88">The CLC 111 and 112 areas can be deleted from the </text:span><text:span text:style-name="T50">clc_buek_intersection_25832</text:span><text:span text:style-name="T88">, because there are no profiles for sealed surfaces</text:span></text:p>
      <text:p text:style-name="P2"><text:span text:style-name="T20">DELETE</text:span><text:span text:style-name="T38"> </text:span><text:span text:style-name="T20">FROM</text:span><text:span text:style-name="T38"> </text:span><text:span text:style-name="T47">clc_buek_intersection_25832</text:span></text:p>
      <text:p text:style-name="Standard"><text:span text:style-name="T20">WHERE</text:span><text:span text:style-name="T38"> </text:span><text:span text:style-name="T47">code_18</text:span><text:span text:style-name="T38"> </text:span><text:span text:style-name="T20">in</text:span><text:span text:style-name="T38"> (</text:span><text:span text:style-name="T83">'111'</text:span><text:span text:style-name="T38">, </text:span><text:span text:style-name="T83">'112'</text:span><text:span text:style-name="T38">)</text:span><text:span text:style-name="T70">;</text:span></text:p>
      <text:p text:style-name="Text_20_body">-- Create a new table to store the dissolved polygons</text:p>
      <text:p text:style-name="Text_20_body">-- <text:span text:style-name="T89">dissolves for all clc_1 are created in QGIS, because it is faster than POSTGIS…</text:span></text:p>
      <text:p text:style-name="Text_20_body">- <text:span text:style-name="T89">Polygons with sealed surfaces are deleted</text:span></text:p>
      <text:p text:style-name="P2"><text:span text:style-name="T20">delete</text:span><text:span text:style-name="T38"> </text:span><text:span text:style-name="T20">FROM</text:span><text:span text:style-name="T38"> </text:span><text:span text:style-name="T47">clc_buek_intersection_25832</text:span></text:p>
      <text:p text:style-name="Standard"><text:span text:style-name="T20">WHERE</text:span><text:span text:style-name="T38"> </text:span><text:span text:style-name="T47">clc_1</text:span><text:span text:style-name="T38"> = </text:span><text:span text:style-name="T56">1</text:span><text:span text:style-name="T38"> </text:span><text:span text:style-name="T41">(</text:span><text:span text:style-name="T20">and</text:span><text:span text:style-name="T38"> </text:span><text:span text:style-name="T47">clc_2</text:span><text:span text:style-name="T38"> != </text:span><text:span text:style-name="T56">4</text:span></text:p>
      <text:p text:style-name="Text_20_body"><text:s/><text:span text:style-name="T89">that leaves 412,237 intersected polygons, 264761 </text:span><text:span text:style-name="T90">have a buek profile, 147476 do not.</text:span><text:span text:style-name="T98">)</text:span></text:p>
      <text:p text:style-name="Text_20_body">- <text:span text:style-name="T98">Since the urban areas need special treatment in term of soil profiles, since in most cases those areas are sealed and there are only few profiles available --→ all polygons whithin arban areas are deleted with</text:span></text:p>
      <text:p text:style-name="P2"><text:span text:style-name="T20">delete</text:span><text:span text:style-name="T38"> </text:span><text:span text:style-name="T20">from</text:span><text:span text:style-name="T38"> </text:span><text:span text:style-name="T47">clc_buek_intersection_25832</text:span></text:p>
      <text:p text:style-name="Standard"><text:span text:style-name="T20">where</text:span><text:span text:style-name="T38"> </text:span><text:span text:style-name="T47">code_18</text:span><text:span text:style-name="T38"> </text:span><text:span text:style-name="T20">like</text:span><text:span text:style-name="T38"> </text:span><text:span text:style-name="T83">'1__'</text:span></text:p>
      <text:p text:style-name="Text_20_body"/>
      <text:p text:style-name="P52">Most of them (138314) are smaller than 1 km<text:span text:style-name="T91">2</text:span><text:span text:style-name="T93">:</text:span></text:p>
      <text:p text:style-name="P53"><text:span text:style-name="T20">select</text:span><text:span text:style-name="T38"> </text:span><text:span text:style-name="T78">count</text:span><text:span text:style-name="T38">(</text:span><text:span text:style-name="T47">id</text:span><text:span text:style-name="T38">) </text:span><text:span text:style-name="T20">FROM</text:span><text:span text:style-name="T38"> </text:span><text:span text:style-name="T47">clc_buek_intersection_25832</text:span><text:span text:style-name="T38"> </text:span></text:p>
      <text:p text:style-name="P51"><text:span text:style-name="T20">where</text:span><text:span text:style-name="T38"> </text:span><text:span text:style-name="T47">profile_exists</text:span><text:span text:style-name="T38"> </text:span><text:span text:style-name="T20">is</text:span><text:span text:style-name="T38"> </text:span><text:span text:style-name="T20">false</text:span><text:span text:style-name="T38"> </text:span><text:span text:style-name="T20">and</text:span><text:span text:style-name="T38"> </text:span><text:span text:style-name="T47">polygon_area</text:span><text:span text:style-name="T38"> &lt; </text:span><text:span text:style-name="T56">1000000</text:span></text:p>
      <text:p text:style-name="P18">But the biggest one is 176935993.51601914 </text:p>
      <text:p text:style-name="P67"/>
      <text:p text:style-name="Text_20_body"/>
      <text:p text:style-name="Text_20_body"/>
      <text:h text:style-name="P119" text:outline-level="3">Modifications and adjustments</text:h>
      <text:p text:style-name="P50">- <text:span text:style-name="T87">Waterbodies are not needed in the modelling, so they can be one Multpolygon.</text:span></text:p>
      <text:p text:style-name="P50">- <text:span text:style-name="T87">Artificial surfaces/ Urban fabric/ Continuous and discontinuous do not have soil profiles and are sealed surfaces. Therefore they can be deleted from the buek_intersection. The area of the clc for clc_1 = 1 is quite exact from the CLC map, so it is treated as the dominant information. For clc_1 = 1 and clc_2 = 2 there are soil profiles, though it is likely that these areas are also sealed.</text:span></text:p>
      <text:p text:style-name="P64">For CLCodes &gt; 120 profiles exist, so no union is created</text:p>
      <text:p text:style-name="P59"/>
      <text:p text:style-name="P59"/>
      <text:p text:style-name="P59">- <text:span text:style-name="T11">The soilprofiles for CLC (CLC 22 from buek, CLC 22: permanent crops) is often riverbanks in the West, Forests and Chemnitz. That seems like a mistake.</text:span></text:p>
      <text:p text:style-name="P5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modern" style:font-pitch="fixed"/>
    <style:font-face style:name="Monospace1" svg:font-family="Monospace"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Helvetica Neue', apple-system, BlinkMacSystemFont, 'Segoe UI', Arial, sans-serif, 'Apple Color Emoji', 'Segoe UI Emoji', 'Segoe UI Symbol'"/>
    <style:font-face style:name="monospace" svg:font-family="monospace"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7T09:02:54.190707635</meta:creation-date>
    <meta:generator>LibreOffice/7.3.7.2$Linux_X86_64 LibreOffice_project/30$Build-2</meta:generator>
    <dc:date>2024-01-16T14:48:51.089771543</dc:date>
    <meta:editing-duration>P2DT23H8M34S</meta:editing-duration>
    <meta:editing-cycles>38</meta:editing-cycles>
    <dc:creator>Colja Krugmann</dc:creator>
    <meta:document-statistic meta:table-count="5" meta:image-count="0" meta:object-count="0" meta:page-count="23" meta:paragraph-count="2149" meta:word-count="5718" meta:character-count="40105" meta:non-whitespace-character-count="35207"/>
  </office:meta>
</office:document-meta>
</file>